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2.529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3.057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2.447cm"/>
    </style:style>
    <style:style style:name="co21" style:family="table-column">
      <style:table-column-properties fo:break-before="auto" style:column-width="2.002cm"/>
    </style:style>
    <style:style style:name="co22" style:family="table-column">
      <style:table-column-properties fo:break-before="auto" style:column-width="2.91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3.417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3.639cm"/>
    </style:style>
    <style:style style:name="co28" style:family="table-column">
      <style:table-column-properties fo:break-before="auto" style:column-width="3.584cm"/>
    </style:style>
    <style:style style:name="co29" style:family="table-column">
      <style:table-column-properties fo:break-before="auto" style:column-width="3.362cm"/>
    </style:style>
    <style:style style:name="co30" style:family="table-column">
      <style:table-column-properties fo:break-before="auto" style:column-width="3.667cm"/>
    </style:style>
    <style:style style:name="co31" style:family="table-column">
      <style:table-column-properties fo:break-before="auto" style:column-width="3.612cm"/>
    </style:style>
    <style:style style:name="co32" style:family="table-column">
      <style:table-column-properties fo:break-before="auto" style:column-width="4.417cm"/>
    </style:style>
    <style:style style:name="co33" style:family="table-column">
      <style:table-column-properties fo:break-before="auto" style:column-width="2.835cm"/>
    </style:style>
    <style:style style:name="co34" style:family="table-column">
      <style:table-column-properties fo:break-before="auto" style:column-width="3.833cm"/>
    </style:style>
    <style:style style:name="co35" style:family="table-column">
      <style:table-column-properties fo:break-before="auto" style:column-width="4.223cm"/>
    </style:style>
    <style:style style:name="co36" style:family="table-column">
      <style:table-column-properties fo:break-before="auto" style:column-width="3.806cm"/>
    </style:style>
    <style:style style:name="co37" style:family="table-column">
      <style:table-column-properties fo:break-before="auto" style:column-width="2.335cm"/>
    </style:style>
    <style:style style:name="co38" style:family="table-column">
      <style:table-column-properties fo:break-before="auto" style:column-width="2.558cm"/>
    </style:style>
    <style:style style:name="co39" style:family="table-column">
      <style:table-column-properties fo:break-before="auto" style:column-width="2.39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3.223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5.166cm"/>
    </style:style>
    <style:style style:name="co45" style:family="table-column">
      <style:table-column-properties fo:break-before="auto" style:column-width="2.475cm"/>
    </style:style>
    <style:style style:name="co46" style:family="table-column">
      <style:table-column-properties fo:break-before="auto" style:column-width="3.112cm"/>
    </style:style>
    <style:style style:name="co47" style:family="table-column">
      <style:table-column-properties fo:break-before="auto" style:column-width="4.112cm"/>
    </style:style>
    <style:style style:name="co48" style:family="table-column">
      <style:table-column-properties fo:break-before="auto" style:column-width="3.39cm"/>
    </style:style>
    <style:style style:name="co49" style:family="table-column">
      <style:table-column-properties fo:break-before="auto" style:column-width="2.946cm"/>
    </style:style>
    <style:style style:name="co50" style:family="table-column">
      <style:table-column-properties fo:break-before="auto" style:column-width="3.445cm"/>
    </style:style>
    <style:style style:name="co51" style:family="table-column">
      <style:table-column-properties fo:break-before="auto" style:column-width="2.141cm"/>
    </style:style>
    <style:style style:name="co52" style:family="table-column">
      <style:table-column-properties fo:break-before="auto" style:column-width="2.307cm"/>
    </style:style>
    <style:style style:name="co53" style:family="table-column">
      <style:table-column-properties fo:break-before="auto" style:column-width="2.501cm"/>
    </style:style>
    <style:style style:name="co54" style:family="table-column">
      <style:table-column-properties fo:break-before="auto" style:column-width="4.334cm"/>
    </style:style>
    <style:style style:name="co55" style:family="table-column">
      <style:table-column-properties fo:break-before="auto" style:column-width="3.251cm"/>
    </style:style>
    <style:style style:name="co56" style:family="table-column">
      <style:table-column-properties fo:break-before="auto" style:column-width="4.554cm"/>
    </style:style>
    <style:style style:name="co57" style:family="table-column">
      <style:table-column-properties fo:break-before="auto" style:column-width="2.08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75cm"/>
    </style:style>
    <style:style style:name="co60" style:family="table-column">
      <style:table-column-properties fo:break-before="auto" style:column-width="3.501cm"/>
    </style:style>
    <style:style style:name="co61" style:family="table-column">
      <style:table-column-properties fo:break-before="auto" style:column-width="2.612cm"/>
    </style:style>
    <style:style style:name="co62" style:family="table-column">
      <style:table-column-properties fo:break-before="auto" style:column-width="3.029cm"/>
    </style:style>
    <style:style style:name="co63" style:family="table-column">
      <style:table-column-properties fo:break-before="auto" style:column-width="4.389cm"/>
    </style:style>
    <style:style style:name="co64" style:family="table-column">
      <style:table-column-properties fo:break-before="auto" style:column-width="4.029cm"/>
    </style:style>
    <style:style style:name="co65" style:family="table-column">
      <style:table-column-properties fo:break-before="auto" style:column-width="3.196cm"/>
    </style:style>
    <style:style style:name="co66" style:family="table-column">
      <style:table-column-properties fo:break-before="auto" style:column-width="2.891cm"/>
    </style:style>
    <style:style style:name="co67" style:family="table-column">
      <style:table-column-properties fo:break-before="auto" style:column-width="2.03cm"/>
    </style:style>
    <style:style style:name="co68" style:family="table-column">
      <style:table-column-properties fo:break-before="auto" style:column-width="3.861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4.001cm"/>
    </style:style>
    <style:style style:name="co71" style:family="table-column">
      <style:table-column-properties fo:break-before="auto" style:column-width="3.695cm"/>
    </style:style>
    <style:style style:name="co72" style:family="table-column">
      <style:table-column-properties fo:break-before="auto" style:column-width="2.168cm"/>
    </style:style>
    <style:style style:name="co74" style:family="table-column">
      <style:table-column-properties fo:break-before="auto" style:column-width="2.224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3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58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37" table:default-cell-style-name="Default"/>
        <table:table-column table:style-name="co59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63" table:default-cell-style-name="Default"/>
        <table:table-column table:style-name="co7" table:default-cell-style-name="Default"/>
        <table:table-column table:style-name="co64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2" table:default-cell-style-name="Default"/>
        <table:table-column table:style-name="co66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69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65" table:default-cell-style-name="Default"/>
        <table:table-column table:style-name="co3" table:default-cell-style-name="Default"/>
        <table:table-column table:style-name="co38" table:default-cell-style-name="Default"/>
        <table:table-column table:style-name="co7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60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61" table:default-cell-style-name="Default"/>
        <table:table-column table:style-name="co4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5" table:default-cell-style-name="Default"/>
        <table:table-column table:style-name="co9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depute</text:p>
          </table:table-cell>
          <table:table-cell office:value-type="string">
            <text:p>appeldes100</text:p>
          </table:table-cell>
          <table:table-cell office:value-type="string">
            <text:p>confiance</text:p>
          </table:table-cell>
          <table:table-cell office:value-type="string">
            <text:p>stabilite</text:p>
          </table:table-cell>
          <table:table-cell office:value-type="string">
            <text:p>PLFR</text:p>
          </table:table-cell>
          <table:table-cell office:value-type="string">
            <text:p>PLFRSS</text:p>
          </table:table-cell>
          <table:table-cell office:value-type="string">
            <text:p>appeldes200</text:p>
          </table:table-cell>
          <table:table-cell/>
          <table:table-cell office:value-type="string">
            <text:p>http://www.lejdd.fr/Politique/La-liste-des-90-frondeurs-du-PS-pour-un-nouveau-contrat-de-majorite-660292</text:p>
          </table:table-cell>
          <table:table-cell office:value-type="string">
            <text:p>Appel des 100 (0 : signataire ; 1 : pas signataire)</text:p>
          </table:table-cell>
          <table:table-cell/>
          <table:table-cell office:value-type="string">
            <text:p>http://www.assemblee-nationale.fr/14/scrutins/jo0785.asp</text:p>
          </table:table-cell>
          <table:table-cell office:value-type="string">
            <text:p>Vote de confiance (0 : abstention ; 1 : pour)</text:p>
          </table:table-cell>
          <table:table-cell/>
          <table:table-cell office:value-type="string">
            <text:p>http://www.assemblee-nationale.fr/14/scrutins/jo0786.asp</text:p>
          </table:table-cell>
          <table:table-cell office:value-type="string">
            <text:p>Programme stabilité budgétaire (0 : abstention ou contre ; 1 : pour)</text:p>
          </table:table-cell>
          <table:table-cell/>
          <table:table-cell office:value-type="string">
            <text:p>http://www.assemblee-nationale.fr/14/scrutins/jo0868.asp</text:p>
          </table:table-cell>
          <table:table-cell office:value-type="string">
            <text:p>PLFRSS (0 : abstention ou contre ; 1 : pour)</text:p>
          </table:table-cell>
          <table:table-cell/>
          <table:table-cell office:value-type="string">
            <text:p>http://www.assemblee-nationale.fr/14/scrutins/jo0849.asp</text:p>
          </table:table-cell>
          <table:table-cell office:value-type="string">
            <text:p>PLFR (0 : abstention ou contre ; 1 : pour)</text:p>
          </table:table-cell>
          <table:table-cell/>
          <table:table-cell office:value-type="string">
            <text:p>www.lemonde.fr/idees/article/2014/08/28/l-appel-des-200-deputes-socialistes-ni-godillots-ni-deloyaux_4477879_3232.html</text:p>
          </table:table-cell>
          <table:table-cell office:value-type="string">
            <text:p>Appel des 200 (0 : pas signataire ; 1 : signataire)</text:p>
          </table:table-cell>
          <table:table-cell table:number-columns-repeated="191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lain Calmette</text:p>
          </table:table-cell>
          <table:table-cell table:formula="of:=IF(ISNUMBER(VLOOKUP([.B2];[.$J$2:.$K$202];2;0));VLOOKUP([.B2];[.$J$2:.$K$202];2;0);1)" office:value-type="float" office:value="1">
            <text:p>1</text:p>
          </table:table-cell>
          <table:table-cell table:formula="of:=IF(ISNUMBER(VLOOKUP([.B2];[.$M$2:.$N$12];2;0));VLOOKUP([.B2];[.$M$2:.$N$12];2;0);1)" office:value-type="float" office:value="1">
            <text:p>1</text:p>
          </table:table-cell>
          <table:table-cell table:formula="of:=IF(ISNUMBER(VLOOKUP([.B2];[.$P$2:.$Q$46];2;0));VLOOKUP([.B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];[.$S$2:.$T$100];2;0));VLOOKUP([.B2];[.$S$2:.$T$100];2;0);1)" office:value-type="float" office:value="1">
            <text:p>1</text:p>
          </table:table-cell>
          <table:table-cell table:formula="of:=IF(ISNUMBER(VLOOKUP([.B2];[.$Y$2:.$Z$302];2;0));VLOOKUP([.B2];[.$Y$2:.$Z$302];2;0);0)" office:value-type="float" office:value="1">
            <text:p>1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Calmet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lain Claeys</text:p>
          </table:table-cell>
          <table:table-cell table:formula="of:=IF(ISNUMBER(VLOOKUP([.B3];[.$J$2:.$K$202];2;0));VLOOKUP([.B3];[.$J$2:.$K$202];2;0);1)" office:value-type="float" office:value="1">
            <text:p>1</text:p>
          </table:table-cell>
          <table:table-cell table:formula="of:=IF(ISNUMBER(VLOOKUP([.B3];[.$M$2:.$N$12];2;0));VLOOKUP([.B3];[.$M$2:.$N$12];2;0);1)" office:value-type="float" office:value="1">
            <text:p>1</text:p>
          </table:table-cell>
          <table:table-cell table:formula="of:=IF(ISNUMBER(VLOOKUP([.B3];[.$P$2:.$Q$46];2;0));VLOOKUP([.B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];[.$S$2:.$T$100];2;0));VLOOKUP([.B3];[.$S$2:.$T$100];2;0);1)" office:value-type="float" office:value="1">
            <text:p>1</text:p>
          </table:table-cell>
          <table:table-cell table:formula="of:=IF(ISNUMBER(VLOOKUP([.B3];[.$Y$2:.$Z$302];2;0));VLOOKUP([.B3];[.$Y$2:.$Z$302];2;0);0)" office:value-type="float" office:value="1">
            <text:p>1</text:p>
          </table:table-cell>
          <table:table-cell/>
          <table:table-cell office:value-type="string">
            <text:p>Audrey Linkenhel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Claey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lain Fauré</text:p>
          </table:table-cell>
          <table:table-cell table:formula="of:=IF(ISNUMBER(VLOOKUP([.B4];[.$J$2:.$K$202];2;0));VLOOKUP([.B4];[.$J$2:.$K$202];2;0);1)" office:value-type="float" office:value="1">
            <text:p>1</text:p>
          </table:table-cell>
          <table:table-cell table:formula="of:=IF(ISNUMBER(VLOOKUP([.B4];[.$M$2:.$N$12];2;0));VLOOKUP([.B4];[.$M$2:.$N$12];2;0);1)" office:value-type="float" office:value="1">
            <text:p>1</text:p>
          </table:table-cell>
          <table:table-cell table:formula="of:=IF(ISNUMBER(VLOOKUP([.B4];[.$P$2:.$Q$46];2;0));VLOOKUP([.B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];[.$S$2:.$T$100];2;0));VLOOKUP([.B4];[.$S$2:.$T$100];2;0);1)" office:value-type="float" office:value="1">
            <text:p>1</text:p>
          </table:table-cell>
          <table:table-cell table:formula="of:=IF(ISNUMBER(VLOOKUP([.B4];[.$Y$2:.$Z$302];2;0));VLOOKUP([.B4];[.$Y$2:.$Z$302];2;0);0)" office:value-type="float" office:value="1">
            <text:p>1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Fau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lain Rodet</text:p>
          </table:table-cell>
          <table:table-cell table:formula="of:=IF(ISNUMBER(VLOOKUP([.B5];[.$J$2:.$K$202];2;0));VLOOKUP([.B5];[.$J$2:.$K$202];2;0);1)" office:value-type="float" office:value="1">
            <text:p>1</text:p>
          </table:table-cell>
          <table:table-cell table:formula="of:=IF(ISNUMBER(VLOOKUP([.B5];[.$M$2:.$N$12];2;0));VLOOKUP([.B5];[.$M$2:.$N$12];2;0);1)" office:value-type="float" office:value="1">
            <text:p>1</text:p>
          </table:table-cell>
          <table:table-cell table:formula="of:=IF(ISNUMBER(VLOOKUP([.B5];[.$P$2:.$Q$46];2;0));VLOOKUP([.B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];[.$S$2:.$T$100];2;0));VLOOKUP([.B5];[.$S$2:.$T$100];2;0);1)" office:value-type="float" office:value="1">
            <text:p>1</text:p>
          </table:table-cell>
          <table:table-cell table:formula="of:=IF(ISNUMBER(VLOOKUP([.B5];[.$Y$2:.$Z$302];2;0));VLOOKUP([.B5];[.$Y$2:.$Z$302];2;0);0)" office:value-type="float" office:value="1">
            <text:p>1</text:p>
          </table:table-cell>
          <table:table-cell/>
          <table:table-cell office:value-type="string">
            <text:p>Bernard Lesterl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d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lain Rousset</text:p>
          </table:table-cell>
          <table:table-cell table:formula="of:=IF(ISNUMBER(VLOOKUP([.B6];[.$J$2:.$K$202];2;0));VLOOKUP([.B6];[.$J$2:.$K$202];2;0);1)" office:value-type="float" office:value="1">
            <text:p>1</text:p>
          </table:table-cell>
          <table:table-cell table:formula="of:=IF(ISNUMBER(VLOOKUP([.B6];[.$M$2:.$N$12];2;0));VLOOKUP([.B6];[.$M$2:.$N$12];2;0);1)" office:value-type="float" office:value="1">
            <text:p>1</text:p>
          </table:table-cell>
          <table:table-cell table:formula="of:=IF(ISNUMBER(VLOOKUP([.B6];[.$P$2:.$Q$46];2;0));VLOOKUP([.B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];[.$S$2:.$T$100];2;0));VLOOKUP([.B6];[.$S$2:.$T$100];2;0);1)" office:value-type="float" office:value="1">
            <text:p>1</text:p>
          </table:table-cell>
          <table:table-cell table:formula="of:=IF(ISNUMBER(VLOOKUP([.B6];[.$Y$2:.$Z$302];2;0));VLOOKUP([.B6];[.$Y$2:.$Z$302];2;0);0)" office:value-type="float" office:value="1">
            <text:p>1</text:p>
          </table:table-cell>
          <table:table-cell/>
          <table:table-cell office:value-type="string">
            <text:p>Brigitte Bourguign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uss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lain Vidalie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7];[.$S$2:.$T$100];2;0));VLOOKUP([.B7];[.$S$2:.$T$100];2;0);1)" office:value-type="float" office:value="1">
            <text:p>1</text:p>
          </table:table-cell>
          <table:table-cell table:formula="of:=IF(ISNUMBER(VLOOKUP([.B7];[.$Y$2:.$Z$302];2;0));VLOOKUP([.B7];[.$Y$2:.$Z$302];2;0);0)" office:value-type="float" office:value="0">
            <text:p>0</text:p>
          </table:table-cell>
          <table:table-cell/>
          <table:table-cell office:value-type="string">
            <text:p>Catherine Coute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Christine Lan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lexis Bachelay</text:p>
          </table:table-cell>
          <table:table-cell table:formula="of:=IF(ISNUMBER(VLOOKUP([.B8];[.$J$2:.$K$202];2;0));VLOOKUP([.B8];[.$J$2:.$K$202];2;0);1)" office:value-type="float" office:value="1">
            <text:p>1</text:p>
          </table:table-cell>
          <table:table-cell table:formula="of:=IF(ISNUMBER(VLOOKUP([.B8];[.$M$2:.$N$12];2;0));VLOOKUP([.B8];[.$M$2:.$N$12];2;0);1)" office:value-type="float" office:value="1">
            <text:p>1</text:p>
          </table:table-cell>
          <table:table-cell table:formula="of:=IF(ISNUMBER(VLOOKUP([.B8];[.$P$2:.$Q$46];2;0));VLOOKUP([.B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];[.$S$2:.$T$100];2;0));VLOOKUP([.B8];[.$S$2:.$T$100];2;0);1)" office:value-type="float" office:value="1">
            <text:p>1</text:p>
          </table:table-cell>
          <table:table-cell table:formula="of:=IF(ISNUMBER(VLOOKUP([.B8];[.$Y$2:.$Z$302];2;0));VLOOKUP([.B8];[.$Y$2:.$Z$302];2;0);0)" office:value-type="float" office:value="0">
            <text:p>0</text:p>
          </table:table-cell>
          <table:table-cell/>
          <table:table-cell office:value-type="string">
            <text:p>Catherine Lemo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Lise Dufour-Toni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nne-Christine Lang</text:p>
          </table:table-cell>
          <table:table-cell table:formula="of:=IF(ISNUMBER(VLOOKUP([.B9];[.$J$2:.$K$202];2;0));VLOOKUP([.B9];[.$J$2:.$K$202];2;0);1)" office:value-type="float" office:value="1">
            <text:p>1</text:p>
          </table:table-cell>
          <table:table-cell table:formula="of:=IF(ISNUMBER(VLOOKUP([.B9];[.$M$2:.$N$12];2;0));VLOOKUP([.B9];[.$M$2:.$N$12];2;0);1)" office:value-type="float" office:value="1">
            <text:p>1</text:p>
          </table:table-cell>
          <table:table-cell table:formula="of:=IF(ISNUMBER(VLOOKUP([.B9];[.$P$2:.$Q$46];2;0));VLOOKUP([.B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];[.$S$2:.$T$100];2;0));VLOOKUP([.B9];[.$S$2:.$T$100];2;0);1)" office:value-type="float" office:value="1">
            <text:p>1</text:p>
          </table:table-cell>
          <table:table-cell table:formula="of:=IF(ISNUMBER(VLOOKUP([.B9];[.$Y$2:.$Z$302];2;0));VLOOKUP([.B9];[.$Y$2:.$Z$302];2;0);0)" office:value-type="float" office:value="1">
            <text:p>1</text:p>
          </table:table-cell>
          <table:table-cell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Yvonne Le Da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nne-Lise Dufour-Tonini</text:p>
          </table:table-cell>
          <table:table-cell table:formula="of:=IF(ISNUMBER(VLOOKUP([.B10];[.$J$2:.$K$202];2;0));VLOOKUP([.B10];[.$J$2:.$K$202];2;0);1)" office:value-type="float" office:value="1">
            <text:p>1</text:p>
          </table:table-cell>
          <table:table-cell table:formula="of:=IF(ISNUMBER(VLOOKUP([.B10];[.$M$2:.$N$12];2;0));VLOOKUP([.B10];[.$M$2:.$N$12];2;0);1)" office:value-type="float" office:value="1">
            <text:p>1</text:p>
          </table:table-cell>
          <table:table-cell table:formula="of:=IF(ISNUMBER(VLOOKUP([.B10];[.$P$2:.$Q$46];2;0));VLOOKUP([.B1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];[.$S$2:.$T$100];2;0));VLOOKUP([.B10];[.$S$2:.$T$100];2;0);1)" office:value-type="float" office:value="1">
            <text:p>1</text:p>
          </table:table-cell>
          <table:table-cell table:formula="of:=IF(ISNUMBER(VLOOKUP([.B10];[.$Y$2:.$Z$302];2;0));VLOOKUP([.B10];[.$Y$2:.$Z$302];2;0);0)" office:value-type="float" office:value="1">
            <text:p>1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 Loch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nne-Yvonne Le Dain</text:p>
          </table:table-cell>
          <table:table-cell table:formula="of:=IF(ISNUMBER(VLOOKUP([.B11];[.$J$2:.$K$202];2;0));VLOOKUP([.B11];[.$J$2:.$K$202];2;0);1)" office:value-type="float" office:value="1">
            <text:p>1</text:p>
          </table:table-cell>
          <table:table-cell table:formula="of:=IF(ISNUMBER(VLOOKUP([.B11];[.$M$2:.$N$12];2;0));VLOOKUP([.B11];[.$M$2:.$N$12];2;0);1)" office:value-type="float" office:value="1">
            <text:p>1</text:p>
          </table:table-cell>
          <table:table-cell table:formula="of:=IF(ISNUMBER(VLOOKUP([.B11];[.$P$2:.$Q$46];2;0));VLOOKUP([.B1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];[.$S$2:.$T$100];2;0));VLOOKUP([.B11];[.$S$2:.$T$100];2;0);1)" office:value-type="float" office:value="1">
            <text:p>1</text:p>
          </table:table-cell>
          <table:table-cell table:formula="of:=IF(ISNUMBER(VLOOKUP([.B11];[.$Y$2:.$Z$302];2;0));VLOOKUP([.B11];[.$Y$2:.$Z$302];2;0);0)" office:value-type="float" office:value="1">
            <text:p>1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peti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nnick Le Loch</text:p>
          </table:table-cell>
          <table:table-cell table:formula="of:=IF(ISNUMBER(VLOOKUP([.B12];[.$J$2:.$K$202];2;0));VLOOKUP([.B12];[.$J$2:.$K$202];2;0);1)" office:value-type="float" office:value="1">
            <text:p>1</text:p>
          </table:table-cell>
          <table:table-cell table:formula="of:=IF(ISNUMBER(VLOOKUP([.B12];[.$M$2:.$N$12];2;0));VLOOKUP([.B12];[.$M$2:.$N$12];2;0);1)" office:value-type="float" office:value="1">
            <text:p>1</text:p>
          </table:table-cell>
          <table:table-cell table:formula="of:=IF(ISNUMBER(VLOOKUP([.B12];[.$P$2:.$Q$46];2;0));VLOOKUP([.B1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];[.$S$2:.$T$100];2;0));VLOOKUP([.B12];[.$S$2:.$T$100];2;0);1)" office:value-type="float" office:value="1">
            <text:p>1</text:p>
          </table:table-cell>
          <table:table-cell table:formula="of:=IF(ISNUMBER(VLOOKUP([.B12];[.$Y$2:.$Z$302];2;0));VLOOKUP([.B12];[.$Y$2:.$Z$302];2;0);0)" office:value-type="float" office:value="1">
            <text:p>1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e Le Houér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nnick Lepetit</text:p>
          </table:table-cell>
          <table:table-cell table:formula="of:=IF(ISNUMBER(VLOOKUP([.B13];[.$J$2:.$K$202];2;0));VLOOKUP([.B13];[.$J$2:.$K$202];2;0);1)" office:value-type="float" office:value="1">
            <text:p>1</text:p>
          </table:table-cell>
          <table:table-cell table:formula="of:=IF(ISNUMBER(VLOOKUP([.B13];[.$M$2:.$N$12];2;0));VLOOKUP([.B13];[.$M$2:.$N$12];2;0);1)" office:value-type="float" office:value="1">
            <text:p>1</text:p>
          </table:table-cell>
          <table:table-cell table:formula="of:=IF(ISNUMBER(VLOOKUP([.B13];[.$P$2:.$Q$46];2;0));VLOOKUP([.B1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];[.$S$2:.$T$100];2;0));VLOOKUP([.B13];[.$S$2:.$T$100];2;0);1)" office:value-type="float" office:value="1">
            <text:p>1</text:p>
          </table:table-cell>
          <table:table-cell table:formula="of:=IF(ISNUMBER(VLOOKUP([.B13];[.$Y$2:.$Z$302];2;0));VLOOKUP([.B13];[.$Y$2:.$Z$302];2;0);0)" office:value-type="float" office:value="1">
            <text:p>1</text:p>
          </table:table-cell>
          <table:table-cell/>
          <table:table-cell office:value-type="string">
            <text:p>Christian Bata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mand Jun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nnie Le Houérou</text:p>
          </table:table-cell>
          <table:table-cell table:formula="of:=IF(ISNUMBER(VLOOKUP([.B14];[.$J$2:.$K$202];2;0));VLOOKUP([.B14];[.$J$2:.$K$202];2;0);1)" office:value-type="float" office:value="1">
            <text:p>1</text:p>
          </table:table-cell>
          <table:table-cell table:formula="of:=IF(ISNUMBER(VLOOKUP([.B14];[.$M$2:.$N$12];2;0));VLOOKUP([.B14];[.$M$2:.$N$12];2;0);1)" office:value-type="float" office:value="1">
            <text:p>1</text:p>
          </table:table-cell>
          <table:table-cell table:formula="of:=IF(ISNUMBER(VLOOKUP([.B14];[.$P$2:.$Q$46];2;0));VLOOKUP([.B1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];[.$S$2:.$T$100];2;0));VLOOKUP([.B14];[.$S$2:.$T$100];2;0);1)" office:value-type="float" office:value="1">
            <text:p>1</text:p>
          </table:table-cell>
          <table:table-cell table:formula="of:=IF(ISNUMBER(VLOOKUP([.B14];[.$Y$2:.$Z$302];2;0));VLOOKUP([.B14];[.$Y$2:.$Z$302];2;0);0)" office:value-type="float" office:value="1">
            <text:p>1</text:p>
          </table:table-cell>
          <table:table-cell/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éatrice Santa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rmand Jung</text:p>
          </table:table-cell>
          <table:table-cell table:formula="of:=IF(ISNUMBER(VLOOKUP([.B15];[.$J$2:.$K$202];2;0));VLOOKUP([.B15];[.$J$2:.$K$202];2;0);1)" office:value-type="float" office:value="1">
            <text:p>1</text:p>
          </table:table-cell>
          <table:table-cell table:formula="of:=IF(ISNUMBER(VLOOKUP([.B15];[.$M$2:.$N$12];2;0));VLOOKUP([.B15];[.$M$2:.$N$12];2;0);1)" office:value-type="float" office:value="1">
            <text:p>1</text:p>
          </table:table-cell>
          <table:table-cell table:formula="of:=IF(ISNUMBER(VLOOKUP([.B15];[.$P$2:.$Q$46];2;0));VLOOKUP([.B1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];[.$S$2:.$T$100];2;0));VLOOKUP([.B15];[.$S$2:.$T$100];2;0);1)" office:value-type="float" office:value="1">
            <text:p>1</text:p>
          </table:table-cell>
          <table:table-cell table:formula="of:=IF(ISNUMBER(VLOOKUP([.B15];[.$Y$2:.$Z$302];2;0));VLOOKUP([.B15];[.$Y$2:.$Z$302];2;0);0)"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lorence Delaun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dette Lacla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Arnaud Leroy</text:p>
          </table:table-cell>
          <table:table-cell table:formula="of:=IF(ISNUMBER(VLOOKUP([.B16];[.$J$2:.$K$202];2;0));VLOOKUP([.B16];[.$J$2:.$K$202];2;0);1)" office:value-type="float" office:value="0">
            <text:p>0</text:p>
          </table:table-cell>
          <table:table-cell table:formula="of:=IF(ISNUMBER(VLOOKUP([.B16];[.$M$2:.$N$12];2;0));VLOOKUP([.B16];[.$M$2:.$N$12];2;0);1)" office:value-type="float" office:value="1">
            <text:p>1</text:p>
          </table:table-cell>
          <table:table-cell table:formula="of:=IF(ISNUMBER(VLOOKUP([.B16];[.$P$2:.$Q$46];2;0));VLOOKUP([.B16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6];[.$S$2:.$T$100];2;0));VLOOKUP([.B16];[.$S$2:.$T$100];2;0);1)" office:value-type="float" office:value="0">
            <text:p>0</text:p>
          </table:table-cell>
          <table:table-cell table:formula="of:=IF(ISNUMBER(VLOOKUP([.B16];[.$Y$2:.$Z$302];2;0));VLOOKUP([.B16];[.$Y$2:.$Z$302];2;0);0)" office:value-type="float" office:value="0">
            <text:p>0</text:p>
          </table:table-cell>
          <table:table-cell/>
          <table:table-cell office:value-type="string">
            <text:p>Christophe Bouill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Lesterl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udrey Linkenheld</text:p>
          </table:table-cell>
          <table:table-cell table:formula="of:=IF(ISNUMBER(VLOOKUP([.B17];[.$J$2:.$K$202];2;0));VLOOKUP([.B17];[.$J$2:.$K$202];2;0);1)" office:value-type="float" office:value="0">
            <text:p>0</text:p>
          </table:table-cell>
          <table:table-cell table:formula="of:=IF(ISNUMBER(VLOOKUP([.B17];[.$M$2:.$N$12];2;0));VLOOKUP([.B17];[.$M$2:.$N$12];2;0);1)" office:value-type="float" office:value="1">
            <text:p>1</text:p>
          </table:table-cell>
          <table:table-cell table:formula="of:=IF(ISNUMBER(VLOOKUP([.B17];[.$P$2:.$Q$46];2;0));VLOOKUP([.B1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];[.$S$2:.$T$100];2;0));VLOOKUP([.B17];[.$S$2:.$T$100];2;0);1)" office:value-type="float" office:value="1">
            <text:p>1</text:p>
          </table:table-cell>
          <table:table-cell table:formula="of:=IF(ISNUMBER(VLOOKUP([.B17];[.$Y$2:.$Z$302];2;0));VLOOKUP([.B17];[.$Y$2:.$Z$302];2;0);0)"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Rom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arbara Romagnan</text:p>
          </table:table-cell>
          <table:table-cell table:formula="of:=IF(ISNUMBER(VLOOKUP([.B18];[.$J$2:.$K$202];2;0));VLOOKUP([.B18];[.$J$2:.$K$202];2;0);1)" office:value-type="float" office:value="0">
            <text:p>0</text:p>
          </table:table-cell>
          <table:table-cell table:formula="of:=IF(ISNUMBER(VLOOKUP([.B18];[.$M$2:.$N$12];2;0));VLOOKUP([.B18];[.$M$2:.$N$12];2;0);1)" office:value-type="float" office:value="0">
            <text:p>0</text:p>
          </table:table-cell>
          <table:table-cell table:formula="of:=IF(ISNUMBER(VLOOKUP([.B18];[.$P$2:.$Q$46];2;0));VLOOKUP([.B18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8];[.$S$2:.$T$100];2;0));VLOOKUP([.B18];[.$S$2:.$T$100];2;0);1)" office:value-type="float" office:value="0">
            <text:p>0</text:p>
          </table:table-cell>
          <table:table-cell table:formula="of:=IF(ISNUMBER(VLOOKUP([.B18];[.$Y$2:.$Z$302];2;0));VLOOKUP([.B18];[.$Y$2:.$Z$302];2;0);0)"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oinali Sai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éatrice Santais</text:p>
          </table:table-cell>
          <table:table-cell table:formula="of:=IF(ISNUMBER(VLOOKUP([.B19];[.$J$2:.$K$202];2;0));VLOOKUP([.B19];[.$J$2:.$K$202];2;0);1)" office:value-type="float" office:value="1">
            <text:p>1</text:p>
          </table:table-cell>
          <table:table-cell table:formula="of:=IF(ISNUMBER(VLOOKUP([.B19];[.$M$2:.$N$12];2;0));VLOOKUP([.B19];[.$M$2:.$N$12];2;0);1)" office:value-type="float" office:value="1">
            <text:p>1</text:p>
          </table:table-cell>
          <table:table-cell table:formula="of:=IF(ISNUMBER(VLOOKUP([.B19];[.$P$2:.$Q$46];2;0));VLOOKUP([.B1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];[.$S$2:.$T$100];2;0));VLOOKUP([.B19];[.$S$2:.$T$100];2;0);1)" office:value-type="float" office:value="1">
            <text:p>1</text:p>
          </table:table-cell>
          <table:table-cell table:formula="of:=IF(ISNUMBER(VLOOKUP([.B19];[.$Y$2:.$Z$302];2;0));VLOOKUP([.B19];[.$Y$2:.$Z$302];2;0);0)" office:value-type="float" office:value="1">
            <text:p>1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igitte Bourguign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ernadette Laclais</text:p>
          </table:table-cell>
          <table:table-cell table:formula="of:=IF(ISNUMBER(VLOOKUP([.B20];[.$J$2:.$K$202];2;0));VLOOKUP([.B20];[.$J$2:.$K$202];2;0);1)" office:value-type="float" office:value="1">
            <text:p>1</text:p>
          </table:table-cell>
          <table:table-cell table:formula="of:=IF(ISNUMBER(VLOOKUP([.B20];[.$M$2:.$N$12];2;0));VLOOKUP([.B20];[.$M$2:.$N$12];2;0);1)" office:value-type="float" office:value="1">
            <text:p>1</text:p>
          </table:table-cell>
          <table:table-cell table:formula="of:=IF(ISNUMBER(VLOOKUP([.B20];[.$P$2:.$Q$46];2;0));VLOOKUP([.B2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];[.$S$2:.$T$100];2;0));VLOOKUP([.B20];[.$S$2:.$T$100];2;0);1)" office:value-type="float" office:value="1">
            <text:p>1</text:p>
          </table:table-cell>
          <table:table-cell table:formula="of:=IF(ISNUMBER(VLOOKUP([.B20];[.$Y$2:.$Z$302];2;0));VLOOKUP([.B20];[.$Y$2:.$Z$302];2;0);0)"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uno Le Rou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Bernard Lesterlin</text:p>
          </table:table-cell>
          <table:table-cell table:formula="of:=IF(ISNUMBER(VLOOKUP([.B21];[.$J$2:.$K$202];2;0));VLOOKUP([.B21];[.$J$2:.$K$202];2;0);1)" office:value-type="float" office:value="0">
            <text:p>0</text:p>
          </table:table-cell>
          <table:table-cell table:formula="of:=IF(ISNUMBER(VLOOKUP([.B21];[.$M$2:.$N$12];2;0));VLOOKUP([.B21];[.$M$2:.$N$12];2;0);1)" office:value-type="float" office:value="1">
            <text:p>1</text:p>
          </table:table-cell>
          <table:table-cell table:formula="of:=IF(ISNUMBER(VLOOKUP([.B21];[.$P$2:.$Q$46];2;0));VLOOKUP([.B2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];[.$S$2:.$T$100];2;0));VLOOKUP([.B21];[.$S$2:.$T$100];2;0);1)" office:value-type="float" office:value="1">
            <text:p>1</text:p>
          </table:table-cell>
          <table:table-cell table:formula="of:=IF(ISNUMBER(VLOOKUP([.B21];[.$Y$2:.$Z$302];2;0));VLOOKUP([.B21];[.$Y$2:.$Z$302];2;0);0)" office:value-type="float" office:value="1">
            <text:p>1</text:p>
          </table:table-cell>
          <table:table-cell/>
          <table:table-cell office:value-type="string">
            <text:p>Dominique Potie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los Da Silv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Bernard Roman</text:p>
          </table:table-cell>
          <table:table-cell table:formula="of:=IF(ISNUMBER(VLOOKUP([.B22];[.$J$2:.$K$202];2;0));VLOOKUP([.B22];[.$J$2:.$K$202];2;0);1)" office:value-type="float" office:value="1">
            <text:p>1</text:p>
          </table:table-cell>
          <table:table-cell table:formula="of:=IF(ISNUMBER(VLOOKUP([.B22];[.$M$2:.$N$12];2;0));VLOOKUP([.B22];[.$M$2:.$N$12];2;0);1)" office:value-type="float" office:value="1">
            <text:p>1</text:p>
          </table:table-cell>
          <table:table-cell table:formula="of:=IF(ISNUMBER(VLOOKUP([.B22];[.$P$2:.$Q$46];2;0));VLOOKUP([.B2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];[.$S$2:.$T$100];2;0));VLOOKUP([.B22];[.$S$2:.$T$100];2;0);1)" office:value-type="float" office:value="1">
            <text:p>1</text:p>
          </table:table-cell>
          <table:table-cell table:formula="of:=IF(ISNUMBER(VLOOKUP([.B22];[.$Y$2:.$Z$302];2;0));VLOOKUP([.B22];[.$Y$2:.$Z$302];2;0);0)"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Beaubati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Boinali Said</text:p>
          </table:table-cell>
          <table:table-cell table:formula="of:=IF(ISNUMBER(VLOOKUP([.B23];[.$J$2:.$K$202];2;0));VLOOKUP([.B23];[.$J$2:.$K$202];2;0);1)" office:value-type="float" office:value="1">
            <text:p>1</text:p>
          </table:table-cell>
          <table:table-cell table:formula="of:=IF(ISNUMBER(VLOOKUP([.B23];[.$M$2:.$N$12];2;0));VLOOKUP([.B23];[.$M$2:.$N$12];2;0);1)" office:value-type="float" office:value="1">
            <text:p>1</text:p>
          </table:table-cell>
          <table:table-cell table:formula="of:=IF(ISNUMBER(VLOOKUP([.B23];[.$P$2:.$Q$46];2;0));VLOOKUP([.B2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];[.$S$2:.$T$100];2;0));VLOOKUP([.B23];[.$S$2:.$T$100];2;0);1)" office:value-type="float" office:value="1">
            <text:p>1</text:p>
          </table:table-cell>
          <table:table-cell table:formula="of:=IF(ISNUMBER(VLOOKUP([.B23];[.$Y$2:.$Z$302];2;0));VLOOKUP([.B23];[.$Y$2:.$Z$302];2;0);0)" office:value-type="float" office:value="1">
            <text:p>1</text:p>
          </table:table-cell>
          <table:table-cell/>
          <table:table-cell office:value-type="string">
            <text:p>Emmanuel Maur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Lemort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Brigitte Bourguignon</text:p>
          </table:table-cell>
          <table:table-cell table:formula="of:=IF(ISNUMBER(VLOOKUP([.B24];[.$J$2:.$K$202];2;0));VLOOKUP([.B24];[.$J$2:.$K$202];2;0);1)" office:value-type="float" office:value="0">
            <text:p>0</text:p>
          </table:table-cell>
          <table:table-cell table:formula="of:=IF(ISNUMBER(VLOOKUP([.B24];[.$M$2:.$N$12];2;0));VLOOKUP([.B24];[.$M$2:.$N$12];2;0);1)" office:value-type="float" office:value="1">
            <text:p>1</text:p>
          </table:table-cell>
          <table:table-cell table:formula="of:=IF(ISNUMBER(VLOOKUP([.B24];[.$P$2:.$Q$46];2;0));VLOOKUP([.B2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];[.$S$2:.$T$100];2;0));VLOOKUP([.B24];[.$S$2:.$T$100];2;0);1)" office:value-type="float" office:value="1">
            <text:p>1</text:p>
          </table:table-cell>
          <table:table-cell table:formula="of:=IF(ISNUMBER(VLOOKUP([.B24];[.$Y$2:.$Z$302];2;0));VLOOKUP([.B24];[.$Y$2:.$Z$302];2;0);0)" office:value-type="float" office:value="1">
            <text:p>1</text:p>
          </table:table-cell>
          <table:table-cell/>
          <table:table-cell office:value-type="string">
            <text:p>Éric Jalt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Qué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Bruno Le Roux</text:p>
          </table:table-cell>
          <table:table-cell table:formula="of:=IF(ISNUMBER(VLOOKUP([.B25];[.$J$2:.$K$202];2;0));VLOOKUP([.B25];[.$J$2:.$K$202];2;0);1)" office:value-type="float" office:value="1">
            <text:p>1</text:p>
          </table:table-cell>
          <table:table-cell table:formula="of:=IF(ISNUMBER(VLOOKUP([.B25];[.$M$2:.$N$12];2;0));VLOOKUP([.B25];[.$M$2:.$N$12];2;0);1)" office:value-type="float" office:value="1">
            <text:p>1</text:p>
          </table:table-cell>
          <table:table-cell table:formula="of:=IF(ISNUMBER(VLOOKUP([.B25];[.$P$2:.$Q$46];2;0));VLOOKUP([.B2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];[.$S$2:.$T$100];2;0));VLOOKUP([.B25];[.$S$2:.$T$100];2;0);1)" office:value-type="float" office:value="1">
            <text:p>1</text:p>
          </table:table-cell>
          <table:table-cell table:formula="of:=IF(ISNUMBER(VLOOKUP([.B25];[.$Y$2:.$Z$302];2;0));VLOOKUP([.B25];[.$Y$2:.$Z$302];2;0);0)"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Carlos Da Silva</text:p>
          </table:table-cell>
          <table:table-cell table:formula="of:=IF(ISNUMBER(VLOOKUP([.B26];[.$J$2:.$K$202];2;0));VLOOKUP([.B26];[.$J$2:.$K$202];2;0);1)" office:value-type="float" office:value="1">
            <text:p>1</text:p>
          </table:table-cell>
          <table:table-cell table:formula="of:=IF(ISNUMBER(VLOOKUP([.B26];[.$M$2:.$N$12];2;0));VLOOKUP([.B26];[.$M$2:.$N$12];2;0);1)" office:value-type="float" office:value="1">
            <text:p>1</text:p>
          </table:table-cell>
          <table:table-cell table:formula="of:=IF(ISNUMBER(VLOOKUP([.B26];[.$P$2:.$Q$46];2;0));VLOOKUP([.B2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];[.$S$2:.$T$100];2;0));VLOOKUP([.B26];[.$S$2:.$T$100];2;0);1)" office:value-type="float" office:value="1">
            <text:p>1</text:p>
          </table:table-cell>
          <table:table-cell table:formula="of:=IF(ISNUMBER(VLOOKUP([.B26];[.$Y$2:.$Z$302];2;0));VLOOKUP([.B26];[.$Y$2:.$Z$302];2;0);0)" office:value-type="float" office:value="1">
            <text:p>1</text:p>
          </table:table-cell>
          <table:table-cell/>
          <table:table-cell office:value-type="string">
            <text:p>François Kalf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écile Unterma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atherine Beaubatie</text:p>
          </table:table-cell>
          <table:table-cell table:formula="of:=IF(ISNUMBER(VLOOKUP([.B27];[.$J$2:.$K$202];2;0));VLOOKUP([.B27];[.$J$2:.$K$202];2;0);1)" office:value-type="float" office:value="1">
            <text:p>1</text:p>
          </table:table-cell>
          <table:table-cell table:formula="of:=IF(ISNUMBER(VLOOKUP([.B27];[.$M$2:.$N$12];2;0));VLOOKUP([.B27];[.$M$2:.$N$12];2;0);1)" office:value-type="float" office:value="1">
            <text:p>1</text:p>
          </table:table-cell>
          <table:table-cell table:formula="of:=IF(ISNUMBER(VLOOKUP([.B27];[.$P$2:.$Q$46];2;0));VLOOKUP([.B2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];[.$S$2:.$T$100];2;0));VLOOKUP([.B27];[.$S$2:.$T$100];2;0);1)" office:value-type="float" office:value="1">
            <text:p>1</text:p>
          </table:table-cell>
          <table:table-cell table:formula="of:=IF(ISNUMBER(VLOOKUP([.B27];[.$Y$2:.$Z$302];2;0));VLOOKUP([.B27];[.$Y$2:.$Z$302];2;0);0)" office:value-type="float" office:value="1">
            <text:p>1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ntal Berthel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atherine Coutelle</text:p>
          </table:table-cell>
          <table:table-cell table:formula="of:=IF(ISNUMBER(VLOOKUP([.B28];[.$J$2:.$K$202];2;0));VLOOKUP([.B28];[.$J$2:.$K$202];2;0);1)" office:value-type="float" office:value="0">
            <text:p>0</text:p>
          </table:table-cell>
          <table:table-cell table:formula="of:=IF(ISNUMBER(VLOOKUP([.B28];[.$M$2:.$N$12];2;0));VLOOKUP([.B28];[.$M$2:.$N$12];2;0);1)" office:value-type="float" office:value="1">
            <text:p>1</text:p>
          </table:table-cell>
          <table:table-cell table:formula="of:=IF(ISNUMBER(VLOOKUP([.B28];[.$P$2:.$Q$46];2;0));VLOOKUP([.B2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];[.$S$2:.$T$100];2;0));VLOOKUP([.B28];[.$S$2:.$T$100];2;0);1)" office:value-type="float" office:value="1">
            <text:p>1</text:p>
          </table:table-cell>
          <table:table-cell table:formula="of:=IF(ISNUMBER(VLOOKUP([.B28];[.$Y$2:.$Z$302];2;0));VLOOKUP([.B28];[.$Y$2:.$Z$302];2;0);0)" office:value-type="float" office:value="0">
            <text:p>0</text:p>
          </table:table-cell>
          <table:table-cell/>
          <table:table-cell office:value-type="string">
            <text:p>Gérard Bap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Franquevi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atherine Lemorton</text:p>
          </table:table-cell>
          <table:table-cell table:formula="of:=IF(ISNUMBER(VLOOKUP([.B29];[.$J$2:.$K$202];2;0));VLOOKUP([.B29];[.$J$2:.$K$202];2;0);1)" office:value-type="float" office:value="0">
            <text:p>0</text:p>
          </table:table-cell>
          <table:table-cell table:formula="of:=IF(ISNUMBER(VLOOKUP([.B29];[.$M$2:.$N$12];2;0));VLOOKUP([.B29];[.$M$2:.$N$12];2;0);1)" office:value-type="float" office:value="1">
            <text:p>1</text:p>
          </table:table-cell>
          <table:table-cell table:formula="of:=IF(ISNUMBER(VLOOKUP([.B29];[.$P$2:.$Q$46];2;0));VLOOKUP([.B2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];[.$S$2:.$T$100];2;0));VLOOKUP([.B29];[.$S$2:.$T$100];2;0);1)" office:value-type="float" office:value="1">
            <text:p>1</text:p>
          </table:table-cell>
          <table:table-cell table:formula="of:=IF(ISNUMBER(VLOOKUP([.B29];[.$Y$2:.$Z$302];2;0));VLOOKUP([.B29];[.$Y$2:.$Z$302];2;0);0)"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ne Pires Beau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atherine Quéré</text:p>
          </table:table-cell>
          <table:table-cell table:formula="of:=IF(ISNUMBER(VLOOKUP([.B30];[.$J$2:.$K$202];2;0));VLOOKUP([.B30];[.$J$2:.$K$202];2;0);1)" office:value-type="float" office:value="1">
            <text:p>1</text:p>
          </table:table-cell>
          <table:table-cell table:formula="of:=IF(ISNUMBER(VLOOKUP([.B30];[.$M$2:.$N$12];2;0));VLOOKUP([.B30];[.$M$2:.$N$12];2;0);1)" office:value-type="float" office:value="1">
            <text:p>1</text:p>
          </table:table-cell>
          <table:table-cell table:formula="of:=IF(ISNUMBER(VLOOKUP([.B30];[.$P$2:.$Q$46];2;0));VLOOKUP([.B3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];[.$S$2:.$T$100];2;0));VLOOKUP([.B30];[.$S$2:.$T$100];2;0);1)" office:value-type="float" office:value="1">
            <text:p>1</text:p>
          </table:table-cell>
          <table:table-cell table:formula="of:=IF(ISNUMBER(VLOOKUP([.B30];[.$Y$2:.$Z$302];2;0));VLOOKUP([.B30];[.$Y$2:.$Z$302];2;0);0)" office:value-type="float" office:value="1">
            <text:p>1</text:p>
          </table:table-cell>
          <table:table-cell/>
          <table:table-cell office:value-type="string">
            <text:p>Gilbert Le Bri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rg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atherine Troallic</text:p>
          </table:table-cell>
          <table:table-cell table:formula="of:=IF(ISNUMBER(VLOOKUP([.B31];[.$J$2:.$K$202];2;0));VLOOKUP([.B31];[.$J$2:.$K$202];2;0);1)" office:value-type="float" office:value="0">
            <text:p>0</text:p>
          </table:table-cell>
          <table:table-cell table:formula="of:=IF(ISNUMBER(VLOOKUP([.B31];[.$M$2:.$N$12];2;0));VLOOKUP([.B31];[.$M$2:.$N$12];2;0);1)" office:value-type="float" office:value="1">
            <text:p>1</text:p>
          </table:table-cell>
          <table:table-cell table:formula="of:=IF(ISNUMBER(VLOOKUP([.B31];[.$P$2:.$Q$46];2;0));VLOOKUP([.B3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1];[.$S$2:.$T$100];2;0));VLOOKUP([.B31];[.$S$2:.$T$100];2;0);1)" office:value-type="float" office:value="1">
            <text:p>1</text:p>
          </table:table-cell>
          <table:table-cell table:formula="of:=IF(ISNUMBER(VLOOKUP([.B31];[.$Y$2:.$Z$302];2;0));VLOOKUP([.B31];[.$Y$2:.$Z$302];2;0);0)" office:value-type="float" office:value="1">
            <text:p>1</text:p>
          </table:table-cell>
          <table:table-cell/>
          <table:table-cell office:value-type="string">
            <text:p>Gilles Pargneau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ranck Montaugé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uill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écile Untermaier</text:p>
          </table:table-cell>
          <table:table-cell table:formula="of:=IF(ISNUMBER(VLOOKUP([.B32];[.$J$2:.$K$202];2;0));VLOOKUP([.B32];[.$J$2:.$K$202];2;0);1)" office:value-type="float" office:value="1">
            <text:p>1</text:p>
          </table:table-cell>
          <table:table-cell table:formula="of:=IF(ISNUMBER(VLOOKUP([.B32];[.$M$2:.$N$12];2;0));VLOOKUP([.B32];[.$M$2:.$N$12];2;0);1)" office:value-type="float" office:value="1">
            <text:p>1</text:p>
          </table:table-cell>
          <table:table-cell table:formula="of:=IF(ISNUMBER(VLOOKUP([.B32];[.$P$2:.$Q$46];2;0));VLOOKUP([.B3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2];[.$S$2:.$T$100];2;0));VLOOKUP([.B32];[.$S$2:.$T$100];2;0);1)" office:value-type="float" office:value="1">
            <text:p>1</text:p>
          </table:table-cell>
          <table:table-cell table:formula="of:=IF(ISNUMBER(VLOOKUP([.B32];[.$Y$2:.$Z$302];2;0));VLOOKUP([.B32];[.$Y$2:.$Z$302];2;0);0)" office:value-type="float" office:value="1">
            <text:p>1</text:p>
          </table:table-cell>
          <table:table-cell/>
          <table:table-cell office:value-type="string">
            <text:p>Guillaume Bal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res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hantal Berthelot</text:p>
          </table:table-cell>
          <table:table-cell table:formula="of:=IF(ISNUMBER(VLOOKUP([.B33];[.$J$2:.$K$202];2;0));VLOOKUP([.B33];[.$J$2:.$K$202];2;0);1)" office:value-type="float" office:value="1">
            <text:p>1</text:p>
          </table:table-cell>
          <table:table-cell table:formula="of:=IF(ISNUMBER(VLOOKUP([.B33];[.$M$2:.$N$12];2;0));VLOOKUP([.B33];[.$M$2:.$N$12];2;0);1)" office:value-type="float" office:value="1">
            <text:p>1</text:p>
          </table:table-cell>
          <table:table-cell table:formula="of:=IF(ISNUMBER(VLOOKUP([.B33];[.$P$2:.$Q$46];2;0));VLOOKUP([.B3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3];[.$S$2:.$T$100];2;0));VLOOKUP([.B33];[.$S$2:.$T$100];2;0);1)" office:value-type="float" office:value="1">
            <text:p>1</text:p>
          </table:table-cell>
          <table:table-cell table:formula="of:=IF(ISNUMBER(VLOOKUP([.B33];[.$Y$2:.$Z$302];2;0));VLOOKUP([.B33];[.$Y$2:.$Z$302];2;0);0)" office:value-type="float" office:value="1">
            <text:p>1</text:p>
          </table:table-cell>
          <table:table-cell/>
          <table:table-cell office:value-type="string">
            <text:p>Gwenegan Bu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stan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Chantal Guittet</text:p>
          </table:table-cell>
          <table:table-cell table:formula="of:=IF(ISNUMBER(VLOOKUP([.B34];[.$J$2:.$K$202];2;0));VLOOKUP([.B34];[.$J$2:.$K$202];2;0);1)" office:value-type="float" office:value="0">
            <text:p>0</text:p>
          </table:table-cell>
          <table:table-cell table:formula="of:=IF(ISNUMBER(VLOOKUP([.B34];[.$M$2:.$N$12];2;0));VLOOKUP([.B34];[.$M$2:.$N$12];2;0);1)" office:value-type="float" office:value="1">
            <text:p>1</text:p>
          </table:table-cell>
          <table:table-cell table:formula="of:=IF(ISNUMBER(VLOOKUP([.B34];[.$P$2:.$Q$46];2;0));VLOOKUP([.B3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4];[.$S$2:.$T$100];2;0));VLOOKUP([.B34];[.$S$2:.$T$100];2;0);1)" office:value-type="float" office:value="0">
            <text:p>0</text:p>
          </table:table-cell>
          <table:table-cell table:formula="of:=IF(ISNUMBER(VLOOKUP([.B34];[.$Y$2:.$Z$302];2;0));VLOOKUP([.B34];[.$Y$2:.$Z$302];2;0);0)"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Prem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haynesse Khirouni</text:p>
          </table:table-cell>
          <table:table-cell table:formula="of:=IF(ISNUMBER(VLOOKUP([.B35];[.$J$2:.$K$202];2;0));VLOOKUP([.B35];[.$J$2:.$K$202];2;0);1)" office:value-type="float" office:value="0">
            <text:p>0</text:p>
          </table:table-cell>
          <table:table-cell table:formula="of:=IF(ISNUMBER(VLOOKUP([.B35];[.$M$2:.$N$12];2;0));VLOOKUP([.B35];[.$M$2:.$N$12];2;0);1)" office:value-type="float" office:value="1">
            <text:p>1</text:p>
          </table:table-cell>
          <table:table-cell table:formula="of:=IF(ISNUMBER(VLOOKUP([.B35];[.$P$2:.$Q$46];2;0));VLOOKUP([.B35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5];[.$S$2:.$T$100];2;0));VLOOKUP([.B35];[.$S$2:.$T$100];2;0);1)" office:value-type="float" office:value="0">
            <text:p>0</text:p>
          </table:table-cell>
          <table:table-cell table:formula="of:=IF(ISNUMBER(VLOOKUP([.B35];[.$Y$2:.$Z$302];2;0));VLOOKUP([.B35];[.$Y$2:.$Z$302];2;0);0)"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Sirugu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Christian Assaf</text:p>
          </table:table-cell>
          <table:table-cell table:formula="of:=IF(ISNUMBER(VLOOKUP([.B36];[.$J$2:.$K$202];2;0));VLOOKUP([.B36];[.$J$2:.$K$202];2;0);1)" office:value-type="float" office:value="0">
            <text:p>0</text:p>
          </table:table-cell>
          <table:table-cell table:formula="of:=IF(ISNUMBER(VLOOKUP([.B36];[.$M$2:.$N$12];2;0));VLOOKUP([.B36];[.$M$2:.$N$12];2;0);1)" office:value-type="float" office:value="1">
            <text:p>1</text:p>
          </table:table-cell>
          <table:table-cell table:formula="of:=IF(ISNUMBER(VLOOKUP([.B36];[.$P$2:.$Q$46];2;0));VLOOKUP([.B36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6];[.$S$2:.$T$100];2;0));VLOOKUP([.B36];[.$S$2:.$T$100];2;0);1)" office:value-type="float" office:value="0">
            <text:p>0</text:p>
          </table:table-cell>
          <table:table-cell table:formula="of:=IF(ISNUMBER(VLOOKUP([.B36];[.$Y$2:.$Z$302];2;0));VLOOKUP([.B36];[.$Y$2:.$Z$302];2;0);0)" office:value-type="float" office:value="0">
            <text:p>0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laude Bartolo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hristian Bataille</text:p>
          </table:table-cell>
          <table:table-cell table:formula="of:=IF(ISNUMBER(VLOOKUP([.B37];[.$J$2:.$K$202];2;0));VLOOKUP([.B37];[.$J$2:.$K$202];2;0);1)" office:value-type="float" office:value="0">
            <text:p>0</text:p>
          </table:table-cell>
          <table:table-cell table:formula="of:=IF(ISNUMBER(VLOOKUP([.B37];[.$M$2:.$N$12];2;0));VLOOKUP([.B37];[.$M$2:.$N$12];2;0);1)" office:value-type="float" office:value="1">
            <text:p>1</text:p>
          </table:table-cell>
          <table:table-cell table:formula="of:=IF(ISNUMBER(VLOOKUP([.B37];[.$P$2:.$Q$46];2;0));VLOOKUP([.B3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7];[.$S$2:.$T$100];2;0));VLOOKUP([.B37];[.$S$2:.$T$100];2;0);1)" office:value-type="float" office:value="1">
            <text:p>1</text:p>
          </table:table-cell>
          <table:table-cell table:formula="of:=IF(ISNUMBER(VLOOKUP([.B37];[.$Y$2:.$Z$302];2;0));VLOOKUP([.B37];[.$Y$2:.$Z$302];2;0);0)" office:value-type="float" office:value="0">
            <text:p>0</text:p>
          </table:table-cell>
          <table:table-cell/>
          <table:table-cell office:value-type="string">
            <text:p>Isabelle Thom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lotilde Valt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/>
          <table:table-cell office:value-type="string">
            <text:p>Jacques Vala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Capdevi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hristian Franqueville</text:p>
          </table:table-cell>
          <table:table-cell table:formula="of:=IF(ISNUMBER(VLOOKUP([.B39];[.$J$2:.$K$202];2;0));VLOOKUP([.B39];[.$J$2:.$K$202];2;0);1)" office:value-type="float" office:value="1">
            <text:p>1</text:p>
          </table:table-cell>
          <table:table-cell table:formula="of:=IF(ISNUMBER(VLOOKUP([.B39];[.$M$2:.$N$12];2;0));VLOOKUP([.B39];[.$M$2:.$N$12];2;0);1)" office:value-type="float" office:value="1">
            <text:p>1</text:p>
          </table:table-cell>
          <table:table-cell table:formula="of:=IF(ISNUMBER(VLOOKUP([.B39];[.$P$2:.$Q$46];2;0));VLOOKUP([.B3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9];[.$S$2:.$T$100];2;0));VLOOKUP([.B39];[.$S$2:.$T$100];2;0);1)" office:value-type="float" office:value="1">
            <text:p>1</text:p>
          </table:table-cell>
          <table:table-cell table:formula="of:=IF(ISNUMBER(VLOOKUP([.B39];[.$Y$2:.$Z$302];2;0));VLOOKUP([.B39];[.$Y$2:.$Z$302];2;0);0)" office:value-type="float" office:value="1">
            <text:p>1</text:p>
          </table:table-cell>
          <table:table-cell/>
          <table:table-cell office:value-type="string">
            <text:p>Jean-Jacques Cott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Langla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Christian Hutin</text:p>
          </table:table-cell>
          <table:table-cell table:formula="of:=IF(ISNUMBER(VLOOKUP([.B40];[.$J$2:.$K$202];2;0));VLOOKUP([.B40];[.$J$2:.$K$202];2;0);1)" office:value-type="float" office:value="1">
            <text:p>1</text:p>
          </table:table-cell>
          <table:table-cell table:formula="of:=IF(ISNUMBER(VLOOKUP([.B40];[.$M$2:.$N$12];2;0));VLOOKUP([.B40];[.$M$2:.$N$12];2;0);1)" office:value-type="float" office:value="1">
            <text:p>1</text:p>
          </table:table-cell>
          <table:table-cell table:formula="of:=IF(ISNUMBER(VLOOKUP([.B40];[.$P$2:.$Q$46];2;0));VLOOKUP([.B4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0];[.$S$2:.$T$100];2;0));VLOOKUP([.B40];[.$S$2:.$T$100];2;0);1)" office:value-type="float" office:value="1">
            <text:p>1</text:p>
          </table:table-cell>
          <table:table-cell table:formula="of:=IF(ISNUMBER(VLOOKUP([.B40];[.$Y$2:.$Z$302];2;0));VLOOKUP([.B40];[.$Y$2:.$Z$302];2;0);0)" office:value-type="float" office:value="0">
            <text:p>0</text:p>
          </table:table-cell>
          <table:table-cell/>
          <table:table-cell office:value-type="string">
            <text:p>Jean-Louis Destan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rinne Erh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hristian Paul</text:p>
          </table:table-cell>
          <table:table-cell table:formula="of:=IF(ISNUMBER(VLOOKUP([.B41];[.$J$2:.$K$202];2;0));VLOOKUP([.B41];[.$J$2:.$K$202];2;0);1)" office:value-type="float" office:value="0">
            <text:p>0</text:p>
          </table:table-cell>
          <table:table-cell table:formula="of:=IF(ISNUMBER(VLOOKUP([.B41];[.$M$2:.$N$12];2;0));VLOOKUP([.B41];[.$M$2:.$N$12];2;0);1)" office:value-type="float" office:value="1">
            <text:p>1</text:p>
          </table:table-cell>
          <table:table-cell table:formula="of:=IF(ISNUMBER(VLOOKUP([.B41];[.$P$2:.$Q$46];2;0));VLOOKUP([.B4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1];[.$S$2:.$T$100];2;0));VLOOKUP([.B41];[.$S$2:.$T$100];2;0);1)" office:value-type="float" office:value="0">
            <text:p>0</text:p>
          </table:table-cell>
          <table:table-cell table:formula="of:=IF(ISNUMBER(VLOOKUP([.B41];[.$Y$2:.$Z$302];2;0));VLOOKUP([.B41];[.$Y$2:.$Z$302];2;0);0)" office:value-type="float" office:value="0">
            <text:p>0</text:p>
          </table:table-cell>
          <table:table-cell/>
          <table:table-cell office:value-type="string">
            <text:p>Jean-Luc Bleunve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Boisseri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Christine Pires Beaune</text:p>
          </table:table-cell>
          <table:table-cell table:formula="of:=IF(ISNUMBER(VLOOKUP([.B42];[.$J$2:.$K$202];2;0));VLOOKUP([.B42];[.$J$2:.$K$202];2;0);1)" office:value-type="float" office:value="1">
            <text:p>1</text:p>
          </table:table-cell>
          <table:table-cell table:formula="of:=IF(ISNUMBER(VLOOKUP([.B42];[.$M$2:.$N$12];2;0));VLOOKUP([.B42];[.$M$2:.$N$12];2;0);1)" office:value-type="float" office:value="1">
            <text:p>1</text:p>
          </table:table-cell>
          <table:table-cell table:formula="of:=IF(ISNUMBER(VLOOKUP([.B42];[.$P$2:.$Q$46];2;0));VLOOKUP([.B4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2];[.$S$2:.$T$100];2;0));VLOOKUP([.B42];[.$S$2:.$T$100];2;0);1)" office:value-type="float" office:value="1">
            <text:p>1</text:p>
          </table:table-cell>
          <table:table-cell table:formula="of:=IF(ISNUMBER(VLOOKUP([.B42];[.$Y$2:.$Z$302];2;0));VLOOKUP([.B42];[.$Y$2:.$Z$302];2;0);0)"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Vailla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Christophe Borgel</text:p>
          </table:table-cell>
          <table:table-cell table:formula="of:=IF(ISNUMBER(VLOOKUP([.B43];[.$J$2:.$K$202];2;0));VLOOKUP([.B43];[.$J$2:.$K$202];2;0);1)" office:value-type="float" office:value="1">
            <text:p>1</text:p>
          </table:table-cell>
          <table:table-cell table:formula="of:=IF(ISNUMBER(VLOOKUP([.B43];[.$M$2:.$N$12];2;0));VLOOKUP([.B43];[.$M$2:.$N$12];2;0);1)" office:value-type="float" office:value="1">
            <text:p>1</text:p>
          </table:table-cell>
          <table:table-cell table:formula="of:=IF(ISNUMBER(VLOOKUP([.B43];[.$P$2:.$Q$46];2;0));VLOOKUP([.B4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3];[.$S$2:.$T$100];2;0));VLOOKUP([.B43];[.$S$2:.$T$100];2;0);1)" office:value-type="float" office:value="1">
            <text:p>1</text:p>
          </table:table-cell>
          <table:table-cell table:formula="of:=IF(ISNUMBER(VLOOKUP([.B43];[.$Y$2:.$Z$302];2;0));VLOOKUP([.B43];[.$Y$2:.$Z$302];2;0);0)" office:value-type="float" office:value="1">
            <text:p>1</text:p>
          </table:table-cell>
          <table:table-cell/>
          <table:table-cell office:value-type="string">
            <text:p>Jean-Michel Clémen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rie-Françoise Bechtel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vid Habib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Christophe Bouillon</text:p>
          </table:table-cell>
          <table:table-cell table:formula="of:=IF(ISNUMBER(VLOOKUP([.B44];[.$J$2:.$K$202];2;0));VLOOKUP([.B44];[.$J$2:.$K$202];2;0);1)" office:value-type="float" office:value="0">
            <text:p>0</text:p>
          </table:table-cell>
          <table:table-cell table:formula="of:=IF(ISNUMBER(VLOOKUP([.B44];[.$M$2:.$N$12];2;0));VLOOKUP([.B44];[.$M$2:.$N$12];2;0);1)" office:value-type="float" office:value="1">
            <text:p>1</text:p>
          </table:table-cell>
          <table:table-cell table:formula="of:=IF(ISNUMBER(VLOOKUP([.B44];[.$P$2:.$Q$46];2;0));VLOOKUP([.B4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4];[.$S$2:.$T$100];2;0));VLOOKUP([.B44];[.$S$2:.$T$100];2;0);1)" office:value-type="float" office:value="1">
            <text:p>1</text:p>
          </table:table-cell>
          <table:table-cell table:formula="of:=IF(ISNUMBER(VLOOKUP([.B44];[.$Y$2:.$Z$302];2;0));VLOOKUP([.B44];[.$Y$2:.$Z$302];2;0);0)" office:value-type="float" office:value="1">
            <text:p>1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Ba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hristophe Caresche</text:p>
          </table:table-cell>
          <table:table-cell table:formula="of:=IF(ISNUMBER(VLOOKUP([.B45];[.$J$2:.$K$202];2;0));VLOOKUP([.B45];[.$J$2:.$K$202];2;0);1)" office:value-type="float" office:value="1">
            <text:p>1</text:p>
          </table:table-cell>
          <table:table-cell table:formula="of:=IF(ISNUMBER(VLOOKUP([.B45];[.$M$2:.$N$12];2;0));VLOOKUP([.B45];[.$M$2:.$N$12];2;0);1)" office:value-type="float" office:value="1">
            <text:p>1</text:p>
          </table:table-cell>
          <table:table-cell table:formula="of:=IF(ISNUMBER(VLOOKUP([.B45];[.$P$2:.$Q$46];2;0));VLOOKUP([.B4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5];[.$S$2:.$T$100];2;0));VLOOKUP([.B45];[.$S$2:.$T$100];2;0);1)" office:value-type="float" office:value="1">
            <text:p>1</text:p>
          </table:table-cell>
          <table:table-cell table:formula="of:=IF(ISNUMBER(VLOOKUP([.B45];[.$Y$2:.$Z$302];2;0));VLOOKUP([.B45];[.$Y$2:.$Z$302];2;0);0)" office:value-type="float" office:value="1">
            <text:p>1</text:p>
          </table:table-cell>
          <table:table-cell/>
          <table:table-cell office:value-type="string">
            <text:p>Jean-Philippe Mallé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Luc Lauren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Lefebv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Christophe Castaner</text:p>
          </table:table-cell>
          <table:table-cell table:formula="of:=IF(ISNUMBER(VLOOKUP([.B46];[.$J$2:.$K$202];2;0));VLOOKUP([.B46];[.$J$2:.$K$202];2;0);1)" office:value-type="float" office:value="1">
            <text:p>1</text:p>
          </table:table-cell>
          <table:table-cell table:formula="of:=IF(ISNUMBER(VLOOKUP([.B46];[.$M$2:.$N$12];2;0));VLOOKUP([.B46];[.$M$2:.$N$12];2;0);1)" office:value-type="float" office:value="1">
            <text:p>1</text:p>
          </table:table-cell>
          <table:table-cell table:formula="of:=IF(ISNUMBER(VLOOKUP([.B46];[.$P$2:.$Q$46];2;0));VLOOKUP([.B4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6];[.$S$2:.$T$100];2;0));VLOOKUP([.B46];[.$S$2:.$T$100];2;0);1)" office:value-type="float" office:value="1">
            <text:p>1</text:p>
          </table:table-cell>
          <table:table-cell table:formula="of:=IF(ISNUMBER(VLOOKUP([.B46];[.$Y$2:.$Z$302];2;0));VLOOKUP([.B46];[.$Y$2:.$Z$302];2;0);0)"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Dominique Raimbour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Christophe Léonard</text:p>
          </table:table-cell>
          <table:table-cell table:formula="of:=IF(ISNUMBER(VLOOKUP([.B47];[.$J$2:.$K$202];2;0));VLOOKUP([.B47];[.$J$2:.$K$202];2;0);1)" office:value-type="float" office:value="0">
            <text:p>0</text:p>
          </table:table-cell>
          <table:table-cell table:formula="of:=IF(ISNUMBER(VLOOKUP([.B47];[.$M$2:.$N$12];2;0));VLOOKUP([.B47];[.$M$2:.$N$12];2;0);1)" office:value-type="float" office:value="1">
            <text:p>1</text:p>
          </table:table-cell>
          <table:table-cell table:formula="of:=IF(ISNUMBER(VLOOKUP([.B47];[.$P$2:.$Q$46];2;0));VLOOKUP([.B47];[.$P$2:.$Q$46];2;0);1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ISNUMBER(VLOOKUP([.B47];[.$S$2:.$T$100];2;0));VLOOKUP([.B47];[.$S$2:.$T$100];2;0);1)" office:value-type="float" office:value="0">
            <text:p>0</text:p>
          </table:table-cell>
          <table:table-cell table:formula="of:=IF(ISNUMBER(VLOOKUP([.B47];[.$Y$2:.$Z$302];2;0));VLOOKUP([.B47];[.$Y$2:.$Z$302];2;0);0)"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duardo Rihan Cyp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Christophe Premat</text:p>
          </table:table-cell>
          <table:table-cell table:formula="of:=IF(ISNUMBER(VLOOKUP([.B48];[.$J$2:.$K$202];2;0));VLOOKUP([.B48];[.$J$2:.$K$202];2;0);1)" office:value-type="float" office:value="1">
            <text:p>1</text:p>
          </table:table-cell>
          <table:table-cell table:formula="of:=IF(ISNUMBER(VLOOKUP([.B48];[.$M$2:.$N$12];2;0));VLOOKUP([.B48];[.$M$2:.$N$12];2;0);1)" office:value-type="float" office:value="1">
            <text:p>1</text:p>
          </table:table-cell>
          <table:table-cell table:formula="of:=IF(ISNUMBER(VLOOKUP([.B48];[.$P$2:.$Q$46];2;0));VLOOKUP([.B4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8];[.$S$2:.$T$100];2;0));VLOOKUP([.B48];[.$S$2:.$T$100];2;0);1)" office:value-type="float" office:value="1">
            <text:p>1</text:p>
          </table:table-cell>
          <table:table-cell table:formula="of:=IF(ISNUMBER(VLOOKUP([.B48];[.$Y$2:.$Z$302];2;0));VLOOKUP([.B48];[.$Y$2:.$Z$302];2;0);0)" office:value-type="float" office:value="1">
            <text:p>1</text:p>
          </table:table-cell>
          <table:table-cell/>
          <table:table-cell office:value-type="string">
            <text:p>Jean-Pierre Magg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lisabeth Guig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hristophe Sirugue</text:p>
          </table:table-cell>
          <table:table-cell table:formula="of:=IF(ISNUMBER(VLOOKUP([.B49];[.$J$2:.$K$202];2;0));VLOOKUP([.B49];[.$J$2:.$K$202];2;0);1)" office:value-type="float" office:value="1">
            <text:p>1</text:p>
          </table:table-cell>
          <table:table-cell table:formula="of:=IF(ISNUMBER(VLOOKUP([.B49];[.$M$2:.$N$12];2;0));VLOOKUP([.B49];[.$M$2:.$N$12];2;0);1)" office:value-type="float" office:value="1">
            <text:p>1</text:p>
          </table:table-cell>
          <table:table-cell table:formula="of:=IF(ISNUMBER(VLOOKUP([.B49];[.$P$2:.$Q$46];2;0));VLOOKUP([.B4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9];[.$S$2:.$T$100];2;0));VLOOKUP([.B49];[.$S$2:.$T$100];2;0);1)" office:value-type="float" office:value="1">
            <text:p>1</text:p>
          </table:table-cell>
          <table:table-cell table:formula="of:=IF(ISNUMBER(VLOOKUP([.B49];[.$Y$2:.$Z$302];2;0));VLOOKUP([.B49];[.$Y$2:.$Z$302];2;0);0)" office:value-type="float" office:value="1">
            <text:p>1</text:p>
          </table:table-cell>
          <table:table-cell/>
          <table:table-cell office:value-type="string">
            <text:p>Jean-René Marsac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lisabeth Poch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Claude Bartolone</text:p>
          </table:table-cell>
          <table:table-cell table:formula="of:=IF(ISNUMBER(VLOOKUP([.B50];[.$J$2:.$K$202];2;0));VLOOKUP([.B50];[.$J$2:.$K$202];2;0);1)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formula="of:=IF(ISNUMBER(VLOOKUP([.B50];[.$Y$2:.$Z$302];2;0));VLOOKUP([.B50];[.$Y$2:.$Z$302];2;0);0)" office:value-type="float" office:value="1">
            <text:p>1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meric Bréh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Clotilde Valter</text:p>
          </table:table-cell>
          <table:table-cell table:formula="of:=IF(ISNUMBER(VLOOKUP([.B51];[.$J$2:.$K$202];2;0));VLOOKUP([.B51];[.$J$2:.$K$202];2;0);1)" office:value-type="float" office:value="1">
            <text:p>1</text:p>
          </table:table-cell>
          <table:table-cell table:formula="of:=IF(ISNUMBER(VLOOKUP([.B51];[.$M$2:.$N$12];2;0));VLOOKUP([.B51];[.$M$2:.$N$12];2;0);1)" office:value-type="float" office:value="1">
            <text:p>1</text:p>
          </table:table-cell>
          <table:table-cell table:formula="of:=IF(ISNUMBER(VLOOKUP([.B51];[.$P$2:.$Q$46];2;0));VLOOKUP([.B5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1];[.$S$2:.$T$100];2;0));VLOOKUP([.B51];[.$S$2:.$T$100];2;0);1)" office:value-type="float" office:value="1">
            <text:p>1</text:p>
          </table:table-cell>
          <table:table-cell table:formula="of:=IF(ISNUMBER(VLOOKUP([.B51];[.$Y$2:.$Z$302];2;0));VLOOKUP([.B51];[.$Y$2:.$Z$302];2;0);0)" office:value-type="float" office:value="1">
            <text:p>1</text:p>
          </table:table-cell>
          <table:table-cell/>
          <table:table-cell office:value-type="string">
            <text:p>Jérôme Lamb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milienne Poumiro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Colette Capdevielle</text:p>
          </table:table-cell>
          <table:table-cell table:formula="of:=IF(ISNUMBER(VLOOKUP([.B52];[.$J$2:.$K$202];2;0));VLOOKUP([.B52];[.$J$2:.$K$202];2;0);1)" office:value-type="float" office:value="1">
            <text:p>1</text:p>
          </table:table-cell>
          <table:table-cell table:formula="of:=IF(ISNUMBER(VLOOKUP([.B52];[.$M$2:.$N$12];2;0));VLOOKUP([.B52];[.$M$2:.$N$12];2;0);1)" office:value-type="float" office:value="1">
            <text:p>1</text:p>
          </table:table-cell>
          <table:table-cell table:formula="of:=IF(ISNUMBER(VLOOKUP([.B52];[.$P$2:.$Q$46];2;0));VLOOKUP([.B5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2];[.$S$2:.$T$100];2;0));VLOOKUP([.B52];[.$S$2:.$T$100];2;0);1)" office:value-type="float" office:value="1">
            <text:p>1</text:p>
          </table:table-cell>
          <table:table-cell table:formula="of:=IF(ISNUMBER(VLOOKUP([.B52];[.$Y$2:.$Z$302];2;0));VLOOKUP([.B52];[.$Y$2:.$Z$302];2;0);0)" office:value-type="float" office:value="1">
            <text:p>1</text:p>
          </table:table-cell>
          <table:table-cell/>
          <table:table-cell office:value-type="string">
            <text:p>Julie Sommaruga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icka Bareigt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olette Langlade</text:p>
          </table:table-cell>
          <table:table-cell table:formula="of:=IF(ISNUMBER(VLOOKUP([.B53];[.$J$2:.$K$202];2;0));VLOOKUP([.B53];[.$J$2:.$K$202];2;0);1)" office:value-type="float" office:value="1">
            <text:p>1</text:p>
          </table:table-cell>
          <table:table-cell table:formula="of:=IF(ISNUMBER(VLOOKUP([.B53];[.$M$2:.$N$12];2;0));VLOOKUP([.B53];[.$M$2:.$N$12];2;0);1)" office:value-type="float" office:value="1">
            <text:p>1</text:p>
          </table:table-cell>
          <table:table-cell table:formula="of:=IF(ISNUMBER(VLOOKUP([.B53];[.$P$2:.$Q$46];2;0));VLOOKUP([.B5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3];[.$S$2:.$T$100];2;0));VLOOKUP([.B53];[.$S$2:.$T$100];2;0);1)" office:value-type="float" office:value="1">
            <text:p>1</text:p>
          </table:table-cell>
          <table:table-cell table:formula="of:=IF(ISNUMBER(VLOOKUP([.B53];[.$Y$2:.$Z$302];2;0));VLOOKUP([.B53];[.$Y$2:.$Z$302];2;0);0)"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wann Bi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Conchita Lacuey</text:p>
          </table:table-cell>
          <table:table-cell table:formula="of:=IF(ISNUMBER(VLOOKUP([.B54];[.$J$2:.$K$202];2;0));VLOOKUP([.B54];[.$J$2:.$K$202];2;0);1)" office:value-type="float" office:value="1">
            <text:p>1</text:p>
          </table:table-cell>
          <table:table-cell table:formula="of:=IF(ISNUMBER(VLOOKUP([.B54];[.$M$2:.$N$12];2;0));VLOOKUP([.B54];[.$M$2:.$N$12];2;0);1)" office:value-type="float" office:value="1">
            <text:p>1</text:p>
          </table:table-cell>
          <table:table-cell table:formula="of:=IF(ISNUMBER(VLOOKUP([.B54];[.$P$2:.$Q$46];2;0));VLOOKUP([.B5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4];[.$S$2:.$T$100];2;0));VLOOKUP([.B54];[.$S$2:.$T$100];2;0);1)" office:value-type="float" office:value="1">
            <text:p>1</text:p>
          </table:table-cell>
          <table:table-cell table:formula="of:=IF(ISNUMBER(VLOOKUP([.B54];[.$Y$2:.$Z$302];2;0));VLOOKUP([.B54];[.$Y$2:.$Z$302];2;0);0)" office:value-type="float" office:value="0">
            <text:p>0</text:p>
          </table:table-cell>
          <table:table-cell/>
          <table:table-cell office:value-type="string">
            <text:p>Laurence Dumon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stelle Gre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Corinne Erhel</text:p>
          </table:table-cell>
          <table:table-cell table:formula="of:=IF(ISNUMBER(VLOOKUP([.B55];[.$J$2:.$K$202];2;0));VLOOKUP([.B55];[.$J$2:.$K$202];2;0);1)" office:value-type="float" office:value="1">
            <text:p>1</text:p>
          </table:table-cell>
          <table:table-cell table:formula="of:=IF(ISNUMBER(VLOOKUP([.B55];[.$M$2:.$N$12];2;0));VLOOKUP([.B55];[.$M$2:.$N$12];2;0);1)" office:value-type="float" office:value="1">
            <text:p>1</text:p>
          </table:table-cell>
          <table:table-cell table:formula="of:=IF(ISNUMBER(VLOOKUP([.B55];[.$P$2:.$Q$46];2;0));VLOOKUP([.B5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5];[.$S$2:.$T$100];2;0));VLOOKUP([.B55];[.$S$2:.$T$100];2;0);1)" office:value-type="float" office:value="1">
            <text:p>1</text:p>
          </table:table-cell>
          <table:table-cell table:formula="of:=IF(ISNUMBER(VLOOKUP([.B55];[.$Y$2:.$Z$302];2;0));VLOOKUP([.B55];[.$Y$2:.$Z$302];2;0);0)"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brice Verd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Daniel Boisserie</text:p>
          </table:table-cell>
          <table:table-cell table:formula="of:=IF(ISNUMBER(VLOOKUP([.B56];[.$J$2:.$K$202];2;0));VLOOKUP([.B56];[.$J$2:.$K$202];2;0);1)" office:value-type="float" office:value="1">
            <text:p>1</text:p>
          </table:table-cell>
          <table:table-cell table:formula="of:=IF(ISNUMBER(VLOOKUP([.B56];[.$M$2:.$N$12];2;0));VLOOKUP([.B56];[.$M$2:.$N$12];2;0);1)" office:value-type="float" office:value="1">
            <text:p>1</text:p>
          </table:table-cell>
          <table:table-cell table:formula="of:=IF(ISNUMBER(VLOOKUP([.B56];[.$P$2:.$Q$46];2;0));VLOOKUP([.B5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6];[.$S$2:.$T$100];2;0));VLOOKUP([.B56];[.$S$2:.$T$100];2;0);1)" office:value-type="float" office:value="1">
            <text:p>1</text:p>
          </table:table-cell>
          <table:table-cell table:formula="of:=IF(ISNUMBER(VLOOKUP([.B56];[.$Y$2:.$Z$302];2;0));VLOOKUP([.B56];[.$Y$2:.$Z$302];2;0);0)" office:value-type="float" office:value="1">
            <text:p>1</text:p>
          </table:table-cell>
          <table:table-cell/>
          <table:table-cell office:value-type="string">
            <text:p>Laurent Kalinows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nny Dombre Cos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Daniel Goldberg</text:p>
          </table:table-cell>
          <table:table-cell table:formula="of:=IF(ISNUMBER(VLOOKUP([.B57];[.$J$2:.$K$202];2;0));VLOOKUP([.B57];[.$J$2:.$K$202];2;0);1)" office:value-type="float" office:value="0">
            <text:p>0</text:p>
          </table:table-cell>
          <table:table-cell table:formula="of:=IF(ISNUMBER(VLOOKUP([.B57];[.$M$2:.$N$12];2;0));VLOOKUP([.B57];[.$M$2:.$N$12];2;0);1)" office:value-type="float" office:value="1">
            <text:p>1</text:p>
          </table:table-cell>
          <table:table-cell table:formula="of:=IF(ISNUMBER(VLOOKUP([.B57];[.$P$2:.$Q$46];2;0));VLOOKUP([.B57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57];[.$S$2:.$T$100];2;0));VLOOKUP([.B57];[.$S$2:.$T$100];2;0);1)" office:value-type="float" office:value="0">
            <text:p>0</text:p>
          </table:table-cell>
          <table:table-cell table:formula="of:=IF(ISNUMBER(VLOOKUP([.B57];[.$Y$2:.$Z$302];2;0));VLOOKUP([.B57];[.$Y$2:.$Z$302];2;0);0)"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lorent Boudi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Daniel Vaillant</text:p>
          </table:table-cell>
          <table:table-cell table:formula="of:=IF(ISNUMBER(VLOOKUP([.B58];[.$J$2:.$K$202];2;0));VLOOKUP([.B58];[.$J$2:.$K$202];2;0);1)" office:value-type="float" office:value="1">
            <text:p>1</text:p>
          </table:table-cell>
          <table:table-cell table:formula="of:=IF(ISNUMBER(VLOOKUP([.B58];[.$M$2:.$N$12];2;0));VLOOKUP([.B58];[.$M$2:.$N$12];2;0);1)" office:value-type="float" office:value="1">
            <text:p>1</text:p>
          </table:table-cell>
          <table:table-cell table:formula="of:=IF(ISNUMBER(VLOOKUP([.B58];[.$P$2:.$Q$46];2;0));VLOOKUP([.B5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8];[.$S$2:.$T$100];2;0));VLOOKUP([.B58];[.$S$2:.$T$100];2;0);1)" office:value-type="float" office:value="1">
            <text:p>1</text:p>
          </table:table-cell>
          <table:table-cell table:formula="of:=IF(ISNUMBER(VLOOKUP([.B58];[.$Y$2:.$Z$302];2;0));VLOOKUP([.B58];[.$Y$2:.$Z$302];2;0);0)" office:value-type="float" office:value="1">
            <text:p>1</text:p>
          </table:table-cell>
          <table:table-cell/>
          <table:table-cell office:value-type="string">
            <text:p>Lucette Louste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And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David Habib</text:p>
          </table:table-cell>
          <table:table-cell table:formula="of:=IF(ISNUMBER(VLOOKUP([.B59];[.$J$2:.$K$202];2;0));VLOOKUP([.B59];[.$J$2:.$K$202];2;0);1)" office:value-type="float" office:value="1">
            <text:p>1</text:p>
          </table:table-cell>
          <table:table-cell table:formula="of:=IF(ISNUMBER(VLOOKUP([.B59];[.$M$2:.$N$12];2;0));VLOOKUP([.B59];[.$M$2:.$N$12];2;0);1)" office:value-type="float" office:value="1">
            <text:p>1</text:p>
          </table:table-cell>
          <table:table-cell table:formula="of:=IF(ISNUMBER(VLOOKUP([.B59];[.$P$2:.$Q$46];2;0));VLOOKUP([.B5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9];[.$S$2:.$T$100];2;0));VLOOKUP([.B59];[.$S$2:.$T$100];2;0);1)" office:value-type="float" office:value="1">
            <text:p>1</text:p>
          </table:table-cell>
          <table:table-cell table:formula="of:=IF(ISNUMBER(VLOOKUP([.B59];[.$Y$2:.$Z$302];2;0));VLOOKUP([.B59];[.$Y$2:.$Z$302];2;0);0)" office:value-type="float" office:value="1">
            <text:p>1</text:p>
          </table:table-cell>
          <table:table-cell/>
          <table:table-cell office:value-type="string">
            <text:p>Marie-Line Reynau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Brott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Delphine Batho</text:p>
          </table:table-cell>
          <table:table-cell table:formula="of:=IF(ISNUMBER(VLOOKUP([.B60];[.$J$2:.$K$202];2;0));VLOOKUP([.B60];[.$J$2:.$K$202];2;0);1)" office:value-type="float" office:value="1">
            <text:p>1</text:p>
          </table:table-cell>
          <table:table-cell table:formula="of:=IF(ISNUMBER(VLOOKUP([.B60];[.$M$2:.$N$12];2;0));VLOOKUP([.B60];[.$M$2:.$N$12];2;0);1)" office:value-type="float" office:value="1">
            <text:p>1</text:p>
          </table:table-cell>
          <table:table-cell table:formula="of:=IF(ISNUMBER(VLOOKUP([.B60];[.$P$2:.$Q$46];2;0));VLOOKUP([.B60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0];[.$S$2:.$T$100];2;0));VLOOKUP([.B60];[.$S$2:.$T$100];2;0);1)" office:value-type="float" office:value="1">
            <text:p>1</text:p>
          </table:table-cell>
          <table:table-cell table:formula="of:=IF(ISNUMBER(VLOOKUP([.B60];[.$Y$2:.$Z$302];2;0));VLOOKUP([.B60];[.$Y$2:.$Z$302];2;0);0)" office:value-type="float" office:value="0">
            <text:p>0</text:p>
          </table:table-cell>
          <table:table-cell/>
          <table:table-cell office:value-type="string">
            <text:p>Marie-Lou Marc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Lonc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Denys Robiliard</text:p>
          </table:table-cell>
          <table:table-cell table:formula="of:=IF(ISNUMBER(VLOOKUP([.B61];[.$J$2:.$K$202];2;0));VLOOKUP([.B61];[.$J$2:.$K$202];2;0);1)" office:value-type="float" office:value="0">
            <text:p>0</text:p>
          </table:table-cell>
          <table:table-cell table:formula="of:=IF(ISNUMBER(VLOOKUP([.B61];[.$M$2:.$N$12];2;0));VLOOKUP([.B61];[.$M$2:.$N$12];2;0);1)" office:value-type="float" office:value="1">
            <text:p>1</text:p>
          </table:table-cell>
          <table:table-cell table:formula="of:=IF(ISNUMBER(VLOOKUP([.B61];[.$P$2:.$Q$46];2;0));VLOOKUP([.B6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1];[.$S$2:.$T$100];2;0));VLOOKUP([.B61];[.$S$2:.$T$100];2;0);1)" office:value-type="float" office:value="0">
            <text:p>0</text:p>
          </table:table-cell>
          <table:table-cell table:formula="of:=IF(ISNUMBER(VLOOKUP([.B61];[.$Y$2:.$Z$302];2;0));VLOOKUP([.B61];[.$Y$2:.$Z$302];2;0);0)" office:value-type="float" office:value="0">
            <text:p>0</text:p>
          </table:table-cell>
          <table:table-cell/>
          <table:table-cell office:value-type="string">
            <text:p>Marie-Noëlle Lieneman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Pupp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Dominique Baert</text:p>
          </table:table-cell>
          <table:table-cell table:formula="of:=IF(ISNUMBER(VLOOKUP([.B62];[.$J$2:.$K$202];2;0));VLOOKUP([.B62];[.$J$2:.$K$202];2;0);1)" office:value-type="float" office:value="1">
            <text:p>1</text:p>
          </table:table-cell>
          <table:table-cell table:formula="of:=IF(ISNUMBER(VLOOKUP([.B62];[.$M$2:.$N$12];2;0));VLOOKUP([.B62];[.$M$2:.$N$12];2;0);1)" office:value-type="float" office:value="1">
            <text:p>1</text:p>
          </table:table-cell>
          <table:table-cell table:formula="of:=IF(ISNUMBER(VLOOKUP([.B62];[.$P$2:.$Q$46];2;0));VLOOKUP([.B6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2];[.$S$2:.$T$100];2;0));VLOOKUP([.B62];[.$S$2:.$T$100];2;0);1)" office:value-type="float" office:value="1">
            <text:p>1</text:p>
          </table:table-cell>
          <table:table-cell table:formula="of:=IF(ISNUMBER(VLOOKUP([.B62];[.$Y$2:.$Z$302];2;0));VLOOKUP([.B62];[.$Y$2:.$Z$302];2;0);0)"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escamps-Crosn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Dominique Chauvel</text:p>
          </table:table-cell>
          <table:table-cell table:formula="of:=IF(ISNUMBER(VLOOKUP([.B63];[.$J$2:.$K$202];2;0));VLOOKUP([.B63];[.$J$2:.$K$202];2;0);1)" office:value-type="float" office:value="0">
            <text:p>0</text:p>
          </table:table-cell>
          <table:table-cell table:formula="of:=IF(ISNUMBER(VLOOKUP([.B63];[.$M$2:.$N$12];2;0));VLOOKUP([.B63];[.$M$2:.$N$12];2;0);1)" office:value-type="float" office:value="1">
            <text:p>1</text:p>
          </table:table-cell>
          <table:table-cell table:formula="of:=IF(ISNUMBER(VLOOKUP([.B63];[.$P$2:.$Q$46];2;0));VLOOKUP([.B63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3];[.$S$2:.$T$100];2;0));VLOOKUP([.B63];[.$S$2:.$T$100];2;0);1)" office:value-type="float" office:value="0">
            <text:p>0</text:p>
          </table:table-cell>
          <table:table-cell table:formula="of:=IF(ISNUMBER(VLOOKUP([.B63];[.$Y$2:.$Z$302];2;0));VLOOKUP([.B63];[.$Y$2:.$Z$302];2;0);0)" office:value-type="float" office:value="0">
            <text:p>0</text:p>
          </table:table-cell>
          <table:table-cell/>
          <table:table-cell office:value-type="string">
            <text:p>Maud Oliv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b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Dominique Lefebvre</text:p>
          </table:table-cell>
          <table:table-cell table:formula="of:=IF(ISNUMBER(VLOOKUP([.B64];[.$J$2:.$K$202];2;0));VLOOKUP([.B64];[.$J$2:.$K$202];2;0);1)" office:value-type="float" office:value="1">
            <text:p>1</text:p>
          </table:table-cell>
          <table:table-cell table:formula="of:=IF(ISNUMBER(VLOOKUP([.B64];[.$M$2:.$N$12];2;0));VLOOKUP([.B64];[.$M$2:.$N$12];2;0);1)" office:value-type="float" office:value="1">
            <text:p>1</text:p>
          </table:table-cell>
          <table:table-cell table:formula="of:=IF(ISNUMBER(VLOOKUP([.B64];[.$P$2:.$Q$46];2;0));VLOOKUP([.B6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4];[.$S$2:.$T$100];2;0));VLOOKUP([.B64];[.$S$2:.$T$100];2;0);1)" office:value-type="float" office:value="1">
            <text:p>1</text:p>
          </table:table-cell>
          <table:table-cell table:formula="of:=IF(ISNUMBER(VLOOKUP([.B64];[.$Y$2:.$Z$302];2;0));VLOOKUP([.B64];[.$Y$2:.$Z$302];2;0);0)" office:value-type="float" office:value="1">
            <text:p>1</text:p>
          </table:table-cell>
          <table:table-cell/>
          <table:table-cell office:value-type="string">
            <text:p>Michel Lefai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Dominique Potier</text:p>
          </table:table-cell>
          <table:table-cell table:formula="of:=IF(ISNUMBER(VLOOKUP([.B65];[.$J$2:.$K$202];2;0));VLOOKUP([.B65];[.$J$2:.$K$202];2;0);1)" office:value-type="float" office:value="0">
            <text:p>0</text:p>
          </table:table-cell>
          <table:table-cell table:formula="of:=IF(ISNUMBER(VLOOKUP([.B65];[.$M$2:.$N$12];2;0));VLOOKUP([.B65];[.$M$2:.$N$12];2;0);1)" office:value-type="float" office:value="1">
            <text:p>1</text:p>
          </table:table-cell>
          <table:table-cell table:formula="of:=IF(ISNUMBER(VLOOKUP([.B65];[.$P$2:.$Q$46];2;0));VLOOKUP([.B6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5];[.$S$2:.$T$100];2;0));VLOOKUP([.B65];[.$S$2:.$T$100];2;0);1)" office:value-type="float" office:value="1">
            <text:p>1</text:p>
          </table:table-cell>
          <table:table-cell table:formula="of:=IF(ISNUMBER(VLOOKUP([.B65];[.$Y$2:.$Z$302];2;0));VLOOKUP([.B65];[.$Y$2:.$Z$302];2;0);0)"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Im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Dominique Raimbourg</text:p>
          </table:table-cell>
          <table:table-cell table:formula="of:=IF(ISNUMBER(VLOOKUP([.B66];[.$J$2:.$K$202];2;0));VLOOKUP([.B66];[.$J$2:.$K$202];2;0);1)" office:value-type="float" office:value="1">
            <text:p>1</text:p>
          </table:table-cell>
          <table:table-cell table:formula="of:=IF(ISNUMBER(VLOOKUP([.B66];[.$M$2:.$N$12];2;0));VLOOKUP([.B66];[.$M$2:.$N$12];2;0);1)" office:value-type="float" office:value="1">
            <text:p>1</text:p>
          </table:table-cell>
          <table:table-cell table:formula="of:=IF(ISNUMBER(VLOOKUP([.B66];[.$P$2:.$Q$46];2;0));VLOOKUP([.B6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6];[.$S$2:.$T$100];2;0));VLOOKUP([.B66];[.$S$2:.$T$100];2;0);1)" office:value-type="float" office:value="1">
            <text:p>1</text:p>
          </table:table-cell>
          <table:table-cell table:formula="of:=IF(ISNUMBER(VLOOKUP([.B66];[.$Y$2:.$Z$302];2;0));VLOOKUP([.B66];[.$Y$2:.$Z$302];2;0);0)"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Barb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Edith Gueugneau</text:p>
          </table:table-cell>
          <table:table-cell table:formula="of:=IF(ISNUMBER(VLOOKUP([.B67];[.$J$2:.$K$202];2;0));VLOOKUP([.B67];[.$J$2:.$K$202];2;0);1)" office:value-type="float" office:value="0">
            <text:p>0</text:p>
          </table:table-cell>
          <table:table-cell table:formula="of:=IF(ISNUMBER(VLOOKUP([.B67];[.$M$2:.$N$12];2;0));VLOOKUP([.B67];[.$M$2:.$N$12];2;0);1)" office:value-type="float" office:value="1">
            <text:p>1</text:p>
          </table:table-cell>
          <table:table-cell table:formula="of:=IF(ISNUMBER(VLOOKUP([.B67];[.$P$2:.$Q$46];2;0));VLOOKUP([.B67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7];[.$S$2:.$T$100];2;0));VLOOKUP([.B67];[.$S$2:.$T$100];2;0);1)" office:value-type="float" office:value="0">
            <text:p>0</text:p>
          </table:table-cell>
          <table:table-cell table:formula="of:=IF(ISNUMBER(VLOOKUP([.B67];[.$Y$2:.$Z$302];2;0));VLOOKUP([.B67];[.$Y$2:.$Z$302];2;0);0)" office:value-type="float" office:value="0">
            <text:p>0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Roi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Eduardo Rihan Cypel</text:p>
          </table:table-cell>
          <table:table-cell table:formula="of:=IF(ISNUMBER(VLOOKUP([.B68];[.$J$2:.$K$202];2;0));VLOOKUP([.B68];[.$J$2:.$K$202];2;0);1)" office:value-type="float" office:value="1">
            <text:p>1</text:p>
          </table:table-cell>
          <table:table-cell table:formula="of:=IF(ISNUMBER(VLOOKUP([.B68];[.$M$2:.$N$12];2;0));VLOOKUP([.B68];[.$M$2:.$N$12];2;0);1)" office:value-type="float" office:value="1">
            <text:p>1</text:p>
          </table:table-cell>
          <table:table-cell table:formula="of:=IF(ISNUMBER(VLOOKUP([.B68];[.$P$2:.$Q$46];2;0));VLOOKUP([.B6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8];[.$S$2:.$T$100];2;0));VLOOKUP([.B68];[.$S$2:.$T$100];2;0);1)" office:value-type="float" office:value="1">
            <text:p>1</text:p>
          </table:table-cell>
          <table:table-cell table:formula="of:=IF(ISNUMBER(VLOOKUP([.B68];[.$Y$2:.$Z$302];2;0));VLOOKUP([.B68];[.$Y$2:.$Z$302];2;0);0)"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que Mass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Élisabeth Guigou</text:p>
          </table:table-cell>
          <table:table-cell table:formula="of:=IF(ISNUMBER(VLOOKUP([.B69];[.$J$2:.$K$202];2;0));VLOOKUP([.B69];[.$J$2:.$K$202];2;0);1)" office:value-type="float" office:value="1">
            <text:p>1</text:p>
          </table:table-cell>
          <table:table-cell table:formula="of:=IF(ISNUMBER(VLOOKUP([.B69];[.$M$2:.$N$12];2;0));VLOOKUP([.B69];[.$M$2:.$N$12];2;0);1)" office:value-type="float" office:value="1">
            <text:p>1</text:p>
          </table:table-cell>
          <table:table-cell table:formula="of:=IF(ISNUMBER(VLOOKUP([.B69];[.$P$2:.$Q$46];2;0));VLOOKUP([.B6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9];[.$S$2:.$T$100];2;0));VLOOKUP([.B69];[.$S$2:.$T$100];2;0);1)" office:value-type="float" office:value="1">
            <text:p>1</text:p>
          </table:table-cell>
          <table:table-cell table:formula="of:=IF(ISNUMBER(VLOOKUP([.B69];[.$Y$2:.$Z$302];2;0));VLOOKUP([.B69];[.$Y$2:.$Z$302];2;0);0)" office:value-type="float" office:value="1">
            <text:p>1</text:p>
          </table:table-cell>
          <table:table-cell/>
          <table:table-cell office:value-type="string">
            <text:p>Olivier Dussop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abrielle Louis-Ca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Elisabeth Pochon</text:p>
          </table:table-cell>
          <table:table-cell table:formula="of:=IF(ISNUMBER(VLOOKUP([.B70];[.$J$2:.$K$202];2;0));VLOOKUP([.B70];[.$J$2:.$K$202];2;0);1)" office:value-type="float" office:value="1">
            <text:p>1</text:p>
          </table:table-cell>
          <table:table-cell table:formula="of:=IF(ISNUMBER(VLOOKUP([.B70];[.$M$2:.$N$12];2;0));VLOOKUP([.B70];[.$M$2:.$N$12];2;0);1)" office:value-type="float" office:value="1">
            <text:p>1</text:p>
          </table:table-cell>
          <table:table-cell table:formula="of:=IF(ISNUMBER(VLOOKUP([.B70];[.$P$2:.$Q$46];2;0));VLOOKUP([.B7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0];[.$S$2:.$T$100];2;0));VLOOKUP([.B70];[.$S$2:.$T$100];2;0);1)" office:value-type="float" office:value="1">
            <text:p>1</text:p>
          </table:table-cell>
          <table:table-cell table:formula="of:=IF(ISNUMBER(VLOOKUP([.B70];[.$Y$2:.$Z$302];2;0));VLOOKUP([.B70];[.$Y$2:.$Z$302];2;0);0)" office:value-type="float" office:value="1">
            <text:p>1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a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Emeric Bréhier</text:p>
          </table:table-cell>
          <table:table-cell table:formula="of:=IF(ISNUMBER(VLOOKUP([.B71];[.$J$2:.$K$202];2;0));VLOOKUP([.B71];[.$J$2:.$K$202];2;0);1)" office:value-type="float" office:value="1">
            <text:p>1</text:p>
          </table:table-cell>
          <table:table-cell table:formula="of:=IF(ISNUMBER(VLOOKUP([.B71];[.$M$2:.$N$12];2;0));VLOOKUP([.B71];[.$M$2:.$N$12];2;0);1)" office:value-type="float" office:value="1">
            <text:p>1</text:p>
          </table:table-cell>
          <table:table-cell table:formula="of:=IF(ISNUMBER(VLOOKUP([.B71];[.$P$2:.$Q$46];2;0));VLOOKUP([.B7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1];[.$S$2:.$T$100];2;0));VLOOKUP([.B71];[.$S$2:.$T$100];2;0);1)" office:value-type="float" office:value="1">
            <text:p>1</text:p>
          </table:table-cell>
          <table:table-cell table:formula="of:=IF(ISNUMBER(VLOOKUP([.B71];[.$Y$2:.$Z$302];2;0));VLOOKUP([.B71];[.$Y$2:.$Z$302];2;0);0)"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osselin-Fleu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Émilienne Poumirol</text:p>
          </table:table-cell>
          <table:table-cell table:formula="of:=IF(ISNUMBER(VLOOKUP([.B72];[.$J$2:.$K$202];2;0));VLOOKUP([.B72];[.$J$2:.$K$202];2;0);1)" office:value-type="float" office:value="1">
            <text:p>1</text:p>
          </table:table-cell>
          <table:table-cell table:formula="of:=IF(ISNUMBER(VLOOKUP([.B72];[.$M$2:.$N$12];2;0));VLOOKUP([.B72];[.$M$2:.$N$12];2;0);1)" office:value-type="float" office:value="1">
            <text:p>1</text:p>
          </table:table-cell>
          <table:table-cell table:formula="of:=IF(ISNUMBER(VLOOKUP([.B72];[.$P$2:.$Q$46];2;0));VLOOKUP([.B7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2];[.$S$2:.$T$100];2;0));VLOOKUP([.B72];[.$S$2:.$T$100];2;0);1)" office:value-type="float" office:value="1">
            <text:p>1</text:p>
          </table:table-cell>
          <table:table-cell table:formula="of:=IF(ISNUMBER(VLOOKUP([.B72];[.$Y$2:.$Z$302];2;0));VLOOKUP([.B72];[.$Y$2:.$Z$302];2;0);0)" office:value-type="float" office:value="1">
            <text:p>1</text:p>
          </table:table-cell>
          <table:table-cell/>
          <table:table-cell office:value-type="string">
            <text:p>Pascale Crozo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Bap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Éric Jalton</text:p>
          </table:table-cell>
          <table:table-cell table:formula="of:=IF(ISNUMBER(VLOOKUP([.B73];[.$J$2:.$K$202];2;0));VLOOKUP([.B73];[.$J$2:.$K$202];2;0);1)" office:value-type="float" office:value="0">
            <text:p>0</text:p>
          </table:table-cell>
          <table:table-cell table:formula="of:=IF(ISNUMBER(VLOOKUP([.B73];[.$M$2:.$N$12];2;0));VLOOKUP([.B73];[.$M$2:.$N$12];2;0);1)" office:value-type="float" office:value="1">
            <text:p>1</text:p>
          </table:table-cell>
          <table:table-cell table:formula="of:=IF(ISNUMBER(VLOOKUP([.B73];[.$P$2:.$Q$46];2;0));VLOOKUP([.B7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3];[.$S$2:.$T$100];2;0));VLOOKUP([.B73];[.$S$2:.$T$100];2;0);1)" office:value-type="float" office:value="1">
            <text:p>1</text:p>
          </table:table-cell>
          <table:table-cell table:formula="of:=IF(ISNUMBER(VLOOKUP([.B73];[.$Y$2:.$Z$302];2;0));VLOOKUP([.B73];[.$Y$2:.$Z$302];2;0);0)" office:value-type="float" office:value="0">
            <text:p>0</text:p>
          </table:table-cell>
          <table:table-cell/>
          <table:table-cell office:value-type="string">
            <text:p>Patrick Bloch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Terr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Ericka Bareigts</text:p>
          </table:table-cell>
          <table:table-cell table:formula="of:=IF(ISNUMBER(VLOOKUP([.B74];[.$J$2:.$K$202];2;0));VLOOKUP([.B74];[.$J$2:.$K$202];2;0);1)" office:value-type="float" office:value="1">
            <text:p>1</text:p>
          </table:table-cell>
          <table:table-cell table:formula="of:=IF(ISNUMBER(VLOOKUP([.B74];[.$M$2:.$N$12];2;0));VLOOKUP([.B74];[.$M$2:.$N$12];2;0);1)" office:value-type="float" office:value="1">
            <text:p>1</text:p>
          </table:table-cell>
          <table:table-cell table:formula="of:=IF(ISNUMBER(VLOOKUP([.B74];[.$P$2:.$Q$46];2;0));VLOOKUP([.B7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4];[.$S$2:.$T$100];2;0));VLOOKUP([.B74];[.$S$2:.$T$100];2;0);1)" office:value-type="float" office:value="1">
            <text:p>1</text:p>
          </table:table-cell>
          <table:table-cell table:formula="of:=IF(ISNUMBER(VLOOKUP([.B74];[.$Y$2:.$Z$302];2;0));VLOOKUP([.B74];[.$Y$2:.$Z$302];2;0);0)" office:value-type="float" office:value="1">
            <text:p>1</text:p>
          </table:table-cell>
          <table:table-cell/>
          <table:table-cell office:value-type="string">
            <text:p>Pervenche Bere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rminal Peir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Erwann Binet</text:p>
          </table:table-cell>
          <table:table-cell table:formula="of:=IF(ISNUMBER(VLOOKUP([.B75];[.$J$2:.$K$202];2;0));VLOOKUP([.B75];[.$J$2:.$K$202];2;0);1)" office:value-type="float" office:value="1">
            <text:p>1</text:p>
          </table:table-cell>
          <table:table-cell table:formula="of:=IF(ISNUMBER(VLOOKUP([.B75];[.$M$2:.$N$12];2;0));VLOOKUP([.B75];[.$M$2:.$N$12];2;0);1)" office:value-type="float" office:value="1">
            <text:p>1</text:p>
          </table:table-cell>
          <table:table-cell table:formula="of:=IF(ISNUMBER(VLOOKUP([.B75];[.$P$2:.$Q$46];2;0));VLOOKUP([.B7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5];[.$S$2:.$T$100];2;0));VLOOKUP([.B75];[.$S$2:.$T$100];2;0);1)" office:value-type="float" office:value="1">
            <text:p>1</text:p>
          </table:table-cell>
          <table:table-cell table:formula="of:=IF(ISNUMBER(VLOOKUP([.B75];[.$Y$2:.$Z$302];2;0));VLOOKUP([.B75];[.$Y$2:.$Z$302];2;0);0)" office:value-type="float" office:value="1">
            <text:p>1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bert Sauv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Estelle Grelier</text:p>
          </table:table-cell>
          <table:table-cell table:formula="of:=IF(ISNUMBER(VLOOKUP([.B76];[.$J$2:.$K$202];2;0));VLOOKUP([.B76];[.$J$2:.$K$202];2;0);1)" office:value-type="float" office:value="1">
            <text:p>1</text:p>
          </table:table-cell>
          <table:table-cell table:formula="of:=IF(ISNUMBER(VLOOKUP([.B76];[.$M$2:.$N$12];2;0));VLOOKUP([.B76];[.$M$2:.$N$12];2;0);1)" office:value-type="float" office:value="1">
            <text:p>1</text:p>
          </table:table-cell>
          <table:table-cell table:formula="of:=IF(ISNUMBER(VLOOKUP([.B76];[.$P$2:.$Q$46];2;0));VLOOKUP([.B7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6];[.$S$2:.$T$100];2;0));VLOOKUP([.B76];[.$S$2:.$T$100];2;0);1)" office:value-type="float" office:value="1">
            <text:p>1</text:p>
          </table:table-cell>
          <table:table-cell table:formula="of:=IF(ISNUMBER(VLOOKUP([.B76];[.$Y$2:.$Z$302];2;0));VLOOKUP([.B76];[.$Y$2:.$Z$302];2;0);0)" office:value-type="float" office:value="1">
            <text:p>1</text:p>
          </table:table-cell>
          <table:table-cell/>
          <table:table-cell office:value-type="string">
            <text:p>Philipp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les Sava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Fabrice Verdier</text:p>
          </table:table-cell>
          <table:table-cell table:formula="of:=IF(ISNUMBER(VLOOKUP([.B77];[.$J$2:.$K$202];2;0));VLOOKUP([.B77];[.$J$2:.$K$202];2;0);1)" office:value-type="float" office:value="1">
            <text:p>1</text:p>
          </table:table-cell>
          <table:table-cell table:formula="of:=IF(ISNUMBER(VLOOKUP([.B77];[.$M$2:.$N$12];2;0));VLOOKUP([.B77];[.$M$2:.$N$12];2;0);1)" office:value-type="float" office:value="1">
            <text:p>1</text:p>
          </table:table-cell>
          <table:table-cell table:formula="of:=IF(ISNUMBER(VLOOKUP([.B77];[.$P$2:.$Q$46];2;0));VLOOKUP([.B7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7];[.$S$2:.$T$100];2;0));VLOOKUP([.B77];[.$S$2:.$T$100];2;0);1)" office:value-type="float" office:value="1">
            <text:p>1</text:p>
          </table:table-cell>
          <table:table-cell table:formula="of:=IF(ISNUMBER(VLOOKUP([.B77];[.$Y$2:.$Z$302];2;0));VLOOKUP([.B77];[.$Y$2:.$Z$302];2;0);0)" office:value-type="float" office:value="1">
            <text:p>1</text:p>
          </table:table-cell>
          <table:table-cell/>
          <table:table-cell office:value-type="string">
            <text:p>Philippe Ke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sèle Biémour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Fanélie Carrey-Conte</text:p>
          </table:table-cell>
          <table:table-cell table:formula="of:=IF(ISNUMBER(VLOOKUP([.B78];[.$J$2:.$K$202];2;0));VLOOKUP([.B78];[.$J$2:.$K$202];2;0);1)" office:value-type="float" office:value="0">
            <text:p>0</text:p>
          </table:table-cell>
          <table:table-cell table:formula="of:=IF(ISNUMBER(VLOOKUP([.B78];[.$M$2:.$N$12];2;0));VLOOKUP([.B78];[.$M$2:.$N$12];2;0);1)" office:value-type="float" office:value="0">
            <text:p>0</text:p>
          </table:table-cell>
          <table:table-cell table:formula="of:=IF(ISNUMBER(VLOOKUP([.B78];[.$P$2:.$Q$46];2;0));VLOOKUP([.B78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78];[.$S$2:.$T$100];2;0));VLOOKUP([.B78];[.$S$2:.$T$100];2;0);1)" office:value-type="float" office:value="0">
            <text:p>0</text:p>
          </table:table-cell>
          <table:table-cell table:formula="of:=IF(ISNUMBER(VLOOKUP([.B78];[.$Y$2:.$Z$302];2;0));VLOOKUP([.B78];[.$Y$2:.$Z$302];2;0);0)"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Bachel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Fanny Dombre Coste</text:p>
          </table:table-cell>
          <table:table-cell table:formula="of:=IF(ISNUMBER(VLOOKUP([.B79];[.$J$2:.$K$202];2;0));VLOOKUP([.B79];[.$J$2:.$K$202];2;0);1)" office:value-type="float" office:value="1">
            <text:p>1</text:p>
          </table:table-cell>
          <table:table-cell table:formula="of:=IF(ISNUMBER(VLOOKUP([.B79];[.$M$2:.$N$12];2;0));VLOOKUP([.B79];[.$M$2:.$N$12];2;0);1)" office:value-type="float" office:value="1">
            <text:p>1</text:p>
          </table:table-cell>
          <table:table-cell table:formula="of:=IF(ISNUMBER(VLOOKUP([.B79];[.$P$2:.$Q$46];2;0));VLOOKUP([.B7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9];[.$S$2:.$T$100];2;0));VLOOKUP([.B79];[.$S$2:.$T$100];2;0);1)" office:value-type="float" office:value="1">
            <text:p>1</text:p>
          </table:table-cell>
          <table:table-cell table:formula="of:=IF(ISNUMBER(VLOOKUP([.B79];[.$Y$2:.$Z$302];2;0));VLOOKUP([.B79];[.$Y$2:.$Z$302];2;0);0)" office:value-type="float" office:value="1">
            <text:p>1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Gar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Florence Delaunay</text:p>
          </table:table-cell>
          <table:table-cell table:formula="of:=IF(ISNUMBER(VLOOKUP([.B80];[.$J$2:.$K$202];2;0));VLOOKUP([.B80];[.$J$2:.$K$202];2;0);1)" office:value-type="float" office:value="1">
            <text:p>1</text:p>
          </table:table-cell>
          <table:table-cell table:formula="of:=IF(ISNUMBER(VLOOKUP([.B80];[.$M$2:.$N$12];2;0));VLOOKUP([.B80];[.$M$2:.$N$12];2;0);1)" office:value-type="float" office:value="1">
            <text:p>1</text:p>
          </table:table-cell>
          <table:table-cell table:formula="of:=IF(ISNUMBER(VLOOKUP([.B80];[.$P$2:.$Q$46];2;0));VLOOKUP([.B80];[.$P$2:.$Q$46];2;0);1)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Chambefo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Florent Boudié</text:p>
          </table:table-cell>
          <table:table-cell table:formula="of:=IF(ISNUMBER(VLOOKUP([.B81];[.$J$2:.$K$202];2;0));VLOOKUP([.B81];[.$J$2:.$K$202];2;0);1)" office:value-type="float" office:value="1">
            <text:p>1</text:p>
          </table:table-cell>
          <table:table-cell table:formula="of:=IF(ISNUMBER(VLOOKUP([.B81];[.$M$2:.$N$12];2;0));VLOOKUP([.B81];[.$M$2:.$N$12];2;0);1)" office:value-type="float" office:value="1">
            <text:p>1</text:p>
          </table:table-cell>
          <table:table-cell table:formula="of:=IF(ISNUMBER(VLOOKUP([.B81];[.$P$2:.$Q$46];2;0));VLOOKUP([.B8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1];[.$S$2:.$T$100];2;0));VLOOKUP([.B81];[.$S$2:.$T$100];2;0);1)" office:value-type="float" office:value="1">
            <text:p>1</text:p>
          </table:table-cell>
          <table:table-cell table:formula="of:=IF(ISNUMBER(VLOOKUP([.B81];[.$Y$2:.$Z$302];2;0));VLOOKUP([.B81];[.$Y$2:.$Z$302];2;0);0)" office:value-type="float" office:value="1">
            <text:p>1</text:p>
          </table:table-cell>
          <table:table-cell/>
          <table:table-cell office:value-type="string">
            <text:p>Razzy Hammad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Delcou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Franck Montaugé</text:p>
          </table:table-cell>
          <table:table-cell table:formula="of:=IF(ISNUMBER(VLOOKUP([.B82];[.$J$2:.$K$202];2;0));VLOOKUP([.B82];[.$J$2:.$K$202];2;0);1)" office:value-type="float" office:value="1">
            <text:p>1</text:p>
          </table:table-cell>
          <table:table-cell table:formula="of:=IF(ISNUMBER(VLOOKUP([.B82];[.$M$2:.$N$12];2;0));VLOOKUP([.B82];[.$M$2:.$N$12];2;0);1)" office:value-type="float" office:value="1">
            <text:p>1</text:p>
          </table:table-cell>
          <table:table-cell table:formula="of:=IF(ISNUMBER(VLOOKUP([.B82];[.$P$2:.$Q$46];2;0));VLOOKUP([.B82];[.$P$2:.$Q$46];2;0);1)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-Michel Chauv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François André</text:p>
          </table:table-cell>
          <table:table-cell table:formula="of:=IF(ISNUMBER(VLOOKUP([.B83];[.$J$2:.$K$202];2;0));VLOOKUP([.B83];[.$J$2:.$K$202];2;0);1)" office:value-type="float" office:value="1">
            <text:p>1</text:p>
          </table:table-cell>
          <table:table-cell table:formula="of:=IF(ISNUMBER(VLOOKUP([.B83];[.$M$2:.$N$12];2;0));VLOOKUP([.B83];[.$M$2:.$N$12];2;0);1)" office:value-type="float" office:value="1">
            <text:p>1</text:p>
          </table:table-cell>
          <table:table-cell table:formula="of:=IF(ISNUMBER(VLOOKUP([.B83];[.$P$2:.$Q$46];2;0));VLOOKUP([.B8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3];[.$S$2:.$T$100];2;0));VLOOKUP([.B83];[.$S$2:.$T$100];2;0);1)" office:value-type="float" office:value="1">
            <text:p>1</text:p>
          </table:table-cell>
          <table:table-cell table:formula="of:=IF(ISNUMBER(VLOOKUP([.B83];[.$Y$2:.$Z$302];2;0));VLOOKUP([.B83];[.$Y$2:.$Z$302];2;0);0)" office:value-type="float" office:value="1">
            <text:p>1</text:p>
          </table:table-cell>
          <table:table-cell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wendal Rou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François Brottes</text:p>
          </table:table-cell>
          <table:table-cell table:formula="of:=IF(ISNUMBER(VLOOKUP([.B84];[.$J$2:.$K$202];2;0));VLOOKUP([.B84];[.$J$2:.$K$202];2;0);1)" office:value-type="float" office:value="1">
            <text:p>1</text:p>
          </table:table-cell>
          <table:table-cell table:formula="of:=IF(ISNUMBER(VLOOKUP([.B84];[.$M$2:.$N$12];2;0));VLOOKUP([.B84];[.$M$2:.$N$12];2;0);1)" office:value-type="float" office:value="1">
            <text:p>1</text:p>
          </table:table-cell>
          <table:table-cell table:formula="of:=IF(ISNUMBER(VLOOKUP([.B84];[.$P$2:.$Q$46];2;0));VLOOKUP([.B8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4];[.$S$2:.$T$100];2;0));VLOOKUP([.B84];[.$S$2:.$T$100];2;0);1)" office:value-type="float" office:value="1">
            <text:p>1</text:p>
          </table:table-cell>
          <table:table-cell table:formula="of:=IF(ISNUMBER(VLOOKUP([.B84];[.$Y$2:.$Z$302];2;0));VLOOKUP([.B84];[.$Y$2:.$Z$302];2;0);0)" office:value-type="float" office:value="1">
            <text:p>1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élène Geoffro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François Lam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85];[.$S$2:.$T$100];2;0));VLOOKUP([.B85];[.$S$2:.$T$100];2;0);1)" office:value-type="float" office:value="1">
            <text:p>1</text:p>
          </table:table-cell>
          <table:table-cell table:formula="of:=IF(ISNUMBER(VLOOKUP([.B85];[.$Y$2:.$Z$302];2;0));VLOOKUP([.B85];[.$Y$2:.$Z$302];2;0);0)" office:value-type="float" office:value="0">
            <text:p>0</text:p>
          </table:table-cell>
          <table:table-cell/>
          <table:table-cell office:value-type="string">
            <text:p>Sandrine Hur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nri Jibray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François Loncle</text:p>
          </table:table-cell>
          <table:table-cell table:formula="of:=IF(ISNUMBER(VLOOKUP([.B86];[.$J$2:.$K$202];2;0));VLOOKUP([.B86];[.$J$2:.$K$202];2;0);1)" office:value-type="float" office:value="1">
            <text:p>1</text:p>
          </table:table-cell>
          <table:table-cell table:formula="of:=IF(ISNUMBER(VLOOKUP([.B86];[.$M$2:.$N$12];2;0));VLOOKUP([.B86];[.$M$2:.$N$12];2;0);1)" office:value-type="float" office:value="1">
            <text:p>1</text:p>
          </table:table-cell>
          <table:table-cell table:formula="of:=IF(ISNUMBER(VLOOKUP([.B86];[.$P$2:.$Q$46];2;0));VLOOKUP([.B8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6];[.$S$2:.$T$100];2;0));VLOOKUP([.B86];[.$S$2:.$T$100];2;0);1)" office:value-type="float" office:value="1">
            <text:p>1</text:p>
          </table:table-cell>
          <table:table-cell table:formula="of:=IF(ISNUMBER(VLOOKUP([.B86];[.$Y$2:.$Z$302];2;0));VLOOKUP([.B86];[.$Y$2:.$Z$302];2;0);0)"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rvé Pell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François Pupponi</text:p>
          </table:table-cell>
          <table:table-cell table:formula="of:=IF(ISNUMBER(VLOOKUP([.B87];[.$J$2:.$K$202];2;0));VLOOKUP([.B87];[.$J$2:.$K$202];2;0);1)" office:value-type="float" office:value="1">
            <text:p>1</text:p>
          </table:table-cell>
          <table:table-cell table:formula="of:=IF(ISNUMBER(VLOOKUP([.B87];[.$M$2:.$N$12];2;0));VLOOKUP([.B87];[.$M$2:.$N$12];2;0);1)" office:value-type="float" office:value="1">
            <text:p>1</text:p>
          </table:table-cell>
          <table:table-cell table:formula="of:=IF(ISNUMBER(VLOOKUP([.B87];[.$P$2:.$Q$46];2;0));VLOOKUP([.B8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7];[.$S$2:.$T$100];2;0));VLOOKUP([.B87];[.$S$2:.$T$100];2;0);1)" office:value-type="float" office:value="1">
            <text:p>1</text:p>
          </table:table-cell>
          <table:table-cell table:formula="of:=IF(ISNUMBER(VLOOKUP([.B87];[.$Y$2:.$Z$302];2;0));VLOOKUP([.B87];[.$Y$2:.$Z$302];2;0);0)" office:value-type="float" office:value="1">
            <text:p>1</text:p>
          </table:table-cell>
          <table:table-cell/>
          <table:table-cell office:value-type="string">
            <text:p>Serge Janqu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ugues Fourag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Françoise Descamps-Crosnier</text:p>
          </table:table-cell>
          <table:table-cell table:formula="of:=IF(ISNUMBER(VLOOKUP([.B88];[.$J$2:.$K$202];2;0));VLOOKUP([.B88];[.$J$2:.$K$202];2;0);1)" office:value-type="float" office:value="1">
            <text:p>1</text:p>
          </table:table-cell>
          <table:table-cell table:formula="of:=IF(ISNUMBER(VLOOKUP([.B88];[.$M$2:.$N$12];2;0));VLOOKUP([.B88];[.$M$2:.$N$12];2;0);1)" office:value-type="float" office:value="1">
            <text:p>1</text:p>
          </table:table-cell>
          <table:table-cell table:formula="of:=IF(ISNUMBER(VLOOKUP([.B88];[.$P$2:.$Q$46];2;0));VLOOKUP([.B8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8];[.$S$2:.$T$100];2;0));VLOOKUP([.B88];[.$S$2:.$T$100];2;0);1)" office:value-type="float" office:value="1">
            <text:p>1</text:p>
          </table:table-cell>
          <table:table-cell table:formula="of:=IF(ISNUMBER(VLOOKUP([.B88];[.$Y$2:.$Z$302];2;0));VLOOKUP([.B88];[.$Y$2:.$Z$302];2;0);0)" office:value-type="float" office:value="1">
            <text:p>1</text:p>
          </table:table-cell>
          <table:table-cell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Ibrahim Aboubaca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Françoise Dubois</text:p>
          </table:table-cell>
          <table:table-cell table:formula="of:=IF(ISNUMBER(VLOOKUP([.B89];[.$J$2:.$K$202];2;0));VLOOKUP([.B89];[.$J$2:.$K$202];2;0);1)" office:value-type="float" office:value="1">
            <text:p>1</text:p>
          </table:table-cell>
          <table:table-cell table:formula="of:=IF(ISNUMBER(VLOOKUP([.B89];[.$M$2:.$N$12];2;0));VLOOKUP([.B89];[.$M$2:.$N$12];2;0);1)" office:value-type="float" office:value="1">
            <text:p>1</text:p>
          </table:table-cell>
          <table:table-cell table:formula="of:=IF(ISNUMBER(VLOOKUP([.B89];[.$P$2:.$Q$46];2;0));VLOOKUP([.B8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9];[.$S$2:.$T$100];2;0));VLOOKUP([.B89];[.$S$2:.$T$100];2;0);1)" office:value-type="float" office:value="1">
            <text:p>1</text:p>
          </table:table-cell>
          <table:table-cell table:formula="of:=IF(ISNUMBER(VLOOKUP([.B89];[.$Y$2:.$Z$302];2;0));VLOOKUP([.B89];[.$Y$2:.$Z$302];2;0);0)"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line Ma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Françoise Dumas</text:p>
          </table:table-cell>
          <table:table-cell table:formula="of:=IF(ISNUMBER(VLOOKUP([.B90];[.$J$2:.$K$202];2;0));VLOOKUP([.B90];[.$J$2:.$K$202];2;0);1)" office:value-type="float" office:value="1">
            <text:p>1</text:p>
          </table:table-cell>
          <table:table-cell table:formula="of:=IF(ISNUMBER(VLOOKUP([.B90];[.$M$2:.$N$12];2;0));VLOOKUP([.B90];[.$M$2:.$N$12];2;0);1)" office:value-type="float" office:value="1">
            <text:p>1</text:p>
          </table:table-cell>
          <table:table-cell table:formula="of:=IF(ISNUMBER(VLOOKUP([.B90];[.$P$2:.$Q$46];2;0));VLOOKUP([.B9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0];[.$S$2:.$T$100];2;0));VLOOKUP([.B90];[.$S$2:.$T$100];2;0);1)" office:value-type="float" office:value="1">
            <text:p>1</text:p>
          </table:table-cell>
          <table:table-cell table:formula="of:=IF(ISNUMBER(VLOOKUP([.B90];[.$Y$2:.$Z$302];2;0));VLOOKUP([.B90];[.$Y$2:.$Z$302];2;0);0)" office:value-type="float" office:value="1">
            <text:p>1</text:p>
          </table:table-cell>
          <table:table-cell/>
          <table:table-cell office:value-type="string">
            <text:p>Viviane Le Dissez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Cres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Françoise Imbert</text:p>
          </table:table-cell>
          <table:table-cell table:formula="of:=IF(ISNUMBER(VLOOKUP([.B91];[.$J$2:.$K$202];2;0));VLOOKUP([.B91];[.$J$2:.$K$202];2;0);1)" office:value-type="float" office:value="1">
            <text:p>1</text:p>
          </table:table-cell>
          <table:table-cell table:formula="of:=IF(ISNUMBER(VLOOKUP([.B91];[.$M$2:.$N$12];2;0));VLOOKUP([.B91];[.$M$2:.$N$12];2;0);1)" office:value-type="float" office:value="1">
            <text:p>1</text:p>
          </table:table-cell>
          <table:table-cell table:formula="of:=IF(ISNUMBER(VLOOKUP([.B91];[.$P$2:.$Q$46];2;0));VLOOKUP([.B9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1];[.$S$2:.$T$100];2;0));VLOOKUP([.B91];[.$S$2:.$T$100];2;0);1)" office:value-type="float" office:value="1">
            <text:p>1</text:p>
          </table:table-cell>
          <table:table-cell table:formula="of:=IF(ISNUMBER(VLOOKUP([.B91];[.$Y$2:.$Z$302];2;0));VLOOKUP([.B91];[.$Y$2:.$Z$302];2;0);0)" office:value-type="float" office:value="1">
            <text:p>1</text:p>
          </table:table-cell>
          <table:table-cell/>
          <table:table-cell office:value-type="string">
            <text:p>Yves Dani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Vala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Frédéric Barbier</text:p>
          </table:table-cell>
          <table:table-cell table:formula="of:=IF(ISNUMBER(VLOOKUP([.B92];[.$J$2:.$K$202];2;0));VLOOKUP([.B92];[.$J$2:.$K$202];2;0);1)" office:value-type="float" office:value="1">
            <text:p>1</text:p>
          </table:table-cell>
          <table:table-cell table:formula="of:=IF(ISNUMBER(VLOOKUP([.B92];[.$M$2:.$N$12];2;0));VLOOKUP([.B92];[.$M$2:.$N$12];2;0);1)" office:value-type="float" office:value="1">
            <text:p>1</text:p>
          </table:table-cell>
          <table:table-cell table:formula="of:=IF(ISNUMBER(VLOOKUP([.B92];[.$P$2:.$Q$46];2;0));VLOOKUP([.B92];[.$P$2:.$Q$46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IF(ISNUMBER(VLOOKUP([.B92];[.$Y$2:.$Z$302];2;0));VLOOKUP([.B92];[.$Y$2:.$Z$302];2;0);0)" office:value-type="float" office:value="1">
            <text:p>1</text:p>
          </table:table-cell>
          <table:table-cell table:number-columns-repeated="16"/>
          <table:table-cell office:value-type="string">
            <text:p>Jean Glavan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Frédéric Roig</text:p>
          </table:table-cell>
          <table:table-cell table:formula="of:=IF(ISNUMBER(VLOOKUP([.B93];[.$J$2:.$K$202];2;0));VLOOKUP([.B93];[.$J$2:.$K$202];2;0);1)" office:value-type="float" office:value="1">
            <text:p>1</text:p>
          </table:table-cell>
          <table:table-cell table:formula="of:=IF(ISNUMBER(VLOOKUP([.B93];[.$M$2:.$N$12];2;0));VLOOKUP([.B93];[.$M$2:.$N$12];2;0);1)" office:value-type="float" office:value="1">
            <text:p>1</text:p>
          </table:table-cell>
          <table:table-cell table:formula="of:=IF(ISNUMBER(VLOOKUP([.B93];[.$P$2:.$Q$46];2;0));VLOOKUP([.B9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3];[.$S$2:.$T$100];2;0));VLOOKUP([.B93];[.$S$2:.$T$100];2;0);1)" office:value-type="float" office:value="1">
            <text:p>1</text:p>
          </table:table-cell>
          <table:table-cell table:formula="of:=IF(ISNUMBER(VLOOKUP([.B93];[.$Y$2:.$Z$302];2;0));VLOOKUP([.B93];[.$Y$2:.$Z$302];2;0);0)" office:value-type="float" office:value="1">
            <text:p>1</text:p>
          </table:table-cell>
          <table:table-cell table:number-columns-repeated="16"/>
          <table:table-cell office:value-type="string">
            <text:p>Jean Gre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Frédérique Massat</text:p>
          </table:table-cell>
          <table:table-cell table:formula="of:=IF(ISNUMBER(VLOOKUP([.B94];[.$J$2:.$K$202];2;0));VLOOKUP([.B94];[.$J$2:.$K$202];2;0);1)" office:value-type="float" office:value="1">
            <text:p>1</text:p>
          </table:table-cell>
          <table:table-cell table:formula="of:=IF(ISNUMBER(VLOOKUP([.B94];[.$M$2:.$N$12];2;0));VLOOKUP([.B94];[.$M$2:.$N$12];2;0);1)" office:value-type="float" office:value="1">
            <text:p>1</text:p>
          </table:table-cell>
          <table:table-cell table:formula="of:=IF(ISNUMBER(VLOOKUP([.B94];[.$P$2:.$Q$46];2;0));VLOOKUP([.B9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4];[.$S$2:.$T$100];2;0));VLOOKUP([.B94];[.$S$2:.$T$100];2;0);1)" office:value-type="float" office:value="1">
            <text:p>1</text:p>
          </table:table-cell>
          <table:table-cell table:formula="of:=IF(ISNUMBER(VLOOKUP([.B94];[.$Y$2:.$Z$302];2;0));VLOOKUP([.B94];[.$Y$2:.$Z$302];2;0);0)" office:value-type="float" office:value="1">
            <text:p>1</text:p>
          </table:table-cell>
          <table:table-cell table:number-columns-repeated="16"/>
          <table:table-cell office:value-type="string">
            <text:p>Jean 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Gabrielle Louis-Carabin</text:p>
          </table:table-cell>
          <table:table-cell table:formula="of:=IF(ISNUMBER(VLOOKUP([.B95];[.$J$2:.$K$202];2;0));VLOOKUP([.B95];[.$J$2:.$K$202];2;0);1)" office:value-type="float" office:value="1">
            <text:p>1</text:p>
          </table:table-cell>
          <table:table-cell table:formula="of:=IF(ISNUMBER(VLOOKUP([.B95];[.$M$2:.$N$12];2;0));VLOOKUP([.B95];[.$M$2:.$N$12];2;0);1)" office:value-type="float" office:value="1">
            <text:p>1</text:p>
          </table:table-cell>
          <table:table-cell table:formula="of:=IF(ISNUMBER(VLOOKUP([.B95];[.$P$2:.$Q$46];2;0));VLOOKUP([.B9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5];[.$S$2:.$T$100];2;0));VLOOKUP([.B95];[.$S$2:.$T$100];2;0);1)" office:value-type="float" office:value="1">
            <text:p>1</text:p>
          </table:table-cell>
          <table:table-cell table:formula="of:=IF(ISNUMBER(VLOOKUP([.B95];[.$Y$2:.$Z$302];2;0));VLOOKUP([.B95];[.$Y$2:.$Z$302];2;0);0)" office:value-type="float" office:value="1">
            <text:p>1</text:p>
          </table:table-cell>
          <table:table-cell table:number-columns-repeated="16"/>
          <table:table-cell office:value-type="string">
            <text:p>Jean-Claude Buis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Geneviève Gaillard</text:p>
          </table:table-cell>
          <table:table-cell table:formula="of:=IF(ISNUMBER(VLOOKUP([.B96];[.$J$2:.$K$202];2;0));VLOOKUP([.B96];[.$J$2:.$K$202];2;0);1)" office:value-type="float" office:value="0">
            <text:p>0</text:p>
          </table:table-cell>
          <table:table-cell table:formula="of:=IF(ISNUMBER(VLOOKUP([.B96];[.$M$2:.$N$12];2;0));VLOOKUP([.B96];[.$M$2:.$N$12];2;0);1)" office:value-type="float" office:value="1">
            <text:p>1</text:p>
          </table:table-cell>
          <table:table-cell table:formula="of:=IF(ISNUMBER(VLOOKUP([.B96];[.$P$2:.$Q$46];2;0));VLOOKUP([.B9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6];[.$S$2:.$T$100];2;0));VLOOKUP([.B96];[.$S$2:.$T$100];2;0);1)" office:value-type="float" office:value="1">
            <text:p>1</text:p>
          </table:table-cell>
          <table:table-cell table:formula="of:=IF(ISNUMBER(VLOOKUP([.B96];[.$Y$2:.$Z$302];2;0));VLOOKUP([.B96];[.$Y$2:.$Z$302];2;0);0)" office:value-type="float" office:value="1">
            <text:p>1</text:p>
          </table:table-cell>
          <table:table-cell table:number-columns-repeated="16"/>
          <table:table-cell office:value-type="string">
            <text:p>Jean-Claude Fru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Geneviève Gosselin-Fleury</text:p>
          </table:table-cell>
          <table:table-cell table:formula="of:=IF(ISNUMBER(VLOOKUP([.B97];[.$J$2:.$K$202];2;0));VLOOKUP([.B97];[.$J$2:.$K$202];2;0);1)" office:value-type="float" office:value="1">
            <text:p>1</text:p>
          </table:table-cell>
          <table:table-cell table:formula="of:=IF(ISNUMBER(VLOOKUP([.B97];[.$M$2:.$N$12];2;0));VLOOKUP([.B97];[.$M$2:.$N$12];2;0);1)" office:value-type="float" office:value="1">
            <text:p>1</text:p>
          </table:table-cell>
          <table:table-cell table:formula="of:=IF(ISNUMBER(VLOOKUP([.B97];[.$P$2:.$Q$46];2;0));VLOOKUP([.B9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7];[.$S$2:.$T$100];2;0));VLOOKUP([.B97];[.$S$2:.$T$100];2;0);1)" office:value-type="float" office:value="1">
            <text:p>1</text:p>
          </table:table-cell>
          <table:table-cell table:formula="of:=IF(ISNUMBER(VLOOKUP([.B97];[.$Y$2:.$Z$302];2;0));VLOOKUP([.B97];[.$Y$2:.$Z$302];2;0);0)" office:value-type="float" office:value="1">
            <text:p>1</text:p>
          </table:table-cell>
          <table:table-cell table:number-columns-repeated="16"/>
          <table:table-cell office:value-type="string">
            <text:p>Jean-Claude Perez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Gérard Bapt</text:p>
          </table:table-cell>
          <table:table-cell table:formula="of:=IF(ISNUMBER(VLOOKUP([.B98];[.$J$2:.$K$202];2;0));VLOOKUP([.B98];[.$J$2:.$K$202];2;0);1)" office:value-type="float" office:value="0">
            <text:p>0</text:p>
          </table:table-cell>
          <table:table-cell table:formula="of:=IF(ISNUMBER(VLOOKUP([.B98];[.$M$2:.$N$12];2;0));VLOOKUP([.B98];[.$M$2:.$N$12];2;0);1)" office:value-type="float" office:value="1">
            <text:p>1</text:p>
          </table:table-cell>
          <table:table-cell table:formula="of:=IF(ISNUMBER(VLOOKUP([.B98];[.$P$2:.$Q$46];2;0));VLOOKUP([.B9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8];[.$S$2:.$T$100];2;0));VLOOKUP([.B98];[.$S$2:.$T$100];2;0);1)" office:value-type="float" office:value="1">
            <text:p>1</text:p>
          </table:table-cell>
          <table:table-cell table:formula="of:=IF(ISNUMBER(VLOOKUP([.B98];[.$Y$2:.$Z$302];2;0));VLOOKUP([.B98];[.$Y$2:.$Z$302];2;0);0)" office:value-type="float" office:value="1">
            <text:p>1</text:p>
          </table:table-cell>
          <table:table-cell table:number-columns-repeated="16"/>
          <table:table-cell office:value-type="string">
            <text:p>Jean-David Ci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érard Sebaoun</text:p>
          </table:table-cell>
          <table:table-cell table:formula="of:=IF(ISNUMBER(VLOOKUP([.B99];[.$J$2:.$K$202];2;0));VLOOKUP([.B99];[.$J$2:.$K$202];2;0);1)" office:value-type="float" office:value="0">
            <text:p>0</text:p>
          </table:table-cell>
          <table:table-cell table:formula="of:=IF(ISNUMBER(VLOOKUP([.B99];[.$M$2:.$N$12];2;0));VLOOKUP([.B99];[.$M$2:.$N$12];2;0);1)" office:value-type="float" office:value="0">
            <text:p>0</text:p>
          </table:table-cell>
          <table:table-cell table:formula="of:=IF(ISNUMBER(VLOOKUP([.B99];[.$P$2:.$Q$46];2;0));VLOOKUP([.B99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99];[.$S$2:.$T$100];2;0));VLOOKUP([.B99];[.$S$2:.$T$100];2;0);1)" office:value-type="float" office:value="0">
            <text:p>0</text:p>
          </table:table-cell>
          <table:table-cell table:formula="of:=IF(ISNUMBER(VLOOKUP([.B99];[.$Y$2:.$Z$302];2;0));VLOOKUP([.B99];[.$Y$2:.$Z$302];2;0);0)" office:value-type="float" office:value="0">
            <text:p>0</text:p>
          </table:table-cell>
          <table:table-cell table:number-columns-repeated="16"/>
          <table:table-cell office:value-type="string">
            <text:p>Jean-Jacques Bride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érard Terrier</text:p>
          </table:table-cell>
          <table:table-cell table:formula="of:=IF(ISNUMBER(VLOOKUP([.B100];[.$J$2:.$K$202];2;0));VLOOKUP([.B100];[.$J$2:.$K$202];2;0);1)" office:value-type="float" office:value="1">
            <text:p>1</text:p>
          </table:table-cell>
          <table:table-cell table:formula="of:=IF(ISNUMBER(VLOOKUP([.B100];[.$M$2:.$N$12];2;0));VLOOKUP([.B100];[.$M$2:.$N$12];2;0);1)" office:value-type="float" office:value="1">
            <text:p>1</text:p>
          </table:table-cell>
          <table:table-cell table:formula="of:=IF(ISNUMBER(VLOOKUP([.B100];[.$P$2:.$Q$46];2;0));VLOOKUP([.B10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0];[.$S$2:.$T$100];2;0));VLOOKUP([.B100];[.$S$2:.$T$100];2;0);1)" office:value-type="float" office:value="1">
            <text:p>1</text:p>
          </table:table-cell>
          <table:table-cell table:formula="of:=IF(ISNUMBER(VLOOKUP([.B100];[.$Y$2:.$Z$302];2;0));VLOOKUP([.B100];[.$Y$2:.$Z$302];2;0);0)" office:value-type="float" office:value="1">
            <text:p>1</text:p>
          </table:table-cell>
          <table:table-cell table:number-columns-repeated="16"/>
          <table:table-cell office:value-type="string">
            <text:p>Jean-Jacques Urvo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rminal Peiro</text:p>
          </table:table-cell>
          <table:table-cell table:formula="of:=IF(ISNUMBER(VLOOKUP([.B101];[.$J$2:.$K$202];2;0));VLOOKUP([.B101];[.$J$2:.$K$202];2;0);1)" office:value-type="float" office:value="1">
            <text:p>1</text:p>
          </table:table-cell>
          <table:table-cell table:formula="of:=IF(ISNUMBER(VLOOKUP([.B101];[.$M$2:.$N$12];2;0));VLOOKUP([.B101];[.$M$2:.$N$12];2;0);1)" office:value-type="float" office:value="1">
            <text:p>1</text:p>
          </table:table-cell>
          <table:table-cell table:formula="of:=IF(ISNUMBER(VLOOKUP([.B101];[.$P$2:.$Q$46];2;0));VLOOKUP([.B10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1];[.$S$2:.$T$100];2;0));VLOOKUP([.B101];[.$S$2:.$T$100];2;0);1)" office:value-type="float" office:value="1">
            <text:p>1</text:p>
          </table:table-cell>
          <table:table-cell table:formula="of:=IF(ISNUMBER(VLOOKUP([.B101];[.$Y$2:.$Z$302];2;0));VLOOKUP([.B101];[.$Y$2:.$Z$302];2;0);0)" office:value-type="float" office:value="1">
            <text:p>1</text:p>
          </table:table-cell>
          <table:table-cell table:number-columns-repeated="16"/>
          <table:table-cell office:value-type="string">
            <text:p>Jean-Jacques Vlod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ilbert Le Bris</text:p>
          </table:table-cell>
          <table:table-cell table:formula="of:=IF(ISNUMBER(VLOOKUP([.B102];[.$J$2:.$K$202];2;0));VLOOKUP([.B102];[.$J$2:.$K$202];2;0);1)" office:value-type="float" office:value="0">
            <text:p>0</text:p>
          </table:table-cell>
          <table:table-cell table:formula="of:=IF(ISNUMBER(VLOOKUP([.B102];[.$M$2:.$N$12];2;0));VLOOKUP([.B102];[.$M$2:.$N$12];2;0);1)" office:value-type="float" office:value="1">
            <text:p>1</text:p>
          </table:table-cell>
          <table:table-cell table:formula="of:=IF(ISNUMBER(VLOOKUP([.B102];[.$P$2:.$Q$46];2;0));VLOOKUP([.B10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2];[.$S$2:.$T$100];2;0));VLOOKUP([.B102];[.$S$2:.$T$100];2;0);1)" office:value-type="float" office:value="1">
            <text:p>1</text:p>
          </table:table-cell>
          <table:table-cell table:formula="of:=IF(ISNUMBER(VLOOKUP([.B102];[.$Y$2:.$Z$302];2;0));VLOOKUP([.B102];[.$Y$2:.$Z$302];2;0);0)" office:value-type="float" office:value="0">
            <text:p>0</text:p>
          </table:table-cell>
          <table:table-cell table:number-columns-repeated="16"/>
          <table:table-cell office:value-type="string">
            <text:p>Jean-Louis Brico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Gilbert Sauvan</text:p>
          </table:table-cell>
          <table:table-cell table:formula="of:=IF(ISNUMBER(VLOOKUP([.B103];[.$J$2:.$K$202];2;0));VLOOKUP([.B103];[.$J$2:.$K$202];2;0);1)" office:value-type="float" office:value="1">
            <text:p>1</text:p>
          </table:table-cell>
          <table:table-cell table:formula="of:=IF(ISNUMBER(VLOOKUP([.B103];[.$M$2:.$N$12];2;0));VLOOKUP([.B103];[.$M$2:.$N$12];2;0);1)" office:value-type="float" office:value="1">
            <text:p>1</text:p>
          </table:table-cell>
          <table:table-cell table:formula="of:=IF(ISNUMBER(VLOOKUP([.B103];[.$P$2:.$Q$46];2;0));VLOOKUP([.B10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3];[.$S$2:.$T$100];2;0));VLOOKUP([.B103];[.$S$2:.$T$100];2;0);1)" office:value-type="float" office:value="1">
            <text:p>1</text:p>
          </table:table-cell>
          <table:table-cell table:formula="of:=IF(ISNUMBER(VLOOKUP([.B103];[.$Y$2:.$Z$302];2;0));VLOOKUP([.B103];[.$Y$2:.$Z$302];2;0);0)" office:value-type="float" office:value="1">
            <text:p>1</text:p>
          </table:table-cell>
          <table:table-cell table:number-columns-repeated="16"/>
          <table:table-cell office:value-type="string">
            <text:p>Jean-Louis Du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Gilles Savary</text:p>
          </table:table-cell>
          <table:table-cell table:formula="of:=IF(ISNUMBER(VLOOKUP([.B104];[.$J$2:.$K$202];2;0));VLOOKUP([.B104];[.$J$2:.$K$202];2;0);1)" office:value-type="float" office:value="1">
            <text:p>1</text:p>
          </table:table-cell>
          <table:table-cell table:formula="of:=IF(ISNUMBER(VLOOKUP([.B104];[.$M$2:.$N$12];2;0));VLOOKUP([.B104];[.$M$2:.$N$12];2;0);1)" office:value-type="float" office:value="1">
            <text:p>1</text:p>
          </table:table-cell>
          <table:table-cell table:formula="of:=IF(ISNUMBER(VLOOKUP([.B104];[.$P$2:.$Q$46];2;0));VLOOKUP([.B10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4];[.$S$2:.$T$100];2;0));VLOOKUP([.B104];[.$S$2:.$T$100];2;0);1)" office:value-type="float" office:value="1">
            <text:p>1</text:p>
          </table:table-cell>
          <table:table-cell table:formula="of:=IF(ISNUMBER(VLOOKUP([.B104];[.$Y$2:.$Z$302];2;0));VLOOKUP([.B104];[.$Y$2:.$Z$302];2;0);0)" office:value-type="float" office:value="1">
            <text:p>1</text:p>
          </table:table-cell>
          <table:table-cell table:number-columns-repeated="16"/>
          <table:table-cell office:value-type="string">
            <text:p>Jean-Louis Gagnai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Gisèle Biémouret</text:p>
          </table:table-cell>
          <table:table-cell table:formula="of:=IF(ISNUMBER(VLOOKUP([.B105];[.$J$2:.$K$202];2;0));VLOOKUP([.B105];[.$J$2:.$K$202];2;0);1)" office:value-type="float" office:value="1">
            <text:p>1</text:p>
          </table:table-cell>
          <table:table-cell table:formula="of:=IF(ISNUMBER(VLOOKUP([.B105];[.$M$2:.$N$12];2;0));VLOOKUP([.B105];[.$M$2:.$N$12];2;0);1)" office:value-type="float" office:value="1">
            <text:p>1</text:p>
          </table:table-cell>
          <table:table-cell table:formula="of:=IF(ISNUMBER(VLOOKUP([.B105];[.$P$2:.$Q$46];2;0));VLOOKUP([.B10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5];[.$S$2:.$T$100];2;0));VLOOKUP([.B105];[.$S$2:.$T$100];2;0);1)" office:value-type="float" office:value="1">
            <text:p>1</text:p>
          </table:table-cell>
          <table:table-cell table:formula="of:=IF(ISNUMBER(VLOOKUP([.B105];[.$Y$2:.$Z$302];2;0));VLOOKUP([.B105];[.$Y$2:.$Z$302];2;0);0)" office:value-type="float" office:value="1">
            <text:p>1</text:p>
          </table:table-cell>
          <table:table-cell table:number-columns-repeated="16"/>
          <table:table-cell office:value-type="string">
            <text:p>Jean-Louis Tour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Guillaume Bachelay</text:p>
          </table:table-cell>
          <table:table-cell table:formula="of:=IF(ISNUMBER(VLOOKUP([.B106];[.$J$2:.$K$202];2;0));VLOOKUP([.B106];[.$J$2:.$K$202];2;0);1)" office:value-type="float" office:value="1">
            <text:p>1</text:p>
          </table:table-cell>
          <table:table-cell table:formula="of:=IF(ISNUMBER(VLOOKUP([.B106];[.$M$2:.$N$12];2;0));VLOOKUP([.B106];[.$M$2:.$N$12];2;0);1)" office:value-type="float" office:value="1">
            <text:p>1</text:p>
          </table:table-cell>
          <table:table-cell table:formula="of:=IF(ISNUMBER(VLOOKUP([.B106];[.$P$2:.$Q$46];2;0));VLOOKUP([.B10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6];[.$S$2:.$T$100];2;0));VLOOKUP([.B106];[.$S$2:.$T$100];2;0);1)" office:value-type="float" office:value="1">
            <text:p>1</text:p>
          </table:table-cell>
          <table:table-cell table:formula="of:=IF(ISNUMBER(VLOOKUP([.B106];[.$Y$2:.$Z$302];2;0));VLOOKUP([.B106];[.$Y$2:.$Z$302];2;0);0)" office:value-type="float" office:value="1">
            <text:p>1</text:p>
          </table:table-cell>
          <table:table-cell table:number-columns-repeated="16"/>
          <table:table-cell office:value-type="string">
            <text:p>Jean-Luc Bleunve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Guillaume Garot</text:p>
          </table:table-cell>
          <table:table-cell table:formula="of:=IF(ISNUMBER(VLOOKUP([.B107];[.$J$2:.$K$202];2;0));VLOOKUP([.B107];[.$J$2:.$K$202];2;0);1)" office:value-type="float" office:value="1">
            <text:p>1</text:p>
          </table:table-cell>
          <table:table-cell table:formula="of:=IF(ISNUMBER(VLOOKUP([.B107];[.$M$2:.$N$12];2;0));VLOOKUP([.B107];[.$M$2:.$N$12];2;0);1)" office:value-type="float" office:value="1">
            <text:p>1</text:p>
          </table:table-cell>
          <table:table-cell table:formula="of:=IF(ISNUMBER(VLOOKUP([.B107];[.$P$2:.$Q$46];2;0));VLOOKUP([.B10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7];[.$S$2:.$T$100];2;0));VLOOKUP([.B107];[.$S$2:.$T$100];2;0);1)" office:value-type="float" office:value="1">
            <text:p>1</text:p>
          </table:table-cell>
          <table:table-cell table:formula="of:=IF(ISNUMBER(VLOOKUP([.B107];[.$Y$2:.$Z$302];2;0));VLOOKUP([.B107];[.$Y$2:.$Z$302];2;0);0)" office:value-type="float" office:value="1">
            <text:p>1</text:p>
          </table:table-cell>
          <table:table-cell table:number-columns-repeated="16"/>
          <table:table-cell office:value-type="string">
            <text:p>Jean-Marc Four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Guy Chambefort</text:p>
          </table:table-cell>
          <table:table-cell table:formula="of:=IF(ISNUMBER(VLOOKUP([.B108];[.$J$2:.$K$202];2;0));VLOOKUP([.B108];[.$J$2:.$K$202];2;0);1)" office:value-type="float" office:value="1">
            <text:p>1</text:p>
          </table:table-cell>
          <table:table-cell table:formula="of:=IF(ISNUMBER(VLOOKUP([.B108];[.$M$2:.$N$12];2;0));VLOOKUP([.B108];[.$M$2:.$N$12];2;0);1)" office:value-type="float" office:value="1">
            <text:p>1</text:p>
          </table:table-cell>
          <table:table-cell table:formula="of:=IF(ISNUMBER(VLOOKUP([.B108];[.$P$2:.$Q$46];2;0));VLOOKUP([.B10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8];[.$S$2:.$T$100];2;0));VLOOKUP([.B108];[.$S$2:.$T$100];2;0);1)" office:value-type="float" office:value="1">
            <text:p>1</text:p>
          </table:table-cell>
          <table:table-cell table:formula="of:=IF(ISNUMBER(VLOOKUP([.B108];[.$Y$2:.$Z$302];2;0));VLOOKUP([.B108];[.$Y$2:.$Z$302];2;0);0)" office:value-type="float" office:value="1">
            <text:p>1</text:p>
          </table:table-cell>
          <table:table-cell table:number-columns-repeated="16"/>
          <table:table-cell office:value-type="string">
            <text:p>Jean-Marie Beffa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Guy Delcourt</text:p>
          </table:table-cell>
          <table:table-cell table:formula="of:=IF(ISNUMBER(VLOOKUP([.B109];[.$J$2:.$K$202];2;0));VLOOKUP([.B109];[.$J$2:.$K$202];2;0);1)" office:value-type="float" office:value="1">
            <text:p>1</text:p>
          </table:table-cell>
          <table:table-cell table:formula="of:=IF(ISNUMBER(VLOOKUP([.B109];[.$M$2:.$N$12];2;0));VLOOKUP([.B109];[.$M$2:.$N$12];2;0);1)" office:value-type="float" office:value="1">
            <text:p>1</text:p>
          </table:table-cell>
          <table:table-cell table:formula="of:=IF(ISNUMBER(VLOOKUP([.B109];[.$P$2:.$Q$46];2;0));VLOOKUP([.B10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9];[.$S$2:.$T$100];2;0));VLOOKUP([.B109];[.$S$2:.$T$100];2;0);1)" office:value-type="float" office:value="1">
            <text:p>1</text:p>
          </table:table-cell>
          <table:table-cell table:formula="of:=IF(ISNUMBER(VLOOKUP([.B109];[.$Y$2:.$Z$302];2;0));VLOOKUP([.B109];[.$Y$2:.$Z$302];2;0);0)" office:value-type="float" office:value="1">
            <text:p>1</text:p>
          </table:table-cell>
          <table:table-cell table:number-columns-repeated="16"/>
          <table:table-cell office:value-type="string">
            <text:p>Jean-Michel Cléme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Guy-Michel Chauveau</text:p>
          </table:table-cell>
          <table:table-cell table:formula="of:=IF(ISNUMBER(VLOOKUP([.B110];[.$J$2:.$K$202];2;0));VLOOKUP([.B110];[.$J$2:.$K$202];2;0);1)" office:value-type="float" office:value="1">
            <text:p>1</text:p>
          </table:table-cell>
          <table:table-cell table:formula="of:=IF(ISNUMBER(VLOOKUP([.B110];[.$M$2:.$N$12];2;0));VLOOKUP([.B110];[.$M$2:.$N$12];2;0);1)" office:value-type="float" office:value="1">
            <text:p>1</text:p>
          </table:table-cell>
          <table:table-cell table:formula="of:=IF(ISNUMBER(VLOOKUP([.B110];[.$P$2:.$Q$46];2;0));VLOOKUP([.B11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0];[.$S$2:.$T$100];2;0));VLOOKUP([.B110];[.$S$2:.$T$100];2;0);1)" office:value-type="float" office:value="1">
            <text:p>1</text:p>
          </table:table-cell>
          <table:table-cell table:formula="of:=IF(ISNUMBER(VLOOKUP([.B110];[.$Y$2:.$Z$302];2;0));VLOOKUP([.B110];[.$Y$2:.$Z$302];2;0);0)" office:value-type="float" office:value="1">
            <text:p>1</text:p>
          </table:table-cell>
          <table:table-cell table:number-columns-repeated="16"/>
          <table:table-cell office:value-type="string">
            <text:p>Jean-Michel Villaum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Gwendal Rouillard</text:p>
          </table:table-cell>
          <table:table-cell table:formula="of:=IF(ISNUMBER(VLOOKUP([.B111];[.$J$2:.$K$202];2;0));VLOOKUP([.B111];[.$J$2:.$K$202];2;0);1)" office:value-type="float" office:value="1">
            <text:p>1</text:p>
          </table:table-cell>
          <table:table-cell table:formula="of:=IF(ISNUMBER(VLOOKUP([.B111];[.$M$2:.$N$12];2;0));VLOOKUP([.B111];[.$M$2:.$N$12];2;0);1)" office:value-type="float" office:value="1">
            <text:p>1</text:p>
          </table:table-cell>
          <table:table-cell table:formula="of:=IF(ISNUMBER(VLOOKUP([.B111];[.$P$2:.$Q$46];2;0));VLOOKUP([.B11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1];[.$S$2:.$T$100];2;0));VLOOKUP([.B111];[.$S$2:.$T$100];2;0);1)" office:value-type="float" office:value="1">
            <text:p>1</text:p>
          </table:table-cell>
          <table:table-cell table:formula="of:=IF(ISNUMBER(VLOOKUP([.B111];[.$Y$2:.$Z$302];2;0));VLOOKUP([.B111];[.$Y$2:.$Z$302];2;0);0)" office:value-type="float" office:value="1">
            <text:p>1</text:p>
          </table:table-cell>
          <table:table-cell table:number-columns-repeated="16"/>
          <table:table-cell office:value-type="string">
            <text:p>Jean-Paul Bac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Gwenegan Bui</text:p>
          </table:table-cell>
          <table:table-cell table:formula="of:=IF(ISNUMBER(VLOOKUP([.B112];[.$J$2:.$K$202];2;0));VLOOKUP([.B112];[.$J$2:.$K$202];2;0);1)" office:value-type="float" office:value="0">
            <text:p>0</text:p>
          </table:table-cell>
          <table:table-cell table:formula="of:=IF(ISNUMBER(VLOOKUP([.B112];[.$M$2:.$N$12];2;0));VLOOKUP([.B112];[.$M$2:.$N$12];2;0);1)" office:value-type="float" office:value="1">
            <text:p>1</text:p>
          </table:table-cell>
          <table:table-cell table:formula="of:=IF(ISNUMBER(VLOOKUP([.B112];[.$P$2:.$Q$46];2;0));VLOOKUP([.B11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2];[.$S$2:.$T$100];2;0));VLOOKUP([.B112];[.$S$2:.$T$100];2;0);1)" office:value-type="float" office:value="1">
            <text:p>1</text:p>
          </table:table-cell>
          <table:table-cell table:formula="of:=IF(ISNUMBER(VLOOKUP([.B112];[.$Y$2:.$Z$302];2;0));VLOOKUP([.B112];[.$Y$2:.$Z$302];2;0);0)" office:value-type="float" office:value="0">
            <text:p>0</text:p>
          </table:table-cell>
          <table:table-cell table:number-columns-repeated="16"/>
          <table:table-cell office:value-type="string">
            <text:p>Jean-Paul Chanteg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Hélène Geoffroy</text:p>
          </table:table-cell>
          <table:table-cell table:formula="of:=IF(ISNUMBER(VLOOKUP([.B113];[.$J$2:.$K$202];2;0));VLOOKUP([.B113];[.$J$2:.$K$202];2;0);1)" office:value-type="float" office:value="1">
            <text:p>1</text:p>
          </table:table-cell>
          <table:table-cell table:formula="of:=IF(ISNUMBER(VLOOKUP([.B113];[.$M$2:.$N$12];2;0));VLOOKUP([.B113];[.$M$2:.$N$12];2;0);1)" office:value-type="float" office:value="1">
            <text:p>1</text:p>
          </table:table-cell>
          <table:table-cell table:formula="of:=IF(ISNUMBER(VLOOKUP([.B113];[.$P$2:.$Q$46];2;0));VLOOKUP([.B11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3];[.$S$2:.$T$100];2;0));VLOOKUP([.B113];[.$S$2:.$T$100];2;0);1)" office:value-type="float" office:value="1">
            <text:p>1</text:p>
          </table:table-cell>
          <table:table-cell table:formula="of:=IF(ISNUMBER(VLOOKUP([.B113];[.$Y$2:.$Z$302];2;0));VLOOKUP([.B113];[.$Y$2:.$Z$302];2;0);0)" office:value-type="float" office:value="1">
            <text:p>1</text:p>
          </table:table-cell>
          <table:table-cell table:number-columns-repeated="16"/>
          <table:table-cell office:value-type="string">
            <text:p>Jean-Paul Dup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Henri Emmanuelli</text:p>
          </table:table-cell>
          <table:table-cell table:formula="of:=IF(ISNUMBER(VLOOKUP([.B114];[.$J$2:.$K$202];2;0));VLOOKUP([.B114];[.$J$2:.$K$202];2;0);1)" office:value-type="float" office:value="0">
            <text:p>0</text:p>
          </table:table-cell>
          <table:table-cell table:formula="of:=IF(ISNUMBER(VLOOKUP([.B114];[.$M$2:.$N$12];2;0));VLOOKUP([.B114];[.$M$2:.$N$12];2;0);1)" office:value-type="float" office:value="0">
            <text:p>0</text:p>
          </table:table-cell>
          <table:table-cell table:formula="of:=IF(ISNUMBER(VLOOKUP([.B114];[.$P$2:.$Q$46];2;0));VLOOKUP([.B114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4];[.$S$2:.$T$100];2;0));VLOOKUP([.B114];[.$S$2:.$T$100];2;0);1)" office:value-type="float" office:value="0">
            <text:p>0</text:p>
          </table:table-cell>
          <table:table-cell table:formula="of:=IF(ISNUMBER(VLOOKUP([.B114];[.$Y$2:.$Z$302];2;0));VLOOKUP([.B114];[.$Y$2:.$Z$302];2;0);0)" office:value-type="float" office:value="0">
            <text:p>0</text:p>
          </table:table-cell>
          <table:table-cell table:number-columns-repeated="16"/>
          <table:table-cell office:value-type="string">
            <text:p>Jean-Pierre Alloss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Henri Jibrayel</text:p>
          </table:table-cell>
          <table:table-cell table:formula="of:=IF(ISNUMBER(VLOOKUP([.B115];[.$J$2:.$K$202];2;0));VLOOKUP([.B115];[.$J$2:.$K$202];2;0);1)" office:value-type="float" office:value="1">
            <text:p>1</text:p>
          </table:table-cell>
          <table:table-cell table:formula="of:=IF(ISNUMBER(VLOOKUP([.B115];[.$M$2:.$N$12];2;0));VLOOKUP([.B115];[.$M$2:.$N$12];2;0);1)" office:value-type="float" office:value="1">
            <text:p>1</text:p>
          </table:table-cell>
          <table:table-cell table:formula="of:=IF(ISNUMBER(VLOOKUP([.B115];[.$P$2:.$Q$46];2;0));VLOOKUP([.B11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5];[.$S$2:.$T$100];2;0));VLOOKUP([.B115];[.$S$2:.$T$100];2;0);1)" office:value-type="float" office:value="1">
            <text:p>1</text:p>
          </table:table-cell>
          <table:table-cell table:formula="of:=IF(ISNUMBER(VLOOKUP([.B115];[.$Y$2:.$Z$302];2;0));VLOOKUP([.B115];[.$Y$2:.$Z$302];2;0);0)" office:value-type="float" office:value="1">
            <text:p>1</text:p>
          </table:table-cell>
          <table:table-cell table:number-columns-repeated="16"/>
          <table:table-cell office:value-type="string">
            <text:p>Jean-Pierre Le Roch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Hervé Féron</text:p>
          </table:table-cell>
          <table:table-cell table:formula="of:=IF(ISNUMBER(VLOOKUP([.B116];[.$J$2:.$K$202];2;0));VLOOKUP([.B116];[.$J$2:.$K$202];2;0);1)" office:value-type="float" office:value="0">
            <text:p>0</text:p>
          </table:table-cell>
          <table:table-cell table:formula="of:=IF(ISNUMBER(VLOOKUP([.B116];[.$M$2:.$N$12];2;0));VLOOKUP([.B116];[.$M$2:.$N$12];2;0);1)" office:value-type="float" office:value="1">
            <text:p>1</text:p>
          </table:table-cell>
          <table:table-cell table:formula="of:=IF(ISNUMBER(VLOOKUP([.B116];[.$P$2:.$Q$46];2;0));VLOOKUP([.B116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6];[.$S$2:.$T$100];2;0));VLOOKUP([.B116];[.$S$2:.$T$100];2;0);1)" office:value-type="float" office:value="0">
            <text:p>0</text:p>
          </table:table-cell>
          <table:table-cell table:formula="of:=IF(ISNUMBER(VLOOKUP([.B116];[.$Y$2:.$Z$302];2;0));VLOOKUP([.B116];[.$Y$2:.$Z$302];2;0);0)" office:value-type="float" office:value="0">
            <text:p>0</text:p>
          </table:table-cell>
          <table:table-cell table:number-columns-repeated="16"/>
          <table:table-cell office:value-type="string">
            <text:p>Jean-Pierre Magg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Hervé Pellois</text:p>
          </table:table-cell>
          <table:table-cell table:formula="of:=IF(ISNUMBER(VLOOKUP([.B117];[.$J$2:.$K$202];2;0));VLOOKUP([.B117];[.$J$2:.$K$202];2;0);1)" office:value-type="float" office:value="1">
            <text:p>1</text:p>
          </table:table-cell>
          <table:table-cell table:formula="of:=IF(ISNUMBER(VLOOKUP([.B117];[.$M$2:.$N$12];2;0));VLOOKUP([.B117];[.$M$2:.$N$12];2;0);1)" office:value-type="float" office:value="1">
            <text:p>1</text:p>
          </table:table-cell>
          <table:table-cell table:formula="of:=IF(ISNUMBER(VLOOKUP([.B117];[.$P$2:.$Q$46];2;0));VLOOKUP([.B11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7];[.$S$2:.$T$100];2;0));VLOOKUP([.B117];[.$S$2:.$T$100];2;0);1)" office:value-type="float" office:value="1">
            <text:p>1</text:p>
          </table:table-cell>
          <table:table-cell table:formula="of:=IF(ISNUMBER(VLOOKUP([.B117];[.$Y$2:.$Z$302];2;0));VLOOKUP([.B117];[.$Y$2:.$Z$302];2;0);0)" office:value-type="float" office:value="1">
            <text:p>1</text:p>
          </table:table-cell>
          <table:table-cell table:number-columns-repeated="16"/>
          <table:table-cell office:value-type="string">
            <text:p>Jean-Yves Caull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Hugues Fourage</text:p>
          </table:table-cell>
          <table:table-cell table:formula="of:=IF(ISNUMBER(VLOOKUP([.B118];[.$J$2:.$K$202];2;0));VLOOKUP([.B118];[.$J$2:.$K$202];2;0);1)" office:value-type="float" office:value="1">
            <text:p>1</text:p>
          </table:table-cell>
          <table:table-cell table:formula="of:=IF(ISNUMBER(VLOOKUP([.B118];[.$M$2:.$N$12];2;0));VLOOKUP([.B118];[.$M$2:.$N$12];2;0);1)" office:value-type="float" office:value="1">
            <text:p>1</text:p>
          </table:table-cell>
          <table:table-cell table:formula="of:=IF(ISNUMBER(VLOOKUP([.B118];[.$P$2:.$Q$46];2;0));VLOOKUP([.B11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8];[.$S$2:.$T$100];2;0));VLOOKUP([.B118];[.$S$2:.$T$100];2;0);1)" office:value-type="float" office:value="1">
            <text:p>1</text:p>
          </table:table-cell>
          <table:table-cell table:formula="of:=IF(ISNUMBER(VLOOKUP([.B118];[.$Y$2:.$Z$302];2;0));VLOOKUP([.B118];[.$Y$2:.$Z$302];2;0);0)" office:value-type="float" office:value="1">
            <text:p>1</text:p>
          </table:table-cell>
          <table:table-cell table:number-columns-repeated="16"/>
          <table:table-cell office:value-type="string">
            <text:p>Jean-Yves Le Bouillonnec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Ibrahim Aboubacar</text:p>
          </table:table-cell>
          <table:table-cell table:formula="of:=IF(ISNUMBER(VLOOKUP([.B119];[.$J$2:.$K$202];2;0));VLOOKUP([.B119];[.$J$2:.$K$202];2;0);1)" office:value-type="float" office:value="1">
            <text:p>1</text:p>
          </table:table-cell>
          <table:table-cell table:formula="of:=IF(ISNUMBER(VLOOKUP([.B119];[.$M$2:.$N$12];2;0));VLOOKUP([.B119];[.$M$2:.$N$12];2;0);1)" office:value-type="float" office:value="1">
            <text:p>1</text:p>
          </table:table-cell>
          <table:table-cell table:formula="of:=IF(ISNUMBER(VLOOKUP([.B119];[.$P$2:.$Q$46];2;0));VLOOKUP([.B11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9];[.$S$2:.$T$100];2;0));VLOOKUP([.B119];[.$S$2:.$T$100];2;0);1)" office:value-type="float" office:value="1">
            <text:p>1</text:p>
          </table:table-cell>
          <table:table-cell table:formula="of:=IF(ISNUMBER(VLOOKUP([.B119];[.$Y$2:.$Z$302];2;0));VLOOKUP([.B119];[.$Y$2:.$Z$302];2;0);0)" office:value-type="float" office:value="1">
            <text:p>1</text:p>
          </table:table-cell>
          <table:table-cell table:number-columns-repeated="16"/>
          <table:table-cell office:value-type="string">
            <text:p>Jean-Yves Le Déa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Isabelle Bruneau</text:p>
          </table:table-cell>
          <table:table-cell table:formula="of:=IF(ISNUMBER(VLOOKUP([.B120];[.$J$2:.$K$202];2;0));VLOOKUP([.B120];[.$J$2:.$K$202];2;0);1)" office:value-type="float" office:value="0">
            <text:p>0</text:p>
          </table:table-cell>
          <table:table-cell table:formula="of:=IF(ISNUMBER(VLOOKUP([.B120];[.$M$2:.$N$12];2;0));VLOOKUP([.B120];[.$M$2:.$N$12];2;0);1)" office:value-type="float" office:value="1">
            <text:p>1</text:p>
          </table:table-cell>
          <table:table-cell table:formula="of:=IF(ISNUMBER(VLOOKUP([.B120];[.$P$2:.$Q$46];2;0));VLOOKUP([.B120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20];[.$S$2:.$T$100];2;0));VLOOKUP([.B120];[.$S$2:.$T$100];2;0);1)" office:value-type="float" office:value="1">
            <text:p>1</text:p>
          </table:table-cell>
          <table:table-cell table:formula="of:=IF(ISNUMBER(VLOOKUP([.B120];[.$Y$2:.$Z$302];2;0));VLOOKUP([.B120];[.$Y$2:.$Z$302];2;0);0)" office:value-type="float" office:value="0">
            <text:p>0</text:p>
          </table:table-cell>
          <table:table-cell table:number-columns-repeated="16"/>
          <table:table-cell office:value-type="string">
            <text:p>Joaquim Puey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Jacqueline Maquet</text:p>
          </table:table-cell>
          <table:table-cell table:formula="of:=IF(ISNUMBER(VLOOKUP([.B121];[.$J$2:.$K$202];2;0));VLOOKUP([.B121];[.$J$2:.$K$202];2;0);1)" office:value-type="float" office:value="1">
            <text:p>1</text:p>
          </table:table-cell>
          <table:table-cell table:formula="of:=IF(ISNUMBER(VLOOKUP([.B121];[.$M$2:.$N$12];2;0));VLOOKUP([.B121];[.$M$2:.$N$12];2;0);1)" office:value-type="float" office:value="1">
            <text:p>1</text:p>
          </table:table-cell>
          <table:table-cell table:formula="of:=IF(ISNUMBER(VLOOKUP([.B121];[.$P$2:.$Q$46];2;0));VLOOKUP([.B12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1];[.$S$2:.$T$100];2;0));VLOOKUP([.B121];[.$S$2:.$T$100];2;0);1)" office:value-type="float" office:value="1">
            <text:p>1</text:p>
          </table:table-cell>
          <table:table-cell table:formula="of:=IF(ISNUMBER(VLOOKUP([.B121];[.$Y$2:.$Z$302];2;0));VLOOKUP([.B121];[.$Y$2:.$Z$302];2;0);0)" office:value-type="float" office:value="1">
            <text:p>1</text:p>
          </table:table-cell>
          <table:table-cell table:number-columns-repeated="16"/>
          <table:table-cell office:value-type="string">
            <text:p>Joël Avirag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Jacques Cresta</text:p>
          </table:table-cell>
          <table:table-cell table:formula="of:=IF(ISNUMBER(VLOOKUP([.B122];[.$J$2:.$K$202];2;0));VLOOKUP([.B122];[.$J$2:.$K$202];2;0);1)" office:value-type="float" office:value="1">
            <text:p>1</text:p>
          </table:table-cell>
          <table:table-cell table:formula="of:=IF(ISNUMBER(VLOOKUP([.B122];[.$M$2:.$N$12];2;0));VLOOKUP([.B122];[.$M$2:.$N$12];2;0);1)" office:value-type="float" office:value="1">
            <text:p>1</text:p>
          </table:table-cell>
          <table:table-cell table:formula="of:=IF(ISNUMBER(VLOOKUP([.B122];[.$P$2:.$Q$46];2;0));VLOOKUP([.B12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2];[.$S$2:.$T$100];2;0));VLOOKUP([.B122];[.$S$2:.$T$100];2;0);1)" office:value-type="float" office:value="1">
            <text:p>1</text:p>
          </table:table-cell>
          <table:table-cell table:formula="of:=IF(ISNUMBER(VLOOKUP([.B122];[.$Y$2:.$Z$302];2;0));VLOOKUP([.B122];[.$Y$2:.$Z$302];2;0);0)" office:value-type="float" office:value="1">
            <text:p>1</text:p>
          </table:table-cell>
          <table:table-cell table:number-columns-repeated="16"/>
          <table:table-cell office:value-type="string">
            <text:p>Joëlle Hui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Jacques Valax</text:p>
          </table:table-cell>
          <table:table-cell table:formula="of:=IF(ISNUMBER(VLOOKUP([.B123];[.$J$2:.$K$202];2;0));VLOOKUP([.B123];[.$J$2:.$K$202];2;0);1)" office:value-type="float" office:value="0">
            <text:p>0</text:p>
          </table:table-cell>
          <table:table-cell table:formula="of:=IF(ISNUMBER(VLOOKUP([.B123];[.$M$2:.$N$12];2;0));VLOOKUP([.B123];[.$M$2:.$N$12];2;0);1)" office:value-type="float" office:value="1">
            <text:p>1</text:p>
          </table:table-cell>
          <table:table-cell table:formula="of:=IF(ISNUMBER(VLOOKUP([.B123];[.$P$2:.$Q$46];2;0));VLOOKUP([.B12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3];[.$S$2:.$T$100];2;0));VLOOKUP([.B123];[.$S$2:.$T$100];2;0);1)" office:value-type="float" office:value="1">
            <text:p>1</text:p>
          </table:table-cell>
          <table:table-cell table:formula="of:=IF(ISNUMBER(VLOOKUP([.B123];[.$Y$2:.$Z$302];2;0));VLOOKUP([.B123];[.$Y$2:.$Z$302];2;0);0)" office:value-type="float" office:value="1">
            <text:p>1</text:p>
          </table:table-cell>
          <table:table-cell table:number-columns-repeated="16"/>
          <table:table-cell office:value-type="string">
            <text:p>Julie Sommarug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Jean Glavany</text:p>
          </table:table-cell>
          <table:table-cell table:formula="of:=IF(ISNUMBER(VLOOKUP([.B124];[.$J$2:.$K$202];2;0));VLOOKUP([.B124];[.$J$2:.$K$202];2;0);1)" office:value-type="float" office:value="1">
            <text:p>1</text:p>
          </table:table-cell>
          <table:table-cell table:formula="of:=IF(ISNUMBER(VLOOKUP([.B124];[.$M$2:.$N$12];2;0));VLOOKUP([.B124];[.$M$2:.$N$12];2;0);1)" office:value-type="float" office:value="1">
            <text:p>1</text:p>
          </table:table-cell>
          <table:table-cell table:formula="of:=IF(ISNUMBER(VLOOKUP([.B124];[.$P$2:.$Q$46];2;0));VLOOKUP([.B12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4];[.$S$2:.$T$100];2;0));VLOOKUP([.B124];[.$S$2:.$T$100];2;0);1)" office:value-type="float" office:value="1">
            <text:p>1</text:p>
          </table:table-cell>
          <table:table-cell table:formula="of:=IF(ISNUMBER(VLOOKUP([.B124];[.$Y$2:.$Z$302];2;0));VLOOKUP([.B124];[.$Y$2:.$Z$302];2;0);0)" office:value-type="float" office:value="1">
            <text:p>1</text:p>
          </table:table-cell>
          <table:table-cell table:number-columns-repeated="16"/>
          <table:table-cell office:value-type="string">
            <text:p>Laurent Cathal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Jean Grellier</text:p>
          </table:table-cell>
          <table:table-cell table:formula="of:=IF(ISNUMBER(VLOOKUP([.B125];[.$J$2:.$K$202];2;0));VLOOKUP([.B125];[.$J$2:.$K$202];2;0);1)" office:value-type="float" office:value="1">
            <text:p>1</text:p>
          </table:table-cell>
          <table:table-cell table:formula="of:=IF(ISNUMBER(VLOOKUP([.B125];[.$M$2:.$N$12];2;0));VLOOKUP([.B125];[.$M$2:.$N$12];2;0);1)" office:value-type="float" office:value="1">
            <text:p>1</text:p>
          </table:table-cell>
          <table:table-cell table:formula="of:=IF(ISNUMBER(VLOOKUP([.B125];[.$P$2:.$Q$46];2;0));VLOOKUP([.B12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5];[.$S$2:.$T$100];2;0));VLOOKUP([.B125];[.$S$2:.$T$100];2;0);1)" office:value-type="float" office:value="1">
            <text:p>1</text:p>
          </table:table-cell>
          <table:table-cell table:formula="of:=IF(ISNUMBER(VLOOKUP([.B125];[.$Y$2:.$Z$302];2;0));VLOOKUP([.B125];[.$Y$2:.$Z$302];2;0);0)" office:value-type="float" office:value="1">
            <text:p>1</text:p>
          </table:table-cell>
          <table:table-cell table:number-columns-repeated="16"/>
          <table:table-cell office:value-type="string">
            <text:p>Laurent Grandguillaum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Jean-Jacques Vlody</text:p>
          </table:table-cell>
          <table:table-cell table:formula="of:=IF(ISNUMBER(VLOOKUP([.B126];[.$J$2:.$K$202];2;0));VLOOKUP([.B126];[.$J$2:.$K$202];2;0);1)" office:value-type="float" office:value="1">
            <text:p>1</text:p>
          </table:table-cell>
          <table:table-cell table:formula="of:=IF(ISNUMBER(VLOOKUP([.B126];[.$M$2:.$N$12];2;0));VLOOKUP([.B126];[.$M$2:.$N$12];2;0);1)" office:value-type="float" office:value="1">
            <text:p>1</text:p>
          </table:table-cell>
          <table:table-cell table:formula="of:=IF(ISNUMBER(VLOOKUP([.B126];[.$P$2:.$Q$46];2;0));VLOOKUP([.B12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6];[.$S$2:.$T$100];2;0));VLOOKUP([.B126];[.$S$2:.$T$100];2;0);1)" office:value-type="float" office:value="1">
            <text:p>1</text:p>
          </table:table-cell>
          <table:table-cell table:formula="of:=IF(ISNUMBER(VLOOKUP([.B126];[.$Y$2:.$Z$302];2;0));VLOOKUP([.B126];[.$Y$2:.$Z$302];2;0);0)" office:value-type="float" office:value="1">
            <text:p>1</text:p>
          </table:table-cell>
          <table:table-cell table:number-columns-repeated="16"/>
          <table:table-cell office:value-type="string">
            <text:p>Luc Bel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Jean Launay</text:p>
          </table:table-cell>
          <table:table-cell table:formula="of:=IF(ISNUMBER(VLOOKUP([.B127];[.$J$2:.$K$202];2;0));VLOOKUP([.B127];[.$J$2:.$K$202];2;0);1)" office:value-type="float" office:value="1">
            <text:p>1</text:p>
          </table:table-cell>
          <table:table-cell table:formula="of:=IF(ISNUMBER(VLOOKUP([.B127];[.$M$2:.$N$12];2;0));VLOOKUP([.B127];[.$M$2:.$N$12];2;0);1)" office:value-type="float" office:value="1">
            <text:p>1</text:p>
          </table:table-cell>
          <table:table-cell table:formula="of:=IF(ISNUMBER(VLOOKUP([.B127];[.$P$2:.$Q$46];2;0));VLOOKUP([.B12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7];[.$S$2:.$T$100];2;0));VLOOKUP([.B127];[.$S$2:.$T$100];2;0);1)" office:value-type="float" office:value="1">
            <text:p>1</text:p>
          </table:table-cell>
          <table:table-cell table:formula="of:=IF(ISNUMBER(VLOOKUP([.B127];[.$Y$2:.$Z$302];2;0));VLOOKUP([.B127];[.$Y$2:.$Z$302];2;0);0)" office:value-type="float" office:value="1">
            <text:p>1</text:p>
          </table:table-cell>
          <table:table-cell table:number-columns-repeated="16"/>
          <table:table-cell office:value-type="string">
            <text:p>Luce Pa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Jean-Christophe Cambadélis</text:p>
          </table:table-cell>
          <table:table-cell table:formula="of:=IF(ISNUMBER(VLOOKUP([.B128];[.$J$2:.$K$202];2;0));VLOOKUP([.B128];[.$J$2:.$K$202];2;0);1)" office:value-type="float" office:value="1">
            <text:p>1</text:p>
          </table:table-cell>
          <table:table-cell table:formula="of:=IF(ISNUMBER(VLOOKUP([.B128];[.$M$2:.$N$12];2;0));VLOOKUP([.B128];[.$M$2:.$N$12];2;0);1)" office:value-type="float" office:value="1">
            <text:p>1</text:p>
          </table:table-cell>
          <table:table-cell table:formula="of:=IF(ISNUMBER(VLOOKUP([.B128];[.$P$2:.$Q$46];2;0));VLOOKUP([.B12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8];[.$S$2:.$T$100];2;0));VLOOKUP([.B128];[.$S$2:.$T$100];2;0);1)" office:value-type="float" office:value="1">
            <text:p>1</text:p>
          </table:table-cell>
          <table:table-cell table:formula="of:=IF(ISNUMBER(VLOOKUP([.B128];[.$Y$2:.$Z$302];2;0));VLOOKUP([.B128];[.$Y$2:.$Z$302];2;0);0)" office:value-type="float" office:value="0">
            <text:p>0</text:p>
          </table:table-cell>
          <table:table-cell table:number-columns-repeated="16"/>
          <table:table-cell office:value-type="string">
            <text:p>Marc Gou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Jean-Claude Buisine</text:p>
          </table:table-cell>
          <table:table-cell table:formula="of:=IF(ISNUMBER(VLOOKUP([.B129];[.$J$2:.$K$202];2;0));VLOOKUP([.B129];[.$J$2:.$K$202];2;0);1)" office:value-type="float" office:value="1">
            <text:p>1</text:p>
          </table:table-cell>
          <table:table-cell table:formula="of:=IF(ISNUMBER(VLOOKUP([.B129];[.$M$2:.$N$12];2;0));VLOOKUP([.B129];[.$M$2:.$N$12];2;0);1)" office:value-type="float" office:value="1">
            <text:p>1</text:p>
          </table:table-cell>
          <table:table-cell table:formula="of:=IF(ISNUMBER(VLOOKUP([.B129];[.$P$2:.$Q$46];2;0));VLOOKUP([.B12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9];[.$S$2:.$T$100];2;0));VLOOKUP([.B129];[.$S$2:.$T$100];2;0);1)" office:value-type="float" office:value="1">
            <text:p>1</text:p>
          </table:table-cell>
          <table:table-cell table:formula="of:=IF(ISNUMBER(VLOOKUP([.B129];[.$Y$2:.$Z$302];2;0));VLOOKUP([.B129];[.$Y$2:.$Z$302];2;0);0)" office:value-type="float" office:value="1">
            <text:p>1</text:p>
          </table:table-cell>
          <table:table-cell table:number-columns-repeated="16"/>
          <table:table-cell office:value-type="string">
            <text:p>Marcel Roge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Jean-Claude Fruteau</text:p>
          </table:table-cell>
          <table:table-cell table:formula="of:=IF(ISNUMBER(VLOOKUP([.B130];[.$J$2:.$K$202];2;0));VLOOKUP([.B130];[.$J$2:.$K$202];2;0);1)" office:value-type="float" office:value="1">
            <text:p>1</text:p>
          </table:table-cell>
          <table:table-cell table:formula="of:=IF(ISNUMBER(VLOOKUP([.B130];[.$M$2:.$N$12];2;0));VLOOKUP([.B130];[.$M$2:.$N$12];2;0);1)" office:value-type="float" office:value="1">
            <text:p>1</text:p>
          </table:table-cell>
          <table:table-cell table:formula="of:=IF(ISNUMBER(VLOOKUP([.B130];[.$P$2:.$Q$46];2;0));VLOOKUP([.B13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0];[.$S$2:.$T$100];2;0));VLOOKUP([.B130];[.$S$2:.$T$100];2;0);1)" office:value-type="float" office:value="1">
            <text:p>1</text:p>
          </table:table-cell>
          <table:table-cell table:formula="of:=IF(ISNUMBER(VLOOKUP([.B130];[.$Y$2:.$Z$302];2;0));VLOOKUP([.B130];[.$Y$2:.$Z$302];2;0);0)" office:value-type="float" office:value="1">
            <text:p>1</text:p>
          </table:table-cell>
          <table:table-cell table:number-columns-repeated="16"/>
          <table:table-cell office:value-type="string">
            <text:p>Marie Récal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Jean-Claude Perez</text:p>
          </table:table-cell>
          <table:table-cell table:formula="of:=IF(ISNUMBER(VLOOKUP([.B131];[.$J$2:.$K$202];2;0));VLOOKUP([.B131];[.$J$2:.$K$202];2;0);1)" office:value-type="float" office:value="1">
            <text:p>1</text:p>
          </table:table-cell>
          <table:table-cell table:formula="of:=IF(ISNUMBER(VLOOKUP([.B131];[.$M$2:.$N$12];2;0));VLOOKUP([.B131];[.$M$2:.$N$12];2;0);1)" office:value-type="float" office:value="1">
            <text:p>1</text:p>
          </table:table-cell>
          <table:table-cell table:formula="of:=IF(ISNUMBER(VLOOKUP([.B131];[.$P$2:.$Q$46];2;0));VLOOKUP([.B13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1];[.$S$2:.$T$100];2;0));VLOOKUP([.B131];[.$S$2:.$T$100];2;0);1)" office:value-type="float" office:value="1">
            <text:p>1</text:p>
          </table:table-cell>
          <table:table-cell table:formula="of:=IF(ISNUMBER(VLOOKUP([.B131];[.$Y$2:.$Z$302];2;0));VLOOKUP([.B131];[.$Y$2:.$Z$302];2;0);0)" office:value-type="float" office:value="1">
            <text:p>1</text:p>
          </table:table-cell>
          <table:table-cell table:number-columns-repeated="16"/>
          <table:table-cell office:value-type="string">
            <text:p>Marie-Anne Chapdel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Jean-David Ciot</text:p>
          </table:table-cell>
          <table:table-cell table:formula="of:=IF(ISNUMBER(VLOOKUP([.B132];[.$J$2:.$K$202];2;0));VLOOKUP([.B132];[.$J$2:.$K$202];2;0);1)" office:value-type="float" office:value="1">
            <text:p>1</text:p>
          </table:table-cell>
          <table:table-cell table:formula="of:=IF(ISNUMBER(VLOOKUP([.B132];[.$M$2:.$N$12];2;0));VLOOKUP([.B132];[.$M$2:.$N$12];2;0);1)" office:value-type="float" office:value="1">
            <text:p>1</text:p>
          </table:table-cell>
          <table:table-cell table:formula="of:=IF(ISNUMBER(VLOOKUP([.B132];[.$P$2:.$Q$46];2;0));VLOOKUP([.B13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2];[.$S$2:.$T$100];2;0));VLOOKUP([.B132];[.$S$2:.$T$100];2;0);1)" office:value-type="float" office:value="1">
            <text:p>1</text:p>
          </table:table-cell>
          <table:table-cell table:formula="of:=IF(ISNUMBER(VLOOKUP([.B132];[.$Y$2:.$Z$302];2;0));VLOOKUP([.B132];[.$Y$2:.$Z$302];2;0);0)" office:value-type="float" office:value="1">
            <text:p>1</text:p>
          </table:table-cell>
          <table:table-cell table:number-columns-repeated="16"/>
          <table:table-cell office:value-type="string">
            <text:p>Marie-Arlette Carlott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Jean-Jacques Bridey</text:p>
          </table:table-cell>
          <table:table-cell table:formula="of:=IF(ISNUMBER(VLOOKUP([.B133];[.$J$2:.$K$202];2;0));VLOOKUP([.B133];[.$J$2:.$K$202];2;0);1)" office:value-type="float" office:value="1">
            <text:p>1</text:p>
          </table:table-cell>
          <table:table-cell table:formula="of:=IF(ISNUMBER(VLOOKUP([.B133];[.$M$2:.$N$12];2;0));VLOOKUP([.B133];[.$M$2:.$N$12];2;0);1)" office:value-type="float" office:value="1">
            <text:p>1</text:p>
          </table:table-cell>
          <table:table-cell table:formula="of:=IF(ISNUMBER(VLOOKUP([.B133];[.$P$2:.$Q$46];2;0));VLOOKUP([.B13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3];[.$S$2:.$T$100];2;0));VLOOKUP([.B133];[.$S$2:.$T$100];2;0);1)" office:value-type="float" office:value="1">
            <text:p>1</text:p>
          </table:table-cell>
          <table:table-cell table:formula="of:=IF(ISNUMBER(VLOOKUP([.B133];[.$Y$2:.$Z$302];2;0));VLOOKUP([.B133];[.$Y$2:.$Z$302];2;0);0)" office:value-type="float" office:value="1">
            <text:p>1</text:p>
          </table:table-cell>
          <table:table-cell table:number-columns-repeated="16"/>
          <table:table-cell office:value-type="string">
            <text:p>Marie-Françoise Clerg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Jean-Jacques Cottel</text:p>
          </table:table-cell>
          <table:table-cell table:formula="of:=IF(ISNUMBER(VLOOKUP([.B134];[.$J$2:.$K$202];2;0));VLOOKUP([.B134];[.$J$2:.$K$202];2;0);1)" office:value-type="float" office:value="0">
            <text:p>0</text:p>
          </table:table-cell>
          <table:table-cell table:formula="of:=IF(ISNUMBER(VLOOKUP([.B134];[.$M$2:.$N$12];2;0));VLOOKUP([.B134];[.$M$2:.$N$12];2;0);1)" office:value-type="float" office:value="1">
            <text:p>1</text:p>
          </table:table-cell>
          <table:table-cell table:formula="of:=IF(ISNUMBER(VLOOKUP([.B134];[.$P$2:.$Q$46];2;0));VLOOKUP([.B13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4];[.$S$2:.$T$100];2;0));VLOOKUP([.B134];[.$S$2:.$T$100];2;0);1)" office:value-type="float" office:value="1">
            <text:p>1</text:p>
          </table:table-cell>
          <table:table-cell table:formula="of:=IF(ISNUMBER(VLOOKUP([.B134];[.$Y$2:.$Z$302];2;0));VLOOKUP([.B134];[.$Y$2:.$Z$302];2;0);0)" office:value-type="float" office:value="0">
            <text:p>0</text:p>
          </table:table-cell>
          <table:table-cell table:number-columns-repeated="16"/>
          <table:table-cell office:value-type="string">
            <text:p>Marie-Hélène Fab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Jean-Jacques Urvoas</text:p>
          </table:table-cell>
          <table:table-cell table:formula="of:=IF(ISNUMBER(VLOOKUP([.B135];[.$J$2:.$K$202];2;0));VLOOKUP([.B135];[.$J$2:.$K$202];2;0);1)" office:value-type="float" office:value="1">
            <text:p>1</text:p>
          </table:table-cell>
          <table:table-cell table:formula="of:=IF(ISNUMBER(VLOOKUP([.B135];[.$M$2:.$N$12];2;0));VLOOKUP([.B135];[.$M$2:.$N$12];2;0);1)" office:value-type="float" office:value="1">
            <text:p>1</text:p>
          </table:table-cell>
          <table:table-cell table:formula="of:=IF(ISNUMBER(VLOOKUP([.B135];[.$P$2:.$Q$46];2;0));VLOOKUP([.B13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5];[.$S$2:.$T$100];2;0));VLOOKUP([.B135];[.$S$2:.$T$100];2;0);1)" office:value-type="float" office:value="1">
            <text:p>1</text:p>
          </table:table-cell>
          <table:table-cell table:formula="of:=IF(ISNUMBER(VLOOKUP([.B135];[.$Y$2:.$Z$302];2;0));VLOOKUP([.B135];[.$Y$2:.$Z$302];2;0);0)" office:value-type="float" office:value="1">
            <text:p>1</text:p>
          </table:table-cell>
          <table:table-cell table:number-columns-repeated="16"/>
          <table:table-cell office:value-type="string">
            <text:p>Marie-Noëlle Battist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Jean-Louis Bricout</text:p>
          </table:table-cell>
          <table:table-cell table:formula="of:=IF(ISNUMBER(VLOOKUP([.B136];[.$J$2:.$K$202];2;0));VLOOKUP([.B136];[.$J$2:.$K$202];2;0);1)" office:value-type="float" office:value="1">
            <text:p>1</text:p>
          </table:table-cell>
          <table:table-cell table:formula="of:=IF(ISNUMBER(VLOOKUP([.B136];[.$M$2:.$N$12];2;0));VLOOKUP([.B136];[.$M$2:.$N$12];2;0);1)" office:value-type="float" office:value="1">
            <text:p>1</text:p>
          </table:table-cell>
          <table:table-cell table:formula="of:=IF(ISNUMBER(VLOOKUP([.B136];[.$P$2:.$Q$46];2;0));VLOOKUP([.B13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6];[.$S$2:.$T$100];2;0));VLOOKUP([.B136];[.$S$2:.$T$100];2;0);1)" office:value-type="float" office:value="1">
            <text:p>1</text:p>
          </table:table-cell>
          <table:table-cell table:formula="of:=IF(ISNUMBER(VLOOKUP([.B136];[.$Y$2:.$Z$302];2;0));VLOOKUP([.B136];[.$Y$2:.$Z$302];2;0);0)" office:value-type="float" office:value="1">
            <text:p>1</text:p>
          </table:table-cell>
          <table:table-cell table:number-columns-repeated="16"/>
          <table:table-cell office:value-type="string">
            <text:p>Marietta Karamanl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Jean-Louis Destans</text:p>
          </table:table-cell>
          <table:table-cell table:formula="of:=IF(ISNUMBER(VLOOKUP([.B137];[.$J$2:.$K$202];2;0));VLOOKUP([.B137];[.$J$2:.$K$202];2;0);1)" office:value-type="float" office:value="0">
            <text:p>0</text:p>
          </table:table-cell>
          <table:table-cell table:formula="of:=IF(ISNUMBER(VLOOKUP([.B137];[.$M$2:.$N$12];2;0));VLOOKUP([.B137];[.$M$2:.$N$12];2;0);1)" office:value-type="float" office:value="1">
            <text:p>1</text:p>
          </table:table-cell>
          <table:table-cell table:formula="of:=IF(ISNUMBER(VLOOKUP([.B137];[.$P$2:.$Q$46];2;0));VLOOKUP([.B13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7];[.$S$2:.$T$100];2;0));VLOOKUP([.B137];[.$S$2:.$T$100];2;0);1)" office:value-type="float" office:value="1">
            <text:p>1</text:p>
          </table:table-cell>
          <table:table-cell table:formula="of:=IF(ISNUMBER(VLOOKUP([.B137];[.$Y$2:.$Z$302];2;0));VLOOKUP([.B137];[.$Y$2:.$Z$302];2;0);0)" office:value-type="float" office:value="0">
            <text:p>0</text:p>
          </table:table-cell>
          <table:table-cell table:number-columns-repeated="16"/>
          <table:table-cell office:value-type="string">
            <text:p>Martine Carrillon-Couvreu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Jean-Louis Dumont</text:p>
          </table:table-cell>
          <table:table-cell table:formula="of:=IF(ISNUMBER(VLOOKUP([.B138];[.$J$2:.$K$202];2;0));VLOOKUP([.B138];[.$J$2:.$K$202];2;0);1)" office:value-type="float" office:value="1">
            <text:p>1</text:p>
          </table:table-cell>
          <table:table-cell table:formula="of:=IF(ISNUMBER(VLOOKUP([.B138];[.$M$2:.$N$12];2;0));VLOOKUP([.B138];[.$M$2:.$N$12];2;0);1)" office:value-type="float" office:value="1">
            <text:p>1</text:p>
          </table:table-cell>
          <table:table-cell table:formula="of:=IF(ISNUMBER(VLOOKUP([.B138];[.$P$2:.$Q$46];2;0));VLOOKUP([.B13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8];[.$S$2:.$T$100];2;0));VLOOKUP([.B138];[.$S$2:.$T$100];2;0);1)" office:value-type="float" office:value="1">
            <text:p>1</text:p>
          </table:table-cell>
          <table:table-cell table:formula="of:=IF(ISNUMBER(VLOOKUP([.B138];[.$Y$2:.$Z$302];2;0));VLOOKUP([.B138];[.$Y$2:.$Z$302];2;0);0)" office:value-type="float" office:value="1">
            <text:p>1</text:p>
          </table:table-cell>
          <table:table-cell table:number-columns-repeated="16"/>
          <table:table-cell office:value-type="string">
            <text:p>Martine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Jean-Louis Gagnaire</text:p>
          </table:table-cell>
          <table:table-cell table:formula="of:=IF(ISNUMBER(VLOOKUP([.B139];[.$J$2:.$K$202];2;0));VLOOKUP([.B139];[.$J$2:.$K$202];2;0);1)" office:value-type="float" office:value="1">
            <text:p>1</text:p>
          </table:table-cell>
          <table:table-cell table:formula="of:=IF(ISNUMBER(VLOOKUP([.B139];[.$M$2:.$N$12];2;0));VLOOKUP([.B139];[.$M$2:.$N$12];2;0);1)" office:value-type="float" office:value="1">
            <text:p>1</text:p>
          </table:table-cell>
          <table:table-cell table:formula="of:=IF(ISNUMBER(VLOOKUP([.B139];[.$P$2:.$Q$46];2;0));VLOOKUP([.B13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9];[.$S$2:.$T$100];2;0));VLOOKUP([.B139];[.$S$2:.$T$100];2;0);1)" office:value-type="float" office:value="1">
            <text:p>1</text:p>
          </table:table-cell>
          <table:table-cell table:formula="of:=IF(ISNUMBER(VLOOKUP([.B139];[.$Y$2:.$Z$302];2;0));VLOOKUP([.B139];[.$Y$2:.$Z$302];2;0);0)" office:value-type="float" office:value="1">
            <text:p>1</text:p>
          </table:table-cell>
          <table:table-cell table:number-columns-repeated="16"/>
          <table:table-cell office:value-type="string">
            <text:p>Martine Lignières-Cass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Jean-Louis Touraine</text:p>
          </table:table-cell>
          <table:table-cell table:formula="of:=IF(ISNUMBER(VLOOKUP([.B140];[.$J$2:.$K$202];2;0));VLOOKUP([.B140];[.$J$2:.$K$202];2;0);1)" office:value-type="float" office:value="1">
            <text:p>1</text:p>
          </table:table-cell>
          <table:table-cell table:formula="of:=IF(ISNUMBER(VLOOKUP([.B140];[.$M$2:.$N$12];2;0));VLOOKUP([.B140];[.$M$2:.$N$12];2;0);1)" office:value-type="float" office:value="1">
            <text:p>1</text:p>
          </table:table-cell>
          <table:table-cell table:formula="of:=IF(ISNUMBER(VLOOKUP([.B140];[.$P$2:.$Q$46];2;0));VLOOKUP([.B14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0];[.$S$2:.$T$100];2;0));VLOOKUP([.B140];[.$S$2:.$T$100];2;0);1)" office:value-type="float" office:value="1">
            <text:p>1</text:p>
          </table:table-cell>
          <table:table-cell table:formula="of:=IF(ISNUMBER(VLOOKUP([.B140];[.$Y$2:.$Z$302];2;0));VLOOKUP([.B140];[.$Y$2:.$Z$302];2;0);0)" office:value-type="float" office:value="1">
            <text:p>1</text:p>
          </table:table-cell>
          <table:table-cell table:number-columns-repeated="16"/>
          <table:table-cell office:value-type="string">
            <text:p>Martine Marti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Jean-Luc Bleunven</text:p>
          </table:table-cell>
          <table:table-cell table:formula="of:=IF(ISNUMBER(VLOOKUP([.B141];[.$J$2:.$K$202];2;0));VLOOKUP([.B141];[.$J$2:.$K$202];2;0);1)" office:value-type="float" office:value="0">
            <text:p>0</text:p>
          </table:table-cell>
          <table:table-cell table:formula="of:=IF(ISNUMBER(VLOOKUP([.B141];[.$M$2:.$N$12];2;0));VLOOKUP([.B141];[.$M$2:.$N$12];2;0);1)" office:value-type="float" office:value="1">
            <text:p>1</text:p>
          </table:table-cell>
          <table:table-cell table:formula="of:=IF(ISNUMBER(VLOOKUP([.B141];[.$P$2:.$Q$46];2;0));VLOOKUP([.B14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1];[.$S$2:.$T$100];2;0));VLOOKUP([.B141];[.$S$2:.$T$100];2;0);1)" office:value-type="float" office:value="1">
            <text:p>1</text:p>
          </table:table-cell>
          <table:table-cell table:formula="of:=IF(ISNUMBER(VLOOKUP([.B141];[.$Y$2:.$Z$302];2;0));VLOOKUP([.B141];[.$Y$2:.$Z$302];2;0);0)" office:value-type="float" office:value="1">
            <text:p>1</text:p>
          </table:table-cell>
          <table:table-cell table:number-columns-repeated="16"/>
          <table:table-cell office:value-type="string">
            <text:p>Martine Pinvi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Jean-Luc Laurent</text:p>
          </table:table-cell>
          <table:table-cell table:formula="of:=IF(ISNUMBER(VLOOKUP([.B142];[.$J$2:.$K$202];2;0));VLOOKUP([.B142];[.$J$2:.$K$202];2;0);1)" office:value-type="float" office:value="1">
            <text:p>1</text:p>
          </table:table-cell>
          <table:table-cell table:formula="of:=IF(ISNUMBER(VLOOKUP([.B142];[.$M$2:.$N$12];2;0));VLOOKUP([.B142];[.$M$2:.$N$12];2;0);1)" office:value-type="float" office:value="1">
            <text:p>1</text:p>
          </table:table-cell>
          <table:table-cell table:formula="of:=IF(ISNUMBER(VLOOKUP([.B142];[.$P$2:.$Q$46];2;0));VLOOKUP([.B14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2];[.$S$2:.$T$100];2;0));VLOOKUP([.B142];[.$S$2:.$T$100];2;0);1)" office:value-type="float" office:value="1">
            <text:p>1</text:p>
          </table:table-cell>
          <table:table-cell table:formula="of:=IF(ISNUMBER(VLOOKUP([.B142];[.$Y$2:.$Z$302];2;0));VLOOKUP([.B142];[.$Y$2:.$Z$302];2;0);0)" office:value-type="float" office:value="0">
            <text:p>0</text:p>
          </table:table-cell>
          <table:table-cell table:number-columns-repeated="16"/>
          <table:table-cell office:value-type="string">
            <text:p>Matthias Fek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Jean-Marc Ayraul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3];[.$S$2:.$T$100];2;0));VLOOKUP([.B143];[.$S$2:.$T$100];2;0);1)" office:value-type="float" office:value="1">
            <text:p>1</text:p>
          </table:table-cell>
          <table:table-cell table:formula="of:=IF(ISNUMBER(VLOOKUP([.B143];[.$Y$2:.$Z$302];2;0));VLOOKUP([.B143];[.$Y$2:.$Z$302];2;0);0)" office:value-type="float" office:value="0">
            <text:p>0</text:p>
          </table:table-cell>
          <table:table-cell table:number-columns-repeated="16"/>
          <table:table-cell office:value-type="string">
            <text:p>Michel Dest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Jean-Marc Fourne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4];[.$S$2:.$T$100];2;0));VLOOKUP([.B144];[.$S$2:.$T$100];2;0);1)" office:value-type="float" office:value="1">
            <text:p>1</text:p>
          </table:table-cell>
          <table:table-cell table:formula="of:=IF(ISNUMBER(VLOOKUP([.B144];[.$Y$2:.$Z$302];2;0));VLOOKUP([.B144];[.$Y$2:.$Z$302];2;0);0)" office:value-type="float" office:value="1">
            <text:p>1</text:p>
          </table:table-cell>
          <table:table-cell table:number-columns-repeated="16"/>
          <table:table-cell office:value-type="string">
            <text:p>Michel Françai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Jean-Marc Germain</text:p>
          </table:table-cell>
          <table:table-cell table:formula="of:=IF(ISNUMBER(VLOOKUP([.B145];[.$J$2:.$K$202];2;0));VLOOKUP([.B145];[.$J$2:.$K$202];2;0);1)" office:value-type="float" office:value="0">
            <text:p>0</text:p>
          </table:table-cell>
          <table:table-cell table:formula="of:=IF(ISNUMBER(VLOOKUP([.B145];[.$M$2:.$N$12];2;0));VLOOKUP([.B145];[.$M$2:.$N$12];2;0);1)" office:value-type="float" office:value="1">
            <text:p>1</text:p>
          </table:table-cell>
          <table:table-cell table:formula="of:=IF(ISNUMBER(VLOOKUP([.B145];[.$P$2:.$Q$46];2;0));VLOOKUP([.B145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5];[.$S$2:.$T$100];2;0));VLOOKUP([.B145];[.$S$2:.$T$100];2;0);1)" office:value-type="float" office:value="0">
            <text:p>0</text:p>
          </table:table-cell>
          <table:table-cell table:formula="of:=IF(ISNUMBER(VLOOKUP([.B145];[.$Y$2:.$Z$302];2;0));VLOOKUP([.B145];[.$Y$2:.$Z$302];2;0);0)" office:value-type="float" office:value="0">
            <text:p>0</text:p>
          </table:table-cell>
          <table:table-cell table:number-columns-repeated="16"/>
          <table:table-cell office:value-type="string">
            <text:p>Michel Issind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Jean-Marie Beffara</text:p>
          </table:table-cell>
          <table:table-cell table:formula="of:=IF(ISNUMBER(VLOOKUP([.B146];[.$J$2:.$K$202];2;0));VLOOKUP([.B146];[.$J$2:.$K$202];2;0);1)" office:value-type="float" office:value="1">
            <text:p>1</text:p>
          </table:table-cell>
          <table:table-cell table:formula="of:=IF(ISNUMBER(VLOOKUP([.B146];[.$M$2:.$N$12];2;0));VLOOKUP([.B146];[.$M$2:.$N$12];2;0);1)" office:value-type="float" office:value="1">
            <text:p>1</text:p>
          </table:table-cell>
          <table:table-cell table:formula="of:=IF(ISNUMBER(VLOOKUP([.B146];[.$P$2:.$Q$46];2;0));VLOOKUP([.B14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6];[.$S$2:.$T$100];2;0));VLOOKUP([.B146];[.$S$2:.$T$100];2;0);1)" office:value-type="float" office:value="1">
            <text:p>1</text:p>
          </table:table-cell>
          <table:table-cell table:formula="of:=IF(ISNUMBER(VLOOKUP([.B146];[.$Y$2:.$Z$302];2;0));VLOOKUP([.B146];[.$Y$2:.$Z$302];2;0);0)" office:value-type="float" office:value="1">
            <text:p>1</text:p>
          </table:table-cell>
          <table:table-cell table:number-columns-repeated="16"/>
          <table:table-cell office:value-type="string">
            <text:p>Michel Lefai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Jean-Michel Clément</text:p>
          </table:table-cell>
          <table:table-cell table:formula="of:=IF(ISNUMBER(VLOOKUP([.B147];[.$J$2:.$K$202];2;0));VLOOKUP([.B147];[.$J$2:.$K$202];2;0);1)" office:value-type="float" office:value="0">
            <text:p>0</text:p>
          </table:table-cell>
          <table:table-cell table:formula="of:=IF(ISNUMBER(VLOOKUP([.B147];[.$M$2:.$N$12];2;0));VLOOKUP([.B147];[.$M$2:.$N$12];2;0);1)" office:value-type="float" office:value="1">
            <text:p>1</text:p>
          </table:table-cell>
          <table:table-cell table:formula="of:=IF(ISNUMBER(VLOOKUP([.B147];[.$P$2:.$Q$46];2;0));VLOOKUP([.B14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7];[.$S$2:.$T$100];2;0));VLOOKUP([.B147];[.$S$2:.$T$100];2;0);1)" office:value-type="float" office:value="1">
            <text:p>1</text:p>
          </table:table-cell>
          <table:table-cell table:formula="of:=IF(ISNUMBER(VLOOKUP([.B147];[.$Y$2:.$Z$302];2;0));VLOOKUP([.B147];[.$Y$2:.$Z$302];2;0);0)" office:value-type="float" office:value="1">
            <text:p>1</text:p>
          </table:table-cell>
          <table:table-cell table:number-columns-repeated="16"/>
          <table:table-cell office:value-type="string">
            <text:p>Michel Liebgot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Jean-Michel Villaumé</text:p>
          </table:table-cell>
          <table:table-cell table:formula="of:=IF(ISNUMBER(VLOOKUP([.B148];[.$J$2:.$K$202];2;0));VLOOKUP([.B148];[.$J$2:.$K$202];2;0);1)" office:value-type="float" office:value="1">
            <text:p>1</text:p>
          </table:table-cell>
          <table:table-cell table:formula="of:=IF(ISNUMBER(VLOOKUP([.B148];[.$M$2:.$N$12];2;0));VLOOKUP([.B148];[.$M$2:.$N$12];2;0);1)" office:value-type="float" office:value="1">
            <text:p>1</text:p>
          </table:table-cell>
          <table:table-cell table:formula="of:=IF(ISNUMBER(VLOOKUP([.B148];[.$P$2:.$Q$46];2;0));VLOOKUP([.B14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8];[.$S$2:.$T$100];2;0));VLOOKUP([.B148];[.$S$2:.$T$100];2;0);1)" office:value-type="float" office:value="1">
            <text:p>1</text:p>
          </table:table-cell>
          <table:table-cell table:formula="of:=IF(ISNUMBER(VLOOKUP([.B148];[.$Y$2:.$Z$302];2;0));VLOOKUP([.B148];[.$Y$2:.$Z$302];2;0);0)" office:value-type="float" office:value="1">
            <text:p>1</text:p>
          </table:table-cell>
          <table:table-cell table:number-columns-repeated="16"/>
          <table:table-cell office:value-type="string">
            <text:p>Michel Mén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Jean-Patrick Gille</text:p>
          </table:table-cell>
          <table:table-cell table:formula="of:=IF(ISNUMBER(VLOOKUP([.B149];[.$J$2:.$K$202];2;0));VLOOKUP([.B149];[.$J$2:.$K$202];2;0);1)" office:value-type="float" office:value="0">
            <text:p>0</text:p>
          </table:table-cell>
          <table:table-cell table:formula="of:=IF(ISNUMBER(VLOOKUP([.B149];[.$M$2:.$N$12];2;0));VLOOKUP([.B149];[.$M$2:.$N$12];2;0);1)" office:value-type="float" office:value="1">
            <text:p>1</text:p>
          </table:table-cell>
          <table:table-cell table:formula="of:=IF(ISNUMBER(VLOOKUP([.B149];[.$P$2:.$Q$46];2;0));VLOOKUP([.B149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9];[.$S$2:.$T$100];2;0));VLOOKUP([.B149];[.$S$2:.$T$100];2;0);1)" office:value-type="float" office:value="0">
            <text:p>0</text:p>
          </table:table-cell>
          <table:table-cell table:formula="of:=IF(ISNUMBER(VLOOKUP([.B149];[.$Y$2:.$Z$302];2;0));VLOOKUP([.B149];[.$Y$2:.$Z$302];2;0);0)" office:value-type="float" office:value="0">
            <text:p>0</text:p>
          </table:table-cell>
          <table:table-cell table:number-columns-repeated="16"/>
          <table:table-cell office:value-type="string">
            <text:p>Michel Paj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Jean-Paul Bacquet</text:p>
          </table:table-cell>
          <table:table-cell table:formula="of:=IF(ISNUMBER(VLOOKUP([.B150];[.$J$2:.$K$202];2;0));VLOOKUP([.B150];[.$J$2:.$K$202];2;0);1)" office:value-type="float" office:value="1">
            <text:p>1</text:p>
          </table:table-cell>
          <table:table-cell table:formula="of:=IF(ISNUMBER(VLOOKUP([.B150];[.$M$2:.$N$12];2;0));VLOOKUP([.B150];[.$M$2:.$N$12];2;0);1)" office:value-type="float" office:value="1">
            <text:p>1</text:p>
          </table:table-cell>
          <table:table-cell table:formula="of:=IF(ISNUMBER(VLOOKUP([.B150];[.$P$2:.$Q$46];2;0));VLOOKUP([.B15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0];[.$S$2:.$T$100];2;0));VLOOKUP([.B150];[.$S$2:.$T$100];2;0);1)" office:value-type="float" office:value="1">
            <text:p>1</text:p>
          </table:table-cell>
          <table:table-cell table:formula="of:=IF(ISNUMBER(VLOOKUP([.B150];[.$Y$2:.$Z$302];2;0));VLOOKUP([.B150];[.$Y$2:.$Z$302];2;0);0)" office:value-type="float" office:value="1">
            <text:p>1</text:p>
          </table:table-cell>
          <table:table-cell table:number-columns-repeated="16"/>
          <table:table-cell office:value-type="string">
            <text:p>Michel Vauz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Jean-Paul Chanteguet</text:p>
          </table:table-cell>
          <table:table-cell table:formula="of:=IF(ISNUMBER(VLOOKUP([.B151];[.$J$2:.$K$202];2;0));VLOOKUP([.B151];[.$J$2:.$K$202];2;0);1)" office:value-type="float" office:value="1">
            <text:p>1</text:p>
          </table:table-cell>
          <table:table-cell table:formula="of:=IF(ISNUMBER(VLOOKUP([.B151];[.$M$2:.$N$12];2;0));VLOOKUP([.B151];[.$M$2:.$N$12];2;0);1)" office:value-type="float" office:value="1">
            <text:p>1</text:p>
          </table:table-cell>
          <table:table-cell table:formula="of:=IF(ISNUMBER(VLOOKUP([.B151];[.$P$2:.$Q$46];2;0));VLOOKUP([.B15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1];[.$S$2:.$T$100];2;0));VLOOKUP([.B151];[.$S$2:.$T$100];2;0);1)" office:value-type="float" office:value="1">
            <text:p>1</text:p>
          </table:table-cell>
          <table:table-cell table:formula="of:=IF(ISNUMBER(VLOOKUP([.B151];[.$Y$2:.$Z$302];2;0));VLOOKUP([.B151];[.$Y$2:.$Z$302];2;0);0)" office:value-type="float" office:value="1">
            <text:p>1</text:p>
          </table:table-cell>
          <table:table-cell table:number-columns-repeated="16"/>
          <table:table-cell office:value-type="string">
            <text:p>Michèle De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Jean-Paul Dupré</text:p>
          </table:table-cell>
          <table:table-cell table:formula="of:=IF(ISNUMBER(VLOOKUP([.B152];[.$J$2:.$K$202];2;0));VLOOKUP([.B152];[.$J$2:.$K$202];2;0);1)" office:value-type="float" office:value="1">
            <text:p>1</text:p>
          </table:table-cell>
          <table:table-cell table:formula="of:=IF(ISNUMBER(VLOOKUP([.B152];[.$M$2:.$N$12];2;0));VLOOKUP([.B152];[.$M$2:.$N$12];2;0);1)" office:value-type="float" office:value="1">
            <text:p>1</text:p>
          </table:table-cell>
          <table:table-cell table:formula="of:=IF(ISNUMBER(VLOOKUP([.B152];[.$P$2:.$Q$46];2;0));VLOOKUP([.B15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2];[.$S$2:.$T$100];2;0));VLOOKUP([.B152];[.$S$2:.$T$100];2;0);1)" office:value-type="float" office:value="1">
            <text:p>1</text:p>
          </table:table-cell>
          <table:table-cell table:formula="of:=IF(ISNUMBER(VLOOKUP([.B152];[.$Y$2:.$Z$302];2;0));VLOOKUP([.B152];[.$Y$2:.$Z$302];2;0);0)" office:value-type="float" office:value="1">
            <text:p>1</text:p>
          </table:table-cell>
          <table:table-cell table:number-columns-repeated="16"/>
          <table:table-cell office:value-type="string">
            <text:p>Michèle Fournier-Arm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Jean-Philippe Mallé</text:p>
          </table:table-cell>
          <table:table-cell table:formula="of:=IF(ISNUMBER(VLOOKUP([.B153];[.$J$2:.$K$202];2;0));VLOOKUP([.B153];[.$J$2:.$K$202];2;0);1)" office:value-type="float" office:value="0">
            <text:p>0</text:p>
          </table:table-cell>
          <table:table-cell table:formula="of:=IF(ISNUMBER(VLOOKUP([.B153];[.$M$2:.$N$12];2;0));VLOOKUP([.B153];[.$M$2:.$N$12];2;0);1)" office:value-type="float" office:value="1">
            <text:p>1</text:p>
          </table:table-cell>
          <table:table-cell table:formula="of:=IF(ISNUMBER(VLOOKUP([.B153];[.$P$2:.$Q$46];2;0));VLOOKUP([.B15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3];[.$S$2:.$T$100];2;0));VLOOKUP([.B153];[.$S$2:.$T$100];2;0);1)" office:value-type="float" office:value="1">
            <text:p>1</text:p>
          </table:table-cell>
          <table:table-cell table:formula="of:=IF(ISNUMBER(VLOOKUP([.B153];[.$Y$2:.$Z$302];2;0));VLOOKUP([.B153];[.$Y$2:.$Z$302];2;0);0)" office:value-type="float" office:value="0">
            <text:p>0</text:p>
          </table:table-cell>
          <table:table-cell table:number-columns-repeated="16"/>
          <table:table-cell office:value-type="string">
            <text:p>Monique Ibor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Jean-Pierre Allossery</text:p>
          </table:table-cell>
          <table:table-cell table:formula="of:=IF(ISNUMBER(VLOOKUP([.B154];[.$J$2:.$K$202];2;0));VLOOKUP([.B154];[.$J$2:.$K$202];2;0);1)" office:value-type="float" office:value="1">
            <text:p>1</text:p>
          </table:table-cell>
          <table:table-cell table:formula="of:=IF(ISNUMBER(VLOOKUP([.B154];[.$M$2:.$N$12];2;0));VLOOKUP([.B154];[.$M$2:.$N$12];2;0);1)" office:value-type="float" office:value="1">
            <text:p>1</text:p>
          </table:table-cell>
          <table:table-cell table:formula="of:=IF(ISNUMBER(VLOOKUP([.B154];[.$P$2:.$Q$46];2;0));VLOOKUP([.B15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4];[.$S$2:.$T$100];2;0));VLOOKUP([.B154];[.$S$2:.$T$100];2;0);1)" office:value-type="float" office:value="1">
            <text:p>1</text:p>
          </table:table-cell>
          <table:table-cell table:formula="of:=IF(ISNUMBER(VLOOKUP([.B154];[.$Y$2:.$Z$302];2;0));VLOOKUP([.B154];[.$Y$2:.$Z$302];2;0);0)" office:value-type="float" office:value="1">
            <text:p>1</text:p>
          </table:table-cell>
          <table:table-cell table:number-columns-repeated="16"/>
          <table:table-cell office:value-type="string">
            <text:p>Monique Orph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Jean-Pierre Blazy</text:p>
          </table:table-cell>
          <table:table-cell table:formula="of:=IF(ISNUMBER(VLOOKUP([.B155];[.$J$2:.$K$202];2;0));VLOOKUP([.B155];[.$J$2:.$K$202];2;0);1)" office:value-type="float" office:value="0">
            <text:p>0</text:p>
          </table:table-cell>
          <table:table-cell table:formula="of:=IF(ISNUMBER(VLOOKUP([.B155];[.$M$2:.$N$12];2;0));VLOOKUP([.B155];[.$M$2:.$N$12];2;0);1)" office:value-type="float" office:value="1">
            <text:p>1</text:p>
          </table:table-cell>
          <table:table-cell table:formula="of:=IF(ISNUMBER(VLOOKUP([.B155];[.$P$2:.$Q$46];2;0));VLOOKUP([.B155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5];[.$S$2:.$T$100];2;0));VLOOKUP([.B155];[.$S$2:.$T$100];2;0);1)" office:value-type="float" office:value="0">
            <text:p>0</text:p>
          </table:table-cell>
          <table:table-cell table:formula="of:=IF(ISNUMBER(VLOOKUP([.B155];[.$Y$2:.$Z$302];2;0));VLOOKUP([.B155];[.$Y$2:.$Z$302];2;0);0)" office:value-type="float" office:value="0">
            <text:p>0</text:p>
          </table:table-cell>
          <table:table-cell table:number-columns-repeated="16"/>
          <table:table-cell office:value-type="string">
            <text:p>Monique 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Jean-Pierre Dufau</text:p>
          </table:table-cell>
          <table:table-cell table:formula="of:=IF(ISNUMBER(VLOOKUP([.B156];[.$J$2:.$K$202];2;0));VLOOKUP([.B156];[.$J$2:.$K$202];2;0);1)" office:value-type="float" office:value="0">
            <text:p>0</text:p>
          </table:table-cell>
          <table:table-cell table:formula="of:=IF(ISNUMBER(VLOOKUP([.B156];[.$M$2:.$N$12];2;0));VLOOKUP([.B156];[.$M$2:.$N$12];2;0);1)" office:value-type="float" office:value="0">
            <text:p>0</text:p>
          </table:table-cell>
          <table:table-cell table:formula="of:=IF(ISNUMBER(VLOOKUP([.B156];[.$P$2:.$Q$46];2;0));VLOOKUP([.B156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6];[.$S$2:.$T$100];2;0));VLOOKUP([.B156];[.$S$2:.$T$100];2;0);1)" office:value-type="float" office:value="0">
            <text:p>0</text:p>
          </table:table-cell>
          <table:table-cell table:formula="of:=IF(ISNUMBER(VLOOKUP([.B156];[.$Y$2:.$Z$302];2;0));VLOOKUP([.B156];[.$Y$2:.$Z$302];2;0);0)" office:value-type="float" office:value="0">
            <text:p>0</text:p>
          </table:table-cell>
          <table:table-cell table:number-columns-repeated="16"/>
          <table:table-cell office:value-type="string">
            <text:p>Nathalie Appé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Jean-Pierre Fougerat</text:p>
          </table:table-cell>
          <table:table-cell table:formula="of:=IF(ISNUMBER(VLOOKUP([.B157];[.$J$2:.$K$202];2;0));VLOOKUP([.B157];[.$J$2:.$K$202];2;0);1)" office:value-type="float" office:value="1">
            <text:p>1</text:p>
          </table:table-cell>
          <table:table-cell table:formula="of:=IF(ISNUMBER(VLOOKUP([.B157];[.$M$2:.$N$12];2;0));VLOOKUP([.B157];[.$M$2:.$N$12];2;0);1)" office:value-type="float" office:value="1">
            <text:p>1</text:p>
          </table:table-cell>
          <table:table-cell table:formula="of:=IF(ISNUMBER(VLOOKUP([.B157];[.$P$2:.$Q$46];2;0));VLOOKUP([.B157];[.$P$2:.$Q$46];2;0);1)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6"/>
          <table:table-cell office:value-type="string">
            <text:p>Nathalie Nie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Jean-Pierre Le Roch</text:p>
          </table:table-cell>
          <table:table-cell table:formula="of:=IF(ISNUMBER(VLOOKUP([.B158];[.$J$2:.$K$202];2;0));VLOOKUP([.B158];[.$J$2:.$K$202];2;0);1)" office:value-type="float" office:value="1">
            <text:p>1</text:p>
          </table:table-cell>
          <table:table-cell table:formula="of:=IF(ISNUMBER(VLOOKUP([.B158];[.$M$2:.$N$12];2;0));VLOOKUP([.B158];[.$M$2:.$N$12];2;0);1)" office:value-type="float" office:value="1">
            <text:p>1</text:p>
          </table:table-cell>
          <table:table-cell table:formula="of:=IF(ISNUMBER(VLOOKUP([.B158];[.$P$2:.$Q$46];2;0));VLOOKUP([.B15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8];[.$S$2:.$T$100];2;0));VLOOKUP([.B158];[.$S$2:.$T$100];2;0);1)" office:value-type="float" office:value="1">
            <text:p>1</text:p>
          </table:table-cell>
          <table:table-cell table:formula="of:=IF(ISNUMBER(VLOOKUP([.B158];[.$Y$2:.$Z$302];2;0));VLOOKUP([.B158];[.$Y$2:.$Z$302];2;0);0)" office:value-type="float" office:value="1">
            <text:p>1</text:p>
          </table:table-cell>
          <table:table-cell table:number-columns-repeated="16"/>
          <table:table-cell office:value-type="string">
            <text:p>Nicolas Bay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Jean-Pierre Maggi</text:p>
          </table:table-cell>
          <table:table-cell table:formula="of:=IF(ISNUMBER(VLOOKUP([.B159];[.$J$2:.$K$202];2;0));VLOOKUP([.B159];[.$J$2:.$K$202];2;0);1)" office:value-type="float" office:value="0">
            <text:p>0</text:p>
          </table:table-cell>
          <table:table-cell table:formula="of:=IF(ISNUMBER(VLOOKUP([.B159];[.$M$2:.$N$12];2;0));VLOOKUP([.B159];[.$M$2:.$N$12];2;0);1)" office:value-type="float" office:value="1">
            <text:p>1</text:p>
          </table:table-cell>
          <table:table-cell table:formula="of:=IF(ISNUMBER(VLOOKUP([.B159];[.$P$2:.$Q$46];2;0));VLOOKUP([.B15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9];[.$S$2:.$T$100];2;0));VLOOKUP([.B159];[.$S$2:.$T$100];2;0);1)" office:value-type="float" office:value="1">
            <text:p>1</text:p>
          </table:table-cell>
          <table:table-cell table:formula="of:=IF(ISNUMBER(VLOOKUP([.B159];[.$Y$2:.$Z$302];2;0));VLOOKUP([.B159];[.$Y$2:.$Z$302];2;0);0)" office:value-type="float" office:value="1">
            <text:p>1</text:p>
          </table:table-cell>
          <table:table-cell table:number-columns-repeated="16"/>
          <table:table-cell office:value-type="string">
            <text:p>Odile Saugu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Jean-René Marsac</text:p>
          </table:table-cell>
          <table:table-cell table:formula="of:=IF(ISNUMBER(VLOOKUP([.B160];[.$J$2:.$K$202];2;0));VLOOKUP([.B160];[.$J$2:.$K$202];2;0);1)" office:value-type="float" office:value="0">
            <text:p>0</text:p>
          </table:table-cell>
          <table:table-cell table:formula="of:=IF(ISNUMBER(VLOOKUP([.B160];[.$M$2:.$N$12];2;0));VLOOKUP([.B160];[.$M$2:.$N$12];2;0);1)" office:value-type="float" office:value="1">
            <text:p>1</text:p>
          </table:table-cell>
          <table:table-cell table:formula="of:=IF(ISNUMBER(VLOOKUP([.B160];[.$P$2:.$Q$46];2;0));VLOOKUP([.B16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0];[.$S$2:.$T$100];2;0));VLOOKUP([.B160];[.$S$2:.$T$100];2;0);1)" office:value-type="float" office:value="1">
            <text:p>1</text:p>
          </table:table-cell>
          <table:table-cell table:formula="of:=IF(ISNUMBER(VLOOKUP([.B160];[.$Y$2:.$Z$302];2;0));VLOOKUP([.B160];[.$Y$2:.$Z$302];2;0);0)" office:value-type="float" office:value="0">
            <text:p>0</text:p>
          </table:table-cell>
          <table:table-cell table:number-columns-repeated="16"/>
          <table:table-cell office:value-type="string">
            <text:p>Olivier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Jean-Yves Caullet</text:p>
          </table:table-cell>
          <table:table-cell table:formula="of:=IF(ISNUMBER(VLOOKUP([.B161];[.$J$2:.$K$202];2;0));VLOOKUP([.B161];[.$J$2:.$K$202];2;0);1)" office:value-type="float" office:value="1">
            <text:p>1</text:p>
          </table:table-cell>
          <table:table-cell table:formula="of:=IF(ISNUMBER(VLOOKUP([.B161];[.$M$2:.$N$12];2;0));VLOOKUP([.B161];[.$M$2:.$N$12];2;0);1)" office:value-type="float" office:value="1">
            <text:p>1</text:p>
          </table:table-cell>
          <table:table-cell table:formula="of:=IF(ISNUMBER(VLOOKUP([.B161];[.$P$2:.$Q$46];2;0));VLOOKUP([.B16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1];[.$S$2:.$T$100];2;0));VLOOKUP([.B161];[.$S$2:.$T$100];2;0);1)" office:value-type="float" office:value="1">
            <text:p>1</text:p>
          </table:table-cell>
          <table:table-cell table:formula="of:=IF(ISNUMBER(VLOOKUP([.B161];[.$Y$2:.$Z$302];2;0));VLOOKUP([.B161];[.$Y$2:.$Z$302];2;0);0)" office:value-type="float" office:value="1">
            <text:p>1</text:p>
          </table:table-cell>
          <table:table-cell table:number-columns-repeated="16"/>
          <table:table-cell office:value-type="string">
            <text:p>Olivier Vér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Jean-Yves Le Bouillonnec</text:p>
          </table:table-cell>
          <table:table-cell table:formula="of:=IF(ISNUMBER(VLOOKUP([.B162];[.$J$2:.$K$202];2;0));VLOOKUP([.B162];[.$J$2:.$K$202];2;0);1)" office:value-type="float" office:value="1">
            <text:p>1</text:p>
          </table:table-cell>
          <table:table-cell table:formula="of:=IF(ISNUMBER(VLOOKUP([.B162];[.$M$2:.$N$12];2;0));VLOOKUP([.B162];[.$M$2:.$N$12];2;0);1)" office:value-type="float" office:value="1">
            <text:p>1</text:p>
          </table:table-cell>
          <table:table-cell table:formula="of:=IF(ISNUMBER(VLOOKUP([.B162];[.$P$2:.$Q$46];2;0));VLOOKUP([.B16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2];[.$S$2:.$T$100];2;0));VLOOKUP([.B162];[.$S$2:.$T$100];2;0);1)" office:value-type="float" office:value="1">
            <text:p>1</text:p>
          </table:table-cell>
          <table:table-cell table:formula="of:=IF(ISNUMBER(VLOOKUP([.B162];[.$Y$2:.$Z$302];2;0));VLOOKUP([.B162];[.$Y$2:.$Z$302];2;0);0)" office:value-type="float" office:value="1">
            <text:p>1</text:p>
          </table:table-cell>
          <table:table-cell table:number-columns-repeated="16"/>
          <table:table-cell office:value-type="string">
            <text:p>Pascal Deguilhe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Jean-Yves Le Déaut</text:p>
          </table:table-cell>
          <table:table-cell table:formula="of:=IF(ISNUMBER(VLOOKUP([.B163];[.$J$2:.$K$202];2;0));VLOOKUP([.B163];[.$J$2:.$K$202];2;0);1)" office:value-type="float" office:value="1">
            <text:p>1</text:p>
          </table:table-cell>
          <table:table-cell table:formula="of:=IF(ISNUMBER(VLOOKUP([.B163];[.$M$2:.$N$12];2;0));VLOOKUP([.B163];[.$M$2:.$N$12];2;0);1)" office:value-type="float" office:value="1">
            <text:p>1</text:p>
          </table:table-cell>
          <table:table-cell table:formula="of:=IF(ISNUMBER(VLOOKUP([.B163];[.$P$2:.$Q$46];2;0));VLOOKUP([.B16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3];[.$S$2:.$T$100];2;0));VLOOKUP([.B163];[.$S$2:.$T$100];2;0);1)" office:value-type="float" office:value="1">
            <text:p>1</text:p>
          </table:table-cell>
          <table:table-cell table:formula="of:=IF(ISNUMBER(VLOOKUP([.B163];[.$Y$2:.$Z$302];2;0));VLOOKUP([.B163];[.$Y$2:.$Z$302];2;0);0)" office:value-type="float" office:value="1">
            <text:p>1</text:p>
          </table:table-cell>
          <table:table-cell table:number-columns-repeated="16"/>
          <table:table-cell office:value-type="string">
            <text:p>Pascal Popel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Jérôme Guedj</text:p>
          </table:table-cell>
          <table:table-cell table:formula="of:=IF(ISNUMBER(VLOOKUP([.B164];[.$J$2:.$K$202];2;0));VLOOKUP([.B164];[.$J$2:.$K$202];2;0);1)" office:value-type="float" office:value="0">
            <text:p>0</text:p>
          </table:table-cell>
          <table:table-cell table:formula="of:=IF(ISNUMBER(VLOOKUP([.B164];[.$M$2:.$N$12];2;0));VLOOKUP([.B164];[.$M$2:.$N$12];2;0);1)" office:value-type="float" office:value="0">
            <text:p>0</text:p>
          </table:table-cell>
          <table:table-cell table:formula="of:=IF(ISNUMBER(VLOOKUP([.B164];[.$P$2:.$Q$46];2;0));VLOOKUP([.B164];[.$P$2:.$Q$46];2;0);1)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16"/>
          <table:table-cell office:value-type="string">
            <text:p>Pascale Boist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Joaquim Pueyo</text:p>
          </table:table-cell>
          <table:table-cell table:formula="of:=IF(ISNUMBER(VLOOKUP([.B165];[.$J$2:.$K$202];2;0));VLOOKUP([.B165];[.$J$2:.$K$202];2;0);1)" office:value-type="float" office:value="1">
            <text:p>1</text:p>
          </table:table-cell>
          <table:table-cell table:formula="of:=IF(ISNUMBER(VLOOKUP([.B165];[.$M$2:.$N$12];2;0));VLOOKUP([.B165];[.$M$2:.$N$12];2;0);1)" office:value-type="float" office:value="1">
            <text:p>1</text:p>
          </table:table-cell>
          <table:table-cell table:formula="of:=IF(ISNUMBER(VLOOKUP([.B165];[.$P$2:.$Q$46];2;0));VLOOKUP([.B16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5];[.$S$2:.$T$100];2;0));VLOOKUP([.B165];[.$S$2:.$T$100];2;0);1)" office:value-type="float" office:value="1">
            <text:p>1</text:p>
          </table:table-cell>
          <table:table-cell table:formula="of:=IF(ISNUMBER(VLOOKUP([.B165];[.$Y$2:.$Z$302];2;0));VLOOKUP([.B165];[.$Y$2:.$Z$302];2;0);0)" office:value-type="float" office:value="1">
            <text:p>1</text:p>
          </table:table-cell>
          <table:table-cell table:number-columns-repeated="16"/>
          <table:table-cell office:value-type="string">
            <text:p>Pascale G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Joël Aviragnet</text:p>
          </table:table-cell>
          <table:table-cell table:formula="of:=IF(ISNUMBER(VLOOKUP([.B166];[.$J$2:.$K$202];2;0));VLOOKUP([.B166];[.$J$2:.$K$202];2;0);1)" office:value-type="float" office:value="1">
            <text:p>1</text:p>
          </table:table-cell>
          <table:table-cell table:formula="of:=IF(ISNUMBER(VLOOKUP([.B166];[.$M$2:.$N$12];2;0));VLOOKUP([.B166];[.$M$2:.$N$12];2;0);1)" office:value-type="float" office:value="1">
            <text:p>1</text:p>
          </table:table-cell>
          <table:table-cell table:formula="of:=IF(ISNUMBER(VLOOKUP([.B166];[.$P$2:.$Q$46];2;0));VLOOKUP([.B16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6];[.$S$2:.$T$100];2;0));VLOOKUP([.B166];[.$S$2:.$T$100];2;0);1)" office:value-type="float" office:value="1">
            <text:p>1</text:p>
          </table:table-cell>
          <table:table-cell table:formula="of:=IF(ISNUMBER(VLOOKUP([.B166];[.$Y$2:.$Z$302];2;0));VLOOKUP([.B166];[.$Y$2:.$Z$302];2;0);0)" office:value-type="float" office:value="1">
            <text:p>1</text:p>
          </table:table-cell>
          <table:table-cell table:number-columns-repeated="16"/>
          <table:table-cell office:value-type="string">
            <text:p>Patricia Ada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Joëlle Huillier</text:p>
          </table:table-cell>
          <table:table-cell table:formula="of:=IF(ISNUMBER(VLOOKUP([.B167];[.$J$2:.$K$202];2;0));VLOOKUP([.B167];[.$J$2:.$K$202];2;0);1)" office:value-type="float" office:value="1">
            <text:p>1</text:p>
          </table:table-cell>
          <table:table-cell table:formula="of:=IF(ISNUMBER(VLOOKUP([.B167];[.$M$2:.$N$12];2;0));VLOOKUP([.B167];[.$M$2:.$N$12];2;0);1)" office:value-type="float" office:value="1">
            <text:p>1</text:p>
          </table:table-cell>
          <table:table-cell table:formula="of:=IF(ISNUMBER(VLOOKUP([.B167];[.$P$2:.$Q$46];2;0));VLOOKUP([.B16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7];[.$S$2:.$T$100];2;0));VLOOKUP([.B167];[.$S$2:.$T$100];2;0);1)" office:value-type="float" office:value="1">
            <text:p>1</text:p>
          </table:table-cell>
          <table:table-cell table:formula="of:=IF(ISNUMBER(VLOOKUP([.B167];[.$Y$2:.$Z$302];2;0));VLOOKUP([.B167];[.$Y$2:.$Z$302];2;0);0)" office:value-type="float" office:value="1">
            <text:p>1</text:p>
          </table:table-cell>
          <table:table-cell table:number-columns-repeated="16"/>
          <table:table-cell office:value-type="string">
            <text:p>Patrick Blo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Julie Sommaruga</text:p>
          </table:table-cell>
          <table:table-cell table:formula="of:=IF(ISNUMBER(VLOOKUP([.B168];[.$J$2:.$K$202];2;0));VLOOKUP([.B168];[.$J$2:.$K$202];2;0);1)" office:value-type="float" office:value="0">
            <text:p>0</text:p>
          </table:table-cell>
          <table:table-cell table:formula="of:=IF(ISNUMBER(VLOOKUP([.B168];[.$M$2:.$N$12];2;0));VLOOKUP([.B168];[.$M$2:.$N$12];2;0);1)" office:value-type="float" office:value="1">
            <text:p>1</text:p>
          </table:table-cell>
          <table:table-cell table:formula="of:=IF(ISNUMBER(VLOOKUP([.B168];[.$P$2:.$Q$46];2;0));VLOOKUP([.B16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8];[.$S$2:.$T$100];2;0));VLOOKUP([.B168];[.$S$2:.$T$100];2;0);1)" office:value-type="float" office:value="1">
            <text:p>1</text:p>
          </table:table-cell>
          <table:table-cell table:formula="of:=IF(ISNUMBER(VLOOKUP([.B168];[.$Y$2:.$Z$302];2;0));VLOOKUP([.B168];[.$Y$2:.$Z$302];2;0);0)" office:value-type="float" office:value="1">
            <text:p>1</text:p>
          </table:table-cell>
          <table:table-cell table:number-columns-repeated="16"/>
          <table:table-cell office:value-type="string">
            <text:p>Patrick Lebret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Karine Berger</text:p>
          </table:table-cell>
          <table:table-cell table:formula="of:=IF(ISNUMBER(VLOOKUP([.B169];[.$J$2:.$K$202];2;0));VLOOKUP([.B169];[.$J$2:.$K$202];2;0);1)" office:value-type="float" office:value="1">
            <text:p>1</text:p>
          </table:table-cell>
          <table:table-cell table:formula="of:=IF(ISNUMBER(VLOOKUP([.B169];[.$M$2:.$N$12];2;0));VLOOKUP([.B169];[.$M$2:.$N$12];2;0);1)" office:value-type="float" office:value="1">
            <text:p>1</text:p>
          </table:table-cell>
          <table:table-cell table:formula="of:=IF(ISNUMBER(VLOOKUP([.B169];[.$P$2:.$Q$46];2;0));VLOOKUP([.B16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9];[.$S$2:.$T$100];2;0));VLOOKUP([.B169];[.$S$2:.$T$100];2;0);1)" office:value-type="float" office:value="1">
            <text:p>1</text:p>
          </table:table-cell>
          <table:table-cell table:formula="of:=IF(ISNUMBER(VLOOKUP([.B169];[.$Y$2:.$Z$302];2;0));VLOOKUP([.B169];[.$Y$2:.$Z$302];2;0);0)" office:value-type="float" office:value="0">
            <text:p>0</text:p>
          </table:table-cell>
          <table:table-cell table:number-columns-repeated="16"/>
          <table:table-cell office:value-type="string">
            <text:p>Patrick Lemas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Kheira Bouziane</text:p>
          </table:table-cell>
          <table:table-cell table:formula="of:=IF(ISNUMBER(VLOOKUP([.B170];[.$J$2:.$K$202];2;0));VLOOKUP([.B170];[.$J$2:.$K$202];2;0);1)" office:value-type="float" office:value="0">
            <text:p>0</text:p>
          </table:table-cell>
          <table:table-cell table:formula="of:=IF(ISNUMBER(VLOOKUP([.B170];[.$M$2:.$N$12];2;0));VLOOKUP([.B170];[.$M$2:.$N$12];2;0);1)" office:value-type="float" office:value="1">
            <text:p>1</text:p>
          </table:table-cell>
          <table:table-cell table:formula="of:=IF(ISNUMBER(VLOOKUP([.B170];[.$P$2:.$Q$46];2;0));VLOOKUP([.B170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0];[.$S$2:.$T$100];2;0));VLOOKUP([.B170];[.$S$2:.$T$100];2;0);1)" office:value-type="float" office:value="0">
            <text:p>0</text:p>
          </table:table-cell>
          <table:table-cell table:formula="of:=IF(ISNUMBER(VLOOKUP([.B170];[.$Y$2:.$Z$302];2;0));VLOOKUP([.B170];[.$Y$2:.$Z$302];2;0);0)" office:value-type="float" office:value="0">
            <text:p>0</text:p>
          </table:table-cell>
          <table:table-cell table:number-columns-repeated="16"/>
          <table:table-cell office:value-type="string">
            <text:p>Patrick Mennucc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Kléber Mesquida</text:p>
          </table:table-cell>
          <table:table-cell table:formula="of:=IF(ISNUMBER(VLOOKUP([.B171];[.$J$2:.$K$202];2;0));VLOOKUP([.B171];[.$J$2:.$K$202];2;0);1)" office:value-type="float" office:value="1">
            <text:p>1</text:p>
          </table:table-cell>
          <table:table-cell table:formula="of:=IF(ISNUMBER(VLOOKUP([.B171];[.$M$2:.$N$12];2;0));VLOOKUP([.B171];[.$M$2:.$N$12];2;0);1)" office:value-type="float" office:value="1">
            <text:p>1</text:p>
          </table:table-cell>
          <table:table-cell table:formula="of:=IF(ISNUMBER(VLOOKUP([.B171];[.$P$2:.$Q$46];2;0));VLOOKUP([.B17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1];[.$S$2:.$T$100];2;0));VLOOKUP([.B171];[.$S$2:.$T$100];2;0);1)" office:value-type="float" office:value="0">
            <text:p>0</text:p>
          </table:table-cell>
          <table:table-cell table:formula="of:=IF(ISNUMBER(VLOOKUP([.B171];[.$Y$2:.$Z$302];2;0));VLOOKUP([.B171];[.$Y$2:.$Z$302];2;0);0)" office:value-type="float" office:value="0">
            <text:p>0</text:p>
          </table:table-cell>
          <table:table-cell table:number-columns-repeated="16"/>
          <table:table-cell office:value-type="string">
            <text:p>Patrick Vigna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Laurence Dumont</text:p>
          </table:table-cell>
          <table:table-cell table:formula="of:=IF(ISNUMBER(VLOOKUP([.B172];[.$J$2:.$K$202];2;0));VLOOKUP([.B172];[.$J$2:.$K$202];2;0);1)" office:value-type="float" office:value="0">
            <text:p>0</text:p>
          </table:table-cell>
          <table:table-cell table:formula="of:=IF(ISNUMBER(VLOOKUP([.B172];[.$M$2:.$N$12];2;0));VLOOKUP([.B172];[.$M$2:.$N$12];2;0);1)" office:value-type="float" office:value="1">
            <text:p>1</text:p>
          </table:table-cell>
          <table:table-cell table:formula="of:=IF(ISNUMBER(VLOOKUP([.B172];[.$P$2:.$Q$46];2;0));VLOOKUP([.B17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2];[.$S$2:.$T$100];2;0));VLOOKUP([.B172];[.$S$2:.$T$100];2;0);1)" office:value-type="float" office:value="1">
            <text:p>1</text:p>
          </table:table-cell>
          <table:table-cell table:formula="of:=IF(ISNUMBER(VLOOKUP([.B172];[.$Y$2:.$Z$302];2;0));VLOOKUP([.B172];[.$Y$2:.$Z$302];2;0);0)" office:value-type="float" office:value="0">
            <text:p>0</text:p>
          </table:table-cell>
          <table:table-cell table:number-columns-repeated="16"/>
          <table:table-cell office:value-type="string">
            <text:p>Philip Cord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Laurent Baumel</text:p>
          </table:table-cell>
          <table:table-cell table:formula="of:=IF(ISNUMBER(VLOOKUP([.B173];[.$J$2:.$K$202];2;0));VLOOKUP([.B173];[.$J$2:.$K$202];2;0);1)" office:value-type="float" office:value="0">
            <text:p>0</text:p>
          </table:table-cell>
          <table:table-cell table:formula="of:=IF(ISNUMBER(VLOOKUP([.B173];[.$M$2:.$N$12];2;0));VLOOKUP([.B173];[.$M$2:.$N$12];2;0);1)" office:value-type="float" office:value="1">
            <text:p>1</text:p>
          </table:table-cell>
          <table:table-cell table:formula="of:=IF(ISNUMBER(VLOOKUP([.B173];[.$P$2:.$Q$46];2;0));VLOOKUP([.B173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3];[.$S$2:.$T$100];2;0));VLOOKUP([.B173];[.$S$2:.$T$100];2;0);1)" office:value-type="float" office:value="0">
            <text:p>0</text:p>
          </table:table-cell>
          <table:table-cell table:formula="of:=IF(ISNUMBER(VLOOKUP([.B173];[.$Y$2:.$Z$302];2;0));VLOOKUP([.B173];[.$Y$2:.$Z$302];2;0);0)" office:value-type="float" office:value="0">
            <text:p>0</text:p>
          </table:table-cell>
          <table:table-cell table:number-columns-repeated="16"/>
          <table:table-cell office:value-type="string">
            <text:p>Philippe Bi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Laurent Cathala</text:p>
          </table:table-cell>
          <table:table-cell table:formula="of:=IF(ISNUMBER(VLOOKUP([.B174];[.$J$2:.$K$202];2;0));VLOOKUP([.B174];[.$J$2:.$K$202];2;0);1)" office:value-type="float" office:value="1">
            <text:p>1</text:p>
          </table:table-cell>
          <table:table-cell table:formula="of:=IF(ISNUMBER(VLOOKUP([.B174];[.$M$2:.$N$12];2;0));VLOOKUP([.B174];[.$M$2:.$N$12];2;0);1)" office:value-type="float" office:value="1">
            <text:p>1</text:p>
          </table:table-cell>
          <table:table-cell table:formula="of:=IF(ISNUMBER(VLOOKUP([.B174];[.$P$2:.$Q$46];2;0));VLOOKUP([.B17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4];[.$S$2:.$T$100];2;0));VLOOKUP([.B174];[.$S$2:.$T$100];2;0);1)" office:value-type="float" office:value="1">
            <text:p>1</text:p>
          </table:table-cell>
          <table:table-cell table:formula="of:=IF(ISNUMBER(VLOOKUP([.B174];[.$Y$2:.$Z$302];2;0));VLOOKUP([.B174];[.$Y$2:.$Z$302];2;0);0)" office:value-type="float" office:value="1">
            <text:p>1</text:p>
          </table:table-cell>
          <table:table-cell table:number-columns-repeated="16"/>
          <table:table-cell office:value-type="string">
            <text:p>Philipp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Laurent Grandguillaume</text:p>
          </table:table-cell>
          <table:table-cell table:formula="of:=IF(ISNUMBER(VLOOKUP([.B175];[.$J$2:.$K$202];2;0));VLOOKUP([.B175];[.$J$2:.$K$202];2;0);1)" office:value-type="float" office:value="1">
            <text:p>1</text:p>
          </table:table-cell>
          <table:table-cell table:formula="of:=IF(ISNUMBER(VLOOKUP([.B175];[.$M$2:.$N$12];2;0));VLOOKUP([.B175];[.$M$2:.$N$12];2;0);1)" office:value-type="float" office:value="1">
            <text:p>1</text:p>
          </table:table-cell>
          <table:table-cell table:formula="of:=IF(ISNUMBER(VLOOKUP([.B175];[.$P$2:.$Q$46];2;0));VLOOKUP([.B17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5];[.$S$2:.$T$100];2;0));VLOOKUP([.B175];[.$S$2:.$T$100];2;0);1)" office:value-type="float" office:value="1">
            <text:p>1</text:p>
          </table:table-cell>
          <table:table-cell table:formula="of:=IF(ISNUMBER(VLOOKUP([.B175];[.$Y$2:.$Z$302];2;0));VLOOKUP([.B175];[.$Y$2:.$Z$302];2;0);0)" office:value-type="float" office:value="1">
            <text:p>1</text:p>
          </table:table-cell>
          <table:table-cell table:number-columns-repeated="16"/>
          <table:table-cell office:value-type="string">
            <text:p>Philippe Du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Laurent Kalinowski</text:p>
          </table:table-cell>
          <table:table-cell table:formula="of:=IF(ISNUMBER(VLOOKUP([.B176];[.$J$2:.$K$202];2;0));VLOOKUP([.B176];[.$J$2:.$K$202];2;0);1)" office:value-type="float" office:value="0">
            <text:p>0</text:p>
          </table:table-cell>
          <table:table-cell table:formula="of:=IF(ISNUMBER(VLOOKUP([.B176];[.$M$2:.$N$12];2;0));VLOOKUP([.B176];[.$M$2:.$N$12];2;0);1)" office:value-type="float" office:value="1">
            <text:p>1</text:p>
          </table:table-cell>
          <table:table-cell table:formula="of:=IF(ISNUMBER(VLOOKUP([.B176];[.$P$2:.$Q$46];2;0));VLOOKUP([.B17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6];[.$S$2:.$T$100];2;0));VLOOKUP([.B176];[.$S$2:.$T$100];2;0);1)" office:value-type="float" office:value="1">
            <text:p>1</text:p>
          </table:table-cell>
          <table:table-cell table:formula="of:=IF(ISNUMBER(VLOOKUP([.B176];[.$Y$2:.$Z$302];2;0));VLOOKUP([.B176];[.$Y$2:.$Z$302];2;0);0)" office:value-type="float" office:value="0">
            <text:p>0</text:p>
          </table:table-cell>
          <table:table-cell table:number-columns-repeated="16"/>
          <table:table-cell office:value-type="string">
            <text:p>Philippe Nau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Linda Gourjade</text:p>
          </table:table-cell>
          <table:table-cell table:formula="of:=IF(ISNUMBER(VLOOKUP([.B177];[.$J$2:.$K$202];2;0));VLOOKUP([.B177];[.$J$2:.$K$202];2;0);1)" office:value-type="float" office:value="0">
            <text:p>0</text:p>
          </table:table-cell>
          <table:table-cell table:formula="of:=IF(ISNUMBER(VLOOKUP([.B177];[.$M$2:.$N$12];2;0));VLOOKUP([.B177];[.$M$2:.$N$12];2;0);1)" office:value-type="float" office:value="1">
            <text:p>1</text:p>
          </table:table-cell>
          <table:table-cell table:formula="of:=IF(ISNUMBER(VLOOKUP([.B177];[.$P$2:.$Q$46];2;0));VLOOKUP([.B177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7];[.$S$2:.$T$100];2;0));VLOOKUP([.B177];[.$S$2:.$T$100];2;0);1)" office:value-type="float" office:value="0">
            <text:p>0</text:p>
          </table:table-cell>
          <table:table-cell table:formula="of:=IF(ISNUMBER(VLOOKUP([.B177];[.$Y$2:.$Z$302];2;0));VLOOKUP([.B177];[.$Y$2:.$Z$302];2;0);0)" office:value-type="float" office:value="0">
            <text:p>0</text:p>
          </table:table-cell>
          <table:table-cell table:number-columns-repeated="16"/>
          <table:table-cell office:value-type="string">
            <text:p>Philippe Plis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Luc Belot</text:p>
          </table:table-cell>
          <table:table-cell table:formula="of:=IF(ISNUMBER(VLOOKUP([.B178];[.$J$2:.$K$202];2;0));VLOOKUP([.B178];[.$J$2:.$K$202];2;0);1)" office:value-type="float" office:value="1">
            <text:p>1</text:p>
          </table:table-cell>
          <table:table-cell table:formula="of:=IF(ISNUMBER(VLOOKUP([.B178];[.$M$2:.$N$12];2;0));VLOOKUP([.B178];[.$M$2:.$N$12];2;0);1)" office:value-type="float" office:value="1">
            <text:p>1</text:p>
          </table:table-cell>
          <table:table-cell table:formula="of:=IF(ISNUMBER(VLOOKUP([.B178];[.$P$2:.$Q$46];2;0));VLOOKUP([.B17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8];[.$S$2:.$T$100];2;0));VLOOKUP([.B178];[.$S$2:.$T$100];2;0);1)" office:value-type="float" office:value="1">
            <text:p>1</text:p>
          </table:table-cell>
          <table:table-cell table:formula="of:=IF(ISNUMBER(VLOOKUP([.B178];[.$Y$2:.$Z$302];2;0));VLOOKUP([.B178];[.$Y$2:.$Z$302];2;0);0)" office:value-type="float" office:value="1">
            <text:p>1</text:p>
          </table:table-cell>
          <table:table-cell table:number-columns-repeated="16"/>
          <table:table-cell office:value-type="string">
            <text:p>Pierre Aylag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Luce Pane</text:p>
          </table:table-cell>
          <table:table-cell table:formula="of:=IF(ISNUMBER(VLOOKUP([.B179];[.$J$2:.$K$202];2;0));VLOOKUP([.B179];[.$J$2:.$K$202];2;0);1)" office:value-type="float" office:value="1">
            <text:p>1</text:p>
          </table:table-cell>
          <table:table-cell table:formula="of:=IF(ISNUMBER(VLOOKUP([.B179];[.$M$2:.$N$12];2;0));VLOOKUP([.B179];[.$M$2:.$N$12];2;0);1)" office:value-type="float" office:value="1">
            <text:p>1</text:p>
          </table:table-cell>
          <table:table-cell table:formula="of:=IF(ISNUMBER(VLOOKUP([.B179];[.$P$2:.$Q$46];2;0));VLOOKUP([.B17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9];[.$S$2:.$T$100];2;0));VLOOKUP([.B179];[.$S$2:.$T$100];2;0);1)" office:value-type="float" office:value="1">
            <text:p>1</text:p>
          </table:table-cell>
          <table:table-cell table:formula="of:=IF(ISNUMBER(VLOOKUP([.B179];[.$Y$2:.$Z$302];2;0));VLOOKUP([.B179];[.$Y$2:.$Z$302];2;0);0)" office:value-type="float" office:value="1">
            <text:p>1</text:p>
          </table:table-cell>
          <table:table-cell table:number-columns-repeated="16"/>
          <table:table-cell office:value-type="string">
            <text:p>Pierre-Yves Le Borgn'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Lucette Lousteau</text:p>
          </table:table-cell>
          <table:table-cell table:formula="of:=IF(ISNUMBER(VLOOKUP([.B180];[.$J$2:.$K$202];2;0));VLOOKUP([.B180];[.$J$2:.$K$202];2;0);1)" office:value-type="float" office:value="0">
            <text:p>0</text:p>
          </table:table-cell>
          <table:table-cell table:formula="of:=IF(ISNUMBER(VLOOKUP([.B180];[.$M$2:.$N$12];2;0));VLOOKUP([.B180];[.$M$2:.$N$12];2;0);1)" office:value-type="float" office:value="1">
            <text:p>1</text:p>
          </table:table-cell>
          <table:table-cell table:formula="of:=IF(ISNUMBER(VLOOKUP([.B180];[.$P$2:.$Q$46];2;0));VLOOKUP([.B18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0];[.$S$2:.$T$100];2;0));VLOOKUP([.B180];[.$S$2:.$T$100];2;0);1)" office:value-type="float" office:value="1">
            <text:p>1</text:p>
          </table:table-cell>
          <table:table-cell table:formula="of:=IF(ISNUMBER(VLOOKUP([.B180];[.$Y$2:.$Z$302];2;0));VLOOKUP([.B180];[.$Y$2:.$Z$302];2;0);0)" office:value-type="float" office:value="0">
            <text:p>0</text:p>
          </table:table-cell>
          <table:table-cell table:number-columns-repeated="16"/>
          <table:table-cell office:value-type="string">
            <text:p>Razzy Hammad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Malek Boutih</text:p>
          </table:table-cell>
          <table:table-cell table:formula="of:=IF(ISNUMBER(VLOOKUP([.B181];[.$J$2:.$K$202];2;0));VLOOKUP([.B181];[.$J$2:.$K$202];2;0);1)" office:value-type="float" office:value="1">
            <text:p>1</text:p>
          </table:table-cell>
          <table:table-cell table:formula="of:=IF(ISNUMBER(VLOOKUP([.B181];[.$M$2:.$N$12];2;0));VLOOKUP([.B181];[.$M$2:.$N$12];2;0);1)" office:value-type="float" office:value="1">
            <text:p>1</text:p>
          </table:table-cell>
          <table:table-cell table:formula="of:=IF(ISNUMBER(VLOOKUP([.B181];[.$P$2:.$Q$46];2;0));VLOOKUP([.B18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1];[.$S$2:.$T$100];2;0));VLOOKUP([.B181];[.$S$2:.$T$100];2;0);1)" office:value-type="float" office:value="1">
            <text:p>1</text:p>
          </table:table-cell>
          <table:table-cell table:formula="of:=IF(ISNUMBER(VLOOKUP([.B181];[.$Y$2:.$Z$302];2;0));VLOOKUP([.B181];[.$Y$2:.$Z$302];2;0);0)" office:value-type="float" office:value="0">
            <text:p>0</text:p>
          </table:table-cell>
          <table:table-cell table:number-columns-repeated="16"/>
          <table:table-cell office:value-type="string">
            <text:p>Rémi Pauvro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Marc Goua</text:p>
          </table:table-cell>
          <table:table-cell table:formula="of:=IF(ISNUMBER(VLOOKUP([.B182];[.$J$2:.$K$202];2;0));VLOOKUP([.B182];[.$J$2:.$K$202];2;0);1)" office:value-type="float" office:value="1">
            <text:p>1</text:p>
          </table:table-cell>
          <table:table-cell table:formula="of:=IF(ISNUMBER(VLOOKUP([.B182];[.$M$2:.$N$12];2;0));VLOOKUP([.B182];[.$M$2:.$N$12];2;0);1)" office:value-type="float" office:value="1">
            <text:p>1</text:p>
          </table:table-cell>
          <table:table-cell table:formula="of:=IF(ISNUMBER(VLOOKUP([.B182];[.$P$2:.$Q$46];2;0));VLOOKUP([.B18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2];[.$S$2:.$T$100];2;0));VLOOKUP([.B182];[.$S$2:.$T$100];2;0);1)" office:value-type="float" office:value="1">
            <text:p>1</text:p>
          </table:table-cell>
          <table:table-cell table:formula="of:=IF(ISNUMBER(VLOOKUP([.B182];[.$Y$2:.$Z$302];2;0));VLOOKUP([.B182];[.$Y$2:.$Z$302];2;0);0)" office:value-type="float" office:value="1">
            <text:p>1</text:p>
          </table:table-cell>
          <table:table-cell table:number-columns-repeated="16"/>
          <table:table-cell office:value-type="string">
            <text:p>René Dosiè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Marcel Rogemont</text:p>
          </table:table-cell>
          <table:table-cell table:formula="of:=IF(ISNUMBER(VLOOKUP([.B183];[.$J$2:.$K$202];2;0));VLOOKUP([.B183];[.$J$2:.$K$202];2;0);1)" office:value-type="float" office:value="1">
            <text:p>1</text:p>
          </table:table-cell>
          <table:table-cell table:formula="of:=IF(ISNUMBER(VLOOKUP([.B183];[.$M$2:.$N$12];2;0));VLOOKUP([.B183];[.$M$2:.$N$12];2;0);1)" office:value-type="float" office:value="1">
            <text:p>1</text:p>
          </table:table-cell>
          <table:table-cell table:formula="of:=IF(ISNUMBER(VLOOKUP([.B183];[.$P$2:.$Q$46];2;0));VLOOKUP([.B18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3];[.$S$2:.$T$100];2;0));VLOOKUP([.B183];[.$S$2:.$T$100];2;0);1)" office:value-type="float" office:value="1">
            <text:p>1</text:p>
          </table:table-cell>
          <table:table-cell table:formula="of:=IF(ISNUMBER(VLOOKUP([.B183];[.$Y$2:.$Z$302];2;0));VLOOKUP([.B183];[.$Y$2:.$Z$302];2;0);0)" office:value-type="float" office:value="1">
            <text:p>1</text:p>
          </table:table-cell>
          <table:table-cell table:number-columns-repeated="16"/>
          <table:table-cell office:value-type="string">
            <text:p>René Rou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Marie Récalde</text:p>
          </table:table-cell>
          <table:table-cell table:formula="of:=IF(ISNUMBER(VLOOKUP([.B184];[.$J$2:.$K$202];2;0));VLOOKUP([.B184];[.$J$2:.$K$202];2;0);1)" office:value-type="float" office:value="1">
            <text:p>1</text:p>
          </table:table-cell>
          <table:table-cell table:formula="of:=IF(ISNUMBER(VLOOKUP([.B184];[.$M$2:.$N$12];2;0));VLOOKUP([.B184];[.$M$2:.$N$12];2;0);1)" office:value-type="float" office:value="1">
            <text:p>1</text:p>
          </table:table-cell>
          <table:table-cell table:formula="of:=IF(ISNUMBER(VLOOKUP([.B184];[.$P$2:.$Q$46];2;0));VLOOKUP([.B18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4];[.$S$2:.$T$100];2;0));VLOOKUP([.B184];[.$S$2:.$T$100];2;0);1)" office:value-type="float" office:value="1">
            <text:p>1</text:p>
          </table:table-cell>
          <table:table-cell table:formula="of:=IF(ISNUMBER(VLOOKUP([.B184];[.$Y$2:.$Z$302];2;0));VLOOKUP([.B184];[.$Y$2:.$Z$302];2;0);0)" office:value-type="float" office:value="1">
            <text:p>1</text:p>
          </table:table-cell>
          <table:table-cell table:number-columns-repeated="16"/>
          <table:table-cell office:value-type="string">
            <text:p>Robert Oliv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Marie-Anne Chapdelaine</text:p>
          </table:table-cell>
          <table:table-cell table:formula="of:=IF(ISNUMBER(VLOOKUP([.B185];[.$J$2:.$K$202];2;0));VLOOKUP([.B185];[.$J$2:.$K$202];2;0);1)" office:value-type="float" office:value="1">
            <text:p>1</text:p>
          </table:table-cell>
          <table:table-cell table:formula="of:=IF(ISNUMBER(VLOOKUP([.B185];[.$M$2:.$N$12];2;0));VLOOKUP([.B185];[.$M$2:.$N$12];2;0);1)" office:value-type="float" office:value="1">
            <text:p>1</text:p>
          </table:table-cell>
          <table:table-cell table:formula="of:=IF(ISNUMBER(VLOOKUP([.B185];[.$P$2:.$Q$46];2;0));VLOOKUP([.B18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5];[.$S$2:.$T$100];2;0));VLOOKUP([.B185];[.$S$2:.$T$100];2;0);1)" office:value-type="float" office:value="1">
            <text:p>1</text:p>
          </table:table-cell>
          <table:table-cell table:formula="of:=IF(ISNUMBER(VLOOKUP([.B185];[.$Y$2:.$Z$302];2;0));VLOOKUP([.B185];[.$Y$2:.$Z$302];2;0);0)" office:value-type="float" office:value="1">
            <text:p>1</text:p>
          </table:table-cell>
          <table:table-cell table:number-columns-repeated="16"/>
          <table:table-cell office:value-type="string">
            <text:p>Sabine Bu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Marie-Arlette Carlotti</text:p>
          </table:table-cell>
          <table:table-cell table:formula="of:=IF(ISNUMBER(VLOOKUP([.B186];[.$J$2:.$K$202];2;0));VLOOKUP([.B186];[.$J$2:.$K$202];2;0);1)" office:value-type="float" office:value="1">
            <text:p>1</text:p>
          </table:table-cell>
          <table:table-cell table:formula="of:=IF(ISNUMBER(VLOOKUP([.B186];[.$M$2:.$N$12];2;0));VLOOKUP([.B186];[.$M$2:.$N$12];2;0);1)" office:value-type="float" office:value="1">
            <text:p>1</text:p>
          </table:table-cell>
          <table:table-cell table:formula="of:=IF(ISNUMBER(VLOOKUP([.B186];[.$P$2:.$Q$46];2;0));VLOOKUP([.B18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6];[.$S$2:.$T$100];2;0));VLOOKUP([.B186];[.$S$2:.$T$100];2;0);1)" office:value-type="float" office:value="1">
            <text:p>1</text:p>
          </table:table-cell>
          <table:table-cell table:formula="of:=IF(ISNUMBER(VLOOKUP([.B186];[.$Y$2:.$Z$302];2;0));VLOOKUP([.B186];[.$Y$2:.$Z$302];2;0);0)" office:value-type="float" office:value="1">
            <text:p>1</text:p>
          </table:table-cell>
          <table:table-cell table:number-columns-repeated="16"/>
          <table:table-cell office:value-type="string">
            <text:p>Sandrin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Marie-Françoise Bechtel</text:p>
          </table:table-cell>
          <table:table-cell table:formula="of:=IF(ISNUMBER(VLOOKUP([.B187];[.$J$2:.$K$202];2;0));VLOOKUP([.B187];[.$J$2:.$K$202];2;0);1)" office:value-type="float" office:value="1">
            <text:p>1</text:p>
          </table:table-cell>
          <table:table-cell table:formula="of:=IF(ISNUMBER(VLOOKUP([.B187];[.$M$2:.$N$12];2;0));VLOOKUP([.B187];[.$M$2:.$N$12];2;0);1)" office:value-type="float" office:value="1">
            <text:p>1</text:p>
          </table:table-cell>
          <table:table-cell table:formula="of:=IF(ISNUMBER(VLOOKUP([.B187];[.$P$2:.$Q$46];2;0));VLOOKUP([.B18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7];[.$S$2:.$T$100];2;0));VLOOKUP([.B187];[.$S$2:.$T$100];2;0);1)" office:value-type="float" office:value="1">
            <text:p>1</text:p>
          </table:table-cell>
          <table:table-cell table:formula="of:=IF(ISNUMBER(VLOOKUP([.B187];[.$Y$2:.$Z$302];2;0));VLOOKUP([.B187];[.$Y$2:.$Z$302];2;0);0)" office:value-type="float" office:value="0">
            <text:p>0</text:p>
          </table:table-cell>
          <table:table-cell table:number-columns-repeated="16"/>
          <table:table-cell office:value-type="string">
            <text:p>Sandrine H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Marie-Françoise Clergeau</text:p>
          </table:table-cell>
          <table:table-cell table:formula="of:=IF(ISNUMBER(VLOOKUP([.B188];[.$J$2:.$K$202];2;0));VLOOKUP([.B188];[.$J$2:.$K$202];2;0);1)" office:value-type="float" office:value="1">
            <text:p>1</text:p>
          </table:table-cell>
          <table:table-cell table:formula="of:=IF(ISNUMBER(VLOOKUP([.B188];[.$M$2:.$N$12];2;0));VLOOKUP([.B188];[.$M$2:.$N$12];2;0);1)" office:value-type="float" office:value="1">
            <text:p>1</text:p>
          </table:table-cell>
          <table:table-cell table:formula="of:=IF(ISNUMBER(VLOOKUP([.B188];[.$P$2:.$Q$46];2;0));VLOOKUP([.B18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8];[.$S$2:.$T$100];2;0));VLOOKUP([.B188];[.$S$2:.$T$100];2;0);1)" office:value-type="float" office:value="1">
            <text:p>1</text:p>
          </table:table-cell>
          <table:table-cell table:formula="of:=IF(ISNUMBER(VLOOKUP([.B188];[.$Y$2:.$Z$302];2;0));VLOOKUP([.B188];[.$Y$2:.$Z$302];2;0);0)" office:value-type="float" office:value="1">
            <text:p>1</text:p>
          </table:table-cell>
          <table:table-cell table:number-columns-repeated="16"/>
          <table:table-cell office:value-type="string">
            <text:p>Sandrine Mazet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Marie-Hélène Fabre</text:p>
          </table:table-cell>
          <table:table-cell table:formula="of:=IF(ISNUMBER(VLOOKUP([.B189];[.$J$2:.$K$202];2;0));VLOOKUP([.B189];[.$J$2:.$K$202];2;0);1)" office:value-type="float" office:value="1">
            <text:p>1</text:p>
          </table:table-cell>
          <table:table-cell table:formula="of:=IF(ISNUMBER(VLOOKUP([.B189];[.$M$2:.$N$12];2;0));VLOOKUP([.B189];[.$M$2:.$N$12];2;0);1)" office:value-type="float" office:value="1">
            <text:p>1</text:p>
          </table:table-cell>
          <table:table-cell table:formula="of:=IF(ISNUMBER(VLOOKUP([.B189];[.$P$2:.$Q$46];2;0));VLOOKUP([.B18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9];[.$S$2:.$T$100];2;0));VLOOKUP([.B189];[.$S$2:.$T$100];2;0);1)" office:value-type="float" office:value="1">
            <text:p>1</text:p>
          </table:table-cell>
          <table:table-cell table:formula="of:=IF(ISNUMBER(VLOOKUP([.B189];[.$Y$2:.$Z$302];2;0));VLOOKUP([.B189];[.$Y$2:.$Z$302];2;0);0)" office:value-type="float" office:value="1">
            <text:p>1</text:p>
          </table:table-cell>
          <table:table-cell table:number-columns-repeated="16"/>
          <table:table-cell office:value-type="string">
            <text:p>Sébastien Denaj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Marie-Line Reynaud</text:p>
          </table:table-cell>
          <table:table-cell table:formula="of:=IF(ISNUMBER(VLOOKUP([.B190];[.$J$2:.$K$202];2;0));VLOOKUP([.B190];[.$J$2:.$K$202];2;0);1)" office:value-type="float" office:value="0">
            <text:p>0</text:p>
          </table:table-cell>
          <table:table-cell table:formula="of:=IF(ISNUMBER(VLOOKUP([.B190];[.$M$2:.$N$12];2;0));VLOOKUP([.B190];[.$M$2:.$N$12];2;0);1)" office:value-type="float" office:value="1">
            <text:p>1</text:p>
          </table:table-cell>
          <table:table-cell table:formula="of:=IF(ISNUMBER(VLOOKUP([.B190];[.$P$2:.$Q$46];2;0));VLOOKUP([.B19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0];[.$S$2:.$T$100];2;0));VLOOKUP([.B190];[.$S$2:.$T$100];2;0);1)" office:value-type="float" office:value="1">
            <text:p>1</text:p>
          </table:table-cell>
          <table:table-cell table:formula="of:=IF(ISNUMBER(VLOOKUP([.B190];[.$Y$2:.$Z$302];2;0));VLOOKUP([.B190];[.$Y$2:.$Z$302];2;0);0)" office:value-type="float" office:value="0">
            <text:p>0</text:p>
          </table:table-cell>
          <table:table-cell table:number-columns-repeated="16"/>
          <table:table-cell office:value-type="string">
            <text:p>Sébastien Pietrasan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Marie-Lou Marcel</text:p>
          </table:table-cell>
          <table:table-cell table:formula="of:=IF(ISNUMBER(VLOOKUP([.B191];[.$J$2:.$K$202];2;0));VLOOKUP([.B191];[.$J$2:.$K$202];2;0);1)" office:value-type="float" office:value="0">
            <text:p>0</text:p>
          </table:table-cell>
          <table:table-cell table:formula="of:=IF(ISNUMBER(VLOOKUP([.B191];[.$M$2:.$N$12];2;0));VLOOKUP([.B191];[.$M$2:.$N$12];2;0);1)" office:value-type="float" office:value="1">
            <text:p>1</text:p>
          </table:table-cell>
          <table:table-cell table:formula="of:=IF(ISNUMBER(VLOOKUP([.B191];[.$P$2:.$Q$46];2;0));VLOOKUP([.B19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1];[.$S$2:.$T$100];2;0));VLOOKUP([.B191];[.$S$2:.$T$100];2;0);1)" office:value-type="float" office:value="1">
            <text:p>1</text:p>
          </table:table-cell>
          <table:table-cell table:formula="of:=IF(ISNUMBER(VLOOKUP([.B191];[.$Y$2:.$Z$302];2;0));VLOOKUP([.B191];[.$Y$2:.$Z$302];2;0);0)" office:value-type="float" office:value="0">
            <text:p>0</text:p>
          </table:table-cell>
          <table:table-cell table:number-columns-repeated="16"/>
          <table:table-cell office:value-type="string">
            <text:p>Serge Janqu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Marie-Noëlle Battistel</text:p>
          </table:table-cell>
          <table:table-cell table:formula="of:=IF(ISNUMBER(VLOOKUP([.B192];[.$J$2:.$K$202];2;0));VLOOKUP([.B192];[.$J$2:.$K$202];2;0);1)" office:value-type="float" office:value="1">
            <text:p>1</text:p>
          </table:table-cell>
          <table:table-cell table:formula="of:=IF(ISNUMBER(VLOOKUP([.B192];[.$M$2:.$N$12];2;0));VLOOKUP([.B192];[.$M$2:.$N$12];2;0);1)" office:value-type="float" office:value="1">
            <text:p>1</text:p>
          </table:table-cell>
          <table:table-cell table:formula="of:=IF(ISNUMBER(VLOOKUP([.B192];[.$P$2:.$Q$46];2;0));VLOOKUP([.B19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2];[.$S$2:.$T$100];2;0));VLOOKUP([.B192];[.$S$2:.$T$100];2;0);1)" office:value-type="float" office:value="1">
            <text:p>1</text:p>
          </table:table-cell>
          <table:table-cell table:formula="of:=IF(ISNUMBER(VLOOKUP([.B192];[.$Y$2:.$Z$302];2;0));VLOOKUP([.B192];[.$Y$2:.$Z$302];2;0);0)" office:value-type="float" office:value="1">
            <text:p>1</text:p>
          </table:table-cell>
          <table:table-cell table:number-columns-repeated="16"/>
          <table:table-cell office:value-type="string">
            <text:p>Serge Letchim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Marie-Odile Bouillé</text:p>
          </table:table-cell>
          <table:table-cell table:formula="of:=IF(ISNUMBER(VLOOKUP([.B193];[.$J$2:.$K$202];2;0));VLOOKUP([.B193];[.$J$2:.$K$202];2;0);1)" office:value-type="float" office:value="1">
            <text:p>1</text:p>
          </table:table-cell>
          <table:table-cell table:formula="of:=IF(ISNUMBER(VLOOKUP([.B193];[.$M$2:.$N$12];2;0));VLOOKUP([.B193];[.$M$2:.$N$12];2;0);1)" office:value-type="float" office:value="1">
            <text:p>1</text:p>
          </table:table-cell>
          <table:table-cell table:formula="of:=IF(ISNUMBER(VLOOKUP([.B193];[.$P$2:.$Q$46];2;0));VLOOKUP([.B19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3];[.$S$2:.$T$100];2;0));VLOOKUP([.B193];[.$S$2:.$T$100];2;0);1)" office:value-type="float" office:value="1">
            <text:p>1</text:p>
          </table:table-cell>
          <table:table-cell table:formula="of:=IF(ISNUMBER(VLOOKUP([.B193];[.$Y$2:.$Z$302];2;0));VLOOKUP([.B193];[.$Y$2:.$Z$302];2;0);0)" office:value-type="float" office:value="0">
            <text:p>0</text:p>
          </table:table-cell>
          <table:table-cell table:number-columns-repeated="16"/>
          <table:table-cell office:value-type="string">
            <text:p>Seybah Dagom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Marietta Karamanli</text:p>
          </table:table-cell>
          <table:table-cell table:formula="of:=IF(ISNUMBER(VLOOKUP([.B194];[.$J$2:.$K$202];2;0));VLOOKUP([.B194];[.$J$2:.$K$202];2;0);1)" office:value-type="float" office:value="1">
            <text:p>1</text:p>
          </table:table-cell>
          <table:table-cell table:formula="of:=IF(ISNUMBER(VLOOKUP([.B194];[.$M$2:.$N$12];2;0));VLOOKUP([.B194];[.$M$2:.$N$12];2;0);1)" office:value-type="float" office:value="1">
            <text:p>1</text:p>
          </table:table-cell>
          <table:table-cell table:formula="of:=IF(ISNUMBER(VLOOKUP([.B194];[.$P$2:.$Q$46];2;0));VLOOKUP([.B19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4];[.$S$2:.$T$100];2;0));VLOOKUP([.B194];[.$S$2:.$T$100];2;0);1)" office:value-type="float" office:value="1">
            <text:p>1</text:p>
          </table:table-cell>
          <table:table-cell table:formula="of:=IF(ISNUMBER(VLOOKUP([.B194];[.$Y$2:.$Z$302];2;0));VLOOKUP([.B194];[.$Y$2:.$Z$302];2;0);0)" office:value-type="float" office:value="1">
            <text:p>1</text:p>
          </table:table-cell>
          <table:table-cell table:number-columns-repeated="16"/>
          <table:table-cell office:value-type="string">
            <text:p>Sophie Dessu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Martine Carrillon-Couvreur</text:p>
          </table:table-cell>
          <table:table-cell table:formula="of:=IF(ISNUMBER(VLOOKUP([.B195];[.$J$2:.$K$202];2;0));VLOOKUP([.B195];[.$J$2:.$K$202];2;0);1)" office:value-type="float" office:value="1">
            <text:p>1</text:p>
          </table:table-cell>
          <table:table-cell table:formula="of:=IF(ISNUMBER(VLOOKUP([.B195];[.$M$2:.$N$12];2;0));VLOOKUP([.B195];[.$M$2:.$N$12];2;0);1)" office:value-type="float" office:value="1">
            <text:p>1</text:p>
          </table:table-cell>
          <table:table-cell table:formula="of:=IF(ISNUMBER(VLOOKUP([.B195];[.$P$2:.$Q$46];2;0));VLOOKUP([.B19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5];[.$S$2:.$T$100];2;0));VLOOKUP([.B195];[.$S$2:.$T$100];2;0);1)" office:value-type="float" office:value="1">
            <text:p>1</text:p>
          </table:table-cell>
          <table:table-cell table:formula="of:=IF(ISNUMBER(VLOOKUP([.B195];[.$Y$2:.$Z$302];2;0));VLOOKUP([.B195];[.$Y$2:.$Z$302];2;0);0)" office:value-type="float" office:value="1">
            <text:p>1</text:p>
          </table:table-cell>
          <table:table-cell table:number-columns-repeated="16"/>
          <table:table-cell office:value-type="string">
            <text:p>Sophie Erran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Martine Faure</text:p>
          </table:table-cell>
          <table:table-cell table:formula="of:=IF(ISNUMBER(VLOOKUP([.B196];[.$J$2:.$K$202];2;0));VLOOKUP([.B196];[.$J$2:.$K$202];2;0);1)" office:value-type="float" office:value="1">
            <text:p>1</text:p>
          </table:table-cell>
          <table:table-cell table:formula="of:=IF(ISNUMBER(VLOOKUP([.B196];[.$M$2:.$N$12];2;0));VLOOKUP([.B196];[.$M$2:.$N$12];2;0);1)" office:value-type="float" office:value="1">
            <text:p>1</text:p>
          </table:table-cell>
          <table:table-cell table:formula="of:=IF(ISNUMBER(VLOOKUP([.B196];[.$P$2:.$Q$46];2;0));VLOOKUP([.B19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6];[.$S$2:.$T$100];2;0));VLOOKUP([.B196];[.$S$2:.$T$100];2;0);1)" office:value-type="float" office:value="1">
            <text:p>1</text:p>
          </table:table-cell>
          <table:table-cell table:formula="of:=IF(ISNUMBER(VLOOKUP([.B196];[.$Y$2:.$Z$302];2;0));VLOOKUP([.B196];[.$Y$2:.$Z$302];2;0);0)" office:value-type="float" office:value="1">
            <text:p>1</text:p>
          </table:table-cell>
          <table:table-cell table:number-columns-repeated="16"/>
          <table:table-cell office:value-type="string">
            <text:p>Sylviane Alau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Martine Lignières-Cassou</text:p>
          </table:table-cell>
          <table:table-cell table:formula="of:=IF(ISNUMBER(VLOOKUP([.B197];[.$J$2:.$K$202];2;0));VLOOKUP([.B197];[.$J$2:.$K$202];2;0);1)" office:value-type="float" office:value="1">
            <text:p>1</text:p>
          </table:table-cell>
          <table:table-cell table:formula="of:=IF(ISNUMBER(VLOOKUP([.B197];[.$M$2:.$N$12];2;0));VLOOKUP([.B197];[.$M$2:.$N$12];2;0);1)" office:value-type="float" office:value="1">
            <text:p>1</text:p>
          </table:table-cell>
          <table:table-cell table:formula="of:=IF(ISNUMBER(VLOOKUP([.B197];[.$P$2:.$Q$46];2;0));VLOOKUP([.B19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7];[.$S$2:.$T$100];2;0));VLOOKUP([.B197];[.$S$2:.$T$100];2;0);1)" office:value-type="float" office:value="1">
            <text:p>1</text:p>
          </table:table-cell>
          <table:table-cell table:formula="of:=IF(ISNUMBER(VLOOKUP([.B197];[.$Y$2:.$Z$302];2;0));VLOOKUP([.B197];[.$Y$2:.$Z$302];2;0);0)" office:value-type="float" office:value="1">
            <text:p>1</text:p>
          </table:table-cell>
          <table:table-cell table:number-columns-repeated="16"/>
          <table:table-cell office:value-type="string">
            <text:p>Sylviane Bul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Martine Martinel</text:p>
          </table:table-cell>
          <table:table-cell table:formula="of:=IF(ISNUMBER(VLOOKUP([.B198];[.$J$2:.$K$202];2;0));VLOOKUP([.B198];[.$J$2:.$K$202];2;0);1)" office:value-type="float" office:value="1">
            <text:p>1</text:p>
          </table:table-cell>
          <table:table-cell table:formula="of:=IF(ISNUMBER(VLOOKUP([.B198];[.$M$2:.$N$12];2;0));VLOOKUP([.B198];[.$M$2:.$N$12];2;0);1)" office:value-type="float" office:value="1">
            <text:p>1</text:p>
          </table:table-cell>
          <table:table-cell table:formula="of:=IF(ISNUMBER(VLOOKUP([.B198];[.$P$2:.$Q$46];2;0));VLOOKUP([.B19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8];[.$S$2:.$T$100];2;0));VLOOKUP([.B198];[.$S$2:.$T$100];2;0);1)" office:value-type="float" office:value="1">
            <text:p>1</text:p>
          </table:table-cell>
          <table:table-cell table:formula="of:=IF(ISNUMBER(VLOOKUP([.B198];[.$Y$2:.$Z$302];2;0));VLOOKUP([.B198];[.$Y$2:.$Z$302];2;0);0)" office:value-type="float" office:value="1">
            <text:p>1</text:p>
          </table:table-cell>
          <table:table-cell table:number-columns-repeated="16"/>
          <table:table-cell office:value-type="string">
            <text:p>Sylvie Tol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Martine Pinville</text:p>
          </table:table-cell>
          <table:table-cell table:formula="of:=IF(ISNUMBER(VLOOKUP([.B199];[.$J$2:.$K$202];2;0));VLOOKUP([.B199];[.$J$2:.$K$202];2;0);1)" office:value-type="float" office:value="1">
            <text:p>1</text:p>
          </table:table-cell>
          <table:table-cell table:formula="of:=IF(ISNUMBER(VLOOKUP([.B199];[.$M$2:.$N$12];2;0));VLOOKUP([.B199];[.$M$2:.$N$12];2;0);1)" office:value-type="float" office:value="1">
            <text:p>1</text:p>
          </table:table-cell>
          <table:table-cell table:formula="of:=IF(ISNUMBER(VLOOKUP([.B199];[.$P$2:.$Q$46];2;0));VLOOKUP([.B19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9];[.$S$2:.$T$100];2;0));VLOOKUP([.B199];[.$S$2:.$T$100];2;0);1)" office:value-type="float" office:value="1">
            <text:p>1</text:p>
          </table:table-cell>
          <table:table-cell table:formula="of:=IF(ISNUMBER(VLOOKUP([.B199];[.$Y$2:.$Z$302];2;0));VLOOKUP([.B199];[.$Y$2:.$Z$302];2;0);0)" office:value-type="float" office:value="1">
            <text:p>1</text:p>
          </table:table-cell>
          <table:table-cell table:number-columns-repeated="16"/>
          <table:table-cell office:value-type="string">
            <text:p>Thérèse Guil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Mathieu Hanotin</text:p>
          </table:table-cell>
          <table:table-cell table:formula="of:=IF(ISNUMBER(VLOOKUP([.B200];[.$J$2:.$K$202];2;0));VLOOKUP([.B200];[.$J$2:.$K$202];2;0);1)" office:value-type="float" office:value="0">
            <text:p>0</text:p>
          </table:table-cell>
          <table:table-cell table:formula="of:=IF(ISNUMBER(VLOOKUP([.B200];[.$M$2:.$N$12];2;0));VLOOKUP([.B200];[.$M$2:.$N$12];2;0);1)" office:value-type="float" office:value="1">
            <text:p>1</text:p>
          </table:table-cell>
          <table:table-cell table:formula="of:=IF(ISNUMBER(VLOOKUP([.B200];[.$P$2:.$Q$46];2;0));VLOOKUP([.B200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00];[.$S$2:.$T$100];2;0));VLOOKUP([.B200];[.$S$2:.$T$100];2;0);1)" office:value-type="float" office:value="0">
            <text:p>0</text:p>
          </table:table-cell>
          <table:table-cell table:formula="of:=IF(ISNUMBER(VLOOKUP([.B200];[.$Y$2:.$Z$302];2;0));VLOOKUP([.B200];[.$Y$2:.$Z$302];2;0);0)" office:value-type="float" office:value="0">
            <text:p>0</text:p>
          </table:table-cell>
          <table:table-cell table:number-columns-repeated="16"/>
          <table:table-cell office:value-type="string">
            <text:p>Thomas Thévenou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Matthias Fekl</text:p>
          </table:table-cell>
          <table:table-cell table:formula="of:=IF(ISNUMBER(VLOOKUP([.B201];[.$J$2:.$K$202];2;0));VLOOKUP([.B201];[.$J$2:.$K$202];2;0);1)" office:value-type="float" office:value="1">
            <text:p>1</text:p>
          </table:table-cell>
          <table:table-cell table:formula="of:=IF(ISNUMBER(VLOOKUP([.B201];[.$M$2:.$N$12];2;0));VLOOKUP([.B201];[.$M$2:.$N$12];2;0);1)" office:value-type="float" office:value="1">
            <text:p>1</text:p>
          </table:table-cell>
          <table:table-cell table:formula="of:=IF(ISNUMBER(VLOOKUP([.B201];[.$P$2:.$Q$46];2;0));VLOOKUP([.B20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1];[.$S$2:.$T$100];2;0));VLOOKUP([.B201];[.$S$2:.$T$100];2;0);1)" office:value-type="float" office:value="1">
            <text:p>1</text:p>
          </table:table-cell>
          <table:table-cell table:formula="of:=IF(ISNUMBER(VLOOKUP([.B201];[.$Y$2:.$Z$302];2;0));VLOOKUP([.B201];[.$Y$2:.$Z$302];2;0);0)" office:value-type="float" office:value="1">
            <text:p>1</text:p>
          </table:table-cell>
          <table:table-cell table:number-columns-repeated="16"/>
          <table:table-cell office:value-type="string">
            <text:p>Valérie Cor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Maud Olivier</text:p>
          </table:table-cell>
          <table:table-cell table:formula="of:=IF(ISNUMBER(VLOOKUP([.B202];[.$J$2:.$K$202];2;0));VLOOKUP([.B202];[.$J$2:.$K$202];2;0);1)" office:value-type="float" office:value="0">
            <text:p>0</text:p>
          </table:table-cell>
          <table:table-cell table:formula="of:=IF(ISNUMBER(VLOOKUP([.B202];[.$M$2:.$N$12];2;0));VLOOKUP([.B202];[.$M$2:.$N$12];2;0);1)" office:value-type="float" office:value="1">
            <text:p>1</text:p>
          </table:table-cell>
          <table:table-cell table:formula="of:=IF(ISNUMBER(VLOOKUP([.B202];[.$P$2:.$Q$46];2;0));VLOOKUP([.B20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2];[.$S$2:.$T$100];2;0));VLOOKUP([.B202];[.$S$2:.$T$100];2;0);1)" office:value-type="float" office:value="1">
            <text:p>1</text:p>
          </table:table-cell>
          <table:table-cell table:formula="of:=IF(ISNUMBER(VLOOKUP([.B202];[.$Y$2:.$Z$302];2;0));VLOOKUP([.B202];[.$Y$2:.$Z$302];2;0);0)" office:value-type="float" office:value="0">
            <text:p>0</text:p>
          </table:table-cell>
          <table:table-cell table:number-columns-repeated="16"/>
          <table:table-cell office:value-type="string">
            <text:p>Valérie Fourney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Michel Destot</text:p>
          </table:table-cell>
          <table:table-cell table:formula="of:=IF(ISNUMBER(VLOOKUP([.B203];[.$J$2:.$K$202];2;0));VLOOKUP([.B203];[.$J$2:.$K$202];2;0);1)" office:value-type="float" office:value="1">
            <text:p>1</text:p>
          </table:table-cell>
          <table:table-cell table:formula="of:=IF(ISNUMBER(VLOOKUP([.B203];[.$M$2:.$N$12];2;0));VLOOKUP([.B203];[.$M$2:.$N$12];2;0);1)" office:value-type="float" office:value="1">
            <text:p>1</text:p>
          </table:table-cell>
          <table:table-cell table:formula="of:=IF(ISNUMBER(VLOOKUP([.B203];[.$P$2:.$Q$46];2;0));VLOOKUP([.B20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3];[.$S$2:.$T$100];2;0));VLOOKUP([.B203];[.$S$2:.$T$100];2;0);1)" office:value-type="float" office:value="1">
            <text:p>1</text:p>
          </table:table-cell>
          <table:table-cell table:formula="of:=IF(ISNUMBER(VLOOKUP([.B203];[.$Y$2:.$Z$302];2;0));VLOOKUP([.B203];[.$Y$2:.$Z$302];2;0);0)" office:value-type="float" office:value="1">
            <text:p>1</text:p>
          </table:table-cell>
          <table:table-cell table:number-columns-repeated="16"/>
          <table:table-cell office:value-type="string">
            <text:p>Victorin L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Michel Françaix</text:p>
          </table:table-cell>
          <table:table-cell table:formula="of:=IF(ISNUMBER(VLOOKUP([.B204];[.$J$2:.$K$202];2;0));VLOOKUP([.B204];[.$J$2:.$K$202];2;0);1)" office:value-type="float" office:value="1">
            <text:p>1</text:p>
          </table:table-cell>
          <table:table-cell table:formula="of:=IF(ISNUMBER(VLOOKUP([.B204];[.$M$2:.$N$12];2;0));VLOOKUP([.B204];[.$M$2:.$N$12];2;0);1)" office:value-type="float" office:value="1">
            <text:p>1</text:p>
          </table:table-cell>
          <table:table-cell table:formula="of:=IF(ISNUMBER(VLOOKUP([.B204];[.$P$2:.$Q$46];2;0));VLOOKUP([.B20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4];[.$S$2:.$T$100];2;0));VLOOKUP([.B204];[.$S$2:.$T$100];2;0);1)" office:value-type="float" office:value="1">
            <text:p>1</text:p>
          </table:table-cell>
          <table:table-cell table:formula="of:=IF(ISNUMBER(VLOOKUP([.B204];[.$Y$2:.$Z$302];2;0));VLOOKUP([.B204];[.$Y$2:.$Z$302];2;0);0)" office:value-type="float" office:value="1">
            <text:p>1</text:p>
          </table:table-cell>
          <table:table-cell table:number-columns-repeated="16"/>
          <table:table-cell office:value-type="string">
            <text:p>Vincent Burr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Michel Issindou</text:p>
          </table:table-cell>
          <table:table-cell table:formula="of:=IF(ISNUMBER(VLOOKUP([.B205];[.$J$2:.$K$202];2;0));VLOOKUP([.B205];[.$J$2:.$K$202];2;0);1)" office:value-type="float" office:value="1">
            <text:p>1</text:p>
          </table:table-cell>
          <table:table-cell table:formula="of:=IF(ISNUMBER(VLOOKUP([.B205];[.$M$2:.$N$12];2;0));VLOOKUP([.B205];[.$M$2:.$N$12];2;0);1)" office:value-type="float" office:value="1">
            <text:p>1</text:p>
          </table:table-cell>
          <table:table-cell table:formula="of:=IF(ISNUMBER(VLOOKUP([.B205];[.$P$2:.$Q$46];2;0));VLOOKUP([.B20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5];[.$S$2:.$T$100];2;0));VLOOKUP([.B205];[.$S$2:.$T$100];2;0);1)" office:value-type="float" office:value="1">
            <text:p>1</text:p>
          </table:table-cell>
          <table:table-cell table:formula="of:=IF(ISNUMBER(VLOOKUP([.B205];[.$Y$2:.$Z$302];2;0));VLOOKUP([.B205];[.$Y$2:.$Z$302];2;0);0)" office:value-type="float" office:value="1">
            <text:p>1</text:p>
          </table:table-cell>
          <table:table-cell table:number-columns-repeated="16"/>
          <table:table-cell office:value-type="string">
            <text:p>William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Michel Lefait</text:p>
          </table:table-cell>
          <table:table-cell table:formula="of:=IF(ISNUMBER(VLOOKUP([.B206];[.$J$2:.$K$202];2;0));VLOOKUP([.B206];[.$J$2:.$K$202];2;0);1)" office:value-type="float" office:value="0">
            <text:p>0</text:p>
          </table:table-cell>
          <table:table-cell table:formula="of:=IF(ISNUMBER(VLOOKUP([.B206];[.$M$2:.$N$12];2;0));VLOOKUP([.B206];[.$M$2:.$N$12];2;0);1)" office:value-type="float" office:value="1">
            <text:p>1</text:p>
          </table:table-cell>
          <table:table-cell table:formula="of:=IF(ISNUMBER(VLOOKUP([.B206];[.$P$2:.$Q$46];2;0));VLOOKUP([.B20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6];[.$S$2:.$T$100];2;0));VLOOKUP([.B206];[.$S$2:.$T$100];2;0);1)" office:value-type="float" office:value="1">
            <text:p>1</text:p>
          </table:table-cell>
          <table:table-cell table:formula="of:=IF(ISNUMBER(VLOOKUP([.B206];[.$Y$2:.$Z$302];2;0));VLOOKUP([.B206];[.$Y$2:.$Z$302];2;0);0)" office:value-type="float" office:value="1">
            <text:p>1</text:p>
          </table:table-cell>
          <table:table-cell table:number-columns-repeated="16"/>
          <table:table-cell office:value-type="string">
            <text:p>Yves Ble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Michel Lesage</text:p>
          </table:table-cell>
          <table:table-cell table:formula="of:=IF(ISNUMBER(VLOOKUP([.B207];[.$J$2:.$K$202];2;0));VLOOKUP([.B207];[.$J$2:.$K$202];2;0);1)" office:value-type="float" office:value="0">
            <text:p>0</text:p>
          </table:table-cell>
          <table:table-cell table:formula="of:=IF(ISNUMBER(VLOOKUP([.B207];[.$M$2:.$N$12];2;0));VLOOKUP([.B207];[.$M$2:.$N$12];2;0);1)" office:value-type="float" office:value="1">
            <text:p>1</text:p>
          </table:table-cell>
          <table:table-cell table:formula="of:=IF(ISNUMBER(VLOOKUP([.B207];[.$P$2:.$Q$46];2;0));VLOOKUP([.B20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7];[.$S$2:.$T$100];2;0));VLOOKUP([.B207];[.$S$2:.$T$100];2;0);1)" office:value-type="float" office:value="0">
            <text:p>0</text:p>
          </table:table-cell>
          <table:table-cell table:formula="of:=IF(ISNUMBER(VLOOKUP([.B207];[.$Y$2:.$Z$302];2;0));VLOOKUP([.B207];[.$Y$2:.$Z$302];2;0);0)" office:value-type="float" office:value="0">
            <text:p>0</text:p>
          </table:table-cell>
          <table:table-cell table:number-columns-repeated="16"/>
          <table:table-cell office:value-type="string">
            <text:p>Yves Dani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Michel Liebgott</text:p>
          </table:table-cell>
          <table:table-cell table:formula="of:=IF(ISNUMBER(VLOOKUP([.B208];[.$J$2:.$K$202];2;0));VLOOKUP([.B208];[.$J$2:.$K$202];2;0);1)" office:value-type="float" office:value="1">
            <text:p>1</text:p>
          </table:table-cell>
          <table:table-cell table:formula="of:=IF(ISNUMBER(VLOOKUP([.B208];[.$M$2:.$N$12];2;0));VLOOKUP([.B208];[.$M$2:.$N$12];2;0);1)" office:value-type="float" office:value="1">
            <text:p>1</text:p>
          </table:table-cell>
          <table:table-cell table:formula="of:=IF(ISNUMBER(VLOOKUP([.B208];[.$P$2:.$Q$46];2;0));VLOOKUP([.B20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8];[.$S$2:.$T$100];2;0));VLOOKUP([.B208];[.$S$2:.$T$100];2;0);1)" office:value-type="float" office:value="1">
            <text:p>1</text:p>
          </table:table-cell>
          <table:table-cell table:formula="of:=IF(ISNUMBER(VLOOKUP([.B208];[.$Y$2:.$Z$302];2;0));VLOOKUP([.B208];[.$Y$2:.$Z$302];2;0);0)" office:value-type="float" office:value="1">
            <text:p>1</text:p>
          </table:table-cell>
          <table:table-cell table:number-columns-repeated="16"/>
          <table:table-cell office:value-type="string">
            <text:p>Yves Dur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Michel Ménard</text:p>
          </table:table-cell>
          <table:table-cell table:formula="of:=IF(ISNUMBER(VLOOKUP([.B209];[.$J$2:.$K$202];2;0));VLOOKUP([.B209];[.$J$2:.$K$202];2;0);1)" office:value-type="float" office:value="1">
            <text:p>1</text:p>
          </table:table-cell>
          <table:table-cell table:formula="of:=IF(ISNUMBER(VLOOKUP([.B209];[.$M$2:.$N$12];2;0));VLOOKUP([.B209];[.$M$2:.$N$12];2;0);1)" office:value-type="float" office:value="1">
            <text:p>1</text:p>
          </table:table-cell>
          <table:table-cell table:formula="of:=IF(ISNUMBER(VLOOKUP([.B209];[.$P$2:.$Q$46];2;0));VLOOKUP([.B20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9];[.$S$2:.$T$100];2;0));VLOOKUP([.B209];[.$S$2:.$T$100];2;0);1)" office:value-type="float" office:value="1">
            <text:p>1</text:p>
          </table:table-cell>
          <table:table-cell table:formula="of:=IF(ISNUMBER(VLOOKUP([.B209];[.$Y$2:.$Z$302];2;0));VLOOKUP([.B209];[.$Y$2:.$Z$302];2;0);0)" office:value-type="float" office:value="1">
            <text:p>1</text:p>
          </table:table-cell>
          <table:table-cell table:number-columns-repeated="16"/>
          <table:table-cell office:value-type="string">
            <text:p>Yves Goasdou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Michel Pajon</text:p>
          </table:table-cell>
          <table:table-cell table:formula="of:=IF(ISNUMBER(VLOOKUP([.B210];[.$J$2:.$K$202];2;0));VLOOKUP([.B210];[.$J$2:.$K$202];2;0);1)" office:value-type="float" office:value="1">
            <text:p>1</text:p>
          </table:table-cell>
          <table:table-cell table:formula="of:=IF(ISNUMBER(VLOOKUP([.B210];[.$M$2:.$N$12];2;0));VLOOKUP([.B210];[.$M$2:.$N$12];2;0);1)" office:value-type="float" office:value="1">
            <text:p>1</text:p>
          </table:table-cell>
          <table:table-cell table:formula="of:=IF(ISNUMBER(VLOOKUP([.B210];[.$P$2:.$Q$46];2;0));VLOOKUP([.B21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0];[.$S$2:.$T$100];2;0));VLOOKUP([.B210];[.$S$2:.$T$100];2;0);1)" office:value-type="float" office:value="1">
            <text:p>1</text:p>
          </table:table-cell>
          <table:table-cell table:formula="of:=IF(ISNUMBER(VLOOKUP([.B210];[.$Y$2:.$Z$302];2;0));VLOOKUP([.B21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Michel Pouzol</text:p>
          </table:table-cell>
          <table:table-cell table:formula="of:=IF(ISNUMBER(VLOOKUP([.B211];[.$J$2:.$K$202];2;0));VLOOKUP([.B211];[.$J$2:.$K$202];2;0);1)" office:value-type="float" office:value="0">
            <text:p>0</text:p>
          </table:table-cell>
          <table:table-cell table:formula="of:=IF(ISNUMBER(VLOOKUP([.B211];[.$M$2:.$N$12];2;0));VLOOKUP([.B211];[.$M$2:.$N$12];2;0);1)" office:value-type="float" office:value="1">
            <text:p>1</text:p>
          </table:table-cell>
          <table:table-cell table:formula="of:=IF(ISNUMBER(VLOOKUP([.B211];[.$P$2:.$Q$46];2;0));VLOOKUP([.B21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11];[.$S$2:.$T$100];2;0));VLOOKUP([.B211];[.$S$2:.$T$100];2;0);1)" office:value-type="float" office:value="1">
            <text:p>1</text:p>
          </table:table-cell>
          <table:table-cell table:formula="of:=IF(ISNUMBER(VLOOKUP([.B211];[.$Y$2:.$Z$302];2;0));VLOOKUP([.B211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Michel Vauzelle</text:p>
          </table:table-cell>
          <table:table-cell table:formula="of:=IF(ISNUMBER(VLOOKUP([.B212];[.$J$2:.$K$202];2;0));VLOOKUP([.B212];[.$J$2:.$K$202];2;0);1)" office:value-type="float" office:value="1">
            <text:p>1</text:p>
          </table:table-cell>
          <table:table-cell table:formula="of:=IF(ISNUMBER(VLOOKUP([.B212];[.$M$2:.$N$12];2;0));VLOOKUP([.B212];[.$M$2:.$N$12];2;0);1)" office:value-type="float" office:value="1">
            <text:p>1</text:p>
          </table:table-cell>
          <table:table-cell table:formula="of:=IF(ISNUMBER(VLOOKUP([.B212];[.$P$2:.$Q$46];2;0));VLOOKUP([.B21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2];[.$S$2:.$T$100];2;0));VLOOKUP([.B212];[.$S$2:.$T$100];2;0);1)" office:value-type="float" office:value="1">
            <text:p>1</text:p>
          </table:table-cell>
          <table:table-cell table:formula="of:=IF(ISNUMBER(VLOOKUP([.B212];[.$Y$2:.$Z$302];2;0));VLOOKUP([.B21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Michel Vergnier</text:p>
          </table:table-cell>
          <table:table-cell table:formula="of:=IF(ISNUMBER(VLOOKUP([.B213];[.$J$2:.$K$202];2;0));VLOOKUP([.B213];[.$J$2:.$K$202];2;0);1)" office:value-type="float" office:value="0">
            <text:p>0</text:p>
          </table:table-cell>
          <table:table-cell table:formula="of:=IF(ISNUMBER(VLOOKUP([.B213];[.$M$2:.$N$12];2;0));VLOOKUP([.B213];[.$M$2:.$N$12];2;0);1)" office:value-type="float" office:value="1">
            <text:p>1</text:p>
          </table:table-cell>
          <table:table-cell table:formula="of:=IF(ISNUMBER(VLOOKUP([.B213];[.$P$2:.$Q$46];2;0));VLOOKUP([.B21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3];[.$S$2:.$T$100];2;0));VLOOKUP([.B213];[.$S$2:.$T$100];2;0);1)" office:value-type="float" office:value="1">
            <text:p>1</text:p>
          </table:table-cell>
          <table:table-cell table:formula="of:=IF(ISNUMBER(VLOOKUP([.B213];[.$Y$2:.$Z$302];2;0));VLOOKUP([.B213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Michèle Delaunay</text:p>
          </table:table-cell>
          <table:table-cell table:formula="of:=IF(ISNUMBER(VLOOKUP([.B214];[.$J$2:.$K$202];2;0));VLOOKUP([.B214];[.$J$2:.$K$202];2;0);1)" office:value-type="float" office:value="1">
            <text:p>1</text:p>
          </table:table-cell>
          <table:table-cell table:formula="of:=IF(ISNUMBER(VLOOKUP([.B214];[.$M$2:.$N$12];2;0));VLOOKUP([.B214];[.$M$2:.$N$12];2;0);1)" office:value-type="float" office:value="1">
            <text:p>1</text:p>
          </table:table-cell>
          <table:table-cell table:formula="of:=IF(ISNUMBER(VLOOKUP([.B214];[.$P$2:.$Q$46];2;0));VLOOKUP([.B21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4];[.$S$2:.$T$100];2;0));VLOOKUP([.B214];[.$S$2:.$T$100];2;0);1)" office:value-type="float" office:value="1">
            <text:p>1</text:p>
          </table:table-cell>
          <table:table-cell table:formula="of:=IF(ISNUMBER(VLOOKUP([.B214];[.$Y$2:.$Z$302];2;0));VLOOKUP([.B21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Michèle Fournier-Armand</text:p>
          </table:table-cell>
          <table:table-cell table:formula="of:=IF(ISNUMBER(VLOOKUP([.B215];[.$J$2:.$K$202];2;0));VLOOKUP([.B215];[.$J$2:.$K$202];2;0);1)" office:value-type="float" office:value="1">
            <text:p>1</text:p>
          </table:table-cell>
          <table:table-cell table:formula="of:=IF(ISNUMBER(VLOOKUP([.B215];[.$M$2:.$N$12];2;0));VLOOKUP([.B215];[.$M$2:.$N$12];2;0);1)" office:value-type="float" office:value="1">
            <text:p>1</text:p>
          </table:table-cell>
          <table:table-cell table:formula="of:=IF(ISNUMBER(VLOOKUP([.B215];[.$P$2:.$Q$46];2;0));VLOOKUP([.B21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5];[.$S$2:.$T$100];2;0));VLOOKUP([.B215];[.$S$2:.$T$100];2;0);1)" office:value-type="float" office:value="1">
            <text:p>1</text:p>
          </table:table-cell>
          <table:table-cell table:formula="of:=IF(ISNUMBER(VLOOKUP([.B215];[.$Y$2:.$Z$302];2;0));VLOOKUP([.B21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Monique Iborra</text:p>
          </table:table-cell>
          <table:table-cell table:formula="of:=IF(ISNUMBER(VLOOKUP([.B216];[.$J$2:.$K$202];2;0));VLOOKUP([.B216];[.$J$2:.$K$202];2;0);1)" office:value-type="float" office:value="1">
            <text:p>1</text:p>
          </table:table-cell>
          <table:table-cell table:formula="of:=IF(ISNUMBER(VLOOKUP([.B216];[.$M$2:.$N$12];2;0));VLOOKUP([.B216];[.$M$2:.$N$12];2;0);1)" office:value-type="float" office:value="1">
            <text:p>1</text:p>
          </table:table-cell>
          <table:table-cell table:formula="of:=IF(ISNUMBER(VLOOKUP([.B216];[.$P$2:.$Q$46];2;0));VLOOKUP([.B21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6];[.$S$2:.$T$100];2;0));VLOOKUP([.B216];[.$S$2:.$T$100];2;0);1)" office:value-type="float" office:value="1">
            <text:p>1</text:p>
          </table:table-cell>
          <table:table-cell table:formula="of:=IF(ISNUMBER(VLOOKUP([.B216];[.$Y$2:.$Z$302];2;0));VLOOKUP([.B21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Monique Orphé</text:p>
          </table:table-cell>
          <table:table-cell table:formula="of:=IF(ISNUMBER(VLOOKUP([.B217];[.$J$2:.$K$202];2;0));VLOOKUP([.B217];[.$J$2:.$K$202];2;0);1)" office:value-type="float" office:value="1">
            <text:p>1</text:p>
          </table:table-cell>
          <table:table-cell table:formula="of:=IF(ISNUMBER(VLOOKUP([.B217];[.$M$2:.$N$12];2;0));VLOOKUP([.B217];[.$M$2:.$N$12];2;0);1)" office:value-type="float" office:value="1">
            <text:p>1</text:p>
          </table:table-cell>
          <table:table-cell table:formula="of:=IF(ISNUMBER(VLOOKUP([.B217];[.$P$2:.$Q$46];2;0));VLOOKUP([.B21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7];[.$S$2:.$T$100];2;0));VLOOKUP([.B217];[.$S$2:.$T$100];2;0);1)" office:value-type="float" office:value="1">
            <text:p>1</text:p>
          </table:table-cell>
          <table:table-cell table:formula="of:=IF(ISNUMBER(VLOOKUP([.B217];[.$Y$2:.$Z$302];2;0));VLOOKUP([.B21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Monique Rabin</text:p>
          </table:table-cell>
          <table:table-cell table:formula="of:=IF(ISNUMBER(VLOOKUP([.B218];[.$J$2:.$K$202];2;0));VLOOKUP([.B218];[.$J$2:.$K$202];2;0);1)" office:value-type="float" office:value="1">
            <text:p>1</text:p>
          </table:table-cell>
          <table:table-cell table:formula="of:=IF(ISNUMBER(VLOOKUP([.B218];[.$M$2:.$N$12];2;0));VLOOKUP([.B218];[.$M$2:.$N$12];2;0);1)" office:value-type="float" office:value="1">
            <text:p>1</text:p>
          </table:table-cell>
          <table:table-cell table:formula="of:=IF(ISNUMBER(VLOOKUP([.B218];[.$P$2:.$Q$46];2;0));VLOOKUP([.B21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8];[.$S$2:.$T$100];2;0));VLOOKUP([.B218];[.$S$2:.$T$100];2;0);1)" office:value-type="float" office:value="1">
            <text:p>1</text:p>
          </table:table-cell>
          <table:table-cell table:formula="of:=IF(ISNUMBER(VLOOKUP([.B218];[.$Y$2:.$Z$302];2;0));VLOOKUP([.B218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Napole Polutélé</text:p>
          </table:table-cell>
          <table:table-cell table:formula="of:=IF(ISNUMBER(VLOOKUP([.B219];[.$J$2:.$K$202];2;0));VLOOKUP([.B219];[.$J$2:.$K$202];2;0);1)" office:value-type="float" office:value="1">
            <text:p>1</text:p>
          </table:table-cell>
          <table:table-cell table:formula="of:=IF(ISNUMBER(VLOOKUP([.B219];[.$M$2:.$N$12];2;0));VLOOKUP([.B219];[.$M$2:.$N$12];2;0);1)" office:value-type="float" office:value="1">
            <text:p>1</text:p>
          </table:table-cell>
          <table:table-cell table:formula="of:=IF(ISNUMBER(VLOOKUP([.B219];[.$P$2:.$Q$46];2;0));VLOOKUP([.B21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9];[.$S$2:.$T$100];2;0));VLOOKUP([.B219];[.$S$2:.$T$100];2;0);1)" office:value-type="float" office:value="1">
            <text:p>1</text:p>
          </table:table-cell>
          <table:table-cell table:formula="of:=IF(ISNUMBER(VLOOKUP([.B219];[.$Y$2:.$Z$302];2;0));VLOOKUP([.B219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Nathalie Appéré</text:p>
          </table:table-cell>
          <table:table-cell table:formula="of:=IF(ISNUMBER(VLOOKUP([.B220];[.$J$2:.$K$202];2;0));VLOOKUP([.B220];[.$J$2:.$K$202];2;0);1)" office:value-type="float" office:value="1">
            <text:p>1</text:p>
          </table:table-cell>
          <table:table-cell table:formula="of:=IF(ISNUMBER(VLOOKUP([.B220];[.$M$2:.$N$12];2;0));VLOOKUP([.B220];[.$M$2:.$N$12];2;0);1)" office:value-type="float" office:value="1">
            <text:p>1</text:p>
          </table:table-cell>
          <table:table-cell table:formula="of:=IF(ISNUMBER(VLOOKUP([.B220];[.$P$2:.$Q$46];2;0));VLOOKUP([.B22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0];[.$S$2:.$T$100];2;0));VLOOKUP([.B220];[.$S$2:.$T$100];2;0);1)" office:value-type="float" office:value="1">
            <text:p>1</text:p>
          </table:table-cell>
          <table:table-cell table:formula="of:=IF(ISNUMBER(VLOOKUP([.B220];[.$Y$2:.$Z$302];2;0));VLOOKUP([.B22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Nathalie Chabanne</text:p>
          </table:table-cell>
          <table:table-cell table:formula="of:=IF(ISNUMBER(VLOOKUP([.B221];[.$J$2:.$K$202];2;0));VLOOKUP([.B221];[.$J$2:.$K$202];2;0);1)" office:value-type="float" office:value="0">
            <text:p>0</text:p>
          </table:table-cell>
          <table:table-cell table:formula="of:=IF(ISNUMBER(VLOOKUP([.B221];[.$M$2:.$N$12];2;0));VLOOKUP([.B221];[.$M$2:.$N$12];2;0);1)" office:value-type="float" office:value="0">
            <text:p>0</text:p>
          </table:table-cell>
          <table:table-cell table:formula="of:=IF(ISNUMBER(VLOOKUP([.B221];[.$P$2:.$Q$46];2;0));VLOOKUP([.B22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1];[.$S$2:.$T$100];2;0));VLOOKUP([.B221];[.$S$2:.$T$100];2;0);1)" office:value-type="float" office:value="0">
            <text:p>0</text:p>
          </table:table-cell>
          <table:table-cell table:formula="of:=IF(ISNUMBER(VLOOKUP([.B221];[.$Y$2:.$Z$302];2;0));VLOOKUP([.B221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Nathalie Nieson</text:p>
          </table:table-cell>
          <table:table-cell table:formula="of:=IF(ISNUMBER(VLOOKUP([.B222];[.$J$2:.$K$202];2;0));VLOOKUP([.B222];[.$J$2:.$K$202];2;0);1)" office:value-type="float" office:value="1">
            <text:p>1</text:p>
          </table:table-cell>
          <table:table-cell table:formula="of:=IF(ISNUMBER(VLOOKUP([.B222];[.$M$2:.$N$12];2;0));VLOOKUP([.B222];[.$M$2:.$N$12];2;0);1)" office:value-type="float" office:value="1">
            <text:p>1</text:p>
          </table:table-cell>
          <table:table-cell table:formula="of:=IF(ISNUMBER(VLOOKUP([.B222];[.$P$2:.$Q$46];2;0));VLOOKUP([.B22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2];[.$S$2:.$T$100];2;0));VLOOKUP([.B222];[.$S$2:.$T$100];2;0);1)" office:value-type="float" office:value="1">
            <text:p>1</text:p>
          </table:table-cell>
          <table:table-cell table:formula="of:=IF(ISNUMBER(VLOOKUP([.B222];[.$Y$2:.$Z$302];2;0));VLOOKUP([.B22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Nicolas Bays</text:p>
          </table:table-cell>
          <table:table-cell table:formula="of:=IF(ISNUMBER(VLOOKUP([.B223];[.$J$2:.$K$202];2;0));VLOOKUP([.B223];[.$J$2:.$K$202];2;0);1)" office:value-type="float" office:value="1">
            <text:p>1</text:p>
          </table:table-cell>
          <table:table-cell table:formula="of:=IF(ISNUMBER(VLOOKUP([.B223];[.$M$2:.$N$12];2;0));VLOOKUP([.B223];[.$M$2:.$N$12];2;0);1)" office:value-type="float" office:value="1">
            <text:p>1</text:p>
          </table:table-cell>
          <table:table-cell table:formula="of:=IF(ISNUMBER(VLOOKUP([.B223];[.$P$2:.$Q$46];2;0));VLOOKUP([.B22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3];[.$S$2:.$T$100];2;0));VLOOKUP([.B223];[.$S$2:.$T$100];2;0);1)" office:value-type="float" office:value="1">
            <text:p>1</text:p>
          </table:table-cell>
          <table:table-cell table:formula="of:=IF(ISNUMBER(VLOOKUP([.B223];[.$Y$2:.$Z$302];2;0));VLOOKUP([.B22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Odile Saugues</text:p>
          </table:table-cell>
          <table:table-cell table:formula="of:=IF(ISNUMBER(VLOOKUP([.B224];[.$J$2:.$K$202];2;0));VLOOKUP([.B224];[.$J$2:.$K$202];2;0);1)" office:value-type="float" office:value="1">
            <text:p>1</text:p>
          </table:table-cell>
          <table:table-cell table:formula="of:=IF(ISNUMBER(VLOOKUP([.B224];[.$M$2:.$N$12];2;0));VLOOKUP([.B224];[.$M$2:.$N$12];2;0);1)" office:value-type="float" office:value="1">
            <text:p>1</text:p>
          </table:table-cell>
          <table:table-cell table:formula="of:=IF(ISNUMBER(VLOOKUP([.B224];[.$P$2:.$Q$46];2;0));VLOOKUP([.B22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4];[.$S$2:.$T$100];2;0));VLOOKUP([.B224];[.$S$2:.$T$100];2;0);1)" office:value-type="float" office:value="1">
            <text:p>1</text:p>
          </table:table-cell>
          <table:table-cell table:formula="of:=IF(ISNUMBER(VLOOKUP([.B224];[.$Y$2:.$Z$302];2;0));VLOOKUP([.B22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Olivier Dussopt</text:p>
          </table:table-cell>
          <table:table-cell table:formula="of:=IF(ISNUMBER(VLOOKUP([.B225];[.$J$2:.$K$202];2;0));VLOOKUP([.B225];[.$J$2:.$K$202];2;0);1)" office:value-type="float" office:value="0">
            <text:p>0</text:p>
          </table:table-cell>
          <table:table-cell table:formula="of:=IF(ISNUMBER(VLOOKUP([.B225];[.$M$2:.$N$12];2;0));VLOOKUP([.B225];[.$M$2:.$N$12];2;0);1)" office:value-type="float" office:value="1">
            <text:p>1</text:p>
          </table:table-cell>
          <table:table-cell table:formula="of:=IF(ISNUMBER(VLOOKUP([.B225];[.$P$2:.$Q$46];2;0));VLOOKUP([.B22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5];[.$S$2:.$T$100];2;0));VLOOKUP([.B225];[.$S$2:.$T$100];2;0);1)" office:value-type="float" office:value="1">
            <text:p>1</text:p>
          </table:table-cell>
          <table:table-cell table:formula="of:=IF(ISNUMBER(VLOOKUP([.B225];[.$Y$2:.$Z$302];2;0));VLOOKUP([.B225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Olivier Faure</text:p>
          </table:table-cell>
          <table:table-cell table:formula="of:=IF(ISNUMBER(VLOOKUP([.B226];[.$J$2:.$K$202];2;0));VLOOKUP([.B226];[.$J$2:.$K$202];2;0);1)" office:value-type="float" office:value="1">
            <text:p>1</text:p>
          </table:table-cell>
          <table:table-cell table:formula="of:=IF(ISNUMBER(VLOOKUP([.B226];[.$M$2:.$N$12];2;0));VLOOKUP([.B226];[.$M$2:.$N$12];2;0);1)" office:value-type="float" office:value="1">
            <text:p>1</text:p>
          </table:table-cell>
          <table:table-cell table:formula="of:=IF(ISNUMBER(VLOOKUP([.B226];[.$P$2:.$Q$46];2;0));VLOOKUP([.B22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6];[.$S$2:.$T$100];2;0));VLOOKUP([.B226];[.$S$2:.$T$100];2;0);1)" office:value-type="float" office:value="1">
            <text:p>1</text:p>
          </table:table-cell>
          <table:table-cell table:formula="of:=IF(ISNUMBER(VLOOKUP([.B226];[.$Y$2:.$Z$302];2;0));VLOOKUP([.B22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Olivier Véran</text:p>
          </table:table-cell>
          <table:table-cell table:formula="of:=IF(ISNUMBER(VLOOKUP([.B227];[.$J$2:.$K$202];2;0));VLOOKUP([.B227];[.$J$2:.$K$202];2;0);1)" office:value-type="float" office:value="1">
            <text:p>1</text:p>
          </table:table-cell>
          <table:table-cell table:formula="of:=IF(ISNUMBER(VLOOKUP([.B227];[.$M$2:.$N$12];2;0));VLOOKUP([.B227];[.$M$2:.$N$12];2;0);1)" office:value-type="float" office:value="1">
            <text:p>1</text:p>
          </table:table-cell>
          <table:table-cell table:formula="of:=IF(ISNUMBER(VLOOKUP([.B227];[.$P$2:.$Q$46];2;0));VLOOKUP([.B22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7];[.$S$2:.$T$100];2;0));VLOOKUP([.B227];[.$S$2:.$T$100];2;0);1)" office:value-type="float" office:value="1">
            <text:p>1</text:p>
          </table:table-cell>
          <table:table-cell table:formula="of:=IF(ISNUMBER(VLOOKUP([.B227];[.$Y$2:.$Z$302];2;0));VLOOKUP([.B22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Paola Zanetti</text:p>
          </table:table-cell>
          <table:table-cell table:formula="of:=IF(ISNUMBER(VLOOKUP([.B228];[.$J$2:.$K$202];2;0));VLOOKUP([.B228];[.$J$2:.$K$202];2;0);1)" office:value-type="float" office:value="0">
            <text:p>0</text:p>
          </table:table-cell>
          <table:table-cell table:formula="of:=IF(ISNUMBER(VLOOKUP([.B228];[.$M$2:.$N$12];2;0));VLOOKUP([.B228];[.$M$2:.$N$12];2;0);1)" office:value-type="float" office:value="1">
            <text:p>1</text:p>
          </table:table-cell>
          <table:table-cell table:formula="of:=IF(ISNUMBER(VLOOKUP([.B228];[.$P$2:.$Q$46];2;0));VLOOKUP([.B228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8];[.$S$2:.$T$100];2;0));VLOOKUP([.B228];[.$S$2:.$T$100];2;0);1)" office:value-type="float" office:value="0">
            <text:p>0</text:p>
          </table:table-cell>
          <table:table-cell table:formula="of:=IF(ISNUMBER(VLOOKUP([.B228];[.$Y$2:.$Z$302];2;0));VLOOKUP([.B228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Pascal Cherki</text:p>
          </table:table-cell>
          <table:table-cell table:formula="of:=IF(ISNUMBER(VLOOKUP([.B229];[.$J$2:.$K$202];2;0));VLOOKUP([.B229];[.$J$2:.$K$202];2;0);1)" office:value-type="float" office:value="0">
            <text:p>0</text:p>
          </table:table-cell>
          <table:table-cell table:formula="of:=IF(ISNUMBER(VLOOKUP([.B229];[.$M$2:.$N$12];2;0));VLOOKUP([.B229];[.$M$2:.$N$12];2;0);1)" office:value-type="float" office:value="0">
            <text:p>0</text:p>
          </table:table-cell>
          <table:table-cell table:formula="of:=IF(ISNUMBER(VLOOKUP([.B229];[.$P$2:.$Q$46];2;0));VLOOKUP([.B229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9];[.$S$2:.$T$100];2;0));VLOOKUP([.B229];[.$S$2:.$T$100];2;0);1)" office:value-type="float" office:value="0">
            <text:p>0</text:p>
          </table:table-cell>
          <table:table-cell table:formula="of:=IF(ISNUMBER(VLOOKUP([.B229];[.$Y$2:.$Z$302];2;0));VLOOKUP([.B229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Pascal Deguilhem</text:p>
          </table:table-cell>
          <table:table-cell table:formula="of:=IF(ISNUMBER(VLOOKUP([.B230];[.$J$2:.$K$202];2;0));VLOOKUP([.B230];[.$J$2:.$K$202];2;0);1)" office:value-type="float" office:value="1">
            <text:p>1</text:p>
          </table:table-cell>
          <table:table-cell table:formula="of:=IF(ISNUMBER(VLOOKUP([.B230];[.$M$2:.$N$12];2;0));VLOOKUP([.B230];[.$M$2:.$N$12];2;0);1)" office:value-type="float" office:value="1">
            <text:p>1</text:p>
          </table:table-cell>
          <table:table-cell table:formula="of:=IF(ISNUMBER(VLOOKUP([.B230];[.$P$2:.$Q$46];2;0));VLOOKUP([.B23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0];[.$S$2:.$T$100];2;0));VLOOKUP([.B230];[.$S$2:.$T$100];2;0);1)" office:value-type="float" office:value="1">
            <text:p>1</text:p>
          </table:table-cell>
          <table:table-cell table:formula="of:=IF(ISNUMBER(VLOOKUP([.B230];[.$Y$2:.$Z$302];2;0));VLOOKUP([.B23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Pascal Popelin</text:p>
          </table:table-cell>
          <table:table-cell table:formula="of:=IF(ISNUMBER(VLOOKUP([.B231];[.$J$2:.$K$202];2;0));VLOOKUP([.B231];[.$J$2:.$K$202];2;0);1)" office:value-type="float" office:value="1">
            <text:p>1</text:p>
          </table:table-cell>
          <table:table-cell table:formula="of:=IF(ISNUMBER(VLOOKUP([.B231];[.$M$2:.$N$12];2;0));VLOOKUP([.B231];[.$M$2:.$N$12];2;0);1)" office:value-type="float" office:value="1">
            <text:p>1</text:p>
          </table:table-cell>
          <table:table-cell table:formula="of:=IF(ISNUMBER(VLOOKUP([.B231];[.$P$2:.$Q$46];2;0));VLOOKUP([.B23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1];[.$S$2:.$T$100];2;0));VLOOKUP([.B231];[.$S$2:.$T$100];2;0);1)" office:value-type="float" office:value="1">
            <text:p>1</text:p>
          </table:table-cell>
          <table:table-cell table:formula="of:=IF(ISNUMBER(VLOOKUP([.B231];[.$Y$2:.$Z$302];2;0));VLOOKUP([.B23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Pascal Terrasse</text:p>
          </table:table-cell>
          <table:table-cell table:formula="of:=IF(ISNUMBER(VLOOKUP([.B232];[.$J$2:.$K$202];2;0));VLOOKUP([.B232];[.$J$2:.$K$202];2;0);1)" office:value-type="float" office:value="1">
            <text:p>1</text:p>
          </table:table-cell>
          <table:table-cell table:formula="of:=IF(ISNUMBER(VLOOKUP([.B232];[.$M$2:.$N$12];2;0));VLOOKUP([.B232];[.$M$2:.$N$12];2;0);1)" office:value-type="float" office:value="1">
            <text:p>1</text:p>
          </table:table-cell>
          <table:table-cell table:formula="of:=IF(ISNUMBER(VLOOKUP([.B232];[.$P$2:.$Q$46];2;0));VLOOKUP([.B23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2];[.$S$2:.$T$100];2;0));VLOOKUP([.B232];[.$S$2:.$T$100];2;0);1)" office:value-type="float" office:value="1">
            <text:p>1</text:p>
          </table:table-cell>
          <table:table-cell table:formula="of:=IF(ISNUMBER(VLOOKUP([.B232];[.$Y$2:.$Z$302];2;0));VLOOKUP([.B232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Pascale Boistard</text:p>
          </table:table-cell>
          <table:table-cell table:formula="of:=IF(ISNUMBER(VLOOKUP([.B233];[.$J$2:.$K$202];2;0));VLOOKUP([.B233];[.$J$2:.$K$202];2;0);1)" office:value-type="float" office:value="1">
            <text:p>1</text:p>
          </table:table-cell>
          <table:table-cell table:formula="of:=IF(ISNUMBER(VLOOKUP([.B233];[.$M$2:.$N$12];2;0));VLOOKUP([.B233];[.$M$2:.$N$12];2;0);1)" office:value-type="float" office:value="1">
            <text:p>1</text:p>
          </table:table-cell>
          <table:table-cell table:formula="of:=IF(ISNUMBER(VLOOKUP([.B233];[.$P$2:.$Q$46];2;0));VLOOKUP([.B23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3];[.$S$2:.$T$100];2;0));VLOOKUP([.B233];[.$S$2:.$T$100];2;0);1)" office:value-type="float" office:value="1">
            <text:p>1</text:p>
          </table:table-cell>
          <table:table-cell table:formula="of:=IF(ISNUMBER(VLOOKUP([.B233];[.$Y$2:.$Z$302];2;0));VLOOKUP([.B23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Pascale Crozon</text:p>
          </table:table-cell>
          <table:table-cell table:formula="of:=IF(ISNUMBER(VLOOKUP([.B234];[.$J$2:.$K$202];2;0));VLOOKUP([.B234];[.$J$2:.$K$202];2;0);1)" office:value-type="float" office:value="0">
            <text:p>0</text:p>
          </table:table-cell>
          <table:table-cell table:formula="of:=IF(ISNUMBER(VLOOKUP([.B234];[.$M$2:.$N$12];2;0));VLOOKUP([.B234];[.$M$2:.$N$12];2;0);1)" office:value-type="float" office:value="1">
            <text:p>1</text:p>
          </table:table-cell>
          <table:table-cell table:formula="of:=IF(ISNUMBER(VLOOKUP([.B234];[.$P$2:.$Q$46];2;0));VLOOKUP([.B23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4];[.$S$2:.$T$100];2;0));VLOOKUP([.B234];[.$S$2:.$T$100];2;0);1)" office:value-type="float" office:value="1">
            <text:p>1</text:p>
          </table:table-cell>
          <table:table-cell table:formula="of:=IF(ISNUMBER(VLOOKUP([.B234];[.$Y$2:.$Z$302];2;0));VLOOKUP([.B234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Pascale Got</text:p>
          </table:table-cell>
          <table:table-cell table:formula="of:=IF(ISNUMBER(VLOOKUP([.B235];[.$J$2:.$K$202];2;0));VLOOKUP([.B235];[.$J$2:.$K$202];2;0);1)" office:value-type="float" office:value="1">
            <text:p>1</text:p>
          </table:table-cell>
          <table:table-cell table:formula="of:=IF(ISNUMBER(VLOOKUP([.B235];[.$M$2:.$N$12];2;0));VLOOKUP([.B235];[.$M$2:.$N$12];2;0);1)" office:value-type="float" office:value="1">
            <text:p>1</text:p>
          </table:table-cell>
          <table:table-cell table:formula="of:=IF(ISNUMBER(VLOOKUP([.B235];[.$P$2:.$Q$46];2;0));VLOOKUP([.B23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5];[.$S$2:.$T$100];2;0));VLOOKUP([.B235];[.$S$2:.$T$100];2;0);1)" office:value-type="float" office:value="1">
            <text:p>1</text:p>
          </table:table-cell>
          <table:table-cell table:formula="of:=IF(ISNUMBER(VLOOKUP([.B235];[.$Y$2:.$Z$302];2;0));VLOOKUP([.B23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Patrice Prat</text:p>
          </table:table-cell>
          <table:table-cell table:formula="of:=IF(ISNUMBER(VLOOKUP([.B236];[.$J$2:.$K$202];2;0));VLOOKUP([.B236];[.$J$2:.$K$202];2;0);1)" office:value-type="float" office:value="1">
            <text:p>1</text:p>
          </table:table-cell>
          <table:table-cell table:formula="of:=IF(ISNUMBER(VLOOKUP([.B236];[.$M$2:.$N$12];2;0));VLOOKUP([.B236];[.$M$2:.$N$12];2;0);1)" office:value-type="float" office:value="1">
            <text:p>1</text:p>
          </table:table-cell>
          <table:table-cell table:formula="of:=IF(ISNUMBER(VLOOKUP([.B236];[.$P$2:.$Q$46];2;0));VLOOKUP([.B23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6];[.$S$2:.$T$100];2;0));VLOOKUP([.B236];[.$S$2:.$T$100];2;0);1)" office:value-type="float" office:value="0">
            <text:p>0</text:p>
          </table:table-cell>
          <table:table-cell table:formula="of:=IF(ISNUMBER(VLOOKUP([.B236];[.$Y$2:.$Z$302];2;0));VLOOKUP([.B236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Patricia Adam</text:p>
          </table:table-cell>
          <table:table-cell table:formula="of:=IF(ISNUMBER(VLOOKUP([.B237];[.$J$2:.$K$202];2;0));VLOOKUP([.B237];[.$J$2:.$K$202];2;0);1)" office:value-type="float" office:value="1">
            <text:p>1</text:p>
          </table:table-cell>
          <table:table-cell table:formula="of:=IF(ISNUMBER(VLOOKUP([.B237];[.$M$2:.$N$12];2;0));VLOOKUP([.B237];[.$M$2:.$N$12];2;0);1)" office:value-type="float" office:value="1">
            <text:p>1</text:p>
          </table:table-cell>
          <table:table-cell table:formula="of:=IF(ISNUMBER(VLOOKUP([.B237];[.$P$2:.$Q$46];2;0));VLOOKUP([.B23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7];[.$S$2:.$T$100];2;0));VLOOKUP([.B237];[.$S$2:.$T$100];2;0);1)" office:value-type="float" office:value="1">
            <text:p>1</text:p>
          </table:table-cell>
          <table:table-cell table:formula="of:=IF(ISNUMBER(VLOOKUP([.B237];[.$Y$2:.$Z$302];2;0));VLOOKUP([.B23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Patrick Bloche</text:p>
          </table:table-cell>
          <table:table-cell table:formula="of:=IF(ISNUMBER(VLOOKUP([.B238];[.$J$2:.$K$202];2;0));VLOOKUP([.B238];[.$J$2:.$K$202];2;0);1)" office:value-type="float" office:value="0">
            <text:p>0</text:p>
          </table:table-cell>
          <table:table-cell table:formula="of:=IF(ISNUMBER(VLOOKUP([.B238];[.$M$2:.$N$12];2;0));VLOOKUP([.B238];[.$M$2:.$N$12];2;0);1)" office:value-type="float" office:value="1">
            <text:p>1</text:p>
          </table:table-cell>
          <table:table-cell table:formula="of:=IF(ISNUMBER(VLOOKUP([.B238];[.$P$2:.$Q$46];2;0));VLOOKUP([.B23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8];[.$S$2:.$T$100];2;0));VLOOKUP([.B238];[.$S$2:.$T$100];2;0);1)" office:value-type="float" office:value="1">
            <text:p>1</text:p>
          </table:table-cell>
          <table:table-cell table:formula="of:=IF(ISNUMBER(VLOOKUP([.B238];[.$Y$2:.$Z$302];2;0));VLOOKUP([.B238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Patrick Lebreton</text:p>
          </table:table-cell>
          <table:table-cell table:formula="of:=IF(ISNUMBER(VLOOKUP([.B239];[.$J$2:.$K$202];2;0));VLOOKUP([.B239];[.$J$2:.$K$202];2;0);1)" office:value-type="float" office:value="1">
            <text:p>1</text:p>
          </table:table-cell>
          <table:table-cell table:formula="of:=IF(ISNUMBER(VLOOKUP([.B239];[.$M$2:.$N$12];2;0));VLOOKUP([.B239];[.$M$2:.$N$12];2;0);1)" office:value-type="float" office:value="1">
            <text:p>1</text:p>
          </table:table-cell>
          <table:table-cell table:formula="of:=IF(ISNUMBER(VLOOKUP([.B239];[.$P$2:.$Q$46];2;0));VLOOKUP([.B23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9];[.$S$2:.$T$100];2;0));VLOOKUP([.B239];[.$S$2:.$T$100];2;0);1)" office:value-type="float" office:value="1">
            <text:p>1</text:p>
          </table:table-cell>
          <table:table-cell table:formula="of:=IF(ISNUMBER(VLOOKUP([.B239];[.$Y$2:.$Z$302];2;0));VLOOKUP([.B239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Patrick Lemasle</text:p>
          </table:table-cell>
          <table:table-cell table:formula="of:=IF(ISNUMBER(VLOOKUP([.B240];[.$J$2:.$K$202];2;0));VLOOKUP([.B240];[.$J$2:.$K$202];2;0);1)" office:value-type="float" office:value="1">
            <text:p>1</text:p>
          </table:table-cell>
          <table:table-cell table:formula="of:=IF(ISNUMBER(VLOOKUP([.B240];[.$M$2:.$N$12];2;0));VLOOKUP([.B240];[.$M$2:.$N$12];2;0);1)" office:value-type="float" office:value="1">
            <text:p>1</text:p>
          </table:table-cell>
          <table:table-cell table:formula="of:=IF(ISNUMBER(VLOOKUP([.B240];[.$P$2:.$Q$46];2;0));VLOOKUP([.B24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0];[.$S$2:.$T$100];2;0));VLOOKUP([.B240];[.$S$2:.$T$100];2;0);1)" office:value-type="float" office:value="1">
            <text:p>1</text:p>
          </table:table-cell>
          <table:table-cell table:formula="of:=IF(ISNUMBER(VLOOKUP([.B240];[.$Y$2:.$Z$302];2;0));VLOOKUP([.B24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Patrick Mennucci</text:p>
          </table:table-cell>
          <table:table-cell table:formula="of:=IF(ISNUMBER(VLOOKUP([.B241];[.$J$2:.$K$202];2;0));VLOOKUP([.B241];[.$J$2:.$K$202];2;0);1)" office:value-type="float" office:value="1">
            <text:p>1</text:p>
          </table:table-cell>
          <table:table-cell table:formula="of:=IF(ISNUMBER(VLOOKUP([.B241];[.$M$2:.$N$12];2;0));VLOOKUP([.B241];[.$M$2:.$N$12];2;0);1)" office:value-type="float" office:value="1">
            <text:p>1</text:p>
          </table:table-cell>
          <table:table-cell table:formula="of:=IF(ISNUMBER(VLOOKUP([.B241];[.$P$2:.$Q$46];2;0));VLOOKUP([.B24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1];[.$S$2:.$T$100];2;0));VLOOKUP([.B241];[.$S$2:.$T$100];2;0);1)" office:value-type="float" office:value="1">
            <text:p>1</text:p>
          </table:table-cell>
          <table:table-cell table:formula="of:=IF(ISNUMBER(VLOOKUP([.B241];[.$Y$2:.$Z$302];2;0));VLOOKUP([.B24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Patrick Vignal</text:p>
          </table:table-cell>
          <table:table-cell table:formula="of:=IF(ISNUMBER(VLOOKUP([.B242];[.$J$2:.$K$202];2;0));VLOOKUP([.B242];[.$J$2:.$K$202];2;0);1)" office:value-type="float" office:value="1">
            <text:p>1</text:p>
          </table:table-cell>
          <table:table-cell table:formula="of:=IF(ISNUMBER(VLOOKUP([.B242];[.$M$2:.$N$12];2;0));VLOOKUP([.B242];[.$M$2:.$N$12];2;0);1)" office:value-type="float" office:value="1">
            <text:p>1</text:p>
          </table:table-cell>
          <table:table-cell table:formula="of:=IF(ISNUMBER(VLOOKUP([.B242];[.$P$2:.$Q$46];2;0));VLOOKUP([.B24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2];[.$S$2:.$T$100];2;0));VLOOKUP([.B242];[.$S$2:.$T$100];2;0);1)" office:value-type="float" office:value="1">
            <text:p>1</text:p>
          </table:table-cell>
          <table:table-cell table:formula="of:=IF(ISNUMBER(VLOOKUP([.B242];[.$Y$2:.$Z$302];2;0));VLOOKUP([.B24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Philip Cordery</text:p>
          </table:table-cell>
          <table:table-cell table:formula="of:=IF(ISNUMBER(VLOOKUP([.B243];[.$J$2:.$K$202];2;0));VLOOKUP([.B243];[.$J$2:.$K$202];2;0);1)" office:value-type="float" office:value="1">
            <text:p>1</text:p>
          </table:table-cell>
          <table:table-cell table:formula="of:=IF(ISNUMBER(VLOOKUP([.B243];[.$M$2:.$N$12];2;0));VLOOKUP([.B243];[.$M$2:.$N$12];2;0);1)" office:value-type="float" office:value="1">
            <text:p>1</text:p>
          </table:table-cell>
          <table:table-cell table:formula="of:=IF(ISNUMBER(VLOOKUP([.B243];[.$P$2:.$Q$46];2;0));VLOOKUP([.B24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3];[.$S$2:.$T$100];2;0));VLOOKUP([.B243];[.$S$2:.$T$100];2;0);1)" office:value-type="float" office:value="1">
            <text:p>1</text:p>
          </table:table-cell>
          <table:table-cell table:formula="of:=IF(ISNUMBER(VLOOKUP([.B243];[.$Y$2:.$Z$302];2;0));VLOOKUP([.B24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Philippe Baumel</text:p>
          </table:table-cell>
          <table:table-cell table:formula="of:=IF(ISNUMBER(VLOOKUP([.B244];[.$J$2:.$K$202];2;0));VLOOKUP([.B244];[.$J$2:.$K$202];2;0);1)" office:value-type="float" office:value="0">
            <text:p>0</text:p>
          </table:table-cell>
          <table:table-cell table:formula="of:=IF(ISNUMBER(VLOOKUP([.B244];[.$M$2:.$N$12];2;0));VLOOKUP([.B244];[.$M$2:.$N$12];2;0);1)" office:value-type="float" office:value="1">
            <text:p>1</text:p>
          </table:table-cell>
          <table:table-cell table:formula="of:=IF(ISNUMBER(VLOOKUP([.B244];[.$P$2:.$Q$46];2;0));VLOOKUP([.B244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44];[.$S$2:.$T$100];2;0));VLOOKUP([.B244];[.$S$2:.$T$100];2;0);1)" office:value-type="float" office:value="0">
            <text:p>0</text:p>
          </table:table-cell>
          <table:table-cell table:formula="of:=IF(ISNUMBER(VLOOKUP([.B244];[.$Y$2:.$Z$302];2;0));VLOOKUP([.B244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Philippe Bies</text:p>
          </table:table-cell>
          <table:table-cell table:formula="of:=IF(ISNUMBER(VLOOKUP([.B245];[.$J$2:.$K$202];2;0));VLOOKUP([.B245];[.$J$2:.$K$202];2;0);1)" office:value-type="float" office:value="1">
            <text:p>1</text:p>
          </table:table-cell>
          <table:table-cell table:formula="of:=IF(ISNUMBER(VLOOKUP([.B245];[.$M$2:.$N$12];2;0));VLOOKUP([.B245];[.$M$2:.$N$12];2;0);1)" office:value-type="float" office:value="1">
            <text:p>1</text:p>
          </table:table-cell>
          <table:table-cell table:formula="of:=IF(ISNUMBER(VLOOKUP([.B245];[.$P$2:.$Q$46];2;0));VLOOKUP([.B24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5];[.$S$2:.$T$100];2;0));VLOOKUP([.B245];[.$S$2:.$T$100];2;0);1)" office:value-type="float" office:value="1">
            <text:p>1</text:p>
          </table:table-cell>
          <table:table-cell table:formula="of:=IF(ISNUMBER(VLOOKUP([.B245];[.$Y$2:.$Z$302];2;0));VLOOKUP([.B24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Philippe Doucet</text:p>
          </table:table-cell>
          <table:table-cell table:formula="of:=IF(ISNUMBER(VLOOKUP([.B246];[.$J$2:.$K$202];2;0));VLOOKUP([.B246];[.$J$2:.$K$202];2;0);1)" office:value-type="float" office:value="0">
            <text:p>0</text:p>
          </table:table-cell>
          <table:table-cell table:formula="of:=IF(ISNUMBER(VLOOKUP([.B246];[.$M$2:.$N$12];2;0));VLOOKUP([.B246];[.$M$2:.$N$12];2;0);1)" office:value-type="float" office:value="1">
            <text:p>1</text:p>
          </table:table-cell>
          <table:table-cell table:formula="of:=IF(ISNUMBER(VLOOKUP([.B246];[.$P$2:.$Q$46];2;0));VLOOKUP([.B24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6];[.$S$2:.$T$100];2;0));VLOOKUP([.B246];[.$S$2:.$T$100];2;0);1)" office:value-type="float" office:value="1">
            <text:p>1</text:p>
          </table:table-cell>
          <table:table-cell table:formula="of:=IF(ISNUMBER(VLOOKUP([.B246];[.$Y$2:.$Z$302];2;0));VLOOKUP([.B24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Philippe Duron</text:p>
          </table:table-cell>
          <table:table-cell table:formula="of:=IF(ISNUMBER(VLOOKUP([.B247];[.$J$2:.$K$202];2;0));VLOOKUP([.B247];[.$J$2:.$K$202];2;0);1)" office:value-type="float" office:value="1">
            <text:p>1</text:p>
          </table:table-cell>
          <table:table-cell table:formula="of:=IF(ISNUMBER(VLOOKUP([.B247];[.$M$2:.$N$12];2;0));VLOOKUP([.B247];[.$M$2:.$N$12];2;0);1)" office:value-type="float" office:value="1">
            <text:p>1</text:p>
          </table:table-cell>
          <table:table-cell table:formula="of:=IF(ISNUMBER(VLOOKUP([.B247];[.$P$2:.$Q$46];2;0));VLOOKUP([.B24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7];[.$S$2:.$T$100];2;0));VLOOKUP([.B247];[.$S$2:.$T$100];2;0);1)" office:value-type="float" office:value="1">
            <text:p>1</text:p>
          </table:table-cell>
          <table:table-cell table:formula="of:=IF(ISNUMBER(VLOOKUP([.B247];[.$Y$2:.$Z$302];2;0));VLOOKUP([.B24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Philippe Kemel</text:p>
          </table:table-cell>
          <table:table-cell table:formula="of:=IF(ISNUMBER(VLOOKUP([.B248];[.$J$2:.$K$202];2;0));VLOOKUP([.B248];[.$J$2:.$K$202];2;0);1)" office:value-type="float" office:value="0">
            <text:p>0</text:p>
          </table:table-cell>
          <table:table-cell table:formula="of:=IF(ISNUMBER(VLOOKUP([.B248];[.$M$2:.$N$12];2;0));VLOOKUP([.B248];[.$M$2:.$N$12];2;0);1)" office:value-type="float" office:value="1">
            <text:p>1</text:p>
          </table:table-cell>
          <table:table-cell table:formula="of:=IF(ISNUMBER(VLOOKUP([.B248];[.$P$2:.$Q$46];2;0));VLOOKUP([.B24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8];[.$S$2:.$T$100];2;0));VLOOKUP([.B248];[.$S$2:.$T$100];2;0);1)" office:value-type="float" office:value="1">
            <text:p>1</text:p>
          </table:table-cell>
          <table:table-cell table:formula="of:=IF(ISNUMBER(VLOOKUP([.B248];[.$Y$2:.$Z$302];2;0));VLOOKUP([.B248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Philippe Mart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49];[.$S$2:.$T$100];2;0));VLOOKUP([.B249];[.$S$2:.$T$100];2;0);1)" office:value-type="float" office:value="1">
            <text:p>1</text:p>
          </table:table-cell>
          <table:table-cell table:formula="of:=IF(ISNUMBER(VLOOKUP([.B249];[.$Y$2:.$Z$302];2;0));VLOOKUP([.B249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Philippe Nauche</text:p>
          </table:table-cell>
          <table:table-cell table:formula="of:=IF(ISNUMBER(VLOOKUP([.B250];[.$J$2:.$K$202];2;0));VLOOKUP([.B250];[.$J$2:.$K$202];2;0);1)" office:value-type="float" office:value="1">
            <text:p>1</text:p>
          </table:table-cell>
          <table:table-cell table:formula="of:=IF(ISNUMBER(VLOOKUP([.B250];[.$M$2:.$N$12];2;0));VLOOKUP([.B250];[.$M$2:.$N$12];2;0);1)" office:value-type="float" office:value="1">
            <text:p>1</text:p>
          </table:table-cell>
          <table:table-cell table:formula="of:=IF(ISNUMBER(VLOOKUP([.B250];[.$P$2:.$Q$46];2;0));VLOOKUP([.B25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0];[.$S$2:.$T$100];2;0));VLOOKUP([.B250];[.$S$2:.$T$100];2;0);1)" office:value-type="float" office:value="1">
            <text:p>1</text:p>
          </table:table-cell>
          <table:table-cell table:formula="of:=IF(ISNUMBER(VLOOKUP([.B250];[.$Y$2:.$Z$302];2;0));VLOOKUP([.B25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Philippe Noguès</text:p>
          </table:table-cell>
          <table:table-cell table:formula="of:=IF(ISNUMBER(VLOOKUP([.B251];[.$J$2:.$K$202];2;0));VLOOKUP([.B251];[.$J$2:.$K$202];2;0);1)" office:value-type="float" office:value="0">
            <text:p>0</text:p>
          </table:table-cell>
          <table:table-cell table:formula="of:=IF(ISNUMBER(VLOOKUP([.B251];[.$M$2:.$N$12];2;0));VLOOKUP([.B251];[.$M$2:.$N$12];2;0);1)" office:value-type="float" office:value="0">
            <text:p>0</text:p>
          </table:table-cell>
          <table:table-cell table:formula="of:=IF(ISNUMBER(VLOOKUP([.B251];[.$P$2:.$Q$46];2;0));VLOOKUP([.B251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1];[.$S$2:.$T$100];2;0));VLOOKUP([.B251];[.$S$2:.$T$100];2;0);1)" office:value-type="float" office:value="0">
            <text:p>0</text:p>
          </table:table-cell>
          <table:table-cell table:formula="of:=IF(ISNUMBER(VLOOKUP([.B251];[.$Y$2:.$Z$302];2;0));VLOOKUP([.B251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Philippe Plisson</text:p>
          </table:table-cell>
          <table:table-cell table:formula="of:=IF(ISNUMBER(VLOOKUP([.B252];[.$J$2:.$K$202];2;0));VLOOKUP([.B252];[.$J$2:.$K$202];2;0);1)" office:value-type="float" office:value="1">
            <text:p>1</text:p>
          </table:table-cell>
          <table:table-cell table:formula="of:=IF(ISNUMBER(VLOOKUP([.B252];[.$M$2:.$N$12];2;0));VLOOKUP([.B252];[.$M$2:.$N$12];2;0);1)" office:value-type="float" office:value="1">
            <text:p>1</text:p>
          </table:table-cell>
          <table:table-cell table:formula="of:=IF(ISNUMBER(VLOOKUP([.B252];[.$P$2:.$Q$46];2;0));VLOOKUP([.B25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2];[.$S$2:.$T$100];2;0));VLOOKUP([.B252];[.$S$2:.$T$100];2;0);1)" office:value-type="float" office:value="1">
            <text:p>1</text:p>
          </table:table-cell>
          <table:table-cell table:formula="of:=IF(ISNUMBER(VLOOKUP([.B252];[.$Y$2:.$Z$302];2;0));VLOOKUP([.B25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Pierre Aylagas</text:p>
          </table:table-cell>
          <table:table-cell table:formula="of:=IF(ISNUMBER(VLOOKUP([.B253];[.$J$2:.$K$202];2;0));VLOOKUP([.B253];[.$J$2:.$K$202];2;0);1)" office:value-type="float" office:value="1">
            <text:p>1</text:p>
          </table:table-cell>
          <table:table-cell table:formula="of:=IF(ISNUMBER(VLOOKUP([.B253];[.$M$2:.$N$12];2;0));VLOOKUP([.B253];[.$M$2:.$N$12];2;0);1)" office:value-type="float" office:value="1">
            <text:p>1</text:p>
          </table:table-cell>
          <table:table-cell table:formula="of:=IF(ISNUMBER(VLOOKUP([.B253];[.$P$2:.$Q$46];2;0));VLOOKUP([.B25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3];[.$S$2:.$T$100];2;0));VLOOKUP([.B253];[.$S$2:.$T$100];2;0);1)" office:value-type="float" office:value="1">
            <text:p>1</text:p>
          </table:table-cell>
          <table:table-cell table:formula="of:=IF(ISNUMBER(VLOOKUP([.B253];[.$Y$2:.$Z$302];2;0));VLOOKUP([.B25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ierre Moscovici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4];[.$S$2:.$T$100];2;0));VLOOKUP([.B254];[.$S$2:.$T$100];2;0);1)" office:value-type="float" office:value="1">
            <text:p>1</text:p>
          </table:table-cell>
          <table:table-cell table:formula="of:=IF(ISNUMBER(VLOOKUP([.B254];[.$Y$2:.$Z$302];2;0));VLOOKUP([.B254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Pierre-Alain Muet</text:p>
          </table:table-cell>
          <table:table-cell table:formula="of:=IF(ISNUMBER(VLOOKUP([.B255];[.$J$2:.$K$202];2;0));VLOOKUP([.B255];[.$J$2:.$K$202];2;0);1)" office:value-type="float" office:value="0">
            <text:p>0</text:p>
          </table:table-cell>
          <table:table-cell table:formula="of:=IF(ISNUMBER(VLOOKUP([.B255];[.$M$2:.$N$12];2;0));VLOOKUP([.B255];[.$M$2:.$N$12];2;0);1)" office:value-type="float" office:value="1">
            <text:p>1</text:p>
          </table:table-cell>
          <table:table-cell table:formula="of:=IF(ISNUMBER(VLOOKUP([.B255];[.$P$2:.$Q$46];2;0));VLOOKUP([.B255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5];[.$S$2:.$T$100];2;0));VLOOKUP([.B255];[.$S$2:.$T$100];2;0);1)" office:value-type="float" office:value="0">
            <text:p>0</text:p>
          </table:table-cell>
          <table:table-cell table:formula="of:=IF(ISNUMBER(VLOOKUP([.B255];[.$Y$2:.$Z$302];2;0));VLOOKUP([.B255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Pierre-Yves Le Borgn'</text:p>
          </table:table-cell>
          <table:table-cell table:formula="of:=IF(ISNUMBER(VLOOKUP([.B256];[.$J$2:.$K$202];2;0));VLOOKUP([.B256];[.$J$2:.$K$202];2;0);1)" office:value-type="float" office:value="1">
            <text:p>1</text:p>
          </table:table-cell>
          <table:table-cell table:formula="of:=IF(ISNUMBER(VLOOKUP([.B256];[.$M$2:.$N$12];2;0));VLOOKUP([.B256];[.$M$2:.$N$12];2;0);1)" office:value-type="float" office:value="1">
            <text:p>1</text:p>
          </table:table-cell>
          <table:table-cell table:formula="of:=IF(ISNUMBER(VLOOKUP([.B256];[.$P$2:.$Q$46];2;0));VLOOKUP([.B25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6];[.$S$2:.$T$100];2;0));VLOOKUP([.B256];[.$S$2:.$T$100];2;0);1)" office:value-type="float" office:value="1">
            <text:p>1</text:p>
          </table:table-cell>
          <table:table-cell table:formula="of:=IF(ISNUMBER(VLOOKUP([.B256];[.$Y$2:.$Z$302];2;0));VLOOKUP([.B25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Pouria Amirshahi</text:p>
          </table:table-cell>
          <table:table-cell table:formula="of:=IF(ISNUMBER(VLOOKUP([.B257];[.$J$2:.$K$202];2;0));VLOOKUP([.B257];[.$J$2:.$K$202];2;0);1)" office:value-type="float" office:value="0">
            <text:p>0</text:p>
          </table:table-cell>
          <table:table-cell table:formula="of:=IF(ISNUMBER(VLOOKUP([.B257];[.$M$2:.$N$12];2;0));VLOOKUP([.B257];[.$M$2:.$N$12];2;0);1)" office:value-type="float" office:value="0">
            <text:p>0</text:p>
          </table:table-cell>
          <table:table-cell table:formula="of:=IF(ISNUMBER(VLOOKUP([.B257];[.$P$2:.$Q$46];2;0));VLOOKUP([.B257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7];[.$S$2:.$T$100];2;0));VLOOKUP([.B257];[.$S$2:.$T$100];2;0);1)" office:value-type="float" office:value="0">
            <text:p>0</text:p>
          </table:table-cell>
          <table:table-cell table:formula="of:=IF(ISNUMBER(VLOOKUP([.B257];[.$Y$2:.$Z$302];2;0));VLOOKUP([.B257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Razzy Hammadi</text:p>
          </table:table-cell>
          <table:table-cell table:formula="of:=IF(ISNUMBER(VLOOKUP([.B258];[.$J$2:.$K$202];2;0));VLOOKUP([.B258];[.$J$2:.$K$202];2;0);1)" office:value-type="float" office:value="0">
            <text:p>0</text:p>
          </table:table-cell>
          <table:table-cell table:formula="of:=IF(ISNUMBER(VLOOKUP([.B258];[.$M$2:.$N$12];2;0));VLOOKUP([.B258];[.$M$2:.$N$12];2;0);1)" office:value-type="float" office:value="1">
            <text:p>1</text:p>
          </table:table-cell>
          <table:table-cell table:formula="of:=IF(ISNUMBER(VLOOKUP([.B258];[.$P$2:.$Q$46];2;0));VLOOKUP([.B25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8];[.$S$2:.$T$100];2;0));VLOOKUP([.B258];[.$S$2:.$T$100];2;0);1)" office:value-type="float" office:value="1">
            <text:p>1</text:p>
          </table:table-cell>
          <table:table-cell table:formula="of:=IF(ISNUMBER(VLOOKUP([.B258];[.$Y$2:.$Z$302];2;0));VLOOKUP([.B258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Régis Juanico</text:p>
          </table:table-cell>
          <table:table-cell table:formula="of:=IF(ISNUMBER(VLOOKUP([.B259];[.$J$2:.$K$202];2;0));VLOOKUP([.B259];[.$J$2:.$K$202];2;0);1)" office:value-type="float" office:value="0">
            <text:p>0</text:p>
          </table:table-cell>
          <table:table-cell table:formula="of:=IF(ISNUMBER(VLOOKUP([.B259];[.$M$2:.$N$12];2;0));VLOOKUP([.B259];[.$M$2:.$N$12];2;0);1)" office:value-type="float" office:value="1">
            <text:p>1</text:p>
          </table:table-cell>
          <table:table-cell table:formula="of:=IF(ISNUMBER(VLOOKUP([.B259];[.$P$2:.$Q$46];2;0));VLOOKUP([.B25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9];[.$S$2:.$T$100];2;0));VLOOKUP([.B259];[.$S$2:.$T$100];2;0);1)" office:value-type="float" office:value="1">
            <text:p>1</text:p>
          </table:table-cell>
          <table:table-cell table:formula="of:=IF(ISNUMBER(VLOOKUP([.B259];[.$Y$2:.$Z$302];2;0));VLOOKUP([.B259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Rémi Pauvros</text:p>
          </table:table-cell>
          <table:table-cell table:formula="of:=IF(ISNUMBER(VLOOKUP([.B260];[.$J$2:.$K$202];2;0));VLOOKUP([.B260];[.$J$2:.$K$202];2;0);1)" office:value-type="float" office:value="1">
            <text:p>1</text:p>
          </table:table-cell>
          <table:table-cell table:formula="of:=IF(ISNUMBER(VLOOKUP([.B260];[.$M$2:.$N$12];2;0));VLOOKUP([.B260];[.$M$2:.$N$12];2;0);1)" office:value-type="float" office:value="1">
            <text:p>1</text:p>
          </table:table-cell>
          <table:table-cell table:formula="of:=IF(ISNUMBER(VLOOKUP([.B260];[.$P$2:.$Q$46];2;0));VLOOKUP([.B26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0];[.$S$2:.$T$100];2;0));VLOOKUP([.B260];[.$S$2:.$T$100];2;0);1)" office:value-type="float" office:value="1">
            <text:p>1</text:p>
          </table:table-cell>
          <table:table-cell table:formula="of:=IF(ISNUMBER(VLOOKUP([.B260];[.$Y$2:.$Z$302];2;0));VLOOKUP([.B26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René Dosière</text:p>
          </table:table-cell>
          <table:table-cell table:formula="of:=IF(ISNUMBER(VLOOKUP([.B261];[.$J$2:.$K$202];2;0));VLOOKUP([.B261];[.$J$2:.$K$202];2;0);1)" office:value-type="float" office:value="1">
            <text:p>1</text:p>
          </table:table-cell>
          <table:table-cell table:formula="of:=IF(ISNUMBER(VLOOKUP([.B261];[.$M$2:.$N$12];2;0));VLOOKUP([.B261];[.$M$2:.$N$12];2;0);1)" office:value-type="float" office:value="1">
            <text:p>1</text:p>
          </table:table-cell>
          <table:table-cell table:formula="of:=IF(ISNUMBER(VLOOKUP([.B261];[.$P$2:.$Q$46];2;0));VLOOKUP([.B26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1];[.$S$2:.$T$100];2;0));VLOOKUP([.B261];[.$S$2:.$T$100];2;0);1)" office:value-type="float" office:value="1">
            <text:p>1</text:p>
          </table:table-cell>
          <table:table-cell table:formula="of:=IF(ISNUMBER(VLOOKUP([.B261];[.$Y$2:.$Z$302];2;0));VLOOKUP([.B26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René Rouquet</text:p>
          </table:table-cell>
          <table:table-cell table:formula="of:=IF(ISNUMBER(VLOOKUP([.B262];[.$J$2:.$K$202];2;0));VLOOKUP([.B262];[.$J$2:.$K$202];2;0);1)" office:value-type="float" office:value="1">
            <text:p>1</text:p>
          </table:table-cell>
          <table:table-cell table:formula="of:=IF(ISNUMBER(VLOOKUP([.B262];[.$M$2:.$N$12];2;0));VLOOKUP([.B262];[.$M$2:.$N$12];2;0);1)" office:value-type="float" office:value="1">
            <text:p>1</text:p>
          </table:table-cell>
          <table:table-cell table:formula="of:=IF(ISNUMBER(VLOOKUP([.B262];[.$P$2:.$Q$46];2;0));VLOOKUP([.B26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2];[.$S$2:.$T$100];2;0));VLOOKUP([.B262];[.$S$2:.$T$100];2;0);1)" office:value-type="float" office:value="1">
            <text:p>1</text:p>
          </table:table-cell>
          <table:table-cell table:formula="of:=IF(ISNUMBER(VLOOKUP([.B262];[.$Y$2:.$Z$302];2;0));VLOOKUP([.B26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Richard Ferrand</text:p>
          </table:table-cell>
          <table:table-cell table:formula="of:=IF(ISNUMBER(VLOOKUP([.B263];[.$J$2:.$K$202];2;0));VLOOKUP([.B263];[.$J$2:.$K$202];2;0);1)" office:value-type="float" office:value="0">
            <text:p>0</text:p>
          </table:table-cell>
          <table:table-cell table:formula="of:=IF(ISNUMBER(VLOOKUP([.B263];[.$M$2:.$N$12];2;0));VLOOKUP([.B263];[.$M$2:.$N$12];2;0);1)" office:value-type="float" office:value="1">
            <text:p>1</text:p>
          </table:table-cell>
          <table:table-cell table:formula="of:=IF(ISNUMBER(VLOOKUP([.B263];[.$P$2:.$Q$46];2;0));VLOOKUP([.B263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3];[.$S$2:.$T$100];2;0));VLOOKUP([.B263];[.$S$2:.$T$100];2;0);1)" office:value-type="float" office:value="1">
            <text:p>1</text:p>
          </table:table-cell>
          <table:table-cell table:formula="of:=IF(ISNUMBER(VLOOKUP([.B263];[.$Y$2:.$Z$302];2;0));VLOOKUP([.B263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Robert Olive</text:p>
          </table:table-cell>
          <table:table-cell table:formula="of:=IF(ISNUMBER(VLOOKUP([.B264];[.$J$2:.$K$202];2;0));VLOOKUP([.B264];[.$J$2:.$K$202];2;0);1)" office:value-type="float" office:value="1">
            <text:p>1</text:p>
          </table:table-cell>
          <table:table-cell table:formula="of:=IF(ISNUMBER(VLOOKUP([.B264];[.$M$2:.$N$12];2;0));VLOOKUP([.B264];[.$M$2:.$N$12];2;0);1)" office:value-type="float" office:value="1">
            <text:p>1</text:p>
          </table:table-cell>
          <table:table-cell table:formula="of:=IF(ISNUMBER(VLOOKUP([.B264];[.$P$2:.$Q$46];2;0));VLOOKUP([.B26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4];[.$S$2:.$T$100];2;0));VLOOKUP([.B264];[.$S$2:.$T$100];2;0);1)" office:value-type="float" office:value="1">
            <text:p>1</text:p>
          </table:table-cell>
          <table:table-cell table:formula="of:=IF(ISNUMBER(VLOOKUP([.B264];[.$Y$2:.$Z$302];2;0));VLOOKUP([.B26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Romain Colas</text:p>
          </table:table-cell>
          <table:table-cell table:formula="of:=IF(ISNUMBER(VLOOKUP([.B265];[.$J$2:.$K$202];2;0));VLOOKUP([.B265];[.$J$2:.$K$202];2;0);1)" office:value-type="float" office:value="1">
            <text:p>1</text:p>
          </table:table-cell>
          <table:table-cell table:formula="of:=IF(ISNUMBER(VLOOKUP([.B265];[.$M$2:.$N$12];2;0));VLOOKUP([.B265];[.$M$2:.$N$12];2;0);1)" office:value-type="float" office:value="1">
            <text:p>1</text:p>
          </table:table-cell>
          <table:table-cell table:formula="of:=IF(ISNUMBER(VLOOKUP([.B265];[.$P$2:.$Q$46];2;0));VLOOKUP([.B26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5];[.$S$2:.$T$100];2;0));VLOOKUP([.B265];[.$S$2:.$T$100];2;0);1)" office:value-type="float" office:value="1">
            <text:p>1</text:p>
          </table:table-cell>
          <table:table-cell table:formula="of:=IF(ISNUMBER(VLOOKUP([.B265];[.$Y$2:.$Z$302];2;0));VLOOKUP([.B265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Sabine Buis</text:p>
          </table:table-cell>
          <table:table-cell table:formula="of:=IF(ISNUMBER(VLOOKUP([.B266];[.$J$2:.$K$202];2;0));VLOOKUP([.B266];[.$J$2:.$K$202];2;0);1)" office:value-type="float" office:value="1">
            <text:p>1</text:p>
          </table:table-cell>
          <table:table-cell table:formula="of:=IF(ISNUMBER(VLOOKUP([.B266];[.$M$2:.$N$12];2;0));VLOOKUP([.B266];[.$M$2:.$N$12];2;0);1)" office:value-type="float" office:value="1">
            <text:p>1</text:p>
          </table:table-cell>
          <table:table-cell table:formula="of:=IF(ISNUMBER(VLOOKUP([.B266];[.$P$2:.$Q$46];2;0));VLOOKUP([.B26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6];[.$S$2:.$T$100];2;0));VLOOKUP([.B266];[.$S$2:.$T$100];2;0);1)" office:value-type="float" office:value="1">
            <text:p>1</text:p>
          </table:table-cell>
          <table:table-cell table:formula="of:=IF(ISNUMBER(VLOOKUP([.B266];[.$Y$2:.$Z$302];2;0));VLOOKUP([.B26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Sandrine Doucet</text:p>
          </table:table-cell>
          <table:table-cell table:formula="of:=IF(ISNUMBER(VLOOKUP([.B267];[.$J$2:.$K$202];2;0));VLOOKUP([.B267];[.$J$2:.$K$202];2;0);1)" office:value-type="float" office:value="0">
            <text:p>0</text:p>
          </table:table-cell>
          <table:table-cell table:formula="of:=IF(ISNUMBER(VLOOKUP([.B267];[.$M$2:.$N$12];2;0));VLOOKUP([.B267];[.$M$2:.$N$12];2;0);1)" office:value-type="float" office:value="1">
            <text:p>1</text:p>
          </table:table-cell>
          <table:table-cell table:formula="of:=IF(ISNUMBER(VLOOKUP([.B267];[.$P$2:.$Q$46];2;0));VLOOKUP([.B26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7];[.$S$2:.$T$100];2;0));VLOOKUP([.B267];[.$S$2:.$T$100];2;0);1)" office:value-type="float" office:value="0">
            <text:p>0</text:p>
          </table:table-cell>
          <table:table-cell table:formula="of:=IF(ISNUMBER(VLOOKUP([.B267];[.$Y$2:.$Z$302];2;0));VLOOKUP([.B26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Sandrine Hurel</text:p>
          </table:table-cell>
          <table:table-cell table:formula="of:=IF(ISNUMBER(VLOOKUP([.B268];[.$J$2:.$K$202];2;0));VLOOKUP([.B268];[.$J$2:.$K$202];2;0);1)" office:value-type="float" office:value="0">
            <text:p>0</text:p>
          </table:table-cell>
          <table:table-cell table:formula="of:=IF(ISNUMBER(VLOOKUP([.B268];[.$M$2:.$N$12];2;0));VLOOKUP([.B268];[.$M$2:.$N$12];2;0);1)" office:value-type="float" office:value="1">
            <text:p>1</text:p>
          </table:table-cell>
          <table:table-cell table:formula="of:=IF(ISNUMBER(VLOOKUP([.B268];[.$P$2:.$Q$46];2;0));VLOOKUP([.B26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8];[.$S$2:.$T$100];2;0));VLOOKUP([.B268];[.$S$2:.$T$100];2;0);1)" office:value-type="float" office:value="1">
            <text:p>1</text:p>
          </table:table-cell>
          <table:table-cell table:formula="of:=IF(ISNUMBER(VLOOKUP([.B268];[.$Y$2:.$Z$302];2;0));VLOOKUP([.B268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Sandrine Mazetier</text:p>
          </table:table-cell>
          <table:table-cell table:formula="of:=IF(ISNUMBER(VLOOKUP([.B269];[.$J$2:.$K$202];2;0));VLOOKUP([.B269];[.$J$2:.$K$202];2;0);1)" office:value-type="float" office:value="1">
            <text:p>1</text:p>
          </table:table-cell>
          <table:table-cell table:formula="of:=IF(ISNUMBER(VLOOKUP([.B269];[.$M$2:.$N$12];2;0));VLOOKUP([.B269];[.$M$2:.$N$12];2;0);1)" office:value-type="float" office:value="1">
            <text:p>1</text:p>
          </table:table-cell>
          <table:table-cell table:formula="of:=IF(ISNUMBER(VLOOKUP([.B269];[.$P$2:.$Q$46];2;0));VLOOKUP([.B26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9];[.$S$2:.$T$100];2;0));VLOOKUP([.B269];[.$S$2:.$T$100];2;0);1)" office:value-type="float" office:value="1">
            <text:p>1</text:p>
          </table:table-cell>
          <table:table-cell table:formula="of:=IF(ISNUMBER(VLOOKUP([.B269];[.$Y$2:.$Z$302];2;0));VLOOKUP([.B269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Sébastien Denaja</text:p>
          </table:table-cell>
          <table:table-cell table:formula="of:=IF(ISNUMBER(VLOOKUP([.B270];[.$J$2:.$K$202];2;0));VLOOKUP([.B270];[.$J$2:.$K$202];2;0);1)" office:value-type="float" office:value="1">
            <text:p>1</text:p>
          </table:table-cell>
          <table:table-cell table:formula="of:=IF(ISNUMBER(VLOOKUP([.B270];[.$M$2:.$N$12];2;0));VLOOKUP([.B270];[.$M$2:.$N$12];2;0);1)" office:value-type="float" office:value="1">
            <text:p>1</text:p>
          </table:table-cell>
          <table:table-cell table:formula="of:=IF(ISNUMBER(VLOOKUP([.B270];[.$P$2:.$Q$46];2;0));VLOOKUP([.B27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0];[.$S$2:.$T$100];2;0));VLOOKUP([.B270];[.$S$2:.$T$100];2;0);1)" office:value-type="float" office:value="1">
            <text:p>1</text:p>
          </table:table-cell>
          <table:table-cell table:formula="of:=IF(ISNUMBER(VLOOKUP([.B270];[.$Y$2:.$Z$302];2;0));VLOOKUP([.B27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Sébastien Pietrasanta</text:p>
          </table:table-cell>
          <table:table-cell table:formula="of:=IF(ISNUMBER(VLOOKUP([.B271];[.$J$2:.$K$202];2;0));VLOOKUP([.B271];[.$J$2:.$K$202];2;0);1)" office:value-type="float" office:value="1">
            <text:p>1</text:p>
          </table:table-cell>
          <table:table-cell table:formula="of:=IF(ISNUMBER(VLOOKUP([.B271];[.$M$2:.$N$12];2;0));VLOOKUP([.B271];[.$M$2:.$N$12];2;0);1)" office:value-type="float" office:value="1">
            <text:p>1</text:p>
          </table:table-cell>
          <table:table-cell table:formula="of:=IF(ISNUMBER(VLOOKUP([.B271];[.$P$2:.$Q$46];2;0));VLOOKUP([.B27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1];[.$S$2:.$T$100];2;0));VLOOKUP([.B271];[.$S$2:.$T$100];2;0);1)" office:value-type="float" office:value="1">
            <text:p>1</text:p>
          </table:table-cell>
          <table:table-cell table:formula="of:=IF(ISNUMBER(VLOOKUP([.B271];[.$Y$2:.$Z$302];2;0));VLOOKUP([.B27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Serge Bardy</text:p>
          </table:table-cell>
          <table:table-cell table:formula="of:=IF(ISNUMBER(VLOOKUP([.B272];[.$J$2:.$K$202];2;0));VLOOKUP([.B272];[.$J$2:.$K$202];2;0);1)" office:value-type="float" office:value="0">
            <text:p>0</text:p>
          </table:table-cell>
          <table:table-cell table:formula="of:=IF(ISNUMBER(VLOOKUP([.B272];[.$M$2:.$N$12];2;0));VLOOKUP([.B272];[.$M$2:.$N$12];2;0);1)" office:value-type="float" office:value="1">
            <text:p>1</text:p>
          </table:table-cell>
          <table:table-cell table:formula="of:=IF(ISNUMBER(VLOOKUP([.B272];[.$P$2:.$Q$46];2;0));VLOOKUP([.B272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2];[.$S$2:.$T$100];2;0));VLOOKUP([.B272];[.$S$2:.$T$100];2;0);1)" office:value-type="float" office:value="1">
            <text:p>1</text:p>
          </table:table-cell>
          <table:table-cell table:formula="of:=IF(ISNUMBER(VLOOKUP([.B272];[.$Y$2:.$Z$302];2;0));VLOOKUP([.B272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Serge Janquin</text:p>
          </table:table-cell>
          <table:table-cell table:formula="of:=IF(ISNUMBER(VLOOKUP([.B273];[.$J$2:.$K$202];2;0));VLOOKUP([.B273];[.$J$2:.$K$202];2;0);1)" office:value-type="float" office:value="0">
            <text:p>0</text:p>
          </table:table-cell>
          <table:table-cell table:formula="of:=IF(ISNUMBER(VLOOKUP([.B273];[.$M$2:.$N$12];2;0));VLOOKUP([.B273];[.$M$2:.$N$12];2;0);1)" office:value-type="float" office:value="1">
            <text:p>1</text:p>
          </table:table-cell>
          <table:table-cell table:formula="of:=IF(ISNUMBER(VLOOKUP([.B273];[.$P$2:.$Q$46];2;0));VLOOKUP([.B27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3];[.$S$2:.$T$100];2;0));VLOOKUP([.B273];[.$S$2:.$T$100];2;0);1)" office:value-type="float" office:value="1">
            <text:p>1</text:p>
          </table:table-cell>
          <table:table-cell table:formula="of:=IF(ISNUMBER(VLOOKUP([.B273];[.$Y$2:.$Z$302];2;0));VLOOKUP([.B27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Serge Letchimy</text:p>
          </table:table-cell>
          <table:table-cell table:formula="of:=IF(ISNUMBER(VLOOKUP([.B274];[.$J$2:.$K$202];2;0));VLOOKUP([.B274];[.$J$2:.$K$202];2;0);1)" office:value-type="float" office:value="1">
            <text:p>1</text:p>
          </table:table-cell>
          <table:table-cell table:formula="of:=IF(ISNUMBER(VLOOKUP([.B274];[.$M$2:.$N$12];2;0));VLOOKUP([.B274];[.$M$2:.$N$12];2;0);1)" office:value-type="float" office:value="1">
            <text:p>1</text:p>
          </table:table-cell>
          <table:table-cell table:formula="of:=IF(ISNUMBER(VLOOKUP([.B274];[.$P$2:.$Q$46];2;0));VLOOKUP([.B27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4];[.$S$2:.$T$100];2;0));VLOOKUP([.B274];[.$S$2:.$T$100];2;0);1)" office:value-type="float" office:value="1">
            <text:p>1</text:p>
          </table:table-cell>
          <table:table-cell table:formula="of:=IF(ISNUMBER(VLOOKUP([.B274];[.$Y$2:.$Z$302];2;0));VLOOKUP([.B27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Seybah Dagoma</text:p>
          </table:table-cell>
          <table:table-cell table:formula="of:=IF(ISNUMBER(VLOOKUP([.B275];[.$J$2:.$K$202];2;0));VLOOKUP([.B275];[.$J$2:.$K$202];2;0);1)" office:value-type="float" office:value="1">
            <text:p>1</text:p>
          </table:table-cell>
          <table:table-cell table:formula="of:=IF(ISNUMBER(VLOOKUP([.B275];[.$M$2:.$N$12];2;0));VLOOKUP([.B275];[.$M$2:.$N$12];2;0);1)" office:value-type="float" office:value="1">
            <text:p>1</text:p>
          </table:table-cell>
          <table:table-cell table:formula="of:=IF(ISNUMBER(VLOOKUP([.B275];[.$P$2:.$Q$46];2;0));VLOOKUP([.B27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5];[.$S$2:.$T$100];2;0));VLOOKUP([.B275];[.$S$2:.$T$100];2;0);1)" office:value-type="float" office:value="1">
            <text:p>1</text:p>
          </table:table-cell>
          <table:table-cell table:formula="of:=IF(ISNUMBER(VLOOKUP([.B275];[.$Y$2:.$Z$302];2;0));VLOOKUP([.B27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Sophie Dessus</text:p>
          </table:table-cell>
          <table:table-cell table:formula="of:=IF(ISNUMBER(VLOOKUP([.B276];[.$J$2:.$K$202];2;0));VLOOKUP([.B276];[.$J$2:.$K$202];2;0);1)" office:value-type="float" office:value="1">
            <text:p>1</text:p>
          </table:table-cell>
          <table:table-cell table:formula="of:=IF(ISNUMBER(VLOOKUP([.B276];[.$M$2:.$N$12];2;0));VLOOKUP([.B276];[.$M$2:.$N$12];2;0);1)" office:value-type="float" office:value="1">
            <text:p>1</text:p>
          </table:table-cell>
          <table:table-cell table:formula="of:=IF(ISNUMBER(VLOOKUP([.B276];[.$P$2:.$Q$46];2;0));VLOOKUP([.B27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6];[.$S$2:.$T$100];2;0));VLOOKUP([.B276];[.$S$2:.$T$100];2;0);1)" office:value-type="float" office:value="1">
            <text:p>1</text:p>
          </table:table-cell>
          <table:table-cell table:formula="of:=IF(ISNUMBER(VLOOKUP([.B276];[.$Y$2:.$Z$302];2;0));VLOOKUP([.B27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Sophie Errante</text:p>
          </table:table-cell>
          <table:table-cell table:formula="of:=IF(ISNUMBER(VLOOKUP([.B277];[.$J$2:.$K$202];2;0));VLOOKUP([.B277];[.$J$2:.$K$202];2;0);1)" office:value-type="float" office:value="1">
            <text:p>1</text:p>
          </table:table-cell>
          <table:table-cell table:formula="of:=IF(ISNUMBER(VLOOKUP([.B277];[.$M$2:.$N$12];2;0));VLOOKUP([.B277];[.$M$2:.$N$12];2;0);1)" office:value-type="float" office:value="1">
            <text:p>1</text:p>
          </table:table-cell>
          <table:table-cell table:formula="of:=IF(ISNUMBER(VLOOKUP([.B277];[.$P$2:.$Q$46];2;0));VLOOKUP([.B27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7];[.$S$2:.$T$100];2;0));VLOOKUP([.B277];[.$S$2:.$T$100];2;0);1)" office:value-type="float" office:value="1">
            <text:p>1</text:p>
          </table:table-cell>
          <table:table-cell table:formula="of:=IF(ISNUMBER(VLOOKUP([.B277];[.$Y$2:.$Z$302];2;0));VLOOKUP([.B277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Stéphane Travert</text:p>
          </table:table-cell>
          <table:table-cell table:formula="of:=IF(ISNUMBER(VLOOKUP([.B278];[.$J$2:.$K$202];2;0));VLOOKUP([.B278];[.$J$2:.$K$202];2;0);1)" office:value-type="float" office:value="0">
            <text:p>0</text:p>
          </table:table-cell>
          <table:table-cell table:formula="of:=IF(ISNUMBER(VLOOKUP([.B278];[.$M$2:.$N$12];2;0));VLOOKUP([.B278];[.$M$2:.$N$12];2;0);1)" office:value-type="float" office:value="1">
            <text:p>1</text:p>
          </table:table-cell>
          <table:table-cell table:formula="of:=IF(ISNUMBER(VLOOKUP([.B278];[.$P$2:.$Q$46];2;0));VLOOKUP([.B278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8];[.$S$2:.$T$100];2;0));VLOOKUP([.B278];[.$S$2:.$T$100];2;0);1)" office:value-type="float" office:value="1">
            <text:p>1</text:p>
          </table:table-cell>
          <table:table-cell table:formula="of:=IF(ISNUMBER(VLOOKUP([.B278];[.$Y$2:.$Z$302];2;0));VLOOKUP([.B278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77">
            <text:p>277</text:p>
          </table:table-cell>
          <table:table-cell office:value-type="string">
            <text:p>Suzanne Tallard</text:p>
          </table:table-cell>
          <table:table-cell table:formula="of:=IF(ISNUMBER(VLOOKUP([.B279];[.$J$2:.$K$202];2;0));VLOOKUP([.B279];[.$J$2:.$K$202];2;0);1)" office:value-type="float" office:value="0">
            <text:p>0</text:p>
          </table:table-cell>
          <table:table-cell table:formula="of:=IF(ISNUMBER(VLOOKUP([.B279];[.$M$2:.$N$12];2;0));VLOOKUP([.B279];[.$M$2:.$N$12];2;0);1)" office:value-type="float" office:value="0">
            <text:p>0</text:p>
          </table:table-cell>
          <table:table-cell table:formula="of:=IF(ISNUMBER(VLOOKUP([.B279];[.$P$2:.$Q$46];2;0));VLOOKUP([.B279];[.$P$2:.$Q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9];[.$S$2:.$T$100];2;0));VLOOKUP([.B279];[.$S$2:.$T$100];2;0);1)" office:value-type="float" office:value="0">
            <text:p>0</text:p>
          </table:table-cell>
          <table:table-cell table:formula="of:=IF(ISNUMBER(VLOOKUP([.B279];[.$Y$2:.$Z$302];2;0));VLOOKUP([.B279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Sylviane Alaux</text:p>
          </table:table-cell>
          <table:table-cell table:formula="of:=IF(ISNUMBER(VLOOKUP([.B280];[.$J$2:.$K$202];2;0));VLOOKUP([.B280];[.$J$2:.$K$202];2;0);1)" office:value-type="float" office:value="1">
            <text:p>1</text:p>
          </table:table-cell>
          <table:table-cell table:formula="of:=IF(ISNUMBER(VLOOKUP([.B280];[.$M$2:.$N$12];2;0));VLOOKUP([.B280];[.$M$2:.$N$12];2;0);1)" office:value-type="float" office:value="1">
            <text:p>1</text:p>
          </table:table-cell>
          <table:table-cell table:formula="of:=IF(ISNUMBER(VLOOKUP([.B280];[.$P$2:.$Q$46];2;0));VLOOKUP([.B28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0];[.$S$2:.$T$100];2;0));VLOOKUP([.B280];[.$S$2:.$T$100];2;0);1)" office:value-type="float" office:value="1">
            <text:p>1</text:p>
          </table:table-cell>
          <table:table-cell table:formula="of:=IF(ISNUMBER(VLOOKUP([.B280];[.$Y$2:.$Z$302];2;0));VLOOKUP([.B280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Sylviane Bulteau</text:p>
          </table:table-cell>
          <table:table-cell table:formula="of:=IF(ISNUMBER(VLOOKUP([.B281];[.$J$2:.$K$202];2;0));VLOOKUP([.B281];[.$J$2:.$K$202];2;0);1)" office:value-type="float" office:value="1">
            <text:p>1</text:p>
          </table:table-cell>
          <table:table-cell table:formula="of:=IF(ISNUMBER(VLOOKUP([.B281];[.$M$2:.$N$12];2;0));VLOOKUP([.B281];[.$M$2:.$N$12];2;0);1)" office:value-type="float" office:value="1">
            <text:p>1</text:p>
          </table:table-cell>
          <table:table-cell table:formula="of:=IF(ISNUMBER(VLOOKUP([.B281];[.$P$2:.$Q$46];2;0));VLOOKUP([.B28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1];[.$S$2:.$T$100];2;0));VLOOKUP([.B281];[.$S$2:.$T$100];2;0);1)" office:value-type="float" office:value="1">
            <text:p>1</text:p>
          </table:table-cell>
          <table:table-cell table:formula="of:=IF(ISNUMBER(VLOOKUP([.B281];[.$Y$2:.$Z$302];2;0));VLOOKUP([.B28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Sylvie Tolmont</text:p>
          </table:table-cell>
          <table:table-cell table:formula="of:=IF(ISNUMBER(VLOOKUP([.B282];[.$J$2:.$K$202];2;0));VLOOKUP([.B282];[.$J$2:.$K$202];2;0);1)" office:value-type="float" office:value="1">
            <text:p>1</text:p>
          </table:table-cell>
          <table:table-cell table:formula="of:=IF(ISNUMBER(VLOOKUP([.B282];[.$M$2:.$N$12];2;0));VLOOKUP([.B282];[.$M$2:.$N$12];2;0);1)" office:value-type="float" office:value="1">
            <text:p>1</text:p>
          </table:table-cell>
          <table:table-cell table:formula="of:=IF(ISNUMBER(VLOOKUP([.B282];[.$P$2:.$Q$46];2;0));VLOOKUP([.B28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2];[.$S$2:.$T$100];2;0));VLOOKUP([.B282];[.$S$2:.$T$100];2;0);1)" office:value-type="float" office:value="1">
            <text:p>1</text:p>
          </table:table-cell>
          <table:table-cell table:formula="of:=IF(ISNUMBER(VLOOKUP([.B282];[.$Y$2:.$Z$302];2;0));VLOOKUP([.B282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Thérèse Guilbert</text:p>
          </table:table-cell>
          <table:table-cell table:formula="of:=IF(ISNUMBER(VLOOKUP([.B283];[.$J$2:.$K$202];2;0));VLOOKUP([.B283];[.$J$2:.$K$202];2;0);1)" office:value-type="float" office:value="1">
            <text:p>1</text:p>
          </table:table-cell>
          <table:table-cell table:formula="of:=IF(ISNUMBER(VLOOKUP([.B283];[.$M$2:.$N$12];2;0));VLOOKUP([.B283];[.$M$2:.$N$12];2;0);1)" office:value-type="float" office:value="1">
            <text:p>1</text:p>
          </table:table-cell>
          <table:table-cell table:formula="of:=IF(ISNUMBER(VLOOKUP([.B283];[.$P$2:.$Q$46];2;0));VLOOKUP([.B28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3];[.$S$2:.$T$100];2;0));VLOOKUP([.B283];[.$S$2:.$T$100];2;0);1)" office:value-type="float" office:value="1">
            <text:p>1</text:p>
          </table:table-cell>
          <table:table-cell table:formula="of:=IF(ISNUMBER(VLOOKUP([.B283];[.$Y$2:.$Z$302];2;0));VLOOKUP([.B283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Thomas Thévenoud</text:p>
          </table:table-cell>
          <table:table-cell table:formula="of:=IF(ISNUMBER(VLOOKUP([.B284];[.$J$2:.$K$202];2;0));VLOOKUP([.B284];[.$J$2:.$K$202];2;0);1)" office:value-type="float" office:value="1">
            <text:p>1</text:p>
          </table:table-cell>
          <table:table-cell table:formula="of:=IF(ISNUMBER(VLOOKUP([.B284];[.$M$2:.$N$12];2;0));VLOOKUP([.B284];[.$M$2:.$N$12];2;0);1)" office:value-type="float" office:value="1">
            <text:p>1</text:p>
          </table:table-cell>
          <table:table-cell table:formula="of:=IF(ISNUMBER(VLOOKUP([.B284];[.$P$2:.$Q$46];2;0));VLOOKUP([.B28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4];[.$S$2:.$T$100];2;0));VLOOKUP([.B284];[.$S$2:.$T$100];2;0);1)" office:value-type="float" office:value="1">
            <text:p>1</text:p>
          </table:table-cell>
          <table:table-cell table:formula="of:=IF(ISNUMBER(VLOOKUP([.B284];[.$Y$2:.$Z$302];2;0));VLOOKUP([.B28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Valérie Corre</text:p>
          </table:table-cell>
          <table:table-cell table:formula="of:=IF(ISNUMBER(VLOOKUP([.B285];[.$J$2:.$K$202];2;0));VLOOKUP([.B285];[.$J$2:.$K$202];2;0);1)" office:value-type="float" office:value="1">
            <text:p>1</text:p>
          </table:table-cell>
          <table:table-cell table:formula="of:=IF(ISNUMBER(VLOOKUP([.B285];[.$M$2:.$N$12];2;0));VLOOKUP([.B285];[.$M$2:.$N$12];2;0);1)" office:value-type="float" office:value="1">
            <text:p>1</text:p>
          </table:table-cell>
          <table:table-cell table:formula="of:=IF(ISNUMBER(VLOOKUP([.B285];[.$P$2:.$Q$46];2;0));VLOOKUP([.B28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5];[.$S$2:.$T$100];2;0));VLOOKUP([.B285];[.$S$2:.$T$100];2;0);1)" office:value-type="float" office:value="1">
            <text:p>1</text:p>
          </table:table-cell>
          <table:table-cell table:formula="of:=IF(ISNUMBER(VLOOKUP([.B285];[.$Y$2:.$Z$302];2;0));VLOOKUP([.B28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Valérie Fourneyron</text:p>
          </table:table-cell>
          <table:table-cell table:number-columns-repeated="4" office:value-type="float" office:value="2">
            <text:p>2</text:p>
          </table:table-cell>
          <table:table-cell table:formula="of:=IF(ISNUMBER(VLOOKUP([.B286];[.$S$2:.$T$100];2;0));VLOOKUP([.B286];[.$S$2:.$T$100];2;0);1)" office:value-type="float" office:value="1">
            <text:p>1</text:p>
          </table:table-cell>
          <table:table-cell table:formula="of:=IF(ISNUMBER(VLOOKUP([.B286];[.$Y$2:.$Z$302];2;0));VLOOKUP([.B28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Valérie Rabault</text:p>
          </table:table-cell>
          <table:table-cell table:formula="of:=IF(ISNUMBER(VLOOKUP([.B287];[.$J$2:.$K$202];2;0));VLOOKUP([.B287];[.$J$2:.$K$202];2;0);1)" office:value-type="float" office:value="1">
            <text:p>1</text:p>
          </table:table-cell>
          <table:table-cell table:formula="of:=IF(ISNUMBER(VLOOKUP([.B287];[.$M$2:.$N$12];2;0));VLOOKUP([.B287];[.$M$2:.$N$12];2;0);1)" office:value-type="float" office:value="1">
            <text:p>1</text:p>
          </table:table-cell>
          <table:table-cell table:formula="of:=IF(ISNUMBER(VLOOKUP([.B287];[.$P$2:.$Q$46];2;0));VLOOKUP([.B28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7];[.$S$2:.$T$100];2;0));VLOOKUP([.B287];[.$S$2:.$T$100];2;0);1)" office:value-type="float" office:value="1">
            <text:p>1</text:p>
          </table:table-cell>
          <table:table-cell table:formula="of:=IF(ISNUMBER(VLOOKUP([.B287];[.$Y$2:.$Z$302];2;0));VLOOKUP([.B287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Victorin Lurel</text:p>
          </table:table-cell>
          <table:table-cell table:formula="of:=IF(ISNUMBER(VLOOKUP([.B288];[.$J$2:.$K$202];2;0));VLOOKUP([.B288];[.$J$2:.$K$202];2;0);1)" office:value-type="float" office:value="1">
            <text:p>1</text:p>
          </table:table-cell>
          <table:table-cell table:formula="of:=IF(ISNUMBER(VLOOKUP([.B288];[.$M$2:.$N$12];2;0));VLOOKUP([.B288];[.$M$2:.$N$12];2;0);1)" office:value-type="float" office:value="1">
            <text:p>1</text:p>
          </table:table-cell>
          <table:table-cell table:formula="of:=IF(ISNUMBER(VLOOKUP([.B288];[.$P$2:.$Q$46];2;0));VLOOKUP([.B288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8];[.$S$2:.$T$100];2;0));VLOOKUP([.B288];[.$S$2:.$T$100];2;0);1)" office:value-type="float" office:value="1">
            <text:p>1</text:p>
          </table:table-cell>
          <table:table-cell table:formula="of:=IF(ISNUMBER(VLOOKUP([.B288];[.$Y$2:.$Z$302];2;0));VLOOKUP([.B288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Vincent Burroni</text:p>
          </table:table-cell>
          <table:table-cell table:formula="of:=IF(ISNUMBER(VLOOKUP([.B289];[.$J$2:.$K$202];2;0));VLOOKUP([.B289];[.$J$2:.$K$202];2;0);1)" office:value-type="float" office:value="1">
            <text:p>1</text:p>
          </table:table-cell>
          <table:table-cell table:formula="of:=IF(ISNUMBER(VLOOKUP([.B289];[.$M$2:.$N$12];2;0));VLOOKUP([.B289];[.$M$2:.$N$12];2;0);1)" office:value-type="float" office:value="1">
            <text:p>1</text:p>
          </table:table-cell>
          <table:table-cell table:formula="of:=IF(ISNUMBER(VLOOKUP([.B289];[.$P$2:.$Q$46];2;0));VLOOKUP([.B289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9];[.$S$2:.$T$100];2;0));VLOOKUP([.B289];[.$S$2:.$T$100];2;0);1)" office:value-type="float" office:value="1">
            <text:p>1</text:p>
          </table:table-cell>
          <table:table-cell table:formula="of:=IF(ISNUMBER(VLOOKUP([.B289];[.$Y$2:.$Z$302];2;0));VLOOKUP([.B289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Viviane Le Dissez</text:p>
          </table:table-cell>
          <table:table-cell table:formula="of:=IF(ISNUMBER(VLOOKUP([.B290];[.$J$2:.$K$202];2;0));VLOOKUP([.B290];[.$J$2:.$K$202];2;0);1)" office:value-type="float" office:value="0">
            <text:p>0</text:p>
          </table:table-cell>
          <table:table-cell table:formula="of:=IF(ISNUMBER(VLOOKUP([.B290];[.$M$2:.$N$12];2;0));VLOOKUP([.B290];[.$M$2:.$N$12];2;0);1)" office:value-type="float" office:value="1">
            <text:p>1</text:p>
          </table:table-cell>
          <table:table-cell table:formula="of:=IF(ISNUMBER(VLOOKUP([.B290];[.$P$2:.$Q$46];2;0));VLOOKUP([.B290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0];[.$S$2:.$T$100];2;0));VLOOKUP([.B290];[.$S$2:.$T$100];2;0);1)" office:value-type="float" office:value="1">
            <text:p>1</text:p>
          </table:table-cell>
          <table:table-cell table:formula="of:=IF(ISNUMBER(VLOOKUP([.B290];[.$Y$2:.$Z$302];2;0));VLOOKUP([.B290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William Dumas</text:p>
          </table:table-cell>
          <table:table-cell table:formula="of:=IF(ISNUMBER(VLOOKUP([.B291];[.$J$2:.$K$202];2;0));VLOOKUP([.B291];[.$J$2:.$K$202];2;0);1)" office:value-type="float" office:value="1">
            <text:p>1</text:p>
          </table:table-cell>
          <table:table-cell table:formula="of:=IF(ISNUMBER(VLOOKUP([.B291];[.$M$2:.$N$12];2;0));VLOOKUP([.B291];[.$M$2:.$N$12];2;0);1)" office:value-type="float" office:value="1">
            <text:p>1</text:p>
          </table:table-cell>
          <table:table-cell table:formula="of:=IF(ISNUMBER(VLOOKUP([.B291];[.$P$2:.$Q$46];2;0));VLOOKUP([.B291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1];[.$S$2:.$T$100];2;0));VLOOKUP([.B291];[.$S$2:.$T$100];2;0);1)" office:value-type="float" office:value="1">
            <text:p>1</text:p>
          </table:table-cell>
          <table:table-cell table:formula="of:=IF(ISNUMBER(VLOOKUP([.B291];[.$Y$2:.$Z$302];2;0));VLOOKUP([.B291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Yann Capet</text:p>
          </table:table-cell>
          <table:table-cell table:formula="of:=IF(ISNUMBER(VLOOKUP([.B292];[.$J$2:.$K$202];2;0));VLOOKUP([.B292];[.$J$2:.$K$202];2;0);1)" office:value-type="float" office:value="1">
            <text:p>1</text:p>
          </table:table-cell>
          <table:table-cell table:formula="of:=IF(ISNUMBER(VLOOKUP([.B292];[.$M$2:.$N$12];2;0));VLOOKUP([.B292];[.$M$2:.$N$12];2;0);1)" office:value-type="float" office:value="1">
            <text:p>1</text:p>
          </table:table-cell>
          <table:table-cell table:formula="of:=IF(ISNUMBER(VLOOKUP([.B292];[.$P$2:.$Q$46];2;0));VLOOKUP([.B292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2];[.$S$2:.$T$100];2;0));VLOOKUP([.B292];[.$S$2:.$T$100];2;0);1)" office:value-type="float" office:value="1">
            <text:p>1</text:p>
          </table:table-cell>
          <table:table-cell table:formula="of:=IF(ISNUMBER(VLOOKUP([.B292];[.$Y$2:.$Z$302];2;0));VLOOKUP([.B292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Yann Galut</text:p>
          </table:table-cell>
          <table:table-cell table:formula="of:=IF(ISNUMBER(VLOOKUP([.B293];[.$J$2:.$K$202];2;0));VLOOKUP([.B293];[.$J$2:.$K$202];2;0);1)" office:value-type="float" office:value="1">
            <text:p>1</text:p>
          </table:table-cell>
          <table:table-cell table:formula="of:=IF(ISNUMBER(VLOOKUP([.B293];[.$M$2:.$N$12];2;0));VLOOKUP([.B293];[.$M$2:.$N$12];2;0);1)" office:value-type="float" office:value="1">
            <text:p>1</text:p>
          </table:table-cell>
          <table:table-cell table:formula="of:=IF(ISNUMBER(VLOOKUP([.B293];[.$P$2:.$Q$46];2;0));VLOOKUP([.B293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3];[.$S$2:.$T$100];2;0));VLOOKUP([.B293];[.$S$2:.$T$100];2;0);1)" office:value-type="float" office:value="1">
            <text:p>1</text:p>
          </table:table-cell>
          <table:table-cell table:formula="of:=IF(ISNUMBER(VLOOKUP([.B293];[.$Y$2:.$Z$302];2;0));VLOOKUP([.B293];[.$Y$2:.$Z$302];2;0);0)" office:value-type="float" office:value="0">
            <text:p>0</text:p>
          </table:table-cell>
          <table:table-cell table:number-columns-repeated="209"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Yves Blein</text:p>
          </table:table-cell>
          <table:table-cell table:formula="of:=IF(ISNUMBER(VLOOKUP([.B294];[.$J$2:.$K$202];2;0));VLOOKUP([.B294];[.$J$2:.$K$202];2;0);1)" office:value-type="float" office:value="1">
            <text:p>1</text:p>
          </table:table-cell>
          <table:table-cell table:formula="of:=IF(ISNUMBER(VLOOKUP([.B294];[.$M$2:.$N$12];2;0));VLOOKUP([.B294];[.$M$2:.$N$12];2;0);1)" office:value-type="float" office:value="1">
            <text:p>1</text:p>
          </table:table-cell>
          <table:table-cell table:formula="of:=IF(ISNUMBER(VLOOKUP([.B294];[.$P$2:.$Q$46];2;0));VLOOKUP([.B294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4];[.$S$2:.$T$100];2;0));VLOOKUP([.B294];[.$S$2:.$T$100];2;0);1)" office:value-type="float" office:value="1">
            <text:p>1</text:p>
          </table:table-cell>
          <table:table-cell table:formula="of:=IF(ISNUMBER(VLOOKUP([.B294];[.$Y$2:.$Z$302];2;0));VLOOKUP([.B294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Yves Daniel</text:p>
          </table:table-cell>
          <table:table-cell table:formula="of:=IF(ISNUMBER(VLOOKUP([.B295];[.$J$2:.$K$202];2;0));VLOOKUP([.B295];[.$J$2:.$K$202];2;0);1)" office:value-type="float" office:value="0">
            <text:p>0</text:p>
          </table:table-cell>
          <table:table-cell table:formula="of:=IF(ISNUMBER(VLOOKUP([.B295];[.$M$2:.$N$12];2;0));VLOOKUP([.B295];[.$M$2:.$N$12];2;0);1)" office:value-type="float" office:value="1">
            <text:p>1</text:p>
          </table:table-cell>
          <table:table-cell table:formula="of:=IF(ISNUMBER(VLOOKUP([.B295];[.$P$2:.$Q$46];2;0));VLOOKUP([.B295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5];[.$S$2:.$T$100];2;0));VLOOKUP([.B295];[.$S$2:.$T$100];2;0);1)" office:value-type="float" office:value="1">
            <text:p>1</text:p>
          </table:table-cell>
          <table:table-cell table:formula="of:=IF(ISNUMBER(VLOOKUP([.B295];[.$Y$2:.$Z$302];2;0));VLOOKUP([.B295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Yves Durand</text:p>
          </table:table-cell>
          <table:table-cell table:formula="of:=IF(ISNUMBER(VLOOKUP([.B296];[.$J$2:.$K$202];2;0));VLOOKUP([.B296];[.$J$2:.$K$202];2;0);1)" office:value-type="float" office:value="1">
            <text:p>1</text:p>
          </table:table-cell>
          <table:table-cell table:formula="of:=IF(ISNUMBER(VLOOKUP([.B296];[.$M$2:.$N$12];2;0));VLOOKUP([.B296];[.$M$2:.$N$12];2;0);1)" office:value-type="float" office:value="1">
            <text:p>1</text:p>
          </table:table-cell>
          <table:table-cell table:formula="of:=IF(ISNUMBER(VLOOKUP([.B296];[.$P$2:.$Q$46];2;0));VLOOKUP([.B296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6];[.$S$2:.$T$100];2;0));VLOOKUP([.B296];[.$S$2:.$T$100];2;0);1)" office:value-type="float" office:value="1">
            <text:p>1</text:p>
          </table:table-cell>
          <table:table-cell table:formula="of:=IF(ISNUMBER(VLOOKUP([.B296];[.$Y$2:.$Z$302];2;0));VLOOKUP([.B296];[.$Y$2:.$Z$302];2;0);0)" office:value-type="float" office:value="1">
            <text:p>1</text:p>
          </table:table-cell>
          <table:table-cell table:number-columns-repeated="209"/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Yves Goasdoué</text:p>
          </table:table-cell>
          <table:table-cell table:formula="of:=IF(ISNUMBER(VLOOKUP([.B297];[.$J$2:.$K$202];2;0));VLOOKUP([.B297];[.$J$2:.$K$202];2;0);1)" office:value-type="float" office:value="1">
            <text:p>1</text:p>
          </table:table-cell>
          <table:table-cell table:formula="of:=IF(ISNUMBER(VLOOKUP([.B297];[.$M$2:.$N$12];2;0));VLOOKUP([.B297];[.$M$2:.$N$12];2;0);1)" office:value-type="float" office:value="1">
            <text:p>1</text:p>
          </table:table-cell>
          <table:table-cell table:formula="of:=IF(ISNUMBER(VLOOKUP([.B297];[.$P$2:.$Q$46];2;0));VLOOKUP([.B297];[.$P$2:.$Q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7];[.$S$2:.$T$100];2;0));VLOOKUP([.B297];[.$S$2:.$T$100];2;0);1)" office:value-type="float" office:value="1">
            <text:p>1</text:p>
          </table:table-cell>
          <table:table-cell table:formula="of:=IF(ISNUMBER(VLOOKUP([.B297];[.$Y$2:.$Z$302];2;0));VLOOKUP([.B297];[.$Y$2:.$Z$302];2;0);0)" office:value-type="float" office:value="1">
            <text:p>1</text:p>
          </table:table-cell>
          <table:table-cell table:number-columns-repeated="209"/>
        </table:table-row>
      </table:table>
      <table:table table:name="Feuille2" table:style-name="ta1" table:print="false">
        <table:table-column table:style-name="co73" table:number-columns-repeated="7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art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Chréti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Ge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lain Leboeuf</text:p>
          </table:table-cell>
          <table:table-cell office:value-type="string">
            <text:p><text:s/>UM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 Appel des 100 »</text:p>
          </table:table-cell>
          <table:table-cell office:value-type="string">
            <text:p>Le 5 avril 2014, quelques jours avant le discours de politique générale de Manuel Valls, &lt;a href='<text:a xlink:href="http://www.lejdd.fr/Politique/La-liste-des-90-frondeurs-du-PS-pour-un-nouveau-contrat-de-majorite-660292">http://www.lejdd.fr/Politique/La-liste-des-90-frondeurs-du-PS-pour-un-nouveau-contrat-de-majorite-660292</text:a>' target='_blank'&gt;90 hauts responsables du PS&lt;/a&gt; (dont 82 députés du groupe socialiste) &lt;a href='<text:a xlink:href="http://www.lemonde.fr/politique/article/2014/04/05/cent-deputes-ps-en-colere-reclament-un-contrat-de-majorite_4396241_823448.html">www.lemonde.fr/politique/article/2014/04/05/cent-deputes-ps-en-colere-reclament-un-contrat-de-majorite_4396241_823448.html</text:a>' target='_blank'&gt;réclament au premier ministre un « contrat de majorité »&lt;/a&gt;.</text:p>
          </table:table-cell>
        </table:table-row>
        <table:table-row table:style-name="ro4">
          <table:table-cell/>
          <table:table-cell office:value-type="string">
            <text:p>Alain Marc</text:p>
          </table:table-cell>
          <table:table-cell office:value-type="string">
            <text:p><text:s/>UM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ote de confiance</text:p>
          </table:table-cell>
          <table:table-cell office:value-type="string">
            <text:p>Le 8 avril 2014, &lt;a href='<text:a xlink:href="http://www.lemonde.fr/politique/article/2014/04/08/les-premieres-annonces-de-manuel-valls_4397700_823448.html">www.lemonde.fr/politique/article/2014/04/08/les-premieres-annonces-de-manuel-valls_4397700_823448.html</text:a>' target='_blank'&gt;11 députés socialistes s'abstiennent&lt;/a&gt; lors du vote de confiance à Manuel Valls.</text:p>
          </table:table-cell>
        </table:table-row>
        <table:table-row table:style-name="ro4">
          <table:table-cell/>
          <table:table-cell office:value-type="string">
            <text:p>Alain Marleix</text:p>
          </table:table-cell>
          <table:table-cell office:value-type="string">
            <text:p><text:s/>U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ogramme de stabilité</text:p>
          </table:table-cell>
          <table:table-cell office:value-type="string">
            <text:p>Le 29 avril 2014, 41 députés socialistes &lt;a href='<text:a xlink:href="http://www.lemonde.fr/politique/article/2014/04/29/le-programme-de-stabilite-budgetaire-approuve-par-les-deputes_4409378_823448.html">www.lemonde.fr/politique/article/2014/04/29/le-programme-de-stabilite-budgetaire-approuve-par-les-deputes_4409378_823448.html</text:a>' target='_blank'&gt;s'abstiennent lors du vote sur le programme de stabilité budgétaire&lt;/a&gt;, entérinant des économies de 50 milliards d'euros.</text:p>
          </table:table-cell>
        </table:table-row>
        <table:table-row table:style-name="ro4">
          <table:table-cell/>
          <table:table-cell office:value-type="string">
            <text:p>Alain Marsaud</text:p>
          </table:table-cell>
          <table:table-cell office:value-type="string">
            <text:p><text:s/>UMP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udget rectificatif</text:p>
          </table:table-cell>
          <table:table-cell office:value-type="string">
            <text:p>Le 1er juillet, Christophe Léonard est le seul député socialiste à s'abstenir en première lecture &lt;a href='<text:a xlink:href="http://www.lemonde.fr/politique/article/2014/07/01/les-frondeurs-du-ps-vont-voter-le-budget-rectificatif_4448800_823448.html">http://www.lemonde.fr/politique/article/2014/07/01/les-frondeurs-du-ps-vont-voter-le-budget-rectificatif_4448800_823448.html</text:a>' target= '_blank'&gt;sur le budget rectificatif (PLFR)&lt;/a&gt;. Le vote à main levée empêche de faire le compte pour la lecture définitive.</text:p>
          </table:table-cell>
        </table:table-row>
        <table:table-row table:style-name="ro4">
          <table:table-cell/>
          <table:table-cell office:value-type="string">
            <text:p>Alain Marty</text:p>
          </table:table-cell>
          <table:table-cell office:value-type="string">
            <text:p><text:s/>UM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dget rectificatif de la « Sécu »</text:p>
          </table:table-cell>
          <table:table-cell office:value-type="string">
            <text:p>Le 8 juillet, &lt;a href='<text:a xlink:href="http://www.lemonde.fr/politique/article/2014/07/08/budget-de-la-secu-les-frondeurs-du-ps-devraient-s-abstenir_4453099_823448.html">www.lemonde.fr/politique/article/2014/07/08/budget-de-la-secu-les-frondeurs-du-ps-devraient-s-abstenir_4453099_823448.html</text:a>' target= '_blank'&gt;35 « frondeurs » socialistes s'abstiennent&lt;/a&gt; sur le budget rectificatif de la sécurité sociale (PLFRSS).</text:p>
          </table:table-cell>
        </table:table-row>
        <table:table-row table:style-name="ro4">
          <table:table-cell/>
          <table:table-cell office:value-type="string">
            <text:p>Alain Moyne-Bressand</text:p>
          </table:table-cell>
          <table:table-cell office:value-type="string">
            <text:p><text:s/>UM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 Appel des 200 »</text:p>
          </table:table-cell>
          <table:table-cell office:value-type="string">
            <text:p>Le 28 août, 208 députés signent dans &lt;em&gt;Le Monde&lt;/em&gt; &lt;a href='<text:a xlink:href="http://www.lemonde.fr/idees/article/2014/08/28/l-appel-des-200-deputes-socialistes-ni-godillots-ni-deloyaux_4477879_3232.html">www.lemonde.fr/idees/article/2014/08/28/l-appel-des-200-deputes-socialistes-ni-godillots-ni-deloyaux_4477879_3232.html</text:a>' target='_blank'&gt;« L'appel des 200 » députés ni godillots, ni déloyaux&lt;/a&gt;, soutenant le gouvernement. La tribune a été écrite avant le remaniement gouvernemental.</text:p>
          </table:table-cell>
        </table:table-row>
        <table:table-row table:style-name="ro4">
          <table:table-cell/>
          <table:table-cell office:value-type="string">
            <text:p>Alain Sugue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chneid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 Grommer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Genev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toine H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lette Grossko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obin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xel Poniat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noist Appar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érengère Pol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Acc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Broch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b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flessell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Gér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Perru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Reynè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Mai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mille de Rocca Serr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Vautr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leste Let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 de La Verpill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-Ange Gines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Estro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Jacob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K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Guillot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io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de Gan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oasgu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reff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Stur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ine Schmi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Aba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Mesl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Fasque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ibb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Do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Jacqua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dier Quen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no Cinier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usse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Do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 Mèn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Nachur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T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douard Courti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ouard Philipp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e Abou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Cio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Strau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Wo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Étienne Blan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rnand Si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Gil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Mar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iest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a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Cornut-Genti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Mazièr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F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ce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Vann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Guég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Lefebv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eis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Lev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Fene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Ginest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ld Darman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erp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Carr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Lur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énhaël Hu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Chevr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Larriv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uy Geoffro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Te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Guain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Gaym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ari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Le Callenne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Alain Bénis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oss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Lamb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y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Péliss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eon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arles Taugourd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Bou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Guib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ath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ign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Cop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Lamo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Manc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Frédéric Pois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G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Chri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Cost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Reitz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Wars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Serm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Teta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ouv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arb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ecoo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oo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Gir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Gorg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Vig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Sébastien Via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érôme Chart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sette Pon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n Aub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 de La Raud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rribag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Fur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Marcangel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Wauqui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el Tard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nel Luc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Cha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ien Degauch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Francin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Laffine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Le F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-Philippe Daub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el Bon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anne Dubo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Christine Dallo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Jo Zimmer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ise Fo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al Sadd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inri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rb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Sord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Ter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el Vois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Taba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Kosciusko-Moriz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huicq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e Ameli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Audibert T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Car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assaul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Marleix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e Martin-Laland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Verch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Balkan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Devedj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Hetz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abau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Sal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Armand Mar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ri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Co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sse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Gouj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Hou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Le R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eun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llouc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qui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ang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el-A-L'Hu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De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uveur Gandolfi-Schei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Huyg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Grou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D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Rohfrits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ain Berrio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Lazar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Maria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Sol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érie B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Lacrou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Péc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Louwagi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rginie Duby-Mu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ertr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re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ick Mo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Albarell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Cen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Fou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From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Nico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antini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ichard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trand Panch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les de Cours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Hillmey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Vercam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eyn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Rochebloin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auvade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Xavier Villa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or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Fromant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Tuaiva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nas Tahuaitu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Degallaix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a Sag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urice Lero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yer Habib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ir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Zumkell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Follio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m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g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udy Sall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nia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Demill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Benoi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ick Favennec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Jégo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almet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lae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Fau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d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uss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Vidal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xis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Christine La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Lise Dufour-Toni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Yvonne Le D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nnick Le L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ck Lepet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Le Houer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mand Ju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naud Le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drey Linkenhel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Romagn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éatrice Sant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dette Lacl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Lester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Rom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inali Sai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igitte Bourguign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Ro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los Da Silv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Beaubat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Cout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Lemor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Qu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Troalli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Unterma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tal Berth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ntal Guitt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ynesse Khirou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Assaf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Bata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Franque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Hu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Pau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ne Pires Beau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rg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uill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res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stan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Léo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em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Sirugu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Bartolo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otilde Valt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Capdevi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Langl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chita Lacu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rinne Erh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Boisser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oldbe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Vailla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Habib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lphine Bath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ys Robili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a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Chauv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febv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Po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Raimbou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h Gueug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uardo Rihan Cyp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sabeth Guig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isabeth Poch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eric Bréh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milienne Poumir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Jal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icka Bareigt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wann Bi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elle Gre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abrice Verd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élie Carrey-Co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ny Dombre Cos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orent Boudi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 And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rott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a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onc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Pupp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escamps-Cros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ub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e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Im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oi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que Mass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brielle Louis-Ca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neviève Ga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Gosselin-Fleu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Ba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Sebaou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érard Terr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rminal Peir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bert Le Br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Sauv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Sava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sèle Biémour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Gar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Chambefo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Delcou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-Michel Chauv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dal Rou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egan Bu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élène Geoff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Emmanuel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Jibray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Fé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Pell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s Four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rahim Aboubaca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Bru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Ma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Cres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Vala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lavan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re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Jacques Vlo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Cambadél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Buis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Fru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Per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David Ci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Brid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ot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Urvo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Brico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estan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Gagnai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Tour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Bleunve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Laur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Ayr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Four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arc Germ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Beffa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lém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ichel Villaum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atrick G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Bac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Chanteg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Dup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Ma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Alloss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laz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uf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Le R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Magg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René Marsa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Caull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Bouillonne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Déa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aquim Puey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Avirag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le Hui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 Sommarug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arine Berg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heira Bouzi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léber Mesquid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Cathal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Grandguillaum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Kalinows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da Gourj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B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 P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tte Lous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ek Bouti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Gou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el Roge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 Récal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nne Chapdel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rlette Carlo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Bech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Clerg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Hélène Fab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Line Reyna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 Marc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Noëlle Battis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Odile Boui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tta Karaman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Carrillon-Couvreu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tine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Lignières-Cass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Marti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Pin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hieu Hano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 Fek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ud Oliv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Dest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Françai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Issind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fa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s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iebgot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Mé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aj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ouz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auz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erg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De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Fournier-Arm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Ibor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Orph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pole Poluté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App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Chaban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Nie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Ba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dile Saugu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usso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Vér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ola Zane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Cher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Deguilhe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Pope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 Terrass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e Boist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Croz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G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Pr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ia Ada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k Blo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bre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mas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Mennuc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Vigna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 Cord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B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Du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Ke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ar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au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oguè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Plis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Aylag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scovi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ierre-Alain M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-Yves Le Borgn'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uria Amirshah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zzy Hammad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gis Juanic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Pauvro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Dosiè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Rou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chard Fer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bert Oliv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main Col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bine Bu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drin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H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Maze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Denaj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Pietrasan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Bar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Janqu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Letchi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ybah Dagom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Dessu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Erra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Trav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zanne Ta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Ala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Bul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Tol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érèse Guil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omas Théveno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Cor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Fourney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Rab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ctorin L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ncent Burr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viane Le Diss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William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 Cap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 Gal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Ble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Dani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Du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Goasdou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Tourre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y Chalus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Orliac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arasse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da H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rabal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oignar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Noël Carpentier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ine Dubi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érôme Lam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Girau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Falorn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Giacobb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ger-Gérard Schwartzenberg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Claireaux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téphane Saint-Andr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hierry R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Coll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Bourdoulei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cques Bomp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ssall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on Maréchal-Le Pe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upont-Aigna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Andrieu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éronique Bess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Bocqu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fred Marie-Jean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Chassaig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uno Nestor Azero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Asensi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riel Servill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y Charroux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tte Bell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Frayss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andelie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Nilo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Dolez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George Buff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Sansu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Carvalh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Pompil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igitte Alla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Duflo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v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le Auro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Baup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Alauze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a S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Rugy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Michel Lamber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Att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Roumeg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beill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Bonneto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ël Mamèr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Molac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io Coronado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Massonneau</text:p>
          </table:table-cell>
          <table:table-cell office:value-type="string">
            <text:p><text:s/>Ecolo</text:p>
          </table:table-cell>
          <table:table-cell table:number-columns-repeated="4"/>
        </table:table-row>
      </table:table>
      <table:database-ranges>
        <table:database-range table:target-range-address="Feuille1.A1:Feuille1.H2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/09/2014</text:date>, <text:time>18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8:47:47.66</dc:date>
    <meta:generator>OpenOffice.org/3.4.1$Win32 OpenOffice.org_project/341m1$Build-9593</meta:generator>
    <meta:editing-duration>P1DT12H42M58S</meta:editing-duration>
    <meta:editing-cycles>2</meta:editing-cycles>
    <meta:document-statistic meta:table-count="2" meta:cell-count="4340" meta:object-count="0"/>
  </office:meta>
</office:document-meta>
</file>